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1677in" svg:y="3.6685in">
            <draw:object draw:notify-on-update-of-ranges="Sheet1.B1:Sheet1.H1 Sheet1.A10:Sheet1.A10 Sheet1.B10:Sheet1.H10 Sheet1.A11:Sheet1.A11 Sheet1.B11:Sheet1.H11 Sheet1.A13:Sheet1.A13 Sheet1.B13:Sheet1.H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004in" svg:y="8.0004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9" table:default-cell-style-name="Default"/>
        <table:table-row table:style-name="ro1">
          <table:table-cell/>
          <table:table-cell office:value-type="string" calcext:value-type="string">
            <text:p>spectralnor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bod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pyston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meteorconte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407" calcext:value-type="float">
            <text:p>407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125" calcext:value-type="float">
            <text:p>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3" calcext:value-type="float">
            <text:p>0.22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42" calcext:value-type="float">
            <text:p>0.1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yped unopt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2" calcext:value-type="float">
            <text:p>0.712</text:p>
          </table:table-cell>
          <table:table-cell office:value-type="float" office:value="1.083" calcext:value-type="float">
            <text:p>1.083</text:p>
          </table:table-cell>
          <table:table-cell office:value-type="float" office:value="1.639" calcext:value-type="float">
            <text:p>1.639</text:p>
          </table:table-cell>
          <table:table-cell office:value-type="float" office:value="0.912" calcext:value-type="float">
            <text:p>0.912</text:p>
          </table:table-cell>
          <table:table-cell office:value-type="float" office:value="0.6" calcext:value-type="float">
            <text:p>0.6</text:p>
          </table:table-cell>
          <table:table-cell office:value-type="float" office:value="0.432" calcext:value-type="float">
            <text:p>0.4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yped opt</text:p>
          </table:table-cell>
          <table:table-cell office:value-type="float" office:value="0.232" calcext:value-type="float">
            <text:p>0.232</text:p>
          </table:table-cell>
          <table:table-cell office:value-type="float" office:value="0.3" calcext:value-type="float">
            <text:p>0.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2" calcext:value-type="float">
            <text:p>0.42</text:p>
          </table:table-cell>
          <table:table-cell office:value-type="float" office:value="0.323" calcext:value-type="float">
            <text:p>0.3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cks inserted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office:value-type="float" office:value="98" calcext:value-type="float">
            <text:p>98</text:p>
          </table:table-cell>
          <table:table-cell office:value-type="float" office:value="284" calcext:value-type="float">
            <text:p>284</text:p>
          </table:table-cell>
          <table:table-cell office:value-type="float" office:value="94" calcext:value-type="float">
            <text:p>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cks remain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“real” checks remain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spec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notations w/ static types</text:p>
          </table:table-cell>
          <table:table-cell table:number-columns-repeated="7"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[0.8542084693908691, 0.7394237518310547, 0.7405045032501221, 0.7405247688293457, 0.7557835578918457, 0.7606840133666992, 0.7719833850860596, 0.7723233699798584, 0.7766749858856201, 0.7796037197113037, 0.7829360961914062, 0.7826359272003174, 0.7864041328430176, 0.7857201099395752, 0.7900846004486084, 0.7876832485198975, 0.7919478416442871, 0.7934074401855469, 0.7975893020629883, 0.7952792644500732, 0.7991936206817627, 0.8000218868255615, 0.8027260303497314, 0.8027679920196533, 0.8070671558380127, 0.8194687366485596, 0.8146569728851318, 0.830101490020752, 0.8184053897857666, 0.8317608833312988, 0.837188720703125, 0.8613879680633545, 0.8235073089599609, 0.8473491668701172, 0.8318650722503662, 0.8516256809234619, 0.8950960636138916, 0.8420045375823975, 0.8337986469268799, 0.8425905704498291, 0.8327302932739258, 0.830477237701416, 0.8310949802398682, 0.8294591903686523, 0.8304781913757324, 0.8284330368041992, 0.8323347568511963, 0.8312606811523438, 0.8329982757568359, 0.8295042514801025, 0.8340954780578613, 0.834287166595459, 0.837486982345581, 0.8387341499328613, 0.8387019634246826, 0.8388772010803223, 0.8374617099761963, 0.8413476943969727, 0.8405647277832031, 0.8382976055145264, 0.8432118892669678, 0.8408079147338867, 0.8441727161407471, 0.8450679779052734, 0.8472683429718018, 0.8488321304321289, 0.8469667434692383, 0.8485152721405029, 0.8487105369567871, 0.8514809608459473, 0.8531379699707031, 0.8533594608306885, 0.8523085117340088, 0.8535254001617432, 0.858299732208252, 0.8507840633392334, 0.8575029373168945, 0.858201265335083, 0.8557813167572021, 0.8721334934234619, 0.9155406951904297, 0.8979220390319824, 0.9066989421844482, 0.9026405811309814, 0.9268014430999756, 0.8661296367645264, 0.8666884899139404, 0.8626687526702881, 0.883080244064331, 0.9067885875701904, 0.8826413154602051, 0.8765804767608643, 0.8778858184814453, 0.8763291835784912, 0.8816783428192139, 0.8805027008056641, 0.8808600902557373, 0.8764538764953613, 0.8827779293060303, 0.8804526329040527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ginal overhead</text:p>
          </table:table-cell>
          <table:table-cell table:formula="of:=[.B4]/[.B3]" office:value-type="float" office:value="3.08071748878924" calcext:value-type="float">
            <text:p>3.0807174888</text:p>
          </table:table-cell>
          <table:table-cell table:formula="of:=[.C4]/[.C3]" office:value-type="float" office:value="3.32710280373832" calcext:value-type="float">
            <text:p>3.3271028037</text:p>
          </table:table-cell>
          <table:table-cell table:formula="of:=[.D4]/[.D3]" office:value-type="float" office:value="4.85650224215247" calcext:value-type="float">
            <text:p>4.8565022422</text:p>
          </table:table-cell>
          <table:table-cell table:formula="of:=[.E4]/[.E3]" office:value-type="float" office:value="4.1704834605598" calcext:value-type="float">
            <text:p>4.1704834606</text:p>
          </table:table-cell>
          <table:table-cell table:formula="of:=[.F4]/[.F3]" office:value-type="float" office:value="2.73053892215569" calcext:value-type="float">
            <text:p>2.7305389222</text:p>
          </table:table-cell>
          <table:table-cell table:formula="of:=[.G4]/[.G3]" office:value-type="float" office:value="2.8169014084507" calcext:value-type="float">
            <text:p>2.8169014085</text:p>
          </table:table-cell>
          <table:table-cell table:formula="of:=[.H4]/[.H3]" office:value-type="float" office:value="3.04225352112676" calcext:value-type="float">
            <text:p>3.0422535211</text:p>
          </table:table-cell>
          <table:table-cell table:formula="of:=[.I4]/[.I3]" office:value-type="string" office:string-value="" calcext:value-type="error">
            <text:p>#DIV/0!</text:p>
          </table:table-cell>
          <table:table-cell table:formula="of:=[.J4]/[.J3]" office:value-type="string" office:string-value="" calcext:value-type="error">
            <text:p>#DIV/0!</text:p>
          </table:table-cell>
          <table:table-cell table:formula="of:=[.K4]/[.K3]" office:value-type="string" office:string-value="" calcext:value-type="error">
            <text:p>#DIV/0!</text:p>
          </table:table-cell>
          <table:table-cell table:formula="of:=[.L4]/[.L3]" office:value-type="string" office:string-value="" calcext:value-type="error">
            <text:p>#DIV/0!</text:p>
          </table:table-cell>
          <table:table-cell table:formula="of:=[.M4]/[.M3]" office:value-type="string" office:string-value="" calcext:value-type="error">
            <text:p>#DIV/0!</text:p>
          </table:table-cell>
          <table:table-cell table:formula="of:=[.N4]/[.N3]" office:value-type="string" office:string-value="" calcext:value-type="error">
            <text:p>#DIV/0!</text:p>
          </table:table-cell>
          <table:table-cell table:formula="of:=[.O4]/[.O3]" office:value-type="string" office:string-value="" calcext:value-type="error">
            <text:p>#DIV/0!</text:p>
          </table:table-cell>
          <table:table-cell table:formula="of:=[.P4]/[.P3]" office:value-type="string" office:string-value="" calcext:value-type="error">
            <text:p>#DIV/0!</text:p>
          </table:table-cell>
          <table:table-cell table:formula="of:=[.Q4]/[.Q3]" office:value-type="string" office:string-value="" calcext:value-type="error">
            <text:p>#DIV/0!</text:p>
          </table:table-cell>
          <table:table-cell office:value-type="string" calcext:value-type="string">
            <text:p>[0.9483485221862793, 0.9421517848968506, 0.9877467155456543, 1.0160903930664062, 1.0214855670928955, 1.0209856033325195, 1.0277090072631836, 1.0262186527252197, 1.0316803455352783, 1.0337679386138916, 1.0332918167114258, 1.0325963497161865, 1.0410034656524658, 1.0456278324127197, 1.0462477207183838, 1.0468993186950684, 1.0499279499053955, 1.0483636856079102, 1.0514390468597412, 1.051837682723999, 1.054574966430664, 1.0574867725372314, 1.058894395828247, 1.0587716102600098, 1.0624885559082031, 1.0645349025726318, 1.0656402111053467, 1.0632412433624268, 1.0660138130187988, 1.0621380805969238, 1.0661430358886719, 1.0673534870147705, 1.0699477195739746, 1.0749528408050537, 1.0835223197937012, 1.0852010250091553, 1.0868945121765137, 1.0744554996490479, 1.0746068954467773, 1.0754222869873047, 1.0771286487579346, 1.0829930305480957, 1.0802998542785645, 1.0805063247680664, 1.083479642868042, 1.0831191539764404, 1.0859129428863525, 1.0866656303405762, 1.0903205871582031, 1.089566707611084, 1.0867409706115723, 1.0874383449554443, 1.087045669555664, 1.089613676071167, 1.0935978889465332, 1.0960280895233154, 1.0936775207519531, 1.132016658782959, 1.1433141231536865, 1.1329309940338135, 1.1502985954284668, 1.105945110321045, 1.0971908569335938, 1.103050947189331, 1.0994884967803955, 1.0988519191741943, 1.1037566661834717, 1.0994884967803955, 1.1034862995147705, 1.0983028411865234, 1.0972213745117188, 1.0982086658477783, 1.1041853427886963, 1.1004815101623535, 1.1092264652252197, 1.1057829856872559, 1.1059157848358154, 1.1046621799468994, 1.102369785308838, 1.105699062347412, 1.099285364151001, 1.1017258167266846, 1.1084368228912354, 1.109980583190918, 1.1040828227996826, 1.10986328125, 1.1135261058807373, 1.1126201152801514, 1.118345022201538, 1.1151914596557617, 1.114029884338379, 1.1146032810211182, 1.1123521327972412, 1.1140682697296143, 1.1141822338104248, 1.1136415004730225, 1.1157817840576172, 1.1188328266143799, 1.1194541454315186, 1.118088960647583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mized overhead</text:p>
          </table:table-cell>
          <table:table-cell table:formula="of:=[.B5]/[.B3]" office:value-type="float" office:value="1.04035874439462" calcext:value-type="float">
            <text:p>1.0403587444</text:p>
          </table:table-cell>
          <table:table-cell table:formula="of:=[.C5]/[.C3]" office:value-type="float" office:value="1.4018691588785" calcext:value-type="float">
            <text:p>1.4018691589</text:p>
          </table:table-cell>
          <table:table-cell table:formula="of:=[.D5]/[.D3]" office:value-type="float" office:value="1.02242152466368" calcext:value-type="float">
            <text:p>1.0224215247</text:p>
          </table:table-cell>
          <table:table-cell table:formula="of:=[.E5]/[.E3]" office:value-type="float" office:value="1.06870229007634" calcext:value-type="float">
            <text:p>1.0687022901</text:p>
          </table:table-cell>
          <table:table-cell table:formula="of:=[.F5]/[.F3]" office:value-type="float" office:value="0.967065868263473" calcext:value-type="float">
            <text:p>0.9670658683</text:p>
          </table:table-cell>
          <table:table-cell table:formula="of:=[.G5]/[.G3]" office:value-type="float" office:value="1.05633802816901" calcext:value-type="float">
            <text:p>1.0563380282</text:p>
          </table:table-cell>
          <table:table-cell table:formula="of:=[.H5]/[.H3]" office:value-type="float" office:value="1.54929577464789" calcext:value-type="float">
            <text:p>1.5492957746</text:p>
          </table:table-cell>
          <table:table-cell table:formula="of:=[.I5]/[.I3]" office:value-type="string" office:string-value="" calcext:value-type="error">
            <text:p>#DIV/0!</text:p>
          </table:table-cell>
          <table:table-cell table:formula="of:=[.J5]/[.J3]" office:value-type="string" office:string-value="" calcext:value-type="error">
            <text:p>#DIV/0!</text:p>
          </table:table-cell>
          <table:table-cell table:formula="of:=[.K5]/[.K3]" office:value-type="string" office:string-value="" calcext:value-type="error">
            <text:p>#DIV/0!</text:p>
          </table:table-cell>
          <table:table-cell table:formula="of:=[.L5]/[.L3]" office:value-type="string" office:string-value="" calcext:value-type="error">
            <text:p>#DIV/0!</text:p>
          </table:table-cell>
          <table:table-cell table:formula="of:=[.M5]/[.M3]" office:value-type="string" office:string-value="" calcext:value-type="error">
            <text:p>#DIV/0!</text:p>
          </table:table-cell>
          <table:table-cell table:formula="of:=[.N5]/[.N3]" office:value-type="string" office:string-value="" calcext:value-type="error">
            <text:p>#DIV/0!</text:p>
          </table:table-cell>
          <table:table-cell table:formula="of:=[.O5]/[.O3]" office:value-type="string" office:string-value="" calcext:value-type="error">
            <text:p>#DIV/0!</text:p>
          </table:table-cell>
          <table:table-cell table:formula="of:=[.P5]/[.P3]" office:value-type="string" office:string-value="" calcext:value-type="error">
            <text:p>#DIV/0!</text:p>
          </table:table-cell>
          <table:table-cell table:formula="of:=[.Q5]/[.Q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oval proportion</text:p>
          </table:table-cell>
          <table:table-cell table:formula="of:=1-([.B7]/[.B6])" office:value-type="float" office:value="0.84" calcext:value-type="float">
            <text:p>0.84</text:p>
          </table:table-cell>
          <table:table-cell table:formula="of:=1-([.C7]/[.C6])" office:value-type="float" office:value="0.862068965517241" calcext:value-type="float">
            <text:p>0.8620689655</text:p>
          </table:table-cell>
          <table:table-cell table:formula="of:=1-([.D7]/[.D6])" office:value-type="float" office:value="0.970588235294118" calcext:value-type="float">
            <text:p>0.9705882353</text:p>
          </table:table-cell>
          <table:table-cell table:formula="of:=1-([.E7]/[.E6])" office:value-type="float" office:value="0.974619289340101" calcext:value-type="float">
            <text:p>0.9746192893</text:p>
          </table:table-cell>
          <table:table-cell table:formula="of:=1-([.F7]/[.F6])" office:value-type="float" office:value="0.979591836734694" calcext:value-type="float">
            <text:p>0.9795918367</text:p>
          </table:table-cell>
          <table:table-cell table:formula="of:=1-([.G7]/[.G6])" office:value-type="float" office:value="0.926056338028169" calcext:value-type="float">
            <text:p>0.926056338</text:p>
          </table:table-cell>
          <table:table-cell table:formula="of:=1-([.H7]/[.H6])" office:value-type="float" office:value="0.829787234042553" calcext:value-type="float">
            <text:p>0.829787234</text:p>
          </table:table-cell>
          <table:table-cell table:formula="of:=1-([.I7]/[.I6])" office:value-type="string" office:string-value="" calcext:value-type="error">
            <text:p>#DIV/0!</text:p>
          </table:table-cell>
          <table:table-cell table:formula="of:=1-([.J7]/[.J6])" office:value-type="string" office:string-value="" calcext:value-type="error">
            <text:p>#DIV/0!</text:p>
          </table:table-cell>
          <table:table-cell table:formula="of:=1-([.K7]/[.K6])" office:value-type="string" office:string-value="" calcext:value-type="error">
            <text:p>#DIV/0!</text:p>
          </table:table-cell>
          <table:table-cell table:formula="of:=1-([.L7]/[.L6])" office:value-type="string" office:string-value="" calcext:value-type="error">
            <text:p>#DIV/0!</text:p>
          </table:table-cell>
          <table:table-cell table:formula="of:=1-([.M7]/[.M6])" office:value-type="string" office:string-value="" calcext:value-type="error">
            <text:p>#DIV/0!</text:p>
          </table:table-cell>
          <table:table-cell table:formula="of:=1-([.N7]/[.N6])" office:value-type="string" office:string-value="" calcext:value-type="error">
            <text:p>#DIV/0!</text:p>
          </table:table-cell>
          <table:table-cell table:formula="of:=1-([.O7]/[.O6])" office:value-type="string" office:string-value="" calcext:value-type="error">
            <text:p>#DIV/0!</text:p>
          </table:table-cell>
          <table:table-cell table:formula="of:=1-([.P7]/[.P6])" office:value-type="string" office:string-value="" calcext:value-type="error">
            <text:p>#DIV/0!</text:p>
          </table:table-cell>
          <table:table-cell table:formula="of:=1-([.Q7]/[.Q6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of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eded for full inferenc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math.* opers</text:p>
          </table:table-cell>
          <table:table-cell/>
          <table:table-cell office:value-type="string" calcext:value-type="string">
            <text:p>set() acts like dyn</text:p>
          </table:table-cell>
          <table:table-cell/>
          <table:table-cell office:value-type="string" calcext:value-type="string">
            <text:p>callable object returns (including possibly an erroneous lack of check)</text:p>
          </table:table-cell>
          <table:table-cell office:value-type="string" calcext:value-type="string">
            <text:p>min really slows it down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maybe nullable instance issue</text:p>
          </table:table-cell>
          <table:table-cell/>
          <table:table-cell office:value-type="string" calcext:value-type="string">
            <text:p>operator overriding</text:p>
          </table:table-cell>
          <table:table-cell office:value-type="string" calcext:value-type="string">
            <text:p>dict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class field list's elts aren't solved</text:p>
          </table:table-cell>
          <table:table-cell/>
          <table:table-cell office:value-type="string" calcext:value-type="string">
            <text:p>max, min, sqrt, random</text:p>
          </table:table-cell>
          <table:table-cell office:value-type="string" calcext:value-type="string">
            <text:p>bisec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ck: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andom.random</text:p>
          </table:table-cell>
          <table:table-cell/>
          <table:table-cell office:value-type="string" calcext:value-type="string">
            <text:p>loss of tuple precis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dated: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fannkuc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ite trivial, because a lot happens internally that calls python functions we haven't given types to, so it bottoms out to dyn quickl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ikewise</text:p>
          </table:table-cell>
          <table:table-cell table:number-columns-repeated="2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2"/>
          <table:table-cell office:value-type="string" calcext:value-type="string">
            <text:p>specno</text:p>
          </table:table-cell>
          <table:table-cell/>
          <table:table-cell office:value-type="string" calcext:value-type="string">
            <text:p>floatopt</text:p>
          </table:table-cell>
          <table:table-cell office:value-type="string" calcext:value-type="string">
            <text:p>floatnoop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table:number-columns-repeated="22"/>
          <table:table-cell office:value-type="float" office:value="0.365323781967163" calcext:value-type="float">
            <text:p>0.365323782</text:p>
          </table:table-cell>
          <table:table-cell/>
          <table:table-cell office:value-type="float" office:value="0.396646499633789" calcext:value-type="float">
            <text:p>0.3966464996</text:p>
          </table:table-cell>
          <table:table-cell office:value-type="float" office:value="0.865946769714356" calcext:value-type="float">
            <text:p>0.8659467697</text:p>
          </table:table-cell>
          <table:table-cell office:value-type="float" office:value="0.383684873580933" calcext:value-type="float">
            <text:p>0.3836848736</text:p>
          </table:table-cell>
        </table:table-row>
        <table:table-row table:style-name="ro1">
          <table:table-cell office:value-type="string" calcext:value-type="string">
            <text:p>other challenges:</text:p>
          </table:table-cell>
          <table:table-cell table:number-columns-repeated="21"/>
          <table:table-cell office:value-type="float" office:value="0.303095817565918" calcext:value-type="float">
            <text:p>0.3030958176</text:p>
          </table:table-cell>
          <table:table-cell/>
          <table:table-cell office:value-type="float" office:value="0.357425212860107" calcext:value-type="float">
            <text:p>0.3574252129</text:p>
          </table:table-cell>
          <table:table-cell office:value-type="float" office:value="0.833894491195679" calcext:value-type="float">
            <text:p>0.8338944912</text:p>
          </table:table-cell>
          <table:table-cell office:value-type="float" office:value="0.316469192504883" calcext:value-type="float">
            <text:p>0.3164691925</text:p>
          </table:table-cell>
        </table:table-row>
        <table:table-row table:style-name="ro1">
          <table:table-cell office:value-type="string" calcext:value-type="string">
            <text:p>class name duplicates</text:p>
          </table:table-cell>
          <table:table-cell table:number-columns-repeated="21"/>
          <table:table-cell office:value-type="float" office:value="0.302486419677734" calcext:value-type="float">
            <text:p>0.3024864197</text:p>
          </table:table-cell>
          <table:table-cell/>
          <table:table-cell office:value-type="float" office:value="0.355971097946167" calcext:value-type="float">
            <text:p>0.3559710979</text:p>
          </table:table-cell>
          <table:table-cell office:value-type="float" office:value="0.865244626998901" calcext:value-type="float">
            <text:p>0.865244627</text:p>
          </table:table-cell>
          <table:table-cell office:value-type="float" office:value="0.31375789642334" calcext:value-type="float">
            <text:p>0.3137578964</text:p>
          </table:table-cell>
        </table:table-row>
        <table:table-row table:style-name="ro1">
          <table:table-cell table:number-columns-repeated="22"/>
          <table:table-cell office:value-type="float" office:value="0.303241968154907" calcext:value-type="float">
            <text:p>0.3032419682</text:p>
          </table:table-cell>
          <table:table-cell/>
          <table:table-cell office:value-type="float" office:value="0.387946367263794" calcext:value-type="float">
            <text:p>0.3879463673</text:p>
          </table:table-cell>
          <table:table-cell office:value-type="float" office:value="0.877449750900269" calcext:value-type="float">
            <text:p>0.8774497509</text:p>
          </table:table-cell>
          <table:table-cell office:value-type="float" office:value="0.316763877868652" calcext:value-type="float">
            <text:p>0.3167638779</text:p>
          </table:table-cell>
        </table:table-row>
        <table:table-row table:style-name="ro1">
          <table:table-cell table:number-columns-repeated="22"/>
          <table:table-cell office:value-type="float" office:value="0.302860021591186" calcext:value-type="float">
            <text:p>0.3028600216</text:p>
          </table:table-cell>
          <table:table-cell/>
          <table:table-cell office:value-type="float" office:value="0.359450340270996" calcext:value-type="float">
            <text:p>0.3594503403</text:p>
          </table:table-cell>
          <table:table-cell office:value-type="float" office:value="0.889988899230957" calcext:value-type="float">
            <text:p>0.8899888992</text:p>
          </table:table-cell>
          <table:table-cell office:value-type="float" office:value="0.324020862579346" calcext:value-type="float">
            <text:p>0.3240208626</text:p>
          </table:table-cell>
        </table:table-row>
        <table:table-row table:style-name="ro1">
          <table:table-cell table:number-columns-repeated="22"/>
          <table:table-cell office:value-type="float" office:value="0.303123950958252" calcext:value-type="float">
            <text:p>0.303123951</text:p>
          </table:table-cell>
          <table:table-cell/>
          <table:table-cell office:value-type="float" office:value="0.389890909194946" calcext:value-type="float">
            <text:p>0.3898909092</text:p>
          </table:table-cell>
          <table:table-cell office:value-type="float" office:value="0.970003843307495" calcext:value-type="float">
            <text:p>0.9700038433</text:p>
          </table:table-cell>
          <table:table-cell office:value-type="float" office:value="0.329032421112061" calcext:value-type="float">
            <text:p>0.3290324211</text:p>
          </table:table-cell>
        </table:table-row>
        <table:table-row table:style-name="ro1">
          <table:table-cell table:number-columns-repeated="22"/>
          <table:table-cell office:value-type="float" office:value="0.303890705108643" calcext:value-type="float">
            <text:p>0.3038907051</text:p>
          </table:table-cell>
          <table:table-cell/>
          <table:table-cell office:value-type="float" office:value="0.370973110198975" calcext:value-type="float">
            <text:p>0.3709731102</text:p>
          </table:table-cell>
          <table:table-cell office:value-type="float" office:value="0.917705297470093" calcext:value-type="float">
            <text:p>0.9177052975</text:p>
          </table:table-cell>
          <table:table-cell office:value-type="float" office:value="0.340713024139404" calcext:value-type="float">
            <text:p>0.3407130241</text:p>
          </table:table-cell>
        </table:table-row>
        <table:table-row table:style-name="ro1">
          <table:table-cell table:number-columns-repeated="22"/>
          <table:table-cell office:value-type="float" office:value="0.310940742492676" calcext:value-type="float">
            <text:p>0.3109407425</text:p>
          </table:table-cell>
          <table:table-cell/>
          <table:table-cell office:value-type="float" office:value="0.376473665237427" calcext:value-type="float">
            <text:p>0.3764736652</text:p>
          </table:table-cell>
          <table:table-cell office:value-type="float" office:value="0.910556077957153" calcext:value-type="float">
            <text:p>0.910556078</text:p>
          </table:table-cell>
          <table:table-cell office:value-type="float" office:value="0.342519283294678" calcext:value-type="float">
            <text:p>0.3425192833</text:p>
          </table:table-cell>
        </table:table-row>
        <table:table-row table:style-name="ro1">
          <table:table-cell table:number-columns-repeated="9"/>
          <table:table-cell table:number-columns-repeated="8" office:value-type="float" office:value="1" calcext:value-type="float">
            <text:p>1</text:p>
          </table:table-cell>
          <table:table-cell table:number-columns-repeated="5"/>
          <table:table-cell office:value-type="float" office:value="0.315338611602783" calcext:value-type="float">
            <text:p>0.3153386116</text:p>
          </table:table-cell>
          <table:table-cell/>
          <table:table-cell office:value-type="float" office:value="0.373544454574585" calcext:value-type="float">
            <text:p>0.3735444546</text:p>
          </table:table-cell>
          <table:table-cell office:value-type="float" office:value="0.911209583282471" calcext:value-type="float">
            <text:p>0.9112095833</text:p>
          </table:table-cell>
          <table:table-cell office:value-type="float" office:value="0.340644836425781" calcext:value-type="float">
            <text:p>0.3406448364</text:p>
          </table:table-cell>
        </table:table-row>
        <table:table-row table:style-name="ro1">
          <table:table-cell table:number-columns-repeated="22"/>
          <table:table-cell office:value-type="float" office:value="0.316494226455688" calcext:value-type="float">
            <text:p>0.3164942265</text:p>
          </table:table-cell>
          <table:table-cell/>
          <table:table-cell office:value-type="float" office:value="0.376954793930054" calcext:value-type="float">
            <text:p>0.3769547939</text:p>
          </table:table-cell>
          <table:table-cell office:value-type="float" office:value="0.9149329662323" calcext:value-type="float">
            <text:p>0.9149329662</text:p>
          </table:table-cell>
          <table:table-cell office:value-type="float" office:value="0.343717575073242" calcext:value-type="float">
            <text:p>0.3437175751</text:p>
          </table:table-cell>
        </table:table-row>
        <table:table-row table:style-name="ro1">
          <table:table-cell table:number-columns-repeated="22"/>
          <table:table-cell office:value-type="float" office:value="0.317704439163208" calcext:value-type="float">
            <text:p>0.3177044392</text:p>
          </table:table-cell>
          <table:table-cell/>
          <table:table-cell office:value-type="float" office:value="0.379923105239868" calcext:value-type="float">
            <text:p>0.3799231052</text:p>
          </table:table-cell>
          <table:table-cell office:value-type="float" office:value="0.910513162612915" calcext:value-type="float">
            <text:p>0.9105131626</text:p>
          </table:table-cell>
          <table:table-cell office:value-type="float" office:value="0.342554569244385" calcext:value-type="float">
            <text:p>0.3425545692</text:p>
          </table:table-cell>
        </table:table-row>
        <table:table-row table:style-name="ro1">
          <table:table-cell table:number-columns-repeated="22"/>
          <table:table-cell office:value-type="float" office:value="0.318285942077637" calcext:value-type="float">
            <text:p>0.3182859421</text:p>
          </table:table-cell>
          <table:table-cell/>
          <table:table-cell office:value-type="float" office:value="0.376194000244141" calcext:value-type="float">
            <text:p>0.3761940002</text:p>
          </table:table-cell>
          <table:table-cell office:value-type="float" office:value="0.914968729019165" calcext:value-type="float">
            <text:p>0.914968729</text:p>
          </table:table-cell>
          <table:table-cell office:value-type="float" office:value="0.340267896652222" calcext:value-type="float">
            <text:p>0.3402678967</text:p>
          </table:table-cell>
        </table:table-row>
        <table:table-row table:style-name="ro1">
          <table:table-cell table:number-columns-repeated="22"/>
          <table:table-cell office:value-type="float" office:value="0.320277690887451" calcext:value-type="float">
            <text:p>0.3202776909</text:p>
          </table:table-cell>
          <table:table-cell/>
          <table:table-cell office:value-type="float" office:value="0.388730764389038" calcext:value-type="float">
            <text:p>0.3887307644</text:p>
          </table:table-cell>
          <table:table-cell office:value-type="float" office:value="0.933646440505981" calcext:value-type="float">
            <text:p>0.9336464405</text:p>
          </table:table-cell>
          <table:table-cell office:value-type="float" office:value="0.344115018844604" calcext:value-type="float">
            <text:p>0.3441150188</text:p>
          </table:table-cell>
        </table:table-row>
        <table:table-row table:style-name="ro1">
          <table:table-cell table:number-columns-repeated="22"/>
          <table:table-cell office:value-type="float" office:value="0.320676565170288" calcext:value-type="float">
            <text:p>0.3206765652</text:p>
          </table:table-cell>
          <table:table-cell/>
          <table:table-cell office:value-type="float" office:value="0.388365745544434" calcext:value-type="float">
            <text:p>0.3883657455</text:p>
          </table:table-cell>
          <table:table-cell office:value-type="float" office:value="0.932892799377441" calcext:value-type="float">
            <text:p>0.9328927994</text:p>
          </table:table-cell>
          <table:table-cell office:value-type="float" office:value="0.353327751159668" calcext:value-type="float">
            <text:p>0.3533277512</text:p>
          </table:table-cell>
        </table:table-row>
        <table:table-row table:style-name="ro1">
          <table:table-cell table:number-columns-repeated="22"/>
          <table:table-cell office:value-type="float" office:value="0.321606159210205" calcext:value-type="float">
            <text:p>0.3216061592</text:p>
          </table:table-cell>
          <table:table-cell/>
          <table:table-cell office:value-type="float" office:value="0.392523765563965" calcext:value-type="float">
            <text:p>0.3925237656</text:p>
          </table:table-cell>
          <table:table-cell office:value-type="float" office:value="0.933491230010986" calcext:value-type="float">
            <text:p>0.93349123</text:p>
          </table:table-cell>
          <table:table-cell office:value-type="float" office:value="0.347923755645752" calcext:value-type="float">
            <text:p>0.3479237556</text:p>
          </table:table-cell>
        </table:table-row>
        <table:table-row table:style-name="ro1">
          <table:table-cell table:number-columns-repeated="22"/>
          <table:table-cell office:value-type="float" office:value="0.320086479187012" calcext:value-type="float">
            <text:p>0.3200864792</text:p>
          </table:table-cell>
          <table:table-cell/>
          <table:table-cell office:value-type="float" office:value="0.372177839279175" calcext:value-type="float">
            <text:p>0.3721778393</text:p>
          </table:table-cell>
          <table:table-cell office:value-type="float" office:value="0.925657749176025" calcext:value-type="float">
            <text:p>0.9256577492</text:p>
          </table:table-cell>
          <table:table-cell office:value-type="float" office:value="0.349364519119263" calcext:value-type="float">
            <text:p>0.3493645191</text:p>
          </table:table-cell>
        </table:table-row>
        <table:table-row table:style-name="ro1">
          <table:table-cell table:number-columns-repeated="22"/>
          <table:table-cell office:value-type="float" office:value="0.322076082229614" calcext:value-type="float">
            <text:p>0.3220760822</text:p>
          </table:table-cell>
          <table:table-cell/>
          <table:table-cell office:value-type="float" office:value="0.366658687591553" calcext:value-type="float">
            <text:p>0.3666586876</text:p>
          </table:table-cell>
          <table:table-cell office:value-type="float" office:value="0.927003383636475" calcext:value-type="float">
            <text:p>0.9270033836</text:p>
          </table:table-cell>
          <table:table-cell office:value-type="float" office:value="0.348072528839111" calcext:value-type="float">
            <text:p>0.3480725288</text:p>
          </table:table-cell>
        </table:table-row>
        <table:table-row table:style-name="ro1">
          <table:table-cell table:number-columns-repeated="22"/>
          <table:table-cell office:value-type="float" office:value="0.322543621063232" calcext:value-type="float">
            <text:p>0.3225436211</text:p>
          </table:table-cell>
          <table:table-cell/>
          <table:table-cell office:value-type="float" office:value="0.371113777160645" calcext:value-type="float">
            <text:p>0.3711137772</text:p>
          </table:table-cell>
          <table:table-cell office:value-type="float" office:value="0.925917387008667" calcext:value-type="float">
            <text:p>0.925917387</text:p>
          </table:table-cell>
          <table:table-cell office:value-type="float" office:value="0.349106550216675" calcext:value-type="float">
            <text:p>0.34910655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:</text:p>
          </table:table-cell>
          <table:table-cell table:formula="of:=AVERAGE([.F29:.F128])" office:value-type="string" office:string-value="" calcext:value-type="error">
            <text:p>Err:522</text:p>
          </table:table-cell>
          <table:table-cell table:number-columns-repeated="16"/>
          <table:table-cell office:value-type="float" office:value="0.322663068771362" calcext:value-type="float">
            <text:p>0.3226630688</text:p>
          </table:table-cell>
          <table:table-cell/>
          <table:table-cell office:value-type="float" office:value="0.370614051818848" calcext:value-type="float">
            <text:p>0.3706140518</text:p>
          </table:table-cell>
          <table:table-cell office:value-type="float" office:value="0.933161497116089" calcext:value-type="float">
            <text:p>0.9331614971</text:p>
          </table:table-cell>
          <table:table-cell office:value-type="float" office:value="0.347512006759644" calcext:value-type="float">
            <text:p>0.3475120068</text:p>
          </table:table-cell>
        </table:table-row>
        <table:table-row table:style-name="ro1">
          <table:table-cell table:number-columns-repeated="5"/>
          <table:table-cell office:value-type="float" office:value="0.0473849773406982" calcext:value-type="float">
            <text:p>0.0473849773</text:p>
          </table:table-cell>
          <table:table-cell table:number-columns-repeated="16"/>
          <table:table-cell office:value-type="float" office:value="0.324116230010986" calcext:value-type="float">
            <text:p>0.32411623</text:p>
          </table:table-cell>
          <table:table-cell/>
          <table:table-cell office:value-type="float" office:value="0.376190900802612" calcext:value-type="float">
            <text:p>0.3761909008</text:p>
          </table:table-cell>
          <table:table-cell office:value-type="float" office:value="0.936571598052978" calcext:value-type="float">
            <text:p>0.9365715981</text:p>
          </table:table-cell>
          <table:table-cell office:value-type="float" office:value="0.347342491149902" calcext:value-type="float">
            <text:p>0.3473424911</text:p>
          </table:table-cell>
        </table:table-row>
        <table:table-row table:style-name="ro1">
          <table:table-cell table:number-columns-repeated="5"/>
          <table:table-cell office:value-type="float" office:value="0.0147249698638916" calcext:value-type="float">
            <text:p>0.0147249699</text:p>
          </table:table-cell>
          <table:table-cell table:number-columns-repeated="16"/>
          <table:table-cell office:value-type="float" office:value="0.325410842895508" calcext:value-type="float">
            <text:p>0.3254108429</text:p>
          </table:table-cell>
          <table:table-cell/>
          <table:table-cell office:value-type="float" office:value="0.372893333435059" calcext:value-type="float">
            <text:p>0.3728933334</text:p>
          </table:table-cell>
          <table:table-cell office:value-type="float" office:value="0.936207294464111" calcext:value-type="float">
            <text:p>0.9362072945</text:p>
          </table:table-cell>
          <table:table-cell office:value-type="float" office:value="0.356577873229981" calcext:value-type="float">
            <text:p>0.3565778732</text:p>
          </table:table-cell>
        </table:table-row>
        <table:table-row table:style-name="ro1">
          <table:table-cell table:number-columns-repeated="5"/>
          <table:table-cell office:value-type="float" office:value="0.0165669918060303" calcext:value-type="float">
            <text:p>0.0165669918</text:p>
          </table:table-cell>
          <table:table-cell table:number-columns-repeated="16"/>
          <table:table-cell office:value-type="float" office:value="0.326413631439209" calcext:value-type="float">
            <text:p>0.3264136314</text:p>
          </table:table-cell>
          <table:table-cell/>
          <table:table-cell office:value-type="float" office:value="0.373374700546265" calcext:value-type="float">
            <text:p>0.3733747005</text:p>
          </table:table-cell>
          <table:table-cell office:value-type="float" office:value="0.933150053024292" calcext:value-type="float">
            <text:p>0.933150053</text:p>
          </table:table-cell>
          <table:table-cell office:value-type="float" office:value="0.35301947593689" calcext:value-type="float">
            <text:p>0.3530194759</text:p>
          </table:table-cell>
        </table:table-row>
        <table:table-row table:style-name="ro1">
          <table:table-cell table:number-columns-repeated="5"/>
          <table:table-cell office:value-type="float" office:value="0.0141720771789551" calcext:value-type="float">
            <text:p>0.0141720772</text:p>
          </table:table-cell>
          <table:table-cell table:number-columns-repeated="16"/>
          <table:table-cell office:value-type="float" office:value="0.326040506362915" calcext:value-type="float">
            <text:p>0.3260405064</text:p>
          </table:table-cell>
          <table:table-cell/>
          <table:table-cell office:value-type="float" office:value="0.372081279754639" calcext:value-type="float">
            <text:p>0.3720812798</text:p>
          </table:table-cell>
          <table:table-cell office:value-type="float" office:value="0.931879997253418" calcext:value-type="float">
            <text:p>0.9318799973</text:p>
          </table:table-cell>
          <table:table-cell office:value-type="float" office:value="0.354234457015991" calcext:value-type="float">
            <text:p>0.354234457</text:p>
          </table:table-cell>
        </table:table-row>
        <table:table-row table:style-name="ro1">
          <table:table-cell table:number-columns-repeated="5"/>
          <table:table-cell office:value-type="float" office:value="0.0137879848480225" calcext:value-type="float">
            <text:p>0.0137879848</text:p>
          </table:table-cell>
          <table:table-cell table:number-columns-repeated="16"/>
          <table:table-cell office:value-type="float" office:value="0.327117681503296" calcext:value-type="float">
            <text:p>0.3271176815</text:p>
          </table:table-cell>
          <table:table-cell/>
          <table:table-cell office:value-type="float" office:value="0.373499155044556" calcext:value-type="float">
            <text:p>0.373499155</text:p>
          </table:table-cell>
          <table:table-cell office:value-type="float" office:value="0.937354803085327" calcext:value-type="float">
            <text:p>0.9373548031</text:p>
          </table:table-cell>
          <table:table-cell office:value-type="float" office:value="0.352306127548218" calcext:value-type="float">
            <text:p>0.3523061275</text:p>
          </table:table-cell>
        </table:table-row>
        <table:table-row table:style-name="ro1">
          <table:table-cell table:number-columns-repeated="5"/>
          <table:table-cell office:value-type="float" office:value="0.0158140659332275" calcext:value-type="float">
            <text:p>0.0158140659</text:p>
          </table:table-cell>
          <table:table-cell table:number-columns-repeated="16"/>
          <table:table-cell office:value-type="float" office:value="0.326962232589722" calcext:value-type="float">
            <text:p>0.3269622326</text:p>
          </table:table-cell>
          <table:table-cell/>
          <table:table-cell office:value-type="float" office:value="0.374250888824463" calcext:value-type="float">
            <text:p>0.3742508888</text:p>
          </table:table-cell>
          <table:table-cell office:value-type="float" office:value="0.935472011566162" calcext:value-type="float">
            <text:p>0.9354720116</text:p>
          </table:table-cell>
          <table:table-cell office:value-type="float" office:value="0.35111403465271" calcext:value-type="float">
            <text:p>0.3511140347</text:p>
          </table:table-cell>
        </table:table-row>
        <table:table-row table:style-name="ro1">
          <table:table-cell table:number-columns-repeated="5"/>
          <table:table-cell office:value-type="float" office:value="0.0131299495697021" calcext:value-type="float">
            <text:p>0.0131299496</text:p>
          </table:table-cell>
          <table:table-cell table:number-columns-repeated="16"/>
          <table:table-cell office:value-type="float" office:value="0.329231977462769" calcext:value-type="float">
            <text:p>0.3292319775</text:p>
          </table:table-cell>
          <table:table-cell/>
          <table:table-cell office:value-type="float" office:value="0.371755361557007" calcext:value-type="float">
            <text:p>0.3717553616</text:p>
          </table:table-cell>
          <table:table-cell office:value-type="float" office:value="0.935630798339844" calcext:value-type="float">
            <text:p>0.9356307983</text:p>
          </table:table-cell>
          <table:table-cell office:value-type="float" office:value="0.350797891616821" calcext:value-type="float">
            <text:p>0.3507978916</text:p>
          </table:table-cell>
        </table:table-row>
        <table:table-row table:style-name="ro1">
          <table:table-cell table:number-columns-repeated="5"/>
          <table:table-cell office:value-type="float" office:value="0.0127129554748535" calcext:value-type="float">
            <text:p>0.0127129555</text:p>
          </table:table-cell>
          <table:table-cell table:number-columns-repeated="16"/>
          <table:table-cell office:value-type="float" office:value="0.328152418136597" calcext:value-type="float">
            <text:p>0.3281524181</text:p>
          </table:table-cell>
          <table:table-cell/>
          <table:table-cell office:value-type="float" office:value="0.403851747512817" calcext:value-type="float">
            <text:p>0.4038517475</text:p>
          </table:table-cell>
          <table:table-cell office:value-type="float" office:value="0.943163156509399" calcext:value-type="float">
            <text:p>0.9431631565</text:p>
          </table:table-cell>
          <table:table-cell office:value-type="float" office:value="0.348715782165527" calcext:value-type="float">
            <text:p>0.3487157822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float" office:value="0.0138449668884277" calcext:value-type="float">
            <text:p>0.0138449669</text:p>
          </table:table-cell>
          <table:table-cell table:number-columns-repeated="4"/>
          <table:table-cell table:style-name="ce1"/>
          <table:table-cell table:number-columns-repeated="11"/>
          <table:table-cell office:value-type="float" office:value="0.328464984893799" calcext:value-type="float">
            <text:p>0.3284649849</text:p>
          </table:table-cell>
          <table:table-cell/>
          <table:table-cell office:value-type="float" office:value="0.376122236251831" calcext:value-type="float">
            <text:p>0.3761222363</text:p>
          </table:table-cell>
          <table:table-cell office:value-type="float" office:value="0.938789367675781" calcext:value-type="float">
            <text:p>0.9387893677</text:p>
          </table:table-cell>
          <table:table-cell office:value-type="float" office:value="0.355018854141235" calcext:value-type="float">
            <text:p>0.3550188541</text:p>
          </table:table-cell>
        </table:table-row>
        <table:table-row table:style-name="ro1">
          <table:table-cell table:number-columns-repeated="5"/>
          <table:table-cell office:value-type="float" office:value="0.0125579833984375" calcext:value-type="float">
            <text:p>0.0125579834</text:p>
          </table:table-cell>
          <table:table-cell table:number-columns-repeated="16"/>
          <table:table-cell office:value-type="float" office:value="0.327489852905273" calcext:value-type="float">
            <text:p>0.3274898529</text:p>
          </table:table-cell>
          <table:table-cell/>
          <table:table-cell office:value-type="float" office:value="0.375705480575561" calcext:value-type="float">
            <text:p>0.3757054806</text:p>
          </table:table-cell>
          <table:table-cell office:value-type="float" office:value="0.93960452079773" calcext:value-type="float">
            <text:p>0.9396045208</text:p>
          </table:table-cell>
          <table:table-cell office:value-type="float" office:value="0.354448795318604" calcext:value-type="float">
            <text:p>0.3544487953</text:p>
          </table:table-cell>
        </table:table-row>
        <table:table-row table:style-name="ro1">
          <table:table-cell table:number-columns-repeated="5"/>
          <table:table-cell office:value-type="float" office:value="0.0124878883361816" calcext:value-type="float">
            <text:p>0.0124878883</text:p>
          </table:table-cell>
          <table:table-cell table:number-columns-repeated="16"/>
          <table:table-cell office:value-type="float" office:value="0.329137325286865" calcext:value-type="float">
            <text:p>0.3291373253</text:p>
          </table:table-cell>
          <table:table-cell/>
          <table:table-cell office:value-type="float" office:value="0.375525236129761" calcext:value-type="float">
            <text:p>0.3755252361</text:p>
          </table:table-cell>
          <table:table-cell office:value-type="float" office:value="0.941699028015137" calcext:value-type="float">
            <text:p>0.941699028</text:p>
          </table:table-cell>
          <table:table-cell office:value-type="float" office:value="0.351290702819824" calcext:value-type="float">
            <text:p>0.3512907028</text:p>
          </table:table-cell>
        </table:table-row>
        <table:table-row table:style-name="ro1">
          <table:table-cell table:number-columns-repeated="5"/>
          <table:table-cell office:value-type="float" office:value="0.0124640464782715" calcext:value-type="float">
            <text:p>0.0124640465</text:p>
          </table:table-cell>
          <table:table-cell table:number-columns-repeated="16"/>
          <table:table-cell office:value-type="float" office:value="0.330774068832397" calcext:value-type="float">
            <text:p>0.3307740688</text:p>
          </table:table-cell>
          <table:table-cell/>
          <table:table-cell office:value-type="float" office:value="0.376002788543701" calcext:value-type="float">
            <text:p>0.3760027885</text:p>
          </table:table-cell>
          <table:table-cell office:value-type="float" office:value="0.938170909881592" calcext:value-type="float">
            <text:p>0.9381709099</text:p>
          </table:table-cell>
          <table:table-cell office:value-type="float" office:value="0.350803136825561" calcext:value-type="float">
            <text:p>0.3508031368</text:p>
          </table:table-cell>
        </table:table-row>
        <table:table-row table:style-name="ro1">
          <table:table-cell table:number-columns-repeated="5"/>
          <table:table-cell office:value-type="float" office:value="0.0125339031219482" calcext:value-type="float">
            <text:p>0.0125339031</text:p>
          </table:table-cell>
          <table:table-cell table:number-columns-repeated="16"/>
          <table:table-cell office:value-type="float" office:value="0.343233823776245" calcext:value-type="float">
            <text:p>0.3432338238</text:p>
          </table:table-cell>
          <table:table-cell/>
          <table:table-cell office:value-type="float" office:value="0.372426271438599" calcext:value-type="float">
            <text:p>0.3724262714</text:p>
          </table:table-cell>
          <table:table-cell office:value-type="float" office:value="0.939329862594604" calcext:value-type="float">
            <text:p>0.9393298626</text:p>
          </table:table-cell>
          <table:table-cell office:value-type="float" office:value="0.350405931472778" calcext:value-type="float">
            <text:p>0.3504059315</text:p>
          </table:table-cell>
        </table:table-row>
        <table:table-row table:style-name="ro1">
          <table:table-cell table:number-columns-repeated="5"/>
          <table:table-cell office:value-type="float" office:value="0.0124278068542481" calcext:value-type="float">
            <text:p>0.0124278069</text:p>
          </table:table-cell>
          <table:table-cell table:number-columns-repeated="16"/>
          <table:table-cell office:value-type="float" office:value="0.331551790237427" calcext:value-type="float">
            <text:p>0.3315517902</text:p>
          </table:table-cell>
          <table:table-cell/>
          <table:table-cell office:value-type="float" office:value="0.373408794403076" calcext:value-type="float">
            <text:p>0.3734087944</text:p>
          </table:table-cell>
          <table:table-cell office:value-type="float" office:value="0.940732717514038" calcext:value-type="float">
            <text:p>0.9407327175</text:p>
          </table:table-cell>
          <table:table-cell office:value-type="float" office:value="0.351263523101807" calcext:value-type="float">
            <text:p>0.3512635231</text:p>
          </table:table-cell>
        </table:table-row>
        <table:table-row table:style-name="ro1">
          <table:table-cell table:number-columns-repeated="5"/>
          <table:table-cell office:value-type="float" office:value="0.0124139785766602" calcext:value-type="float">
            <text:p>0.0124139786</text:p>
          </table:table-cell>
          <table:table-cell table:number-columns-repeated="16"/>
          <table:table-cell office:value-type="float" office:value="0.331037521362305" calcext:value-type="float">
            <text:p>0.3310375214</text:p>
          </table:table-cell>
          <table:table-cell/>
          <table:table-cell office:value-type="float" office:value="0.383353233337402" calcext:value-type="float">
            <text:p>0.3833532333</text:p>
          </table:table-cell>
          <table:table-cell office:value-type="float" office:value="0.9510817527771" calcext:value-type="float">
            <text:p>0.9510817528</text:p>
          </table:table-cell>
          <table:table-cell office:value-type="float" office:value="0.349540710449219" calcext:value-type="float">
            <text:p>0.3495407104</text:p>
          </table:table-cell>
        </table:table-row>
        <table:table-row table:style-name="ro1">
          <table:table-cell table:number-columns-repeated="5"/>
          <table:table-cell office:value-type="float" office:value="0.0129539966583252" calcext:value-type="float">
            <text:p>0.0129539967</text:p>
          </table:table-cell>
          <table:table-cell table:number-columns-repeated="16"/>
          <table:table-cell office:value-type="float" office:value="0.330898523330688" calcext:value-type="float">
            <text:p>0.3308985233</text:p>
          </table:table-cell>
          <table:table-cell/>
          <table:table-cell office:value-type="float" office:value="0.378028631210327" calcext:value-type="float">
            <text:p>0.3780286312</text:p>
          </table:table-cell>
          <table:table-cell office:value-type="float" office:value="0.945714950561523" calcext:value-type="float">
            <text:p>0.9457149506</text:p>
          </table:table-cell>
          <table:table-cell office:value-type="float" office:value="0.356787443161011" calcext:value-type="float">
            <text:p>0.3567874432</text:p>
          </table:table-cell>
        </table:table-row>
        <table:table-row table:style-name="ro1">
          <table:table-cell table:number-columns-repeated="5"/>
          <table:table-cell office:value-type="float" office:value="0.012598991394043" calcext:value-type="float">
            <text:p>0.0125989914</text:p>
          </table:table-cell>
          <table:table-cell table:number-columns-repeated="16"/>
          <table:table-cell office:value-type="float" office:value="0.331188201904297" calcext:value-type="float">
            <text:p>0.3311882019</text:p>
          </table:table-cell>
          <table:table-cell/>
          <table:table-cell office:value-type="float" office:value="0.377744674682617" calcext:value-type="float">
            <text:p>0.3777446747</text:p>
          </table:table-cell>
          <table:table-cell office:value-type="float" office:value="0.976352214813232" calcext:value-type="float">
            <text:p>0.9763522148</text:p>
          </table:table-cell>
          <table:table-cell office:value-type="float" office:value="0.354900598526001" calcext:value-type="float">
            <text:p>0.3549005985</text:p>
          </table:table-cell>
        </table:table-row>
        <table:table-row table:style-name="ro1">
          <table:table-cell table:number-columns-repeated="5"/>
          <table:table-cell office:value-type="float" office:value="0.0126640796661377" calcext:value-type="float">
            <text:p>0.0126640797</text:p>
          </table:table-cell>
          <table:table-cell table:number-columns-repeated="16"/>
          <table:table-cell office:value-type="float" office:value="0.332247018814087" calcext:value-type="float">
            <text:p>0.3322470188</text:p>
          </table:table-cell>
          <table:table-cell/>
          <table:table-cell office:value-type="float" office:value="0.378381729125977" calcext:value-type="float">
            <text:p>0.3783817291</text:p>
          </table:table-cell>
          <table:table-cell office:value-type="float" office:value="0.962506294250488" calcext:value-type="float">
            <text:p>0.9625062943</text:p>
          </table:table-cell>
          <table:table-cell office:value-type="float" office:value="0.355596542358398" calcext:value-type="float">
            <text:p>0.3555965424</text:p>
          </table:table-cell>
        </table:table-row>
        <table:table-row table:style-name="ro1">
          <table:table-cell table:number-columns-repeated="5"/>
          <table:table-cell office:value-type="float" office:value="0.0124650001525879" calcext:value-type="float">
            <text:p>0.0124650002</text:p>
          </table:table-cell>
          <table:table-cell table:number-columns-repeated="16"/>
          <table:table-cell office:value-type="float" office:value="0.332683324813843" calcext:value-type="float">
            <text:p>0.3326833248</text:p>
          </table:table-cell>
          <table:table-cell/>
          <table:table-cell office:value-type="float" office:value="0.374788999557495" calcext:value-type="float">
            <text:p>0.3747889996</text:p>
          </table:table-cell>
          <table:table-cell office:value-type="float" office:value="0.926889419555664" calcext:value-type="float">
            <text:p>0.9268894196</text:p>
          </table:table-cell>
          <table:table-cell office:value-type="float" office:value="0.353134393692017" calcext:value-type="float">
            <text:p>0.3531343937</text:p>
          </table:table-cell>
        </table:table-row>
        <table:table-row table:style-name="ro1">
          <table:table-cell table:number-columns-repeated="5"/>
          <table:table-cell office:value-type="float" office:value="0.0126850605010986" calcext:value-type="float">
            <text:p>0.0126850605</text:p>
          </table:table-cell>
          <table:table-cell table:number-columns-repeated="16"/>
          <table:table-cell office:value-type="float" office:value="0.331674098968506" calcext:value-type="float">
            <text:p>0.331674099</text:p>
          </table:table-cell>
          <table:table-cell/>
          <table:table-cell office:value-type="float" office:value="0.374710083007812" calcext:value-type="float">
            <text:p>0.374710083</text:p>
          </table:table-cell>
          <table:table-cell office:value-type="float" office:value="0.924000978469849" calcext:value-type="float">
            <text:p>0.9240009785</text:p>
          </table:table-cell>
          <table:table-cell office:value-type="float" office:value="0.35540771484375" calcext:value-type="float">
            <text:p>0.3554077148</text:p>
          </table:table-cell>
        </table:table-row>
        <table:table-row table:style-name="ro1">
          <table:table-cell table:number-columns-repeated="5"/>
          <table:table-cell office:value-type="float" office:value="0.0124309062957764" calcext:value-type="float">
            <text:p>0.0124309063</text:p>
          </table:table-cell>
          <table:table-cell table:number-columns-repeated="16"/>
          <table:table-cell office:value-type="float" office:value="0.332784414291382" calcext:value-type="float">
            <text:p>0.3327844143</text:p>
          </table:table-cell>
          <table:table-cell/>
          <table:table-cell office:value-type="float" office:value="0.374561071395874" calcext:value-type="float">
            <text:p>0.3745610714</text:p>
          </table:table-cell>
          <table:table-cell office:value-type="float" office:value="0.927690982818604" calcext:value-type="float">
            <text:p>0.9276909828</text:p>
          </table:table-cell>
          <table:table-cell office:value-type="float" office:value="0.353433609008789" calcext:value-type="float">
            <text:p>0.353433609</text:p>
          </table:table-cell>
        </table:table-row>
        <table:table-row table:style-name="ro1">
          <table:table-cell table:number-columns-repeated="5"/>
          <table:table-cell office:value-type="float" office:value="0.0130038261413574" calcext:value-type="float">
            <text:p>0.0130038261</text:p>
          </table:table-cell>
          <table:table-cell table:number-columns-repeated="16"/>
          <table:table-cell office:value-type="float" office:value="0.332178831100464" calcext:value-type="float">
            <text:p>0.3321788311</text:p>
          </table:table-cell>
          <table:table-cell/>
          <table:table-cell office:value-type="float" office:value="0.381552457809448" calcext:value-type="float">
            <text:p>0.3815524578</text:p>
          </table:table-cell>
          <table:table-cell office:value-type="float" office:value="0.939060688018799" calcext:value-type="float">
            <text:p>0.939060688</text:p>
          </table:table-cell>
          <table:table-cell office:value-type="float" office:value="0.348806619644165" calcext:value-type="float">
            <text:p>0.3488066196</text:p>
          </table:table-cell>
        </table:table-row>
        <table:table-row table:style-name="ro1">
          <table:table-cell table:number-columns-repeated="5"/>
          <table:table-cell office:value-type="float" office:value="0.0129280090332031" calcext:value-type="float">
            <text:p>0.012928009</text:p>
          </table:table-cell>
          <table:table-cell table:number-columns-repeated="16"/>
          <table:table-cell office:value-type="float" office:value="0.333296537399292" calcext:value-type="float">
            <text:p>0.3332965374</text:p>
          </table:table-cell>
          <table:table-cell/>
          <table:table-cell office:value-type="float" office:value="0.396337032318115" calcext:value-type="float">
            <text:p>0.3963370323</text:p>
          </table:table-cell>
          <table:table-cell office:value-type="float" office:value="0.934630393981934" calcext:value-type="float">
            <text:p>0.934630394</text:p>
          </table:table-cell>
          <table:table-cell office:value-type="float" office:value="0.356763124465942" calcext:value-type="float">
            <text:p>0.3567631245</text:p>
          </table:table-cell>
        </table:table-row>
        <table:table-row table:style-name="ro1">
          <table:table-cell table:number-columns-repeated="5"/>
          <table:table-cell office:value-type="float" office:value="0.0135939121246338" calcext:value-type="float">
            <text:p>0.0135939121</text:p>
          </table:table-cell>
          <table:table-cell table:number-columns-repeated="16"/>
          <table:table-cell office:value-type="float" office:value="0.332925319671631" calcext:value-type="float">
            <text:p>0.3329253197</text:p>
          </table:table-cell>
          <table:table-cell/>
          <table:table-cell office:value-type="float" office:value="0.388911247253418" calcext:value-type="float">
            <text:p>0.3889112473</text:p>
          </table:table-cell>
          <table:table-cell office:value-type="float" office:value="0.940267086029053" calcext:value-type="float">
            <text:p>0.940267086</text:p>
          </table:table-cell>
          <table:table-cell office:value-type="float" office:value="0.354623556137085" calcext:value-type="float">
            <text:p>0.3546235561</text:p>
          </table:table-cell>
        </table:table-row>
        <table:table-row table:style-name="ro1">
          <table:table-cell table:number-columns-repeated="5"/>
          <table:table-cell office:value-type="float" office:value="0.0182340145111084" calcext:value-type="float">
            <text:p>0.0182340145</text:p>
          </table:table-cell>
          <table:table-cell table:number-columns-repeated="16"/>
          <table:table-cell office:value-type="float" office:value="0.33293890953064" calcext:value-type="float">
            <text:p>0.3329389095</text:p>
          </table:table-cell>
          <table:table-cell/>
          <table:table-cell office:value-type="float" office:value="0.380778074264526" calcext:value-type="float">
            <text:p>0.3807780743</text:p>
          </table:table-cell>
          <table:table-cell office:value-type="float" office:value="0.996162176132202" calcext:value-type="float">
            <text:p>0.9961621761</text:p>
          </table:table-cell>
          <table:table-cell office:value-type="float" office:value="0.356686115264893" calcext:value-type="float">
            <text:p>0.3566861153</text:p>
          </table:table-cell>
        </table:table-row>
        <table:table-row table:style-name="ro1">
          <table:table-cell table:number-columns-repeated="5"/>
          <table:table-cell office:value-type="float" office:value="0.0132558345794678" calcext:value-type="float">
            <text:p>0.0132558346</text:p>
          </table:table-cell>
          <table:table-cell table:number-columns-repeated="16"/>
          <table:table-cell office:value-type="float" office:value="0.334111452102661" calcext:value-type="float">
            <text:p>0.3341114521</text:p>
          </table:table-cell>
          <table:table-cell/>
          <table:table-cell office:value-type="float" office:value="0.380300521850586" calcext:value-type="float">
            <text:p>0.3803005219</text:p>
          </table:table-cell>
          <table:table-cell office:value-type="float" office:value="1.00480580329895" calcext:value-type="float">
            <text:p>1.0048058033</text:p>
          </table:table-cell>
          <table:table-cell office:value-type="float" office:value="0.353442192077637" calcext:value-type="float">
            <text:p>0.3534421921</text:p>
          </table:table-cell>
        </table:table-row>
        <table:table-row table:style-name="ro1">
          <table:table-cell table:number-columns-repeated="5"/>
          <table:table-cell office:value-type="float" office:value="0.0131049156188965" calcext:value-type="float">
            <text:p>0.0131049156</text:p>
          </table:table-cell>
          <table:table-cell table:number-columns-repeated="16"/>
          <table:table-cell office:value-type="float" office:value="0.334709644317627" calcext:value-type="float">
            <text:p>0.3347096443</text:p>
          </table:table-cell>
          <table:table-cell/>
          <table:table-cell office:value-type="float" office:value="0.37891411781311" calcext:value-type="float">
            <text:p>0.3789141178</text:p>
          </table:table-cell>
          <table:table-cell office:value-type="float" office:value="0.977108955383301" calcext:value-type="float">
            <text:p>0.9771089554</text:p>
          </table:table-cell>
          <table:table-cell office:value-type="float" office:value="0.352375745773315" calcext:value-type="float">
            <text:p>0.3523757458</text:p>
          </table:table-cell>
        </table:table-row>
        <table:table-row table:style-name="ro1">
          <table:table-cell table:number-columns-repeated="5"/>
          <table:table-cell office:value-type="float" office:value="0.0166711807250977" calcext:value-type="float">
            <text:p>0.0166711807</text:p>
          </table:table-cell>
          <table:table-cell table:number-columns-repeated="16"/>
          <table:table-cell office:value-type="float" office:value="0.33277153968811" calcext:value-type="float">
            <text:p>0.3327715397</text:p>
          </table:table-cell>
          <table:table-cell/>
          <table:table-cell office:value-type="float" office:value="0.375399589538574" calcext:value-type="float">
            <text:p>0.3753995895</text:p>
          </table:table-cell>
          <table:table-cell office:value-type="float" office:value="0.981110095977783" calcext:value-type="float">
            <text:p>0.981110096</text:p>
          </table:table-cell>
          <table:table-cell office:value-type="float" office:value="0.35293698310852" calcext:value-type="float">
            <text:p>0.3529369831</text:p>
          </table:table-cell>
        </table:table-row>
        <table:table-row table:style-name="ro1">
          <table:table-cell table:number-columns-repeated="5"/>
          <table:table-cell office:value-type="float" office:value="0.0128819942474365" calcext:value-type="float">
            <text:p>0.0128819942</text:p>
          </table:table-cell>
          <table:table-cell table:number-columns-repeated="16"/>
          <table:table-cell office:value-type="float" office:value="0.333999156951904" calcext:value-type="float">
            <text:p>0.333999157</text:p>
          </table:table-cell>
          <table:table-cell/>
          <table:table-cell office:value-type="float" office:value="0.385943412780762" calcext:value-type="float">
            <text:p>0.3859434128</text:p>
          </table:table-cell>
          <table:table-cell office:value-type="float" office:value="1.02124357223511" calcext:value-type="float">
            <text:p>1.0212435722</text:p>
          </table:table-cell>
          <table:table-cell office:value-type="float" office:value="0.350152254104614" calcext:value-type="float">
            <text:p>0.3501522541</text:p>
          </table:table-cell>
        </table:table-row>
        <table:table-row table:style-name="ro1">
          <table:table-cell table:number-columns-repeated="5"/>
          <table:table-cell office:value-type="float" office:value="0.0127370357513428" calcext:value-type="float">
            <text:p>0.0127370358</text:p>
          </table:table-cell>
          <table:table-cell table:number-columns-repeated="16"/>
          <table:table-cell office:value-type="float" office:value="0.332970380783081" calcext:value-type="float">
            <text:p>0.3329703808</text:p>
          </table:table-cell>
          <table:table-cell/>
          <table:table-cell office:value-type="float" office:value="0.381632566452026" calcext:value-type="float">
            <text:p>0.3816325665</text:p>
          </table:table-cell>
          <table:table-cell office:value-type="float" office:value="0.944826364517212" calcext:value-type="float">
            <text:p>0.9448263645</text:p>
          </table:table-cell>
          <table:table-cell office:value-type="float" office:value="0.358175039291382" calcext:value-type="float">
            <text:p>0.3581750393</text:p>
          </table:table-cell>
        </table:table-row>
        <table:table-row table:style-name="ro1">
          <table:table-cell table:number-columns-repeated="5"/>
          <table:table-cell office:value-type="float" office:value="0.0124709606170654" calcext:value-type="float">
            <text:p>0.0124709606</text:p>
          </table:table-cell>
          <table:table-cell table:number-columns-repeated="16"/>
          <table:table-cell office:value-type="float" office:value="0.334350347518921" calcext:value-type="float">
            <text:p>0.3343503475</text:p>
          </table:table-cell>
          <table:table-cell/>
          <table:table-cell office:value-type="float" office:value="0.381571054458618" calcext:value-type="float">
            <text:p>0.3815710545</text:p>
          </table:table-cell>
          <table:table-cell office:value-type="float" office:value="1.00161337852478" calcext:value-type="float">
            <text:p>1.0016133785</text:p>
          </table:table-cell>
          <table:table-cell office:value-type="float" office:value="0.357833862304687" calcext:value-type="float">
            <text:p>0.3578338623</text:p>
          </table:table-cell>
        </table:table-row>
        <table:table-row table:style-name="ro1">
          <table:table-cell table:number-columns-repeated="5"/>
          <table:table-cell office:value-type="float" office:value="0.0123939514160156" calcext:value-type="float">
            <text:p>0.0123939514</text:p>
          </table:table-cell>
          <table:table-cell table:number-columns-repeated="16"/>
          <table:table-cell office:value-type="float" office:value="0.335439443588257" calcext:value-type="float">
            <text:p>0.3354394436</text:p>
          </table:table-cell>
          <table:table-cell/>
          <table:table-cell office:value-type="float" office:value="0.379150629043579" calcext:value-type="float">
            <text:p>0.379150629</text:p>
          </table:table-cell>
          <table:table-cell office:value-type="float" office:value="0.952408075332642" calcext:value-type="float">
            <text:p>0.9524080753</text:p>
          </table:table-cell>
          <table:table-cell office:value-type="float" office:value="0.352801084518433" calcext:value-type="float">
            <text:p>0.3528010845</text:p>
          </table:table-cell>
        </table:table-row>
        <table:table-row table:style-name="ro1">
          <table:table-cell table:number-columns-repeated="5"/>
          <table:table-cell office:value-type="float" office:value="0.0126218795776367" calcext:value-type="float">
            <text:p>0.0126218796</text:p>
          </table:table-cell>
          <table:table-cell table:number-columns-repeated="16"/>
          <table:table-cell office:value-type="float" office:value="0.335244178771973" calcext:value-type="float">
            <text:p>0.3352441788</text:p>
          </table:table-cell>
          <table:table-cell/>
          <table:table-cell office:value-type="float" office:value="0.37933087348938" calcext:value-type="float">
            <text:p>0.3793308735</text:p>
          </table:table-cell>
          <table:table-cell office:value-type="float" office:value="0.947640180587769" calcext:value-type="float">
            <text:p>0.9476401806</text:p>
          </table:table-cell>
          <table:table-cell office:value-type="float" office:value="0.356129169464111" calcext:value-type="float">
            <text:p>0.3561291695</text:p>
          </table:table-cell>
        </table:table-row>
        <table:table-row table:style-name="ro1">
          <table:table-cell table:number-columns-repeated="5"/>
          <table:table-cell office:value-type="float" office:value="0.0125000476837158" calcext:value-type="float">
            <text:p>0.0125000477</text:p>
          </table:table-cell>
          <table:table-cell table:number-columns-repeated="16"/>
          <table:table-cell office:value-type="float" office:value="0.335142850875854" calcext:value-type="float">
            <text:p>0.3351428509</text:p>
          </table:table-cell>
          <table:table-cell/>
          <table:table-cell office:value-type="float" office:value="0.379037618637085" calcext:value-type="float">
            <text:p>0.3790376186</text:p>
          </table:table-cell>
          <table:table-cell office:value-type="float" office:value="0.941723108291626" calcext:value-type="float">
            <text:p>0.9417231083</text:p>
          </table:table-cell>
          <table:table-cell office:value-type="float" office:value="0.353155612945557" calcext:value-type="float">
            <text:p>0.3531556129</text:p>
          </table:table-cell>
        </table:table-row>
        <table:table-row table:style-name="ro1">
          <table:table-cell table:number-columns-repeated="5"/>
          <table:table-cell office:value-type="float" office:value="0.012408971786499" calcext:value-type="float">
            <text:p>0.0124089718</text:p>
          </table:table-cell>
          <table:table-cell table:number-columns-repeated="16"/>
          <table:table-cell office:value-type="float" office:value="0.335662126541138" calcext:value-type="float">
            <text:p>0.3356621265</text:p>
          </table:table-cell>
          <table:table-cell/>
          <table:table-cell office:value-type="float" office:value="0.378480434417725" calcext:value-type="float">
            <text:p>0.3784804344</text:p>
          </table:table-cell>
          <table:table-cell office:value-type="float" office:value="0.948060274124146" calcext:value-type="float">
            <text:p>0.9480602741</text:p>
          </table:table-cell>
          <table:table-cell office:value-type="float" office:value="0.35377049446106" calcext:value-type="float">
            <text:p>0.3537704945</text:p>
          </table:table-cell>
        </table:table-row>
        <table:table-row table:style-name="ro1">
          <table:table-cell table:number-columns-repeated="5"/>
          <table:table-cell office:value-type="float" office:value="0.0123660564422607" calcext:value-type="float">
            <text:p>0.0123660564</text:p>
          </table:table-cell>
          <table:table-cell table:number-columns-repeated="16"/>
          <table:table-cell office:value-type="float" office:value="0.335144996643066" calcext:value-type="float">
            <text:p>0.3351449966</text:p>
          </table:table-cell>
          <table:table-cell/>
          <table:table-cell office:value-type="float" office:value="0.386389255523682" calcext:value-type="float">
            <text:p>0.3863892555</text:p>
          </table:table-cell>
          <table:table-cell office:value-type="float" office:value="0.95292854309082" calcext:value-type="float">
            <text:p>0.9529285431</text:p>
          </table:table-cell>
          <table:table-cell office:value-type="float" office:value="0.354439496994019" calcext:value-type="float">
            <text:p>0.354439497</text:p>
          </table:table-cell>
        </table:table-row>
        <table:table-row table:style-name="ro1">
          <table:table-cell table:number-columns-repeated="5"/>
          <table:table-cell office:value-type="float" office:value="0.0127918720245361" calcext:value-type="float">
            <text:p>0.012791872</text:p>
          </table:table-cell>
          <table:table-cell table:number-columns-repeated="16"/>
          <table:table-cell office:value-type="float" office:value="0.336968421936035" calcext:value-type="float">
            <text:p>0.3369684219</text:p>
          </table:table-cell>
          <table:table-cell/>
          <table:table-cell office:value-type="float" office:value="0.385104417800903" calcext:value-type="float">
            <text:p>0.3851044178</text:p>
          </table:table-cell>
          <table:table-cell office:value-type="float" office:value="0.951814889907837" calcext:value-type="float">
            <text:p>0.9518148899</text:p>
          </table:table-cell>
          <table:table-cell office:value-type="float" office:value="0.358494758605957" calcext:value-type="float">
            <text:p>0.3584947586</text:p>
          </table:table-cell>
        </table:table-row>
        <table:table-row table:style-name="ro1">
          <table:table-cell table:number-columns-repeated="5"/>
          <table:table-cell office:value-type="float" office:value="0.0126609802246094" calcext:value-type="float">
            <text:p>0.0126609802</text:p>
          </table:table-cell>
          <table:table-cell table:number-columns-repeated="16"/>
          <table:table-cell office:value-type="float" office:value="0.336696863174438" calcext:value-type="float">
            <text:p>0.3366968632</text:p>
          </table:table-cell>
          <table:table-cell/>
          <table:table-cell office:value-type="float" office:value="0.380587339401245" calcext:value-type="float">
            <text:p>0.3805873394</text:p>
          </table:table-cell>
          <table:table-cell office:value-type="float" office:value="0.946707248687744" calcext:value-type="float">
            <text:p>0.9467072487</text:p>
          </table:table-cell>
          <table:table-cell office:value-type="float" office:value="0.354326009750366" calcext:value-type="float">
            <text:p>0.3543260098</text:p>
          </table:table-cell>
        </table:table-row>
        <table:table-row table:style-name="ro1">
          <table:table-cell table:number-columns-repeated="5"/>
          <table:table-cell office:value-type="float" office:value="0.014721155166626" calcext:value-type="float">
            <text:p>0.0147211552</text:p>
          </table:table-cell>
          <table:table-cell table:number-columns-repeated="16"/>
          <table:table-cell office:value-type="float" office:value="0.335626602172852" calcext:value-type="float">
            <text:p>0.3356266022</text:p>
          </table:table-cell>
          <table:table-cell/>
          <table:table-cell office:value-type="float" office:value="0.382287979125977" calcext:value-type="float">
            <text:p>0.3822879791</text:p>
          </table:table-cell>
          <table:table-cell office:value-type="float" office:value="0.963724374771118" calcext:value-type="float">
            <text:p>0.9637243748</text:p>
          </table:table-cell>
          <table:table-cell office:value-type="float" office:value="0.35588264465332" calcext:value-type="float">
            <text:p>0.3558826447</text:p>
          </table:table-cell>
        </table:table-row>
        <table:table-row table:style-name="ro1">
          <table:table-cell table:number-columns-repeated="5"/>
          <table:table-cell office:value-type="float" office:value="0.0126261711120606" calcext:value-type="float">
            <text:p>0.0126261711</text:p>
          </table:table-cell>
          <table:table-cell table:number-columns-repeated="16"/>
          <table:table-cell office:value-type="float" office:value="0.336533069610596" calcext:value-type="float">
            <text:p>0.3365330696</text:p>
          </table:table-cell>
          <table:table-cell/>
          <table:table-cell office:value-type="float" office:value="0.382814407348633" calcext:value-type="float">
            <text:p>0.3828144073</text:p>
          </table:table-cell>
          <table:table-cell office:value-type="float" office:value="0.947482109069824" calcext:value-type="float">
            <text:p>0.9474821091</text:p>
          </table:table-cell>
          <table:table-cell office:value-type="float" office:value="0.352789640426636" calcext:value-type="float">
            <text:p>0.3527896404</text:p>
          </table:table-cell>
        </table:table-row>
        <table:table-row table:style-name="ro1">
          <table:table-cell table:number-columns-repeated="5"/>
          <table:table-cell office:value-type="float" office:value="0.0121581554412842" calcext:value-type="float">
            <text:p>0.0121581554</text:p>
          </table:table-cell>
          <table:table-cell table:number-columns-repeated="16"/>
          <table:table-cell office:value-type="float" office:value="0.336555480957031" calcext:value-type="float">
            <text:p>0.336555481</text:p>
          </table:table-cell>
          <table:table-cell/>
          <table:table-cell office:value-type="float" office:value="0.378052711486816" calcext:value-type="float">
            <text:p>0.3780527115</text:p>
          </table:table-cell>
          <table:table-cell office:value-type="float" office:value="0.947134733200073" calcext:value-type="float">
            <text:p>0.9471347332</text:p>
          </table:table-cell>
          <table:table-cell office:value-type="float" office:value="0.354558706283569" calcext:value-type="float">
            <text:p>0.3545587063</text:p>
          </table:table-cell>
        </table:table-row>
        <table:table-row table:style-name="ro1">
          <table:table-cell table:number-columns-repeated="5"/>
          <table:table-cell office:value-type="float" office:value="0.01236891746521" calcext:value-type="float">
            <text:p>0.0123689175</text:p>
          </table:table-cell>
          <table:table-cell table:number-columns-repeated="16"/>
          <table:table-cell office:value-type="float" office:value="0.339160680770874" calcext:value-type="float">
            <text:p>0.3391606808</text:p>
          </table:table-cell>
          <table:table-cell/>
          <table:table-cell office:value-type="float" office:value="0.377753734588623" calcext:value-type="float">
            <text:p>0.3777537346</text:p>
          </table:table-cell>
          <table:table-cell office:value-type="float" office:value="0.946355581283569" calcext:value-type="float">
            <text:p>0.9463555813</text:p>
          </table:table-cell>
          <table:table-cell office:value-type="float" office:value="0.35400128364563" calcext:value-type="float">
            <text:p>0.3540012836</text:p>
          </table:table-cell>
        </table:table-row>
        <table:table-row table:style-name="ro1">
          <table:table-cell table:number-columns-repeated="5"/>
          <table:table-cell office:value-type="float" office:value="0.0121300220489502" calcext:value-type="float">
            <text:p>0.012130022</text:p>
          </table:table-cell>
          <table:table-cell table:number-columns-repeated="16"/>
          <table:table-cell office:value-type="float" office:value="0.336694478988647" calcext:value-type="float">
            <text:p>0.336694479</text:p>
          </table:table-cell>
          <table:table-cell/>
          <table:table-cell office:value-type="float" office:value="0.386288404464722" calcext:value-type="float">
            <text:p>0.3862884045</text:p>
          </table:table-cell>
          <table:table-cell office:value-type="float" office:value="0.958187818527222" calcext:value-type="float">
            <text:p>0.9581878185</text:p>
          </table:table-cell>
          <table:table-cell office:value-type="float" office:value="0.352971076965332" calcext:value-type="float">
            <text:p>0.352971077</text:p>
          </table:table-cell>
        </table:table-row>
        <table:table-row table:style-name="ro1">
          <table:table-cell table:number-columns-repeated="5"/>
          <table:table-cell office:value-type="float" office:value="0.0121309757232666" calcext:value-type="float">
            <text:p>0.0121309757</text:p>
          </table:table-cell>
          <table:table-cell table:number-columns-repeated="16"/>
          <table:table-cell office:value-type="float" office:value="0.338371276855469" calcext:value-type="float">
            <text:p>0.3383712769</text:p>
          </table:table-cell>
          <table:table-cell/>
          <table:table-cell office:value-type="float" office:value="0.383340358734131" calcext:value-type="float">
            <text:p>0.3833403587</text:p>
          </table:table-cell>
          <table:table-cell office:value-type="float" office:value="0.95538854598999" calcext:value-type="float">
            <text:p>0.955388546</text:p>
          </table:table-cell>
          <table:table-cell office:value-type="float" office:value="0.359960079193115" calcext:value-type="float">
            <text:p>0.3599600792</text:p>
          </table:table-cell>
        </table:table-row>
        <table:table-row table:style-name="ro1">
          <table:table-cell table:number-columns-repeated="5"/>
          <table:table-cell office:value-type="float" office:value="0.0121560096740723" calcext:value-type="float">
            <text:p>0.0121560097</text:p>
          </table:table-cell>
          <table:table-cell table:number-columns-repeated="16"/>
          <table:table-cell office:value-type="float" office:value="0.337706804275513" calcext:value-type="float">
            <text:p>0.3377068043</text:p>
          </table:table-cell>
          <table:table-cell/>
          <table:table-cell office:value-type="float" office:value="0.385615348815918" calcext:value-type="float">
            <text:p>0.3856153488</text:p>
          </table:table-cell>
          <table:table-cell office:value-type="float" office:value="0.954411268234253" calcext:value-type="float">
            <text:p>0.9544112682</text:p>
          </table:table-cell>
          <table:table-cell office:value-type="float" office:value="0.360559463500977" calcext:value-type="float">
            <text:p>0.3605594635</text:p>
          </table:table-cell>
        </table:table-row>
        <table:table-row table:style-name="ro1">
          <table:table-cell table:number-columns-repeated="5"/>
          <table:table-cell office:value-type="float" office:value="0.0121779441833496" calcext:value-type="float">
            <text:p>0.0121779442</text:p>
          </table:table-cell>
          <table:table-cell table:number-columns-repeated="16"/>
          <table:table-cell office:value-type="float" office:value="0.338314771652222" calcext:value-type="float">
            <text:p>0.3383147717</text:p>
          </table:table-cell>
          <table:table-cell/>
          <table:table-cell office:value-type="float" office:value="0.380088090896606" calcext:value-type="float">
            <text:p>0.3800880909</text:p>
          </table:table-cell>
          <table:table-cell office:value-type="float" office:value="0.952647924423218" calcext:value-type="float">
            <text:p>0.9526479244</text:p>
          </table:table-cell>
          <table:table-cell office:value-type="float" office:value="0.355218410491943" calcext:value-type="float">
            <text:p>0.3552184105</text:p>
          </table:table-cell>
        </table:table-row>
        <table:table-row table:style-name="ro1">
          <table:table-cell table:number-columns-repeated="5"/>
          <table:table-cell office:value-type="float" office:value="0.0121920108795166" calcext:value-type="float">
            <text:p>0.0121920109</text:p>
          </table:table-cell>
          <table:table-cell table:number-columns-repeated="16"/>
          <table:table-cell office:value-type="float" office:value="0.338881731033325" calcext:value-type="float">
            <text:p>0.338881731</text:p>
          </table:table-cell>
          <table:table-cell/>
          <table:table-cell office:value-type="float" office:value="0.383341312408447" calcext:value-type="float">
            <text:p>0.3833413124</text:p>
          </table:table-cell>
          <table:table-cell office:value-type="float" office:value="0.956932783126831" calcext:value-type="float">
            <text:p>0.9569327831</text:p>
          </table:table-cell>
          <table:table-cell office:value-type="float" office:value="0.353724241256714" calcext:value-type="float">
            <text:p>0.3537242413</text:p>
          </table:table-cell>
        </table:table-row>
        <table:table-row table:style-name="ro1">
          <table:table-cell table:number-columns-repeated="5"/>
          <table:table-cell office:value-type="float" office:value="0.0121531486511231" calcext:value-type="float">
            <text:p>0.0121531487</text:p>
          </table:table-cell>
          <table:table-cell table:number-columns-repeated="16"/>
          <table:table-cell office:value-type="float" office:value="0.339030742645264" calcext:value-type="float">
            <text:p>0.3390307426</text:p>
          </table:table-cell>
          <table:table-cell/>
          <table:table-cell office:value-type="float" office:value="0.378759860992432" calcext:value-type="float">
            <text:p>0.378759861</text:p>
          </table:table-cell>
          <table:table-cell office:value-type="float" office:value="0.955610275268555" calcext:value-type="float">
            <text:p>0.9556102753</text:p>
          </table:table-cell>
          <table:table-cell office:value-type="float" office:value="0.354112386703491" calcext:value-type="float">
            <text:p>0.3541123867</text:p>
          </table:table-cell>
        </table:table-row>
        <table:table-row table:style-name="ro1">
          <table:table-cell table:number-columns-repeated="5"/>
          <table:table-cell office:value-type="float" office:value="0.0121529102325439" calcext:value-type="float">
            <text:p>0.0121529102</text:p>
          </table:table-cell>
          <table:table-cell table:number-columns-repeated="16"/>
          <table:table-cell office:value-type="float" office:value="0.337207555770874" calcext:value-type="float">
            <text:p>0.3372075558</text:p>
          </table:table-cell>
          <table:table-cell/>
          <table:table-cell office:value-type="float" office:value="0.385356426239014" calcext:value-type="float">
            <text:p>0.3853564262</text:p>
          </table:table-cell>
          <table:table-cell office:value-type="float" office:value="0.955045223236084" calcext:value-type="float">
            <text:p>0.9550452232</text:p>
          </table:table-cell>
          <table:table-cell office:value-type="float" office:value="0.354333639144897" calcext:value-type="float">
            <text:p>0.3543336391</text:p>
          </table:table-cell>
        </table:table-row>
        <table:table-row table:style-name="ro1">
          <table:table-cell table:number-columns-repeated="5"/>
          <table:table-cell office:value-type="float" office:value="0.0122301578521729" calcext:value-type="float">
            <text:p>0.0122301579</text:p>
          </table:table-cell>
          <table:table-cell table:number-columns-repeated="16"/>
          <table:table-cell office:value-type="float" office:value="0.339444398880005" calcext:value-type="float">
            <text:p>0.3394443989</text:p>
          </table:table-cell>
          <table:table-cell/>
          <table:table-cell office:value-type="float" office:value="0.392301321029663" calcext:value-type="float">
            <text:p>0.392301321</text:p>
          </table:table-cell>
          <table:table-cell office:value-type="float" office:value="0.962948560714722" calcext:value-type="float">
            <text:p>0.9629485607</text:p>
          </table:table-cell>
          <table:table-cell office:value-type="float" office:value="0.350578308105469" calcext:value-type="float">
            <text:p>0.3505783081</text:p>
          </table:table-cell>
        </table:table-row>
        <table:table-row table:style-name="ro1">
          <table:table-cell table:number-columns-repeated="5"/>
          <table:table-cell office:value-type="float" office:value="0.0135469436645508" calcext:value-type="float">
            <text:p>0.0135469437</text:p>
          </table:table-cell>
          <table:table-cell table:number-columns-repeated="16"/>
          <table:table-cell office:value-type="float" office:value="0.340208053588867" calcext:value-type="float">
            <text:p>0.3402080536</text:p>
          </table:table-cell>
          <table:table-cell/>
          <table:table-cell office:value-type="float" office:value="0.393751382827759" calcext:value-type="float">
            <text:p>0.3937513828</text:p>
          </table:table-cell>
          <table:table-cell office:value-type="float" office:value="0.96298098564148" calcext:value-type="float">
            <text:p>0.9629809856</text:p>
          </table:table-cell>
          <table:table-cell office:value-type="float" office:value="0.36133074760437" calcext:value-type="float">
            <text:p>0.3613307476</text:p>
          </table:table-cell>
        </table:table-row>
        <table:table-row table:style-name="ro1">
          <table:table-cell table:number-columns-repeated="5"/>
          <table:table-cell office:value-type="float" office:value="0.014456033706665" calcext:value-type="float">
            <text:p>0.0144560337</text:p>
          </table:table-cell>
          <table:table-cell table:number-columns-repeated="16"/>
          <table:table-cell office:value-type="float" office:value="0.339856147766113" calcext:value-type="float">
            <text:p>0.3398561478</text:p>
          </table:table-cell>
          <table:table-cell/>
          <table:table-cell office:value-type="float" office:value="0.486056089401245" calcext:value-type="float">
            <text:p>0.4860560894</text:p>
          </table:table-cell>
          <table:table-cell office:value-type="float" office:value="0.957143306732178" calcext:value-type="float">
            <text:p>0.9571433067</text:p>
          </table:table-cell>
          <table:table-cell office:value-type="float" office:value="0.355960130691528" calcext:value-type="float">
            <text:p>0.3559601307</text:p>
          </table:table-cell>
        </table:table-row>
        <table:table-row table:style-name="ro1">
          <table:table-cell table:number-columns-repeated="5"/>
          <table:table-cell office:value-type="float" office:value="0.0123159885406494" calcext:value-type="float">
            <text:p>0.0123159885</text:p>
          </table:table-cell>
          <table:table-cell table:number-columns-repeated="16"/>
          <table:table-cell office:value-type="float" office:value="0.340319871902466" calcext:value-type="float">
            <text:p>0.3403198719</text:p>
          </table:table-cell>
          <table:table-cell/>
          <table:table-cell office:value-type="float" office:value="0.370235681533813" calcext:value-type="float">
            <text:p>0.3702356815</text:p>
          </table:table-cell>
          <table:table-cell office:value-type="float" office:value="0.95805811882019" calcext:value-type="float">
            <text:p>0.9580581188</text:p>
          </table:table-cell>
          <table:table-cell office:value-type="float" office:value="0.358059883117676" calcext:value-type="float">
            <text:p>0.3580598831</text:p>
          </table:table-cell>
        </table:table-row>
        <table:table-row table:style-name="ro1">
          <table:table-cell table:number-columns-repeated="5"/>
          <table:table-cell office:value-type="float" office:value="0.0121579170227051" calcext:value-type="float">
            <text:p>0.012157917</text:p>
          </table:table-cell>
          <table:table-cell table:number-columns-repeated="16"/>
          <table:table-cell office:value-type="float" office:value="0.341353178024292" calcext:value-type="float">
            <text:p>0.341353178</text:p>
          </table:table-cell>
          <table:table-cell/>
          <table:table-cell office:value-type="float" office:value="0.388623476028442" calcext:value-type="float">
            <text:p>0.388623476</text:p>
          </table:table-cell>
          <table:table-cell office:value-type="float" office:value="0.954725742340088" calcext:value-type="float">
            <text:p>0.9547257423</text:p>
          </table:table-cell>
          <table:table-cell office:value-type="float" office:value="0.354866027832031" calcext:value-type="float">
            <text:p>0.3548660278</text:p>
          </table:table-cell>
        </table:table-row>
        <table:table-row table:style-name="ro1">
          <table:table-cell table:number-columns-repeated="5"/>
          <table:table-cell office:value-type="float" office:value="0.0122780799865723" calcext:value-type="float">
            <text:p>0.01227808</text:p>
          </table:table-cell>
          <table:table-cell table:number-columns-repeated="16"/>
          <table:table-cell office:value-type="float" office:value="0.341188192367554" calcext:value-type="float">
            <text:p>0.3411881924</text:p>
          </table:table-cell>
          <table:table-cell/>
          <table:table-cell office:value-type="float" office:value="0.386874675750732" calcext:value-type="float">
            <text:p>0.3868746758</text:p>
          </table:table-cell>
          <table:table-cell office:value-type="float" office:value="0.953198432922363" calcext:value-type="float">
            <text:p>0.9531984329</text:p>
          </table:table-cell>
          <table:table-cell office:value-type="float" office:value="0.354248285293579" calcext:value-type="float">
            <text:p>0.3542482853</text:p>
          </table:table-cell>
        </table:table-row>
        <table:table-row table:style-name="ro1">
          <table:table-cell table:number-columns-repeated="5"/>
          <table:table-cell office:value-type="float" office:value="0.0122029781341553" calcext:value-type="float">
            <text:p>0.0122029781</text:p>
          </table:table-cell>
          <table:table-cell table:number-columns-repeated="16"/>
          <table:table-cell office:value-type="float" office:value="0.34110951423645" calcext:value-type="float">
            <text:p>0.3411095142</text:p>
          </table:table-cell>
          <table:table-cell/>
          <table:table-cell office:value-type="float" office:value="0.382476806640625" calcext:value-type="float">
            <text:p>0.3824768066</text:p>
          </table:table-cell>
          <table:table-cell office:value-type="float" office:value="0.951409101486206" calcext:value-type="float">
            <text:p>0.9514091015</text:p>
          </table:table-cell>
          <table:table-cell office:value-type="float" office:value="0.351423263549805" calcext:value-type="float">
            <text:p>0.3514232635</text:p>
          </table:table-cell>
        </table:table-row>
        <table:table-row table:style-name="ro1">
          <table:table-cell table:number-columns-repeated="5"/>
          <table:table-cell office:value-type="float" office:value="0.01239013671875" calcext:value-type="float">
            <text:p>0.0123901367</text:p>
          </table:table-cell>
          <table:table-cell table:number-columns-repeated="16"/>
          <table:table-cell office:value-type="float" office:value="0.342090845108032" calcext:value-type="float">
            <text:p>0.3420908451</text:p>
          </table:table-cell>
          <table:table-cell/>
          <table:table-cell office:value-type="float" office:value="0.395802021026611" calcext:value-type="float">
            <text:p>0.395802021</text:p>
          </table:table-cell>
          <table:table-cell office:value-type="float" office:value="0.960530281066894" calcext:value-type="float">
            <text:p>0.9605302811</text:p>
          </table:table-cell>
          <table:table-cell office:value-type="float" office:value="0.353488683700561" calcext:value-type="float">
            <text:p>0.3534886837</text:p>
          </table:table-cell>
        </table:table-row>
        <table:table-row table:style-name="ro1">
          <table:table-cell table:number-columns-repeated="5"/>
          <table:table-cell office:value-type="float" office:value="0.012160062789917" calcext:value-type="float">
            <text:p>0.0121600628</text:p>
          </table:table-cell>
          <table:table-cell table:number-columns-repeated="16"/>
          <table:table-cell office:value-type="float" office:value="0.341458797454834" calcext:value-type="float">
            <text:p>0.3414587975</text:p>
          </table:table-cell>
          <table:table-cell/>
          <table:table-cell office:value-type="float" office:value="0.388358592987061" calcext:value-type="float">
            <text:p>0.388358593</text:p>
          </table:table-cell>
          <table:table-cell office:value-type="float" office:value="0.962181329727173" calcext:value-type="float">
            <text:p>0.9621813297</text:p>
          </table:table-cell>
          <table:table-cell office:value-type="float" office:value="0.357783555984497" calcext:value-type="float">
            <text:p>0.357783556</text:p>
          </table:table-cell>
        </table:table-row>
        <table:table-row table:style-name="ro1">
          <table:table-cell table:number-columns-repeated="5"/>
          <table:table-cell office:value-type="float" office:value="0.0121421813964844" calcext:value-type="float">
            <text:p>0.0121421814</text:p>
          </table:table-cell>
          <table:table-cell table:number-columns-repeated="16"/>
          <table:table-cell office:value-type="float" office:value="0.341181516647339" calcext:value-type="float">
            <text:p>0.3411815166</text:p>
          </table:table-cell>
          <table:table-cell/>
          <table:table-cell office:value-type="float" office:value="0.389436006546021" calcext:value-type="float">
            <text:p>0.3894360065</text:p>
          </table:table-cell>
          <table:table-cell office:value-type="float" office:value="0.96125316619873" calcext:value-type="float">
            <text:p>0.9612531662</text:p>
          </table:table-cell>
          <table:table-cell office:value-type="float" office:value="0.356450319290161" calcext:value-type="float">
            <text:p>0.3564503193</text:p>
          </table:table-cell>
        </table:table-row>
        <table:table-row table:style-name="ro1">
          <table:table-cell table:number-columns-repeated="5"/>
          <table:table-cell office:value-type="float" office:value="0.0121278762817383" calcext:value-type="float">
            <text:p>0.0121278763</text:p>
          </table:table-cell>
          <table:table-cell table:number-columns-repeated="16"/>
          <table:table-cell office:value-type="float" office:value="0.341735363006592" calcext:value-type="float">
            <text:p>0.341735363</text:p>
          </table:table-cell>
          <table:table-cell/>
          <table:table-cell office:value-type="float" office:value="0.389060020446777" calcext:value-type="float">
            <text:p>0.3890600204</text:p>
          </table:table-cell>
          <table:table-cell office:value-type="float" office:value="0.957338809967041" calcext:value-type="float">
            <text:p>0.95733881</text:p>
          </table:table-cell>
          <table:table-cell office:value-type="float" office:value="0.354849815368652" calcext:value-type="float">
            <text:p>0.3548498154</text:p>
          </table:table-cell>
        </table:table-row>
        <table:table-row table:style-name="ro1">
          <table:table-cell table:number-columns-repeated="5"/>
          <table:table-cell office:value-type="float" office:value="0.0121822357177734" calcext:value-type="float">
            <text:p>0.0121822357</text:p>
          </table:table-cell>
          <table:table-cell table:number-columns-repeated="16"/>
          <table:table-cell office:value-type="float" office:value="0.343817710876465" calcext:value-type="float">
            <text:p>0.3438177109</text:p>
          </table:table-cell>
          <table:table-cell/>
          <table:table-cell office:value-type="float" office:value="0.389188766479492" calcext:value-type="float">
            <text:p>0.3891887665</text:p>
          </table:table-cell>
          <table:table-cell office:value-type="float" office:value="0.983239889144897" calcext:value-type="float">
            <text:p>0.9832398891</text:p>
          </table:table-cell>
          <table:table-cell office:value-type="float" office:value="0.357990503311157" calcext:value-type="float">
            <text:p>0.3579905033</text:p>
          </table:table-cell>
        </table:table-row>
        <table:table-row table:style-name="ro1">
          <table:table-cell table:number-columns-repeated="5"/>
          <table:table-cell office:value-type="float" office:value="0.0131039619445801" calcext:value-type="float">
            <text:p>0.0131039619</text:p>
          </table:table-cell>
          <table:table-cell table:number-columns-repeated="16"/>
          <table:table-cell office:value-type="float" office:value="0.341493606567383" calcext:value-type="float">
            <text:p>0.3414936066</text:p>
          </table:table-cell>
          <table:table-cell/>
          <table:table-cell office:value-type="float" office:value="0.385413408279419" calcext:value-type="float">
            <text:p>0.3854134083</text:p>
          </table:table-cell>
          <table:table-cell office:value-type="float" office:value="0.959138870239258" calcext:value-type="float">
            <text:p>0.9591388702</text:p>
          </table:table-cell>
          <table:table-cell office:value-type="float" office:value="0.361106634140015" calcext:value-type="float">
            <text:p>0.3611066341</text:p>
          </table:table-cell>
        </table:table-row>
        <table:table-row table:style-name="ro1">
          <table:table-cell table:number-columns-repeated="5"/>
          <table:table-cell office:value-type="float" office:value="0.0132229328155518" calcext:value-type="float">
            <text:p>0.0132229328</text:p>
          </table:table-cell>
          <table:table-cell table:number-columns-repeated="16"/>
          <table:table-cell office:value-type="float" office:value="0.341166019439697" calcext:value-type="float">
            <text:p>0.3411660194</text:p>
          </table:table-cell>
          <table:table-cell/>
          <table:table-cell office:value-type="float" office:value="0.388317346572876" calcext:value-type="float">
            <text:p>0.3883173466</text:p>
          </table:table-cell>
          <table:table-cell office:value-type="float" office:value="0.980976819992065" calcext:value-type="float">
            <text:p>0.98097682</text:p>
          </table:table-cell>
          <table:table-cell office:value-type="float" office:value="0.362717151641846" calcext:value-type="float">
            <text:p>0.3627171516</text:p>
          </table:table-cell>
        </table:table-row>
        <table:table-row table:style-name="ro1">
          <table:table-cell table:number-columns-repeated="5"/>
          <table:table-cell office:value-type="float" office:value="0.0127940177917481" calcext:value-type="float">
            <text:p>0.0127940178</text:p>
          </table:table-cell>
          <table:table-cell table:number-columns-repeated="16"/>
          <table:table-cell office:value-type="float" office:value="0.343134641647339" calcext:value-type="float">
            <text:p>0.3431346416</text:p>
          </table:table-cell>
          <table:table-cell/>
          <table:table-cell office:value-type="float" office:value="0.394579410552979" calcext:value-type="float">
            <text:p>0.3945794106</text:p>
          </table:table-cell>
          <table:table-cell office:value-type="float" office:value="0.966089248657227" calcext:value-type="float">
            <text:p>0.9660892487</text:p>
          </table:table-cell>
          <table:table-cell office:value-type="float" office:value="0.357567548751831" calcext:value-type="float">
            <text:p>0.3575675488</text:p>
          </table:table-cell>
        </table:table-row>
        <table:table-row table:style-name="ro1">
          <table:table-cell table:number-columns-repeated="5"/>
          <table:table-cell office:value-type="float" office:value="0.012382984161377" calcext:value-type="float">
            <text:p>0.0123829842</text:p>
          </table:table-cell>
          <table:table-cell table:number-columns-repeated="16"/>
          <table:table-cell office:value-type="float" office:value="0.343589067459106" calcext:value-type="float">
            <text:p>0.3435890675</text:p>
          </table:table-cell>
          <table:table-cell/>
          <table:table-cell office:value-type="float" office:value="0.391344785690308" calcext:value-type="float">
            <text:p>0.3913447857</text:p>
          </table:table-cell>
          <table:table-cell office:value-type="float" office:value="0.965359926223755" calcext:value-type="float">
            <text:p>0.9653599262</text:p>
          </table:table-cell>
          <table:table-cell office:value-type="float" office:value="0.367824792861938" calcext:value-type="float">
            <text:p>0.3678247929</text:p>
          </table:table-cell>
        </table:table-row>
        <table:table-row table:style-name="ro1">
          <table:table-cell table:number-columns-repeated="5"/>
          <table:table-cell office:value-type="float" office:value="0.0122630596160889" calcext:value-type="float">
            <text:p>0.0122630596</text:p>
          </table:table-cell>
          <table:table-cell table:number-columns-repeated="16"/>
          <table:table-cell office:value-type="float" office:value="0.344670057296753" calcext:value-type="float">
            <text:p>0.3446700573</text:p>
          </table:table-cell>
          <table:table-cell/>
          <table:table-cell office:value-type="float" office:value="0.390385627746582" calcext:value-type="float">
            <text:p>0.3903856277</text:p>
          </table:table-cell>
          <table:table-cell office:value-type="float" office:value="0.962932109832764" calcext:value-type="float">
            <text:p>0.9629321098</text:p>
          </table:table-cell>
          <table:table-cell office:value-type="float" office:value="0.356874227523804" calcext:value-type="float">
            <text:p>0.3568742275</text:p>
          </table:table-cell>
        </table:table-row>
        <table:table-row table:style-name="ro1">
          <table:table-cell table:number-columns-repeated="5"/>
          <table:table-cell office:value-type="float" office:value="0.0123569965362549" calcext:value-type="float">
            <text:p>0.0123569965</text:p>
          </table:table-cell>
          <table:table-cell table:number-columns-repeated="16"/>
          <table:table-cell office:value-type="float" office:value="0.345796346664429" calcext:value-type="float">
            <text:p>0.3457963467</text:p>
          </table:table-cell>
          <table:table-cell/>
          <table:table-cell office:value-type="float" office:value="0.389430284500122" calcext:value-type="float">
            <text:p>0.3894302845</text:p>
          </table:table-cell>
          <table:table-cell office:value-type="float" office:value="0.96320915222168" calcext:value-type="float">
            <text:p>0.9632091522</text:p>
          </table:table-cell>
          <table:table-cell office:value-type="float" office:value="0.359388828277588" calcext:value-type="float">
            <text:p>0.3593888283</text:p>
          </table:table-cell>
        </table:table-row>
        <table:table-row table:style-name="ro1">
          <table:table-cell table:number-columns-repeated="5"/>
          <table:table-cell office:value-type="float" office:value="0.0125348567962646" calcext:value-type="float">
            <text:p>0.0125348568</text:p>
          </table:table-cell>
          <table:table-cell table:number-columns-repeated="16"/>
          <table:table-cell office:value-type="float" office:value="0.343900918960571" calcext:value-type="float">
            <text:p>0.343900919</text:p>
          </table:table-cell>
          <table:table-cell/>
          <table:table-cell office:value-type="float" office:value="0.389555215835571" calcext:value-type="float">
            <text:p>0.3895552158</text:p>
          </table:table-cell>
          <table:table-cell office:value-type="float" office:value="0.964423179626465" calcext:value-type="float">
            <text:p>0.9644231796</text:p>
          </table:table-cell>
          <table:table-cell office:value-type="float" office:value="0.354941129684448" calcext:value-type="float">
            <text:p>0.3549411297</text:p>
          </table:table-cell>
        </table:table-row>
        <table:table-row table:style-name="ro1">
          <table:table-cell table:number-columns-repeated="5"/>
          <table:table-cell office:value-type="float" office:value="0.0122239589691162" calcext:value-type="float">
            <text:p>0.012223959</text:p>
          </table:table-cell>
          <table:table-cell table:number-columns-repeated="16"/>
          <table:table-cell office:value-type="float" office:value="0.34298849105835" calcext:value-type="float">
            <text:p>0.3429884911</text:p>
          </table:table-cell>
          <table:table-cell/>
          <table:table-cell office:value-type="float" office:value="0.387674570083618" calcext:value-type="float">
            <text:p>0.3876745701</text:p>
          </table:table-cell>
          <table:table-cell office:value-type="float" office:value="0.964023590087891" calcext:value-type="float">
            <text:p>0.9640235901</text:p>
          </table:table-cell>
          <table:table-cell office:value-type="float" office:value="0.356435537338257" calcext:value-type="float">
            <text:p>0.3564355373</text:p>
          </table:table-cell>
        </table:table-row>
        <table:table-row table:style-name="ro1">
          <table:table-cell table:number-columns-repeated="5"/>
          <table:table-cell office:value-type="float" office:value="0.0121619701385498" calcext:value-type="float">
            <text:p>0.0121619701</text:p>
          </table:table-cell>
          <table:table-cell table:number-columns-repeated="16"/>
          <table:table-cell office:value-type="float" office:value="0.343173027038574" calcext:value-type="float">
            <text:p>0.343173027</text:p>
          </table:table-cell>
          <table:table-cell/>
          <table:table-cell office:value-type="float" office:value="0.387536764144898" calcext:value-type="float">
            <text:p>0.3875367641</text:p>
          </table:table-cell>
          <table:table-cell office:value-type="float" office:value="0.953590154647827" calcext:value-type="float">
            <text:p>0.9535901546</text:p>
          </table:table-cell>
          <table:table-cell office:value-type="float" office:value="0.354989528656006" calcext:value-type="float">
            <text:p>0.3549895287</text:p>
          </table:table-cell>
        </table:table-row>
        <table:table-row table:style-name="ro1">
          <table:table-cell table:number-columns-repeated="5"/>
          <table:table-cell office:value-type="float" office:value="0.0121200084686279" calcext:value-type="float">
            <text:p>0.0121200085</text:p>
          </table:table-cell>
          <table:table-cell table:number-columns-repeated="16"/>
          <table:table-cell office:value-type="float" office:value="0.342019319534302" calcext:value-type="float">
            <text:p>0.3420193195</text:p>
          </table:table-cell>
          <table:table-cell/>
          <table:table-cell office:value-type="float" office:value="0.395210742950439" calcext:value-type="float">
            <text:p>0.395210743</text:p>
          </table:table-cell>
          <table:table-cell office:value-type="float" office:value="0.969417333602905" calcext:value-type="float">
            <text:p>0.9694173336</text:p>
          </table:table-cell>
          <table:table-cell office:value-type="float" office:value="0.35456109046936" calcext:value-type="float">
            <text:p>0.3545610905</text:p>
          </table:table-cell>
        </table:table-row>
        <table:table-row table:style-name="ro1">
          <table:table-cell table:number-columns-repeated="5"/>
          <table:table-cell office:value-type="float" office:value="0.0122330188751221" calcext:value-type="float">
            <text:p>0.0122330189</text:p>
          </table:table-cell>
          <table:table-cell table:number-columns-repeated="16"/>
          <table:table-cell office:value-type="float" office:value="0.342858552932739" calcext:value-type="float">
            <text:p>0.3428585529</text:p>
          </table:table-cell>
          <table:table-cell/>
          <table:table-cell office:value-type="float" office:value="0.392343044281006" calcext:value-type="float">
            <text:p>0.3923430443</text:p>
          </table:table-cell>
          <table:table-cell office:value-type="float" office:value="0.965269327163696" calcext:value-type="float">
            <text:p>0.9652693272</text:p>
          </table:table-cell>
          <table:table-cell office:value-type="float" office:value="0.360930442810059" calcext:value-type="float">
            <text:p>0.3609304428</text:p>
          </table:table-cell>
        </table:table-row>
        <table:table-row table:style-name="ro1">
          <table:table-cell table:number-columns-repeated="5"/>
          <table:table-cell office:value-type="float" office:value="0.0121438503265381" calcext:value-type="float">
            <text:p>0.0121438503</text:p>
          </table:table-cell>
          <table:table-cell table:number-columns-repeated="16"/>
          <table:table-cell office:value-type="float" office:value="0.345207929611206" calcext:value-type="float">
            <text:p>0.3452079296</text:p>
          </table:table-cell>
          <table:table-cell/>
          <table:table-cell office:value-type="float" office:value="0.392041444778442" calcext:value-type="float">
            <text:p>0.3920414448</text:p>
          </table:table-cell>
          <table:table-cell office:value-type="float" office:value="0.970705509185791" calcext:value-type="float">
            <text:p>0.9707055092</text:p>
          </table:table-cell>
          <table:table-cell office:value-type="float" office:value="0.358365535736084" calcext:value-type="float">
            <text:p>0.3583655357</text:p>
          </table:table-cell>
        </table:table-row>
        <table:table-row table:style-name="ro1">
          <table:table-cell table:number-columns-repeated="5"/>
          <table:table-cell office:value-type="float" office:value="0.0121400356292725" calcext:value-type="float">
            <text:p>0.0121400356</text:p>
          </table:table-cell>
          <table:table-cell table:number-columns-repeated="16"/>
          <table:table-cell office:value-type="float" office:value="0.342244148254395" calcext:value-type="float">
            <text:p>0.3422441483</text:p>
          </table:table-cell>
          <table:table-cell/>
          <table:table-cell office:value-type="float" office:value="0.391569137573242" calcext:value-type="float">
            <text:p>0.3915691376</text:p>
          </table:table-cell>
          <table:table-cell office:value-type="float" office:value="0.96176290512085" calcext:value-type="float">
            <text:p>0.9617629051</text:p>
          </table:table-cell>
          <table:table-cell office:value-type="float" office:value="0.362796068191528" calcext:value-type="float">
            <text:p>0.3627960682</text:p>
          </table:table-cell>
        </table:table-row>
        <table:table-row table:style-name="ro1">
          <table:table-cell table:number-columns-repeated="5"/>
          <table:table-cell office:value-type="float" office:value="0.0121262073516846" calcext:value-type="float">
            <text:p>0.0121262074</text:p>
          </table:table-cell>
          <table:table-cell table:number-columns-repeated="16"/>
          <table:table-cell office:value-type="float" office:value="0.344281435012817" calcext:value-type="float">
            <text:p>0.344281435</text:p>
          </table:table-cell>
          <table:table-cell/>
          <table:table-cell office:value-type="float" office:value="0.392491340637207" calcext:value-type="float">
            <text:p>0.3924913406</text:p>
          </table:table-cell>
          <table:table-cell office:value-type="float" office:value="0.962234497070312" calcext:value-type="float">
            <text:p>0.9622344971</text:p>
          </table:table-cell>
          <table:table-cell office:value-type="float" office:value="0.361248970031738" calcext:value-type="float">
            <text:p>0.36124897</text:p>
          </table:table-cell>
        </table:table-row>
        <table:table-row table:style-name="ro1">
          <table:table-cell table:number-columns-repeated="5"/>
          <table:table-cell office:value-type="float" office:value="0.0121278762817383" calcext:value-type="float">
            <text:p>0.0121278763</text:p>
          </table:table-cell>
          <table:table-cell table:number-columns-repeated="16"/>
          <table:table-cell office:value-type="float" office:value="0.344908952713013" calcext:value-type="float">
            <text:p>0.3449089527</text:p>
          </table:table-cell>
          <table:table-cell/>
          <table:table-cell office:value-type="float" office:value="0.391317844390869" calcext:value-type="float">
            <text:p>0.3913178444</text:p>
          </table:table-cell>
          <table:table-cell office:value-type="float" office:value="0.958979845046997" calcext:value-type="float">
            <text:p>0.958979845</text:p>
          </table:table-cell>
          <table:table-cell office:value-type="float" office:value="0.377486228942871" calcext:value-type="float">
            <text:p>0.3774862289</text:p>
          </table:table-cell>
        </table:table-row>
        <table:table-row table:style-name="ro1">
          <table:table-cell table:number-columns-repeated="5"/>
          <table:table-cell office:value-type="float" office:value="0.0121660232543945" calcext:value-type="float">
            <text:p>0.0121660233</text:p>
          </table:table-cell>
          <table:table-cell table:number-columns-repeated="16"/>
          <table:table-cell office:value-type="float" office:value="0.345682144165039" calcext:value-type="float">
            <text:p>0.3456821442</text:p>
          </table:table-cell>
          <table:table-cell/>
          <table:table-cell office:value-type="float" office:value="0.388999223709106" calcext:value-type="float">
            <text:p>0.3889992237</text:p>
          </table:table-cell>
          <table:table-cell office:value-type="float" office:value="0.967470645904541" calcext:value-type="float">
            <text:p>0.9674706459</text:p>
          </table:table-cell>
          <table:table-cell office:value-type="float" office:value="0.365751981735229" calcext:value-type="float">
            <text:p>0.3657519817</text:p>
          </table:table-cell>
        </table:table-row>
        <table:table-row table:style-name="ro1">
          <table:table-cell table:number-columns-repeated="5"/>
          <table:table-cell office:value-type="float" office:value="0.0122559070587158" calcext:value-type="float">
            <text:p>0.0122559071</text:p>
          </table:table-cell>
          <table:table-cell table:number-columns-repeated="16"/>
          <table:table-cell office:value-type="float" office:value="0.345794916152954" calcext:value-type="float">
            <text:p>0.3457949162</text:p>
          </table:table-cell>
          <table:table-cell/>
          <table:table-cell office:value-type="float" office:value="0.400116443634033" calcext:value-type="float">
            <text:p>0.4001164436</text:p>
          </table:table-cell>
          <table:table-cell office:value-type="float" office:value="0.974099397659302" calcext:value-type="float">
            <text:p>0.9740993977</text:p>
          </table:table-cell>
          <table:table-cell office:value-type="float" office:value="0.36073899269104" calcext:value-type="float">
            <text:p>0.3607389927</text:p>
          </table:table-cell>
        </table:table-row>
        <table:table-row table:style-name="ro1">
          <table:table-cell table:number-columns-repeated="5"/>
          <table:table-cell office:value-type="float" office:value="0.0121731758117676" calcext:value-type="float">
            <text:p>0.0121731758</text:p>
          </table:table-cell>
          <table:table-cell table:number-columns-repeated="16"/>
          <table:table-cell office:value-type="float" office:value="0.345780849456787" calcext:value-type="float">
            <text:p>0.3457808495</text:p>
          </table:table-cell>
          <table:table-cell/>
          <table:table-cell office:value-type="float" office:value="0.394132375717163" calcext:value-type="float">
            <text:p>0.3941323757</text:p>
          </table:table-cell>
          <table:table-cell office:value-type="float" office:value="0.972998142242431" calcext:value-type="float">
            <text:p>0.9729981422</text:p>
          </table:table-cell>
          <table:table-cell office:value-type="float" office:value="0.369706869125366" calcext:value-type="float">
            <text:p>0.3697068691</text:p>
          </table:table-cell>
        </table:table-row>
        <table:table-row table:style-name="ro1">
          <table:table-cell table:number-columns-repeated="5"/>
          <table:table-cell office:value-type="float" office:value="0.0121798515319824" calcext:value-type="float">
            <text:p>0.0121798515</text:p>
          </table:table-cell>
          <table:table-cell table:number-columns-repeated="16"/>
          <table:table-cell office:value-type="float" office:value="0.34520697593689" calcext:value-type="float">
            <text:p>0.3452069759</text:p>
          </table:table-cell>
          <table:table-cell/>
          <table:table-cell office:value-type="float" office:value="0.392713069915771" calcext:value-type="float">
            <text:p>0.3927130699</text:p>
          </table:table-cell>
          <table:table-cell office:value-type="float" office:value="0.967978715896606" calcext:value-type="float">
            <text:p>0.9679787159</text:p>
          </table:table-cell>
          <table:table-cell office:value-type="float" office:value="0.36266016960144" calcext:value-type="float">
            <text:p>0.3626601696</text:p>
          </table:table-cell>
        </table:table-row>
        <table:table-row table:style-name="ro1">
          <table:table-cell table:number-columns-repeated="5"/>
          <table:table-cell office:value-type="float" office:value="0.0121660232543945" calcext:value-type="float">
            <text:p>0.0121660233</text:p>
          </table:table-cell>
          <table:table-cell table:number-columns-repeated="16"/>
          <table:table-cell office:value-type="float" office:value="0.344844341278076" calcext:value-type="float">
            <text:p>0.3448443413</text:p>
          </table:table-cell>
          <table:table-cell/>
          <table:table-cell office:value-type="float" office:value="0.392245054244995" calcext:value-type="float">
            <text:p>0.3922450542</text:p>
          </table:table-cell>
          <table:table-cell office:value-type="float" office:value="0.977612495422363" calcext:value-type="float">
            <text:p>0.9776124954</text:p>
          </table:table-cell>
          <table:table-cell office:value-type="float" office:value="0.360973358154297" calcext:value-type="float">
            <text:p>0.3609733582</text:p>
          </table:table-cell>
        </table:table-row>
        <table:table-row table:style-name="ro1">
          <table:table-cell table:number-columns-repeated="5"/>
          <table:table-cell office:value-type="float" office:value="0.0121479034423828" calcext:value-type="float">
            <text:p>0.0121479034</text:p>
          </table:table-cell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7.9732in" svg:height="4.4335in" svg:x="0in" svg:y="0.0004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9559in" svg:height="4.4543in" svg:x="0in" svg:y="4.4134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787in" svg:height="4.4126in" svg:x="-0.0012in" svg:y="8.8787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8.0114in" svg:height="4.413in" svg:x="-0.0043in" svg:y="13.3437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7.978in" svg:height="4.4445in" svg:x="8.0004in" svg:y="13.3331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7.9902in" svg:height="4.4031in" svg:x="7.9736in" svg:y="0in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8in" svg:height="4.4579in" svg:x="7.9732in" svg:y="4.4031in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1" table:number-rows-repeated="25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he high outliers are from a self-reference being dyn-ified combined with external untyped function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 for example test 82/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Do not trust a direct comparison – analysis performed on different computers. Need to f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9:38:48.26761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2:43:21.699228401</meta:creation-date>
    <dc:date>2017-09-26T10:47:43.519759106</dc:date>
    <meta:editing-duration>P1DT19H47M31S</meta:editing-duration>
    <meta:editing-cycles>46</meta:editing-cycles>
    <meta:generator>LibreOffice/4.2.8.2$Linux_X86_64 LibreOffice_project/420m0$Build-2</meta:generator>
    <meta:document-statistic meta:table-count="2" meta:cell-count="67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703cm" style:legend-expansion="high" chart:style-name="ch2"/>
        <chart:plot-area chart:style-name="ch3" table:cell-range-address="Sheet1.B1:Sheet1.H1 Sheet1.A10:Sheet1.H11 Sheet1.A13:Sheet1.H13" chart:data-source-has-labels="both" svg:x="0.32cm" svg:y="0.18cm" svg:width="11.615cm" svg:height="8.64cm">
          <chartooo:coordinate-region svg:x="0.756cm" svg:y="0.379cm" svg:width="10.799cm" svg:height="7.39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H10" chart:label-cell-address="Sheet1.A10:Sheet1.A10" chart:class="chart:bar">
            <chart:data-point chart:repeated="7"/>
          </chart:series>
          <chart:series chart:style-name="ch8" chart:values-cell-range-address="Sheet1.B11:Sheet1.H11" chart:label-cell-address="Sheet1.A11:Sheet1.A11" chart:class="chart:bar">
            <chart:data-point chart:repeated="7"/>
          </chart:series>
          <chart:series chart:style-name="ch9" chart:values-cell-range-address="Sheet1.B13:Sheet1.H13" chart:label-cell-address="Sheet1.A13:Sheet1.A1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tralnorm</text:p>
                <draw:g>
                  <svg:desc>Sheet1.B1:Sheet1.H1</svg:desc>
                </draw:g>
              </table:table-cell>
              <table:table-cell office:value-type="string">
                <text:p>float</text:p>
              </table:table-cell>
              <table:table-cell office:value-type="string">
                <text:p>nbody</text:p>
              </table:table-cell>
              <table:table-cell office:value-type="string">
                <text:p>go</text:p>
              </table:table-cell>
              <table:table-cell office:value-type="string">
                <text:p>pystone</text:p>
              </table:table-cell>
              <table:table-cell office:value-type="string">
                <text:p>chaos</text:p>
              </table:table-cell>
              <table:table-cell office:value-type="string">
                <text:p>meteorcontest</text:p>
              </table:table-cell>
            </table:table-row>
          </table:table-header-rows>
          <table:table-rows>
            <table:table-row>
              <table:table-cell office:value-type="string">
                <text:p>original overhead</text:p>
                <draw:g>
                  <svg:desc>Sheet1.A10:Sheet1.A10</svg:desc>
                </draw:g>
              </table:table-cell>
              <table:table-cell office:value-type="float" office:value="3.08071748878924">
                <text:p>3.08071748878924</text:p>
                <draw:g>
                  <svg:desc>Sheet1.B10:Sheet1.H10</svg:desc>
                </draw:g>
              </table:table-cell>
              <table:table-cell office:value-type="float" office:value="3.32710280373832">
                <text:p>3.32710280373832</text:p>
              </table:table-cell>
              <table:table-cell office:value-type="float" office:value="4.85650224215247">
                <text:p>4.85650224215247</text:p>
              </table:table-cell>
              <table:table-cell office:value-type="float" office:value="4.1704834605598">
                <text:p>4.1704834605598</text:p>
              </table:table-cell>
              <table:table-cell office:value-type="float" office:value="2.73053892215569">
                <text:p>2.73053892215569</text:p>
              </table:table-cell>
              <table:table-cell office:value-type="float" office:value="2.8169014084507">
                <text:p>2.8169014084507</text:p>
              </table:table-cell>
              <table:table-cell office:value-type="float" office:value="3.04225352112676">
                <text:p>3.04225352112676</text:p>
              </table:table-cell>
            </table:table-row>
            <table:table-row>
              <table:table-cell office:value-type="string">
                <text:p>optimized overhead</text:p>
                <draw:g>
                  <svg:desc>Sheet1.A11:Sheet1.A11</svg:desc>
                </draw:g>
              </table:table-cell>
              <table:table-cell office:value-type="float" office:value="1.04035874439462">
                <text:p>1.04035874439462</text:p>
                <draw:g>
                  <svg:desc>Sheet1.B11:Sheet1.H11</svg:desc>
                </draw:g>
              </table:table-cell>
              <table:table-cell office:value-type="float" office:value="1.4018691588785">
                <text:p>1.4018691588785</text:p>
              </table:table-cell>
              <table:table-cell office:value-type="float" office:value="1.02242152466368">
                <text:p>1.02242152466368</text:p>
              </table:table-cell>
              <table:table-cell office:value-type="float" office:value="1.06870229007634">
                <text:p>1.06870229007634</text:p>
              </table:table-cell>
              <table:table-cell office:value-type="float" office:value="0.967065868263473">
                <text:p>0.967065868263473</text:p>
              </table:table-cell>
              <table:table-cell office:value-type="float" office:value="1.05633802816901">
                <text:p>1.05633802816901</text:p>
              </table:table-cell>
              <table:table-cell office:value-type="float" office:value="1.54929577464789">
                <text:p>1.54929577464789</text:p>
              </table:table-cell>
            </table:table-row>
            <table:table-row>
              <table:table-cell office:value-type="string">
                <text:p>baseline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H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3cm" svg:height="11.262cm" xlink:href="." xlink:type="simple" chart:class="chart:scatter" chart:style-name="ch1">
        <chart:title svg:x="5.505cm" svg:y="0.361cm" chart:style-name="ch2">
          <text:p>Optimized bm_spectral_norm execution times</text:p>
        </chart:title>
        <chart:plot-area chart:style-name="ch3" chart:data-source-has-labels="both" svg:x="1.416cm" svg:y="1.391cm" svg:width="18.432cm" svg:height="8.665cm">
          <chartooo:coordinate-region svg:x="2.143cm" svg:y="1.59cm" svg:width="17.425cm" svg:height="7.819cm"/>
          <chart:axis chart:dimension="x" chart:name="primary-x" chart:style-name="ch4" chartooo:axis-type="auto">
            <chart:title svg:x="7.267cm" svg:y="10.281cm" chart:style-name="ch5">
              <text:p>Percent of program annotated with static types</text:p>
            </chart:title>
            <chart:categories table:cell-range-address="local-table.$A$2:.$A$313"/>
          </chart:axis>
          <chart:axis chart:dimension="y" chart:name="primary-y" chart:style-name="ch6">
            <chart:title svg:x="0.451cm" svg:y="7.59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313" chart:label-cell-address="local-table.$C$1" chart:class="chart:scatter">
            <chart:domain table:cell-range-address="local-table.$B$2:.$B$313"/>
            <chart:data-point chart:repeated="3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ctral_norm_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230824575424194">
                <text:p>0.230824575424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.227943558692932">
                <text:p>0.227943558692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0.234182741641998">
                <text:p>0.234182741641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0.233260304927826">
                <text:p>0.23326030492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0.227462849617004">
                <text:p>0.227462849617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0.228288445472717">
                <text:p>0.228288445472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0.228899946212769">
                <text:p>0.228899946212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0.225904059410095">
                <text:p>0.225904059410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.232238764762878">
                <text:p>0.232238764762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.230093863010406">
                <text:p>0.230093863010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.225273673534393">
                <text:p>0.225273673534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0.288643705844879">
                <text:p>0.288643705844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0.225635328292847">
                <text:p>0.225635328292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0.225165424346924">
                <text:p>0.225165424346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.231622934341431">
                <text:p>0.231622934341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.226737928390503">
                <text:p>0.226737928390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0.229780614376068">
                <text:p>0.229780614376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0.272337069511414">
                <text:p>0.272337069511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226805312633514">
                <text:p>0.226805312633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0.226800622940064">
                <text:p>0.226800622940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">
                <text:p>93</text:p>
              </table:table-cell>
              <table:table-cell office:value-type="float" office:value="0.227882626056671">
                <text:p>0.227882626056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226427702903748">
                <text:p>0.226427702903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228449652194977">
                <text:p>0.228449652194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.224259996414185">
                <text:p>0.224259996414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225765504837036">
                <text:p>0.225765504837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.230548646450043">
                <text:p>0.230548646450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.229421122074127">
                <text:p>0.229421122074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.228029153347015">
                <text:p>0.228029153347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.231381249427795">
                <text:p>0.231381249427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226949157714844">
                <text:p>0.22694915771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.273760061264038">
                <text:p>0.273760061264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0.226661894321442">
                <text:p>0.226661894321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0.230162703990936">
                <text:p>0.230162703990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0.226173083782196">
                <text:p>0.226173083782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">
                <text:p>87</text:p>
              </table:table-cell>
              <table:table-cell office:value-type="float" office:value="0.226177453994751">
                <text:p>0.226177453994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0.22772732257843">
                <text:p>0.22772732257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0.229203822612762">
                <text:p>0.229203822612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0.22581362247467">
                <text:p>0.22581362247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0.228941397666931">
                <text:p>0.228941397666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0.230591571331024">
                <text:p>0.230591571331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">
                <text:p>87</text:p>
              </table:table-cell>
              <table:table-cell office:value-type="float" office:value="0.227580420970917">
                <text:p>0.227580420970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229500412940979">
                <text:p>0.229500412940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226827864646912">
                <text:p>0.226827864646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0.287379448413849">
                <text:p>0.287379448413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0.226390905380249">
                <text:p>0.226390905380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">
                <text:p>84</text:p>
              </table:table-cell>
              <table:table-cell office:value-type="float" office:value="0.227255837917328">
                <text:p>0.227255837917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">
                <text:p>84</text:p>
              </table:table-cell>
              <table:table-cell office:value-type="float" office:value="0.226884233951569">
                <text:p>0.226884233951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0.240533699989319">
                <text:p>0.240533699989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0.225960438251495">
                <text:p>0.225960438251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0.225410602092743">
                <text:p>0.225410602092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0.226926319599152">
                <text:p>0.226926319599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0.271756224632263">
                <text:p>0.271756224632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0.270260531902313">
                <text:p>0.270260531902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.227334020137787">
                <text:p>0.227334020137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0.227539157867432">
                <text:p>0.227539157867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0.225935699939728">
                <text:p>0.225935699939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0.22566520690918">
                <text:p>0.22566520690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">
                <text:p>81</text:p>
              </table:table-cell>
              <table:table-cell office:value-type="float" office:value="0.225562963485718">
                <text:p>0.225562963485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0.225669662952423">
                <text:p>0.225669662952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0.226265053749084">
                <text:p>0.226265053749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.28607889175415">
                <text:p>0.28607889175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0.228168399333954">
                <text:p>0.228168399333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0.227559006214142">
                <text:p>0.227559006214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0.227909092903137">
                <text:p>0.227909092903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0.228601496219635">
                <text:p>0.228601496219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0.224994144439697">
                <text:p>0.2249941444396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0.23234680891037">
                <text:p>0.23234680891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0.227328426837921">
                <text:p>0.227328426837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226428804397583">
                <text:p>0.226428804397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0.225907943248749">
                <text:p>0.2259079432487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0.234115471839905">
                <text:p>0.234115471839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0.226646518707275">
                <text:p>0.226646518707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0.224442646503448">
                <text:p>0.224442646503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225979731082916">
                <text:p>0.225979731082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26516847610474">
                <text:p>0.226516847610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27369291782379">
                <text:p>0.227369291782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0.223399434089661">
                <text:p>0.223399434089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0.269153063297272">
                <text:p>0.2691530632972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228024017810822">
                <text:p>0.228024017810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26159424781799">
                <text:p>0.226159424781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0.223755865097046">
                <text:p>0.223755865097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0.227927994728088">
                <text:p>0.227927994728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0.225366494655609">
                <text:p>0.225366494655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0.22349986076355">
                <text:p>0.223499860763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0.224255366325378">
                <text:p>0.224255366325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0.227554433345795">
                <text:p>0.227554433345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0.225789151191711">
                <text:p>0.225789151191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0.231685674190521">
                <text:p>0.2316856741905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0.225731241703033">
                <text:p>0.225731241703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0.226241636276245">
                <text:p>0.226241636276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0.226921141147614">
                <text:p>0.226921141147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0.225839717388153">
                <text:p>0.225839717388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0.226198122501373">
                <text:p>0.226198122501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">
                <text:p>68</text:p>
              </table:table-cell>
              <table:table-cell office:value-type="float" office:value="0.226227474212646">
                <text:p>0.2262274742126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0.229222660064697">
                <text:p>0.229222660064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0.228197681903839">
                <text:p>0.228197681903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0.225104355812073">
                <text:p>0.225104355812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0.225299344062805">
                <text:p>0.225299344062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0.226111965179443">
                <text:p>0.226111965179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0.226707444190979">
                <text:p>0.226707444190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0.224865639209747">
                <text:p>0.2248656392097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0.226641864776611">
                <text:p>0.2266418647766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0.224688348770142">
                <text:p>0.224688348770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0.229805619716644">
                <text:p>0.229805619716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0.226119294166565">
                <text:p>0.226119294166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0.224593632221222">
                <text:p>0.224593632221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0.226015305519104">
                <text:p>0.226015305519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0.269138641357422">
                <text:p>0.2691386413574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">
                <text:p>65</text:p>
              </table:table-cell>
              <table:table-cell office:value-type="float" office:value="0.225846207141876">
                <text:p>0.225846207141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0.227734050750732">
                <text:p>0.227734050750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">
                <text:p>65</text:p>
              </table:table-cell>
              <table:table-cell office:value-type="float" office:value="0.243688476085663">
                <text:p>0.243688476085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">
                <text:p>62</text:p>
              </table:table-cell>
              <table:table-cell office:value-type="float" office:value="0.227423977851868">
                <text:p>0.2274239778518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">
                <text:p>62</text:p>
              </table:table-cell>
              <table:table-cell office:value-type="float" office:value="0.224125912189484">
                <text:p>0.2241259121894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227852144241333">
                <text:p>0.227852144241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0.223942420482635">
                <text:p>0.2239424204826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">
                <text:p>62</text:p>
              </table:table-cell>
              <table:table-cell office:value-type="float" office:value="0.228490319252014">
                <text:p>0.228490319252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">
                <text:p>62</text:p>
              </table:table-cell>
              <table:table-cell office:value-type="float" office:value="0.228168046474457">
                <text:p>0.2281680464744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">
                <text:p>62</text:p>
              </table:table-cell>
              <table:table-cell office:value-type="float" office:value="0.224293177127838">
                <text:p>0.224293177127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  <table:table-cell office:value-type="float" office:value="0.22920220375061">
                <text:p>0.22920220375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225330626964569">
                <text:p>0.225330626964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">
                <text:p>62</text:p>
              </table:table-cell>
              <table:table-cell office:value-type="float" office:value="0.226186499595642">
                <text:p>0.2261864995956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">
                <text:p>59</text:p>
              </table:table-cell>
              <table:table-cell office:value-type="float" office:value="0.227035813331604">
                <text:p>0.227035813331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">
                <text:p>59</text:p>
              </table:table-cell>
              <table:table-cell office:value-type="float" office:value="0.225211789608002">
                <text:p>0.225211789608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">
                <text:p>59</text:p>
              </table:table-cell>
              <table:table-cell office:value-type="float" office:value="0.229059188365936">
                <text:p>0.229059188365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0.225915615558624">
                <text:p>0.2259156155586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  <table:table-cell office:value-type="float" office:value="0.225316488742828">
                <text:p>0.225316488742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">
                <text:p>59</text:p>
              </table:table-cell>
              <table:table-cell office:value-type="float" office:value="0.224788975715637">
                <text:p>0.2247889757156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">
                <text:p>59</text:p>
              </table:table-cell>
              <table:table-cell office:value-type="float" office:value="0.226906723976135">
                <text:p>0.226906723976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0.22488707780838">
                <text:p>0.224887077808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0.231396822929382">
                <text:p>0.231396822929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">
                <text:p>59</text:p>
              </table:table-cell>
              <table:table-cell office:value-type="float" office:value="0.226949315071106">
                <text:p>0.22694931507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0.234053802490234">
                <text:p>0.2340538024902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0.224385468959808">
                <text:p>0.2243854689598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0.225975027084351">
                <text:p>0.2259750270843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0.226311252117157">
                <text:p>0.226311252117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0.227647268772125">
                <text:p>0.227647268772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0.224235692024231">
                <text:p>0.224235692024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">
                <text:p>56</text:p>
              </table:table-cell>
              <table:table-cell office:value-type="float" office:value="0.275878648757935">
                <text:p>0.275878648757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">
                <text:p>56</text:p>
              </table:table-cell>
              <table:table-cell office:value-type="float" office:value="0.225965428352356">
                <text:p>0.2259654283523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0.223868563175201">
                <text:p>0.223868563175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0.226876482963562">
                <text:p>0.226876482963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0.226586971282959">
                <text:p>0.226586971282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0.226807522773743">
                <text:p>0.226807522773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0.22528459072113">
                <text:p>0.22528459072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">
                <text:p>53</text:p>
              </table:table-cell>
              <table:table-cell office:value-type="float" office:value="0.226219704151154">
                <text:p>0.2262197041511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">
                <text:p>53</text:p>
              </table:table-cell>
              <table:table-cell office:value-type="float" office:value="0.228965671062469">
                <text:p>0.2289656710624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0.224851713180542">
                <text:p>0.2248517131805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">
                <text:p>53</text:p>
              </table:table-cell>
              <table:table-cell office:value-type="float" office:value="0.22949684381485">
                <text:p>0.229496843814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">
                <text:p>53</text:p>
              </table:table-cell>
              <table:table-cell office:value-type="float" office:value="0.225009138584137">
                <text:p>0.225009138584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">
                <text:p>53</text:p>
              </table:table-cell>
              <table:table-cell office:value-type="float" office:value="0.22691303730011">
                <text:p>0.22691303730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  <table:table-cell office:value-type="float" office:value="0.227158360481262">
                <text:p>0.22715836048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">
                <text:p>50</text:p>
              </table:table-cell>
              <table:table-cell office:value-type="float" office:value="0.225509152412415">
                <text:p>0.225509152412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0.225745899677277">
                <text:p>0.225745899677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  <table:table-cell office:value-type="float" office:value="0.224707126617432">
                <text:p>0.224707126617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0.226514949798584">
                <text:p>0.226514949798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0.224263060092926">
                <text:p>0.224263060092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0.225955743789673">
                <text:p>0.225955743789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0.22295028924942">
                <text:p>0.22295028924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0.227236533164978">
                <text:p>0.2272365331649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0.22532653093338">
                <text:p>0.225326530933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0.224864339828491">
                <text:p>0.224864339828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  <table:table-cell office:value-type="float" office:value="0.228584563732147">
                <text:p>0.228584563732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">
                <text:p>46</text:p>
              </table:table-cell>
              <table:table-cell office:value-type="float" office:value="0.224786620140076">
                <text:p>0.224786620140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">
                <text:p>46</text:p>
              </table:table-cell>
              <table:table-cell office:value-type="float" office:value="0.227329518795013">
                <text:p>0.227329518795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">
                <text:p>46</text:p>
              </table:table-cell>
              <table:table-cell office:value-type="float" office:value="0.230736422538757">
                <text:p>0.230736422538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  <table:table-cell office:value-type="float" office:value="0.227533550262451">
                <text:p>0.227533550262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">
                <text:p>46</text:p>
              </table:table-cell>
              <table:table-cell office:value-type="float" office:value="0.225465795993805">
                <text:p>0.2254657959938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0.232814846038818">
                <text:p>0.2328148460388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">
                <text:p>46</text:p>
              </table:table-cell>
              <table:table-cell office:value-type="float" office:value="0.224748544692993">
                <text:p>0.2247485446929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">
                <text:p>46</text:p>
              </table:table-cell>
              <table:table-cell office:value-type="float" office:value="0.226749386787415">
                <text:p>0.2267493867874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  <table:table-cell office:value-type="float" office:value="0.226638979911804">
                <text:p>0.226638979911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">
                <text:p>43</text:p>
              </table:table-cell>
              <table:table-cell office:value-type="float" office:value="0.226793773174286">
                <text:p>0.226793773174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0.227490675449371">
                <text:p>0.2274906754493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0.224239187240601">
                <text:p>0.2242391872406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0.228503122329712">
                <text:p>0.2285031223297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0.225051074028015">
                <text:p>0.225051074028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0.28668906211853">
                <text:p>0.28668906211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0.225644345283508">
                <text:p>0.225644345283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">
                <text:p>43</text:p>
              </table:table-cell>
              <table:table-cell office:value-type="float" office:value="0.225944349765778">
                <text:p>0.225944349765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">
                <text:p>43</text:p>
              </table:table-cell>
              <table:table-cell office:value-type="float" office:value="0.229865024089813">
                <text:p>0.2298650240898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">
                <text:p>43</text:p>
              </table:table-cell>
              <table:table-cell office:value-type="float" office:value="0.225725910663605">
                <text:p>0.2257259106636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226523160934448">
                <text:p>0.226523160934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22664439201355">
                <text:p>0.226644392013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227979888916016">
                <text:p>0.2279798889160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224882590770721">
                <text:p>0.224882590770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225892193317413">
                <text:p>0.225892193317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224572651386261">
                <text:p>0.2245726513862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22648960351944">
                <text:p>0.22648960351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228638746738434">
                <text:p>0.228638746738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229053108692169">
                <text:p>0.229053108692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226574945449829">
                <text:p>0.2265749454498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0.225924127101898">
                <text:p>0.2259241271018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">
                <text:p>37</text:p>
              </table:table-cell>
              <table:table-cell office:value-type="float" office:value="0.285004506111145">
                <text:p>0.285004506111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">
                <text:p>37</text:p>
              </table:table-cell>
              <table:table-cell office:value-type="float" office:value="0.227971165180206">
                <text:p>0.227971165180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">
                <text:p>37</text:p>
              </table:table-cell>
              <table:table-cell office:value-type="float" office:value="0.22825288772583">
                <text:p>0.22825288772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">
                <text:p>37</text:p>
              </table:table-cell>
              <table:table-cell office:value-type="float" office:value="0.226027855873108">
                <text:p>0.226027855873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">
                <text:p>37</text:p>
              </table:table-cell>
              <table:table-cell office:value-type="float" office:value="0.225334532260895">
                <text:p>0.2253345322608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">
                <text:p>37</text:p>
              </table:table-cell>
              <table:table-cell office:value-type="float" office:value="0.229444398880005">
                <text:p>0.229444398880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">
                <text:p>37</text:p>
              </table:table-cell>
              <table:table-cell office:value-type="float" office:value="0.229527730941772">
                <text:p>0.2295277309417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0.226960999965668">
                <text:p>0.226960999965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">
                <text:p>37</text:p>
              </table:table-cell>
              <table:table-cell office:value-type="float" office:value="0.271058464050293">
                <text:p>0.27105846405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">
                <text:p>34</text:p>
              </table:table-cell>
              <table:table-cell office:value-type="float" office:value="0.227236926555634">
                <text:p>0.2272369265556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">
                <text:p>34</text:p>
              </table:table-cell>
              <table:table-cell office:value-type="float" office:value="0.226172471046448">
                <text:p>0.2261724710464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">
                <text:p>34</text:p>
              </table:table-cell>
              <table:table-cell office:value-type="float" office:value="0.224575233459473">
                <text:p>0.2245752334594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">
                <text:p>34</text:p>
              </table:table-cell>
              <table:table-cell office:value-type="float" office:value="0.227395203113556">
                <text:p>0.227395203113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">
                <text:p>34</text:p>
              </table:table-cell>
              <table:table-cell office:value-type="float" office:value="0.225051505565643">
                <text:p>0.2250515055656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0.228916292190552">
                <text:p>0.228916292190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0.230736587047577">
                <text:p>0.2307365870475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  <table:table-cell office:value-type="float" office:value="0.22466112613678">
                <text:p>0.22466112613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0.223784999847412">
                <text:p>0.2237849998474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">
                <text:p>34</text:p>
              </table:table-cell>
              <table:table-cell office:value-type="float" office:value="0.225949196815491">
                <text:p>0.2259491968154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0.226109833717346">
                <text:p>0.226109833717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">
                <text:p>31</text:p>
              </table:table-cell>
              <table:table-cell office:value-type="float" office:value="0.224609060287476">
                <text:p>0.224609060287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0.225905714035034">
                <text:p>0.2259057140350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0.226861371994019">
                <text:p>0.226861371994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">
                <text:p>31</text:p>
              </table:table-cell>
              <table:table-cell office:value-type="float" office:value="0.224212095737457">
                <text:p>0.224212095737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">
                <text:p>31</text:p>
              </table:table-cell>
              <table:table-cell office:value-type="float" office:value="0.229136292934418">
                <text:p>0.229136292934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">
                <text:p>31</text:p>
              </table:table-cell>
              <table:table-cell office:value-type="float" office:value="0.228195650577545">
                <text:p>0.2281956505775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  <table:table-cell office:value-type="float" office:value="0.224266486167908">
                <text:p>0.2242664861679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">
                <text:p>31</text:p>
              </table:table-cell>
              <table:table-cell office:value-type="float" office:value="0.224534778594971">
                <text:p>0.2245347785949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">
                <text:p>31</text:p>
              </table:table-cell>
              <table:table-cell office:value-type="float" office:value="0.225446298122406">
                <text:p>0.225446298122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  <table:table-cell office:value-type="float" office:value="0.226739673614502">
                <text:p>0.226739673614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0.231014478206634">
                <text:p>0.2310144782066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">
                <text:p>28</text:p>
              </table:table-cell>
              <table:table-cell office:value-type="float" office:value="0.230674624443054">
                <text:p>0.2306746244430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0.224832682609558">
                <text:p>0.2248326826095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  <table:table-cell office:value-type="float" office:value="0.223945603370666">
                <text:p>0.223945603370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0.226108720302582">
                <text:p>0.2261087203025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  <table:table-cell office:value-type="float" office:value="0.226618893146515">
                <text:p>0.226618893146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">
                <text:p>28</text:p>
              </table:table-cell>
              <table:table-cell office:value-type="float" office:value="0.223569805622101">
                <text:p>0.223569805622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0.229627909660339">
                <text:p>0.2296279096603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">
                <text:p>28</text:p>
              </table:table-cell>
              <table:table-cell office:value-type="float" office:value="0.229210777282715">
                <text:p>0.2292107772827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22639883518219">
                <text:p>0.226398835182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240870823860168">
                <text:p>0.2408708238601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226381137371063">
                <text:p>0.226381137371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225802042484283">
                <text:p>0.2258020424842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224065930843353">
                <text:p>0.2240659308433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226596596240997">
                <text:p>0.2265965962409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225166373252869">
                <text:p>0.2251663732528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228837780952454">
                <text:p>0.228837780952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289674286842346">
                <text:p>0.2896742868423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225253918170929">
                <text:p>0.2252539181709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0.230540506839752">
                <text:p>0.2305405068397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0.227475001811981">
                <text:p>0.2274750018119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0.226863141059875">
                <text:p>0.226863141059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0.22742353439331">
                <text:p>0.227423534393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0.22699362039566">
                <text:p>0.226993620395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0.225278151035309">
                <text:p>0.2252781510353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0.225895087718964">
                <text:p>0.225895087718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0.225978503227234">
                <text:p>0.225978503227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0.227550272941589">
                <text:p>0.227550272941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">
                <text:p>21</text:p>
              </table:table-cell>
              <table:table-cell office:value-type="float" office:value="0.22483608007431">
                <text:p>0.224836080074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">
                <text:p>18</text:p>
              </table:table-cell>
              <table:table-cell office:value-type="float" office:value="0.230555047988892">
                <text:p>0.2305550479888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">
                <text:p>18</text:p>
              </table:table-cell>
              <table:table-cell office:value-type="float" office:value="0.224114735126495">
                <text:p>0.2241147351264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0.227939364910126">
                <text:p>0.2279393649101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">
                <text:p>18</text:p>
              </table:table-cell>
              <table:table-cell office:value-type="float" office:value="0.224392812252045">
                <text:p>0.2243928122520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">
                <text:p>18</text:p>
              </table:table-cell>
              <table:table-cell office:value-type="float" office:value="0.228333048820496">
                <text:p>0.228333048820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">
                <text:p>18</text:p>
              </table:table-cell>
              <table:table-cell office:value-type="float" office:value="0.22776159286499">
                <text:p>0.227761592864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">
                <text:p>18</text:p>
              </table:table-cell>
              <table:table-cell office:value-type="float" office:value="0.227494084835052">
                <text:p>0.227494084835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">
                <text:p>18</text:p>
              </table:table-cell>
              <table:table-cell office:value-type="float" office:value="0.231374928951263">
                <text:p>0.2313749289512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">
                <text:p>18</text:p>
              </table:table-cell>
              <table:table-cell office:value-type="float" office:value="0.225996494293213">
                <text:p>0.2259964942932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">
                <text:p>18</text:p>
              </table:table-cell>
              <table:table-cell office:value-type="float" office:value="0.226373081207275">
                <text:p>0.2263730812072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">
                <text:p>15</text:p>
              </table:table-cell>
              <table:table-cell office:value-type="float" office:value="0.22746524810791">
                <text:p>0.22746524810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">
                <text:p>15</text:p>
              </table:table-cell>
              <table:table-cell office:value-type="float" office:value="0.227654087543488">
                <text:p>0.2276540875434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">
                <text:p>15</text:p>
              </table:table-cell>
              <table:table-cell office:value-type="float" office:value="0.230514676570892">
                <text:p>0.2305146765708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">
                <text:p>15</text:p>
              </table:table-cell>
              <table:table-cell office:value-type="float" office:value="0.225748057365417">
                <text:p>0.225748057365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">
                <text:p>15</text:p>
              </table:table-cell>
              <table:table-cell office:value-type="float" office:value="0.225130019187927">
                <text:p>0.2251300191879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  <table:table-cell office:value-type="float" office:value="0.224983620643616">
                <text:p>0.2249836206436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0.231696093082428">
                <text:p>0.2316960930824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">
                <text:p>15</text:p>
              </table:table-cell>
              <table:table-cell office:value-type="float" office:value="0.226086051464081">
                <text:p>0.2260860514640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  <table:table-cell office:value-type="float" office:value="0.226587271690369">
                <text:p>0.2265872716903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">
                <text:p>15</text:p>
              </table:table-cell>
              <table:table-cell office:value-type="float" office:value="0.22785336971283">
                <text:p>0.227853369712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0.225130085945129">
                <text:p>0.225130085945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0.227011716365814">
                <text:p>0.2270117163658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  <table:table-cell office:value-type="float" office:value="0.227810883522034">
                <text:p>0.2278108835220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0.228138766288757">
                <text:p>0.2281387662887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0.225405113697052">
                <text:p>0.2254051136970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0.224882428646088">
                <text:p>0.2248824286460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">
                <text:p>12</text:p>
              </table:table-cell>
              <table:table-cell office:value-type="float" office:value="0.23015242099762">
                <text:p>0.230152420997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0.229504356384277">
                <text:p>0.2295043563842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0.227415580749512">
                <text:p>0.2274155807495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0.229054353237152">
                <text:p>0.2290543532371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  <table:table-cell office:value-type="float" office:value="0.229188587665558">
                <text:p>0.2291885876655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0.225346760749817">
                <text:p>0.225346760749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.227495179176331">
                <text:p>0.227495179176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0.225244469642639">
                <text:p>0.2252444696426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0.225585777759552">
                <text:p>0.2255857777595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0.227845551967621">
                <text:p>0.2278455519676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0.225833714008331">
                <text:p>0.2258337140083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0.229976162910461">
                <text:p>0.2299761629104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0.224710214138031">
                <text:p>0.2247102141380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0.225267715454102">
                <text:p>0.2252677154541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0.22607417345047">
                <text:p>0.226074173450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">
                <text:p>6</text:p>
              </table:table-cell>
              <table:table-cell office:value-type="float" office:value="0.225971863269806">
                <text:p>0.2259718632698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0.285957884788513">
                <text:p>0.2859578847885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0.227023420333862">
                <text:p>0.2270234203338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0.225459353923798">
                <text:p>0.2254593539237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">
                <text:p>6</text:p>
              </table:table-cell>
              <table:table-cell office:value-type="float" office:value="0.225634076595306">
                <text:p>0.225634076595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">
                <text:p>6</text:p>
              </table:table-cell>
              <table:table-cell office:value-type="float" office:value="0.224024410247803">
                <text:p>0.2240244102478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0.227073495388031">
                <text:p>0.2270734953880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0.224553623199463">
                <text:p>0.2245536231994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224713220596313">
                <text:p>0.2247132205963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0.225291101932526">
                <text:p>0.2252911019325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0.224298338890076">
                <text:p>0.224298338890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0.230119585990906">
                <text:p>0.2301195859909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0.270550129413605">
                <text:p>0.2705501294136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0.224162867069244">
                <text:p>0.224162867069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0.228860023021698">
                <text:p>0.2288600230216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0.22445960521698">
                <text:p>0.224459605216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0.224855043888092">
                <text:p>0.2248550438880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0.22851181268692">
                <text:p>0.228511812686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0.23159636259079">
                <text:p>0.231596362590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226818249225616">
                <text:p>0.226818249225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09cm" svg:height="11.315cm" xlink:href="." xlink:type="simple" chart:class="chart:scatter" chart:style-name="ch1">
        <chart:title svg:x="6.475cm" svg:y="0.362cm" chart:style-name="ch2">
          <text:p>Optimized bm_float execution times</text:p>
        </chart:title>
        <chart:plot-area chart:style-name="ch3" chart:data-source-has-labels="both" svg:x="1.415cm" svg:y="1.393cm" svg:width="18.39cm" svg:height="8.715cm">
          <chartooo:coordinate-region svg:x="2.142cm" svg:y="1.592cm" svg:width="17.383cm" svg:height="7.869cm"/>
          <chart:axis chart:dimension="x" chart:name="primary-x" chart:style-name="ch4" chartooo:axis-type="auto">
            <chart:title svg:x="7.245cm" svg:y="10.334cm" chart:style-name="ch5">
              <text:p>Percent of program annotated with static types</text:p>
            </chart:title>
            <chart:categories table:cell-range-address="local-table.$A$2:.$A$163"/>
          </chart:axis>
          <chart:axis chart:dimension="y" chart:name="primary-y" chart:style-name="ch6">
            <chart:title svg:x="0.451cm" svg:y="7.62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163" chart:label-cell-address="local-table.$C$1" chart:class="chart:scatter">
            <chart:domain table:cell-range-address="local-table.$B$2:.$B$163"/>
            <chart:data-point chart:repeated="1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loat_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282384524345398">
                <text:p>0.282384524345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.278074128627777">
                <text:p>0.278074128627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0.285996530056">
                <text:p>0.28599653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0.432922735214233">
                <text:p>0.432922735214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0.290109047889709">
                <text:p>0.290109047889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0.279979376792908">
                <text:p>0.279979376792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0.286306595802307">
                <text:p>0.286306595802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0.288969192504883">
                <text:p>0.288969192504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.279258368015289">
                <text:p>0.279258368015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286261630058289">
                <text:p>0.286261630058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0.299305627346039">
                <text:p>0.299305627346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.280501224994659">
                <text:p>0.280501224994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0.269567060470581">
                <text:p>0.269567060470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0.284859335422516">
                <text:p>0.284859335422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.292945821285248">
                <text:p>0.292945821285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0.444098727703094">
                <text:p>0.444098727703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0.252491614818573">
                <text:p>0.252491614818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287110819816589">
                <text:p>0.287110819816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0.284648361206055">
                <text:p>0.284648361206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0.325683047771454">
                <text:p>0.325683047771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283590528964996">
                <text:p>0.283590528964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0.348170959949493">
                <text:p>0.348170959949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0.284203290939331">
                <text:p>0.284203290939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0.286045083999634">
                <text:p>0.286045083999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0.287027509212494">
                <text:p>0.287027509212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">
                <text:p>82</text:p>
              </table:table-cell>
              <table:table-cell office:value-type="float" office:value="0.241591689586639">
                <text:p>0.241591689586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0.350082623958588">
                <text:p>0.350082623958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0.324545390605926">
                <text:p>0.324545390605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0.459372475147247">
                <text:p>0.459372475147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0.365632276535034">
                <text:p>0.365632276535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0.380318248271942">
                <text:p>0.380318248271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0.213281137943268">
                <text:p>0.213281137943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">
                <text:p>76</text:p>
              </table:table-cell>
              <table:table-cell office:value-type="float" office:value="0.457147250175476">
                <text:p>0.457147250175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0.257479186058044">
                <text:p>0.257479186058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0.312077960968018">
                <text:p>0.312077960968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0.339474549293518">
                <text:p>0.339474549293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0.26757750749588">
                <text:p>0.26757750749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240610506534576">
                <text:p>0.240610506534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3053777384758">
                <text:p>0.3053777384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0.356717405319214">
                <text:p>0.356717405319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0.371606862545013">
                <text:p>0.371606862545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0.242529237270355">
                <text:p>0.242529237270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0.294671406745911">
                <text:p>0.294671406745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0.25291472196579">
                <text:p>0.25291472196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0.284902853965759">
                <text:p>0.284902853965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0.326437590122223">
                <text:p>0.326437590122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0.29243391752243">
                <text:p>0.292433917522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0.294462435245514">
                <text:p>0.294462435245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0.250008103847504">
                <text:p>0.250008103847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0.455943074226379">
                <text:p>0.455943074226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0.279480149745941">
                <text:p>0.279480149745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0.286511771678925">
                <text:p>0.286511771678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0.372966501712799">
                <text:p>0.372966501712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0.299756128787994">
                <text:p>0.299756128787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260688767433166">
                <text:p>0.260688767433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0.332154500484466">
                <text:p>0.332154500484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0.276784610748291">
                <text:p>0.276784610748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0.330188415050507">
                <text:p>0.330188415050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330656795501709">
                <text:p>0.330656795501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94014430046082">
                <text:p>0.394014430046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281657011508942">
                <text:p>0.281657011508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0.279190473556519">
                <text:p>0.279190473556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0.240980370044708">
                <text:p>0.240980370044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0.340233836174011">
                <text:p>0.340233836174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0.21561972618103">
                <text:p>0.21561972618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0.231575343608856">
                <text:p>0.231575343608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0.21861519575119">
                <text:p>0.21861519575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0.296814436912537">
                <text:p>0.296814436912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0.243059899806976">
                <text:p>0.243059899806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0.297146933078766">
                <text:p>0.297146933078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0.270379211902618">
                <text:p>0.2703792119026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0.246967763900757">
                <text:p>0.246967763900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0.370741350650787">
                <text:p>0.370741350650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0.266176955699921">
                <text:p>0.266176955699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0.249862225055695">
                <text:p>0.249862225055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">
                <text:p>52</text:p>
              </table:table-cell>
              <table:table-cell office:value-type="float" office:value="0.272933232784271">
                <text:p>0.272933232784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  <table:table-cell office:value-type="float" office:value="0.292177548408508">
                <text:p>0.292177548408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0.268496787548065">
                <text:p>0.268496787548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0.302515776157379">
                <text:p>0.302515776157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0.233588171005249">
                <text:p>0.233588171005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0.213198561668396">
                <text:p>0.213198561668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0.330995118618011">
                <text:p>0.330995118618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0.246783452033997">
                <text:p>0.246783452033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">
                <text:p>47</text:p>
              </table:table-cell>
              <table:table-cell office:value-type="float" office:value="0.212043113708496">
                <text:p>0.212043113708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0.291124761104584">
                <text:p>0.291124761104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0.217207889556885">
                <text:p>0.2172078895568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">
                <text:p>47</text:p>
              </table:table-cell>
              <table:table-cell office:value-type="float" office:value="0.250534915924072">
                <text:p>0.2505349159240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0.241951560974121">
                <text:p>0.241951560974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">
                <text:p>47</text:p>
              </table:table-cell>
              <table:table-cell office:value-type="float" office:value="0.388287916183472">
                <text:p>0.38828791618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">
                <text:p>47</text:p>
              </table:table-cell>
              <table:table-cell office:value-type="float" office:value="0.314170377254486">
                <text:p>0.314170377254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0.281834270954132">
                <text:p>0.281834270954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0.252743828296661">
                <text:p>0.2527438282966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0.25384952545166">
                <text:p>0.25384952545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0.277149016857147">
                <text:p>0.277149016857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0.226006169319153">
                <text:p>0.226006169319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0.237874135971069">
                <text:p>0.2378741359710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0.296760535240173">
                <text:p>0.296760535240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0.254181232452393">
                <text:p>0.254181232452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0.276140322685242">
                <text:p>0.276140322685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0.242411720752716">
                <text:p>0.242411720752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0.215457119941711">
                <text:p>0.215457119941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0.240014841556549">
                <text:p>0.240014841556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0.250102319717407">
                <text:p>0.250102319717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0.258230381011963">
                <text:p>0.258230381011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.247742028236389">
                <text:p>0.247742028236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0.218984982967377">
                <text:p>0.218984982967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0.210426931381226">
                <text:p>0.210426931381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0.299560430049896">
                <text:p>0.2995604300498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0.315363223552704">
                <text:p>0.315363223552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0.214448845386505">
                <text:p>0.214448845386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0.221690676212311">
                <text:p>0.221690676212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">
                <text:p>29</text:p>
              </table:table-cell>
              <table:table-cell office:value-type="float" office:value="0.219482800960541">
                <text:p>0.219482800960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">
                <text:p>29</text:p>
              </table:table-cell>
              <table:table-cell office:value-type="float" office:value="0.235816388130188">
                <text:p>0.235816388130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  <table:table-cell office:value-type="float" office:value="0.215572574138641">
                <text:p>0.21557257413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0.214407465457916">
                <text:p>0.2144074654579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0.224811849594116">
                <text:p>0.224811849594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0.245758585929871">
                <text:p>0.245758585929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0.275558009147644">
                <text:p>0.275558009147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0.215670349597931">
                <text:p>0.2156703495979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0.249704082012176">
                <text:p>0.249704082012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">
                <text:p>29</text:p>
              </table:table-cell>
              <table:table-cell office:value-type="float" office:value="0.258406503200531">
                <text:p>0.2584065032005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">
                <text:p>23</text:p>
              </table:table-cell>
              <table:table-cell office:value-type="float" office:value="0.229117500782013">
                <text:p>0.229117500782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0.258529393672943">
                <text:p>0.2585293936729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5925359725952">
                <text:p>0.2259253597259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0.22512941122055">
                <text:p>0.22512941122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">
                <text:p>23</text:p>
              </table:table-cell>
              <table:table-cell office:value-type="float" office:value="0.265964779853821">
                <text:p>0.2659647798538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0.214019575119019">
                <text:p>0.214019575119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0.235241751670837">
                <text:p>0.2352417516708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0.228352291584015">
                <text:p>0.228352291584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0.226967604160309">
                <text:p>0.226967604160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0.24264711856842">
                <text:p>0.24264711856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0.215732700824738">
                <text:p>0.215732700824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">
                <text:p>17</text:p>
              </table:table-cell>
              <table:table-cell office:value-type="float" office:value="0.218387224674225">
                <text:p>0.218387224674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  <table:table-cell office:value-type="float" office:value="0.256201784610748">
                <text:p>0.2562017846107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  <table:table-cell office:value-type="float" office:value="0.213273546695709">
                <text:p>0.213273546695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0.222553427219391">
                <text:p>0.2225534272193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.210479273796082">
                <text:p>0.210479273796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">
                <text:p>17</text:p>
              </table:table-cell>
              <table:table-cell office:value-type="float" office:value="0.213866548538208">
                <text:p>0.2138665485382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  <table:table-cell office:value-type="float" office:value="0.232140243053436">
                <text:p>0.232140243053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  <table:table-cell office:value-type="float" office:value="0.216819865703583">
                <text:p>0.2168198657035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  <table:table-cell office:value-type="float" office:value="0.226070954799652">
                <text:p>0.2260709547996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0.242312302589416">
                <text:p>0.242312302589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0.222193336486816">
                <text:p>0.2221933364868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0.21205130815506">
                <text:p>0.212051308155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0.215952007770538">
                <text:p>0.215952007770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0.218169651031494">
                <text:p>0.2181696510314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0.213461270332336">
                <text:p>0.213461270332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">
                <text:p>11</text:p>
              </table:table-cell>
              <table:table-cell office:value-type="float" office:value="0.259493944644928">
                <text:p>0.259493944644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0.216995050907135">
                <text:p>0.216995050907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0.220536403656006">
                <text:p>0.220536403656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0.22871413230896">
                <text:p>0.228714132308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216223037242889">
                <text:p>0.216223037242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0.219403941631317">
                <text:p>0.219403941631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22178915977478">
                <text:p>0.22178915977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0.213686213493347">
                <text:p>0.213686213493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0.214019639492035">
                <text:p>0.2140196394920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213047120571136">
                <text:p>0.2130471205711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0.210631763935089">
                <text:p>0.210631763935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209910900592804">
                <text:p>0.209910900592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0.225179419517517">
                <text:p>0.225179419517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0.225958852767944">
                <text:p>0.2259588527679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21642986536026">
                <text:p>0.21642986536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7cm" svg:height="11.209cm" xlink:href="." xlink:type="simple" chart:class="chart:scatter" chart:style-name="ch1">
        <chart:title svg:x="6.332cm" svg:y="0.36cm" chart:style-name="ch2">
          <text:p>Optimized bm_nbody execution times</text:p>
        </chart:title>
        <chart:plot-area chart:style-name="ch3" chart:data-source-has-labels="both" svg:x="1.416cm" svg:y="1.389cm" svg:width="18.446cm" svg:height="8.615cm">
          <chartooo:coordinate-region svg:x="2.514cm" svg:y="1.588cm" svg:width="17.068cm" svg:height="7.77cm"/>
          <chart:axis chart:dimension="x" chart:name="primary-x" chart:style-name="ch4" chartooo:axis-type="auto">
            <chart:title svg:x="7.274cm" svg:y="10.228cm" chart:style-name="ch5">
              <text:p>Percent of program annotated with static types</text:p>
            </chart:title>
            <chart:categories table:cell-range-address="local-table.$A$2:.$A$893"/>
          </chart:axis>
          <chart:axis chart:dimension="y" chart:name="primary-y" chart:style-name="ch6">
            <chart:title svg:x="0.451cm" svg:y="7.566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893" chart:label-cell-address="local-table.$C$1" chart:class="chart:scatter">
            <chart:domain table:cell-range-address="local-table.$B$2:.$B$893"/>
            <chart:data-point chart:repeated="8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body_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203676693439484">
                <text:p>0.203676693439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0.219085795879364">
                <text:p>0.219085795879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0.202693343162537">
                <text:p>0.202693343162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0.203446130752563">
                <text:p>0.203446130752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.220305943489075">
                <text:p>0.220305943489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0.20193971157074">
                <text:p>0.20193971157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.201915228366852">
                <text:p>0.201915228366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0.204497382640839">
                <text:p>0.20449738264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0.200434782505035">
                <text:p>0.200434782505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0.200760221481323">
                <text:p>0.200760221481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0.198637735843658">
                <text:p>0.198637735843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">
                <text:p>97</text:p>
              </table:table-cell>
              <table:table-cell office:value-type="float" office:value="0.203623263835907">
                <text:p>0.203623263835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0.202284278869629">
                <text:p>0.202284278869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0.199755616188049">
                <text:p>0.199755616188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0.202351529598236">
                <text:p>0.20235152959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0.20298257112503">
                <text:p>0.2029825711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0.20125616312027">
                <text:p>0.20125616312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.202141387462616">
                <text:p>0.202141387462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0.204703528881073">
                <text:p>0.204703528881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0.200940263271332">
                <text:p>0.200940263271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0.201956429481506">
                <text:p>0.201956429481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0.200777728557587">
                <text:p>0.200777728557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200952961444855">
                <text:p>0.200952961444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0.201541485786438">
                <text:p>0.201541485786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0.218944714069366">
                <text:p>0.218944714069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0.201815302371979">
                <text:p>0.201815302371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0.200550057888031">
                <text:p>0.200550057888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0.202023706436157">
                <text:p>0.202023706436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0.202175810337067">
                <text:p>0.202175810337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0.219990339279175">
                <text:p>0.219990339279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0.199656283855438">
                <text:p>0.199656283855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0.200282666683197">
                <text:p>0.200282666683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0.198344695568085">
                <text:p>0.198344695568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0.201466264724731">
                <text:p>0.201466264724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0.200125596523285">
                <text:p>0.2001255965232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">
                <text:p>95</text:p>
              </table:table-cell>
              <table:table-cell office:value-type="float" office:value="0.217317655086517">
                <text:p>0.217317655086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0.204075930118561">
                <text:p>0.20407593011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">
                <text:p>95</text:p>
              </table:table-cell>
              <table:table-cell office:value-type="float" office:value="0.202350149154663">
                <text:p>0.202350149154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">
                <text:p>95</text:p>
              </table:table-cell>
              <table:table-cell office:value-type="float" office:value="0.201640675067902">
                <text:p>0.201640675067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0.199775524139404">
                <text:p>0.199775524139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0.199556922912598">
                <text:p>0.199556922912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0.206867344379425">
                <text:p>0.206867344379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0.201100869178772">
                <text:p>0.2011008691787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">
                <text:p>94</text:p>
              </table:table-cell>
              <table:table-cell office:value-type="float" office:value="0.217605535984039">
                <text:p>0.217605535984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0.199878063201904">
                <text:p>0.199878063201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0.203305239677429">
                <text:p>0.203305239677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0.202797057628632">
                <text:p>0.202797057628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203401510715485">
                <text:p>0.203401510715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0.203607981204987">
                <text:p>0.203607981204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0.200359406471252">
                <text:p>0.200359406471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0.203677389621735">
                <text:p>0.203677389621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">
                <text:p>93</text:p>
              </table:table-cell>
              <table:table-cell office:value-type="float" office:value="0.2039271068573">
                <text:p>0.20392710685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0.202150018215179">
                <text:p>0.202150018215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0.19993417263031">
                <text:p>0.19993417263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">
                <text:p>93</text:p>
              </table:table-cell>
              <table:table-cell office:value-type="float" office:value="0.20260201215744">
                <text:p>0.20260201215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">
                <text:p>93</text:p>
              </table:table-cell>
              <table:table-cell office:value-type="float" office:value="0.201405112743378">
                <text:p>0.201405112743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">
                <text:p>93</text:p>
              </table:table-cell>
              <table:table-cell office:value-type="float" office:value="0.201893119812012">
                <text:p>0.201893119812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0.216113708019257">
                <text:p>0.216113708019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0.19628434419632">
                <text:p>0.19628434419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">
                <text:p>93</text:p>
              </table:table-cell>
              <table:table-cell office:value-type="float" office:value="0.201322011947632">
                <text:p>0.201322011947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">
                <text:p>93</text:p>
              </table:table-cell>
              <table:table-cell office:value-type="float" office:value="0.202020981311798">
                <text:p>0.202020981311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">
                <text:p>92</text:p>
              </table:table-cell>
              <table:table-cell office:value-type="float" office:value="0.201793742179871">
                <text:p>0.201793742179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0.200534651279449">
                <text:p>0.2005346512794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">
                <text:p>92</text:p>
              </table:table-cell>
              <table:table-cell office:value-type="float" office:value="0.20142594575882">
                <text:p>0.20142594575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">
                <text:p>92</text:p>
              </table:table-cell>
              <table:table-cell office:value-type="float" office:value="0.201403856277466">
                <text:p>0.201403856277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">
                <text:p>92</text:p>
              </table:table-cell>
              <table:table-cell office:value-type="float" office:value="0.200430572032928">
                <text:p>0.200430572032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">
                <text:p>92</text:p>
              </table:table-cell>
              <table:table-cell office:value-type="float" office:value="0.201327276229858">
                <text:p>0.201327276229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0.204799346923828">
                <text:p>0.2047993469238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">
                <text:p>92</text:p>
              </table:table-cell>
              <table:table-cell office:value-type="float" office:value="0.201484220027924">
                <text:p>0.201484220027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0.202470405101776">
                <text:p>0.202470405101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">
                <text:p>92</text:p>
              </table:table-cell>
              <table:table-cell office:value-type="float" office:value="0.200948529243469">
                <text:p>0.200948529243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0.203933401107788">
                <text:p>0.203933401107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0.205429453849792">
                <text:p>0.205429453849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0.200780997276306">
                <text:p>0.200780997276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0.201765048503876">
                <text:p>0.201765048503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0.199564452171326">
                <text:p>0.199564452171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0.20032023191452">
                <text:p>0.20032023191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0.202088668346405">
                <text:p>0.202088668346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0.200680813789368">
                <text:p>0.200680813789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0.200318536758423">
                <text:p>0.200318536758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0.199919707775116">
                <text:p>0.199919707775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0.202990760803223">
                <text:p>0.202990760803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0.200514814853668">
                <text:p>0.200514814853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0.202363200187683">
                <text:p>0.202363200187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200888950824738">
                <text:p>0.200888950824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199790377616882">
                <text:p>0.199790377616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0.203339178562164">
                <text:p>0.203339178562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0.202839341163635">
                <text:p>0.202839341163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201991281509399">
                <text:p>0.201991281509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00296580791473">
                <text:p>0.2002965807914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03862578868866">
                <text:p>0.203862578868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0.202775635719299">
                <text:p>0.202775635719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">
                <text:p>88</text:p>
              </table:table-cell>
              <table:table-cell office:value-type="float" office:value="0.205156881809235">
                <text:p>0.205156881809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0.200421493053436">
                <text:p>0.200421493053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0.201912770271301">
                <text:p>0.2019127702713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0.200895185470581">
                <text:p>0.200895185470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0.203308348655701">
                <text:p>0.203308348655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0.201612572669983">
                <text:p>0.201612572669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0.208178849220276">
                <text:p>0.208178849220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0.197015511989594">
                <text:p>0.197015511989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0.215559413433075">
                <text:p>0.215559413433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0.216150615215302">
                <text:p>0.2161506152153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">
                <text:p>87</text:p>
              </table:table-cell>
              <table:table-cell office:value-type="float" office:value="0.201104290485382">
                <text:p>0.2011042904853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0.204338901042938">
                <text:p>0.204338901042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0.20231192111969">
                <text:p>0.20231192111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">
                <text:p>87</text:p>
              </table:table-cell>
              <table:table-cell office:value-type="float" office:value="0.218693351745605">
                <text:p>0.2186933517456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0.199874095916748">
                <text:p>0.199874095916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0.20651796579361">
                <text:p>0.206517965793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">
                <text:p>87</text:p>
              </table:table-cell>
              <table:table-cell office:value-type="float" office:value="0.19964225769043">
                <text:p>0.19964225769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0.201166133880615">
                <text:p>0.201166133880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">
                <text:p>87</text:p>
              </table:table-cell>
              <table:table-cell office:value-type="float" office:value="0.200178537368774">
                <text:p>0.2001785373687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0.201348452568054">
                <text:p>0.2013484525680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">
                <text:p>86</text:p>
              </table:table-cell>
              <table:table-cell office:value-type="float" office:value="0.200814189910889">
                <text:p>0.200814189910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">
                <text:p>86</text:p>
              </table:table-cell>
              <table:table-cell office:value-type="float" office:value="0.204452271461487">
                <text:p>0.2044522714614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0.196679637432098">
                <text:p>0.196679637432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">
                <text:p>86</text:p>
              </table:table-cell>
              <table:table-cell office:value-type="float" office:value="0.199672169685364">
                <text:p>0.1996721696853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">
                <text:p>86</text:p>
              </table:table-cell>
              <table:table-cell office:value-type="float" office:value="0.207266201972961">
                <text:p>0.207266201972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0.204678874015808">
                <text:p>0.204678874015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0.200697700977325">
                <text:p>0.200697700977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">
                <text:p>86</text:p>
              </table:table-cell>
              <table:table-cell office:value-type="float" office:value="0.200303378105164">
                <text:p>0.2003033781051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">
                <text:p>86</text:p>
              </table:table-cell>
              <table:table-cell office:value-type="float" office:value="0.200835554599762">
                <text:p>0.2008355545997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200440225601196">
                <text:p>0.200440225601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">
                <text:p>85</text:p>
              </table:table-cell>
              <table:table-cell office:value-type="float" office:value="0.199876000881195">
                <text:p>0.199876000881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5">
                <text:p>85</text:p>
              </table:table-cell>
              <table:table-cell office:value-type="float" office:value="0.197041461467743">
                <text:p>0.197041461467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">
                <text:p>85</text:p>
              </table:table-cell>
              <table:table-cell office:value-type="float" office:value="0.201661772727966">
                <text:p>0.2016617727279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0.201910576820374">
                <text:p>0.201910576820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">
                <text:p>85</text:p>
              </table:table-cell>
              <table:table-cell office:value-type="float" office:value="0.217493255138397">
                <text:p>0.217493255138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0.200281012058258">
                <text:p>0.2002810120582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">
                <text:p>85</text:p>
              </table:table-cell>
              <table:table-cell office:value-type="float" office:value="0.202143492698669">
                <text:p>0.2021434926986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">
                <text:p>85</text:p>
              </table:table-cell>
              <table:table-cell office:value-type="float" office:value="0.200185825824738">
                <text:p>0.200185825824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0.204644112586975">
                <text:p>0.204644112586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">
                <text:p>84</text:p>
              </table:table-cell>
              <table:table-cell office:value-type="float" office:value="0.201227390766144">
                <text:p>0.201227390766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">
                <text:p>84</text:p>
              </table:table-cell>
              <table:table-cell office:value-type="float" office:value="0.201849653720856">
                <text:p>0.2018496537208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">
                <text:p>84</text:p>
              </table:table-cell>
              <table:table-cell office:value-type="float" office:value="0.201892642974854">
                <text:p>0.201892642974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">
                <text:p>84</text:p>
              </table:table-cell>
              <table:table-cell office:value-type="float" office:value="0.202543513774872">
                <text:p>0.202543513774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">
                <text:p>84</text:p>
              </table:table-cell>
              <table:table-cell office:value-type="float" office:value="0.200219588279724">
                <text:p>0.200219588279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0.200916378498077">
                <text:p>0.200916378498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">
                <text:p>84</text:p>
              </table:table-cell>
              <table:table-cell office:value-type="float" office:value="0.199804174900055">
                <text:p>0.1998041749000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0.203185760974884">
                <text:p>0.2031857609748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0.201706082820892">
                <text:p>0.201706082820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">
                <text:p>84</text:p>
              </table:table-cell>
              <table:table-cell office:value-type="float" office:value="0.201276137828827">
                <text:p>0.2012761378288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">
                <text:p>83</text:p>
              </table:table-cell>
              <table:table-cell office:value-type="float" office:value="0.205125365257263">
                <text:p>0.205125365257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">
                <text:p>83</text:p>
              </table:table-cell>
              <table:table-cell office:value-type="float" office:value="0.202152938842773">
                <text:p>0.202152938842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">
                <text:p>83</text:p>
              </table:table-cell>
              <table:table-cell office:value-type="float" office:value="0.200363764762878">
                <text:p>0.200363764762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">
                <text:p>83</text:p>
              </table:table-cell>
              <table:table-cell office:value-type="float" office:value="0.2005908203125">
                <text:p>0.20059082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">
                <text:p>83</text:p>
              </table:table-cell>
              <table:table-cell office:value-type="float" office:value="0.199175419807434">
                <text:p>0.1991754198074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">
                <text:p>83</text:p>
              </table:table-cell>
              <table:table-cell office:value-type="float" office:value="0.201021330356598">
                <text:p>0.2010213303565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0.199796199798584">
                <text:p>0.199796199798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">
                <text:p>83</text:p>
              </table:table-cell>
              <table:table-cell office:value-type="float" office:value="0.201814556121826">
                <text:p>0.2018145561218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3">
                <text:p>83</text:p>
              </table:table-cell>
              <table:table-cell office:value-type="float" office:value="0.202621476650238">
                <text:p>0.202621476650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">
                <text:p>83</text:p>
              </table:table-cell>
              <table:table-cell office:value-type="float" office:value="0.199963302612305">
                <text:p>0.199963302612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0.200659165382385">
                <text:p>0.200659165382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">
                <text:p>82</text:p>
              </table:table-cell>
              <table:table-cell office:value-type="float" office:value="0.21654586315155">
                <text:p>0.21654586315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">
                <text:p>82</text:p>
              </table:table-cell>
              <table:table-cell office:value-type="float" office:value="0.202690458297729">
                <text:p>0.202690458297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">
                <text:p>82</text:p>
              </table:table-cell>
              <table:table-cell office:value-type="float" office:value="0.197068977355957">
                <text:p>0.1970689773559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">
                <text:p>82</text:p>
              </table:table-cell>
              <table:table-cell office:value-type="float" office:value="0.202071764469147">
                <text:p>0.202071764469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">
                <text:p>82</text:p>
              </table:table-cell>
              <table:table-cell office:value-type="float" office:value="0.20275826215744">
                <text:p>0.202758262157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">
                <text:p>82</text:p>
              </table:table-cell>
              <table:table-cell office:value-type="float" office:value="0.204660918712616">
                <text:p>0.204660918712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0.201325957775116">
                <text:p>0.201325957775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">
                <text:p>82</text:p>
              </table:table-cell>
              <table:table-cell office:value-type="float" office:value="0.204890735149384">
                <text:p>0.2048907351493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">
                <text:p>82</text:p>
              </table:table-cell>
              <table:table-cell office:value-type="float" office:value="0.201677312850952">
                <text:p>0.2016773128509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0.198896131515503">
                <text:p>0.1988961315155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">
                <text:p>81</text:p>
              </table:table-cell>
              <table:table-cell office:value-type="float" office:value="0.202595286369324">
                <text:p>0.202595286369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">
                <text:p>81</text:p>
              </table:table-cell>
              <table:table-cell office:value-type="float" office:value="0.201440267562866">
                <text:p>0.2014402675628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">
                <text:p>81</text:p>
              </table:table-cell>
              <table:table-cell office:value-type="float" office:value="0.203232696056366">
                <text:p>0.203232696056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0.20231374502182">
                <text:p>0.20231374502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1">
                <text:p>81</text:p>
              </table:table-cell>
              <table:table-cell office:value-type="float" office:value="0.203561100959778">
                <text:p>0.2035611009597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0.20097728729248">
                <text:p>0.200977287292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">
                <text:p>81</text:p>
              </table:table-cell>
              <table:table-cell office:value-type="float" office:value="0.200015068054199">
                <text:p>0.200015068054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0.197611911296844">
                <text:p>0.197611911296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">
                <text:p>81</text:p>
              </table:table-cell>
              <table:table-cell office:value-type="float" office:value="0.2011013007164">
                <text:p>0.20110130071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0.200676517486572">
                <text:p>0.200676517486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0.200246684551239">
                <text:p>0.2002466845512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">
                <text:p>80</text:p>
              </table:table-cell>
              <table:table-cell office:value-type="float" office:value="0.218526256084442">
                <text:p>0.2185262560844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0.203908863067627">
                <text:p>0.203908863067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">
                <text:p>80</text:p>
              </table:table-cell>
              <table:table-cell office:value-type="float" office:value="0.217278382778168">
                <text:p>0.217278382778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  <table:table-cell office:value-type="float" office:value="0.202615938186645">
                <text:p>0.202615938186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0.199915635585785">
                <text:p>0.199915635585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0.219761345386505">
                <text:p>0.219761345386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0.200462501049042">
                <text:p>0.2004625010490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0359246969223">
                <text:p>0.203592469692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">
                <text:p>78</text:p>
              </table:table-cell>
              <table:table-cell office:value-type="float" office:value="0.205819523334503">
                <text:p>0.2058195233345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0.20018803358078">
                <text:p>0.20018803358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">
                <text:p>78</text:p>
              </table:table-cell>
              <table:table-cell office:value-type="float" office:value="0.199962582588196">
                <text:p>0.199962582588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">
                <text:p>78</text:p>
              </table:table-cell>
              <table:table-cell office:value-type="float" office:value="0.20167601108551">
                <text:p>0.201676011085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">
                <text:p>78</text:p>
              </table:table-cell>
              <table:table-cell office:value-type="float" office:value="0.20126809835434">
                <text:p>0.20126809835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">
                <text:p>78</text:p>
              </table:table-cell>
              <table:table-cell office:value-type="float" office:value="0.201698591709137">
                <text:p>0.2016985917091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">
                <text:p>78</text:p>
              </table:table-cell>
              <table:table-cell office:value-type="float" office:value="0.200921313762665">
                <text:p>0.2009213137626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">
                <text:p>78</text:p>
              </table:table-cell>
              <table:table-cell office:value-type="float" office:value="0.199714956283569">
                <text:p>0.199714956283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">
                <text:p>78</text:p>
              </table:table-cell>
              <table:table-cell office:value-type="float" office:value="0.200690605640411">
                <text:p>0.2006906056404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">
                <text:p>78</text:p>
              </table:table-cell>
              <table:table-cell office:value-type="float" office:value="0.202838134765625">
                <text:p>0.20283813476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">
                <text:p>77</text:p>
              </table:table-cell>
              <table:table-cell office:value-type="float" office:value="0.200778789520264">
                <text:p>0.200778789520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">
                <text:p>77</text:p>
              </table:table-cell>
              <table:table-cell office:value-type="float" office:value="0.203186757564545">
                <text:p>0.203186757564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">
                <text:p>77</text:p>
              </table:table-cell>
              <table:table-cell office:value-type="float" office:value="0.201367647647858">
                <text:p>0.201367647647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">
                <text:p>77</text:p>
              </table:table-cell>
              <table:table-cell office:value-type="float" office:value="0.19984486579895">
                <text:p>0.199844865798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">
                <text:p>77</text:p>
              </table:table-cell>
              <table:table-cell office:value-type="float" office:value="0.201632888317108">
                <text:p>0.201632888317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">
                <text:p>77</text:p>
              </table:table-cell>
              <table:table-cell office:value-type="float" office:value="0.202870082855225">
                <text:p>0.202870082855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">
                <text:p>77</text:p>
              </table:table-cell>
              <table:table-cell office:value-type="float" office:value="0.200297756195068">
                <text:p>0.200297756195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7">
                <text:p>77</text:p>
              </table:table-cell>
              <table:table-cell office:value-type="float" office:value="0.200964167118072">
                <text:p>0.2009641671180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0.200288593769073">
                <text:p>0.200288593769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">
                <text:p>77</text:p>
              </table:table-cell>
              <table:table-cell office:value-type="float" office:value="0.199590265750885">
                <text:p>0.1995902657508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">
                <text:p>76</text:p>
              </table:table-cell>
              <table:table-cell office:value-type="float" office:value="0.20118218421936">
                <text:p>0.20118218421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">
                <text:p>76</text:p>
              </table:table-cell>
              <table:table-cell office:value-type="float" office:value="0.201053199768066">
                <text:p>0.201053199768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6">
                <text:p>76</text:p>
              </table:table-cell>
              <table:table-cell office:value-type="float" office:value="0.201358008384705">
                <text:p>0.2013580083847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">
                <text:p>76</text:p>
              </table:table-cell>
              <table:table-cell office:value-type="float" office:value="0.203744919300079">
                <text:p>0.203744919300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">
                <text:p>76</text:p>
              </table:table-cell>
              <table:table-cell office:value-type="float" office:value="0.201818413734436">
                <text:p>0.201818413734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">
                <text:p>76</text:p>
              </table:table-cell>
              <table:table-cell office:value-type="float" office:value="0.20347110748291">
                <text:p>0.203471107482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">
                <text:p>76</text:p>
              </table:table-cell>
              <table:table-cell office:value-type="float" office:value="0.202523770332336">
                <text:p>0.202523770332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">
                <text:p>76</text:p>
              </table:table-cell>
              <table:table-cell office:value-type="float" office:value="0.199772472381592">
                <text:p>0.1997724723815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">
                <text:p>76</text:p>
              </table:table-cell>
              <table:table-cell office:value-type="float" office:value="0.200638179779053">
                <text:p>0.2006381797790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0.201044445037842">
                <text:p>0.201044445037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">
                <text:p>75</text:p>
              </table:table-cell>
              <table:table-cell office:value-type="float" office:value="0.20237646818161">
                <text:p>0.202376468181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0.200534327030182">
                <text:p>0.2005343270301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0.20060040473938">
                <text:p>0.20060040473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  <table:table-cell office:value-type="float" office:value="0.202808012962341">
                <text:p>0.202808012962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  <table:table-cell office:value-type="float" office:value="0.199670774936676">
                <text:p>0.199670774936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0.199780807495117">
                <text:p>0.199780807495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">
                <text:p>75</text:p>
              </table:table-cell>
              <table:table-cell office:value-type="float" office:value="0.203539619445801">
                <text:p>0.2035396194458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">
                <text:p>75</text:p>
              </table:table-cell>
              <table:table-cell office:value-type="float" office:value="0.21690603017807">
                <text:p>0.216906030178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">
                <text:p>75</text:p>
              </table:table-cell>
              <table:table-cell office:value-type="float" office:value="0.207417788505554">
                <text:p>0.2074177885055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">
                <text:p>75</text:p>
              </table:table-cell>
              <table:table-cell office:value-type="float" office:value="0.200733435153961">
                <text:p>0.2007334351539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0.203051347732544">
                <text:p>0.2030513477325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">
                <text:p>74</text:p>
              </table:table-cell>
              <table:table-cell office:value-type="float" office:value="0.201707158088684">
                <text:p>0.2017071580886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">
                <text:p>74</text:p>
              </table:table-cell>
              <table:table-cell office:value-type="float" office:value="0.202557623386383">
                <text:p>0.2025576233863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">
                <text:p>74</text:p>
              </table:table-cell>
              <table:table-cell office:value-type="float" office:value="0.202781057357788">
                <text:p>0.2027810573577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">
                <text:p>74</text:p>
              </table:table-cell>
              <table:table-cell office:value-type="float" office:value="0.200810120105743">
                <text:p>0.200810120105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">
                <text:p>74</text:p>
              </table:table-cell>
              <table:table-cell office:value-type="float" office:value="0.200439581871033">
                <text:p>0.2004395818710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">
                <text:p>74</text:p>
              </table:table-cell>
              <table:table-cell office:value-type="float" office:value="0.200915777683258">
                <text:p>0.200915777683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">
                <text:p>74</text:p>
              </table:table-cell>
              <table:table-cell office:value-type="float" office:value="0.20053375005722">
                <text:p>0.200533750057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.216085345745087">
                <text:p>0.2160853457450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0.203736610412598">
                <text:p>0.2037366104125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">
                <text:p>73</text:p>
              </table:table-cell>
              <table:table-cell office:value-type="float" office:value="0.198138496875763">
                <text:p>0.1981384968757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">
                <text:p>73</text:p>
              </table:table-cell>
              <table:table-cell office:value-type="float" office:value="0.200174939632416">
                <text:p>0.200174939632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">
                <text:p>73</text:p>
              </table:table-cell>
              <table:table-cell office:value-type="float" office:value="0.200839047431946">
                <text:p>0.200839047431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">
                <text:p>73</text:p>
              </table:table-cell>
              <table:table-cell office:value-type="float" office:value="0.203234150409698">
                <text:p>0.2032341504096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">
                <text:p>73</text:p>
              </table:table-cell>
              <table:table-cell office:value-type="float" office:value="0.199800024032593">
                <text:p>0.199800024032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">
                <text:p>73</text:p>
              </table:table-cell>
              <table:table-cell office:value-type="float" office:value="0.201109523773193">
                <text:p>0.2011095237731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">
                <text:p>73</text:p>
              </table:table-cell>
              <table:table-cell office:value-type="float" office:value="0.200563986301422">
                <text:p>0.2005639863014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0.200560405254364">
                <text:p>0.200560405254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">
                <text:p>73</text:p>
              </table:table-cell>
              <table:table-cell office:value-type="float" office:value="0.200913126468658">
                <text:p>0.2009131264686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">
                <text:p>73</text:p>
              </table:table-cell>
              <table:table-cell office:value-type="float" office:value="0.205633447170258">
                <text:p>0.205633447170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">
                <text:p>72</text:p>
              </table:table-cell>
              <table:table-cell office:value-type="float" office:value="0.200596430301666">
                <text:p>0.2005964303016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">
                <text:p>72</text:p>
              </table:table-cell>
              <table:table-cell office:value-type="float" office:value="0.200012204647064">
                <text:p>0.2000122046470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">
                <text:p>72</text:p>
              </table:table-cell>
              <table:table-cell office:value-type="float" office:value="0.204374074935913">
                <text:p>0.2043740749359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">
                <text:p>72</text:p>
              </table:table-cell>
              <table:table-cell office:value-type="float" office:value="0.205356996059418">
                <text:p>0.205356996059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">
                <text:p>72</text:p>
              </table:table-cell>
              <table:table-cell office:value-type="float" office:value="0.200182104110718">
                <text:p>0.2001821041107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0.200752863883972">
                <text:p>0.200752863883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0.206739249229431">
                <text:p>0.2067392492294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2">
                <text:p>72</text:p>
              </table:table-cell>
              <table:table-cell office:value-type="float" office:value="0.205910122394562">
                <text:p>0.2059101223945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">
                <text:p>72</text:p>
              </table:table-cell>
              <table:table-cell office:value-type="float" office:value="0.199999718666077">
                <text:p>0.1999997186660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">
                <text:p>72</text:p>
              </table:table-cell>
              <table:table-cell office:value-type="float" office:value="0.200461068153381">
                <text:p>0.2004610681533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0.199878008365631">
                <text:p>0.1998780083656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">
                <text:p>71</text:p>
              </table:table-cell>
              <table:table-cell office:value-type="float" office:value="0.202522072792053">
                <text:p>0.202522072792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">
                <text:p>71</text:p>
              </table:table-cell>
              <table:table-cell office:value-type="float" office:value="0.200300986766815">
                <text:p>0.2003009867668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0.200275571346283">
                <text:p>0.200275571346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">
                <text:p>71</text:p>
              </table:table-cell>
              <table:table-cell office:value-type="float" office:value="0.201205539703369">
                <text:p>0.2012055397033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0.200712382793426">
                <text:p>0.2007123827934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">
                <text:p>71</text:p>
              </table:table-cell>
              <table:table-cell office:value-type="float" office:value="0.202164263725281">
                <text:p>0.2021642637252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">
                <text:p>71</text:p>
              </table:table-cell>
              <table:table-cell office:value-type="float" office:value="0.216007323265076">
                <text:p>0.2160073232650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0.199843738079071">
                <text:p>0.1998437380790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">
                <text:p>71</text:p>
              </table:table-cell>
              <table:table-cell office:value-type="float" office:value="0.200271027088165">
                <text:p>0.2002710270881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0.199823951721191">
                <text:p>0.1998239517211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">
                <text:p>70</text:p>
              </table:table-cell>
              <table:table-cell office:value-type="float" office:value="0.196588757038116">
                <text:p>0.1965887570381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0.200774509906769">
                <text:p>0.2007745099067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0">
                <text:p>70</text:p>
              </table:table-cell>
              <table:table-cell office:value-type="float" office:value="0.200549392700195">
                <text:p>0.2005493927001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0.200568788051605">
                <text:p>0.2005687880516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0.203423328399658">
                <text:p>0.2034233283996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0.199574551582336">
                <text:p>0.1995745515823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0.202692925930023">
                <text:p>0.2026929259300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0.202332031726837">
                <text:p>0.2023320317268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0.201338984966278">
                <text:p>0.2013389849662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">
                <text:p>68</text:p>
              </table:table-cell>
              <table:table-cell office:value-type="float" office:value="0.204671165943146">
                <text:p>0.2046711659431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0.200258529186249">
                <text:p>0.2002585291862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">
                <text:p>68</text:p>
              </table:table-cell>
              <table:table-cell office:value-type="float" office:value="0.200082530975342">
                <text:p>0.2000825309753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">
                <text:p>68</text:p>
              </table:table-cell>
              <table:table-cell office:value-type="float" office:value="0.200498638153076">
                <text:p>0.200498638153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">
                <text:p>68</text:p>
              </table:table-cell>
              <table:table-cell office:value-type="float" office:value="0.201043639183044">
                <text:p>0.2010436391830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">
                <text:p>68</text:p>
              </table:table-cell>
              <table:table-cell office:value-type="float" office:value="0.20311190366745">
                <text:p>0.20311190366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">
                <text:p>68</text:p>
              </table:table-cell>
              <table:table-cell office:value-type="float" office:value="0.20034684419632">
                <text:p>0.200346844196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">
                <text:p>68</text:p>
              </table:table-cell>
              <table:table-cell office:value-type="float" office:value="0.205678286552429">
                <text:p>0.2056782865524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">
                <text:p>68</text:p>
              </table:table-cell>
              <table:table-cell office:value-type="float" office:value="0.201721584796906">
                <text:p>0.2017215847969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">
                <text:p>68</text:p>
              </table:table-cell>
              <table:table-cell office:value-type="float" office:value="0.200974633693695">
                <text:p>0.2009746336936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7">
                <text:p>67</text:p>
              </table:table-cell>
              <table:table-cell office:value-type="float" office:value="0.20257107257843">
                <text:p>0.202571072578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">
                <text:p>67</text:p>
              </table:table-cell>
              <table:table-cell office:value-type="float" office:value="0.203090965747833">
                <text:p>0.203090965747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">
                <text:p>67</text:p>
              </table:table-cell>
              <table:table-cell office:value-type="float" office:value="0.203013887405395">
                <text:p>0.203013887405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">
                <text:p>67</text:p>
              </table:table-cell>
              <table:table-cell office:value-type="float" office:value="0.200923180580139">
                <text:p>0.200923180580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">
                <text:p>67</text:p>
              </table:table-cell>
              <table:table-cell office:value-type="float" office:value="0.20096214056015">
                <text:p>0.200962140560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7">
                <text:p>67</text:p>
              </table:table-cell>
              <table:table-cell office:value-type="float" office:value="0.199785919189453">
                <text:p>0.1997859191894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7">
                <text:p>67</text:p>
              </table:table-cell>
              <table:table-cell office:value-type="float" office:value="0.20129227399826">
                <text:p>0.20129227399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7">
                <text:p>67</text:p>
              </table:table-cell>
              <table:table-cell office:value-type="float" office:value="0.199745342731476">
                <text:p>0.1997453427314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7">
                <text:p>67</text:p>
              </table:table-cell>
              <table:table-cell office:value-type="float" office:value="0.201188409328461">
                <text:p>0.2011884093284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7">
                <text:p>67</text:p>
              </table:table-cell>
              <table:table-cell office:value-type="float" office:value="0.199796974658966">
                <text:p>0.1997969746589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">
                <text:p>66</text:p>
              </table:table-cell>
              <table:table-cell office:value-type="float" office:value="0.206493332386017">
                <text:p>0.2064933323860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">
                <text:p>66</text:p>
              </table:table-cell>
              <table:table-cell office:value-type="float" office:value="0.213537936210632">
                <text:p>0.2135379362106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">
                <text:p>66</text:p>
              </table:table-cell>
              <table:table-cell office:value-type="float" office:value="0.201497387886047">
                <text:p>0.2014973878860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">
                <text:p>66</text:p>
              </table:table-cell>
              <table:table-cell office:value-type="float" office:value="0.200649454593658">
                <text:p>0.2006494545936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6">
                <text:p>66</text:p>
              </table:table-cell>
              <table:table-cell office:value-type="float" office:value="0.202190625667572">
                <text:p>0.2021906256675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6">
                <text:p>66</text:p>
              </table:table-cell>
              <table:table-cell office:value-type="float" office:value="0.199718887805939">
                <text:p>0.1997188878059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6">
                <text:p>66</text:p>
              </table:table-cell>
              <table:table-cell office:value-type="float" office:value="0.202597918510437">
                <text:p>0.202597918510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">
                <text:p>66</text:p>
              </table:table-cell>
              <table:table-cell office:value-type="float" office:value="0.201151649951935">
                <text:p>0.2011516499519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0.199975287914276">
                <text:p>0.1999752879142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6">
                <text:p>66</text:p>
              </table:table-cell>
              <table:table-cell office:value-type="float" office:value="0.202252602577209">
                <text:p>0.2022526025772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">
                <text:p>65</text:p>
              </table:table-cell>
              <table:table-cell office:value-type="float" office:value="0.203261027336121">
                <text:p>0.203261027336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">
                <text:p>65</text:p>
              </table:table-cell>
              <table:table-cell office:value-type="float" office:value="0.199471666812897">
                <text:p>0.1994716668128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">
                <text:p>65</text:p>
              </table:table-cell>
              <table:table-cell office:value-type="float" office:value="0.201104381084442">
                <text:p>0.2011043810844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">
                <text:p>65</text:p>
              </table:table-cell>
              <table:table-cell office:value-type="float" office:value="0.201731412410736">
                <text:p>0.2017314124107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5">
                <text:p>65</text:p>
              </table:table-cell>
              <table:table-cell office:value-type="float" office:value="0.20281920671463">
                <text:p>0.202819206714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">
                <text:p>65</text:p>
              </table:table-cell>
              <table:table-cell office:value-type="float" office:value="0.200163190364838">
                <text:p>0.200163190364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">
                <text:p>65</text:p>
              </table:table-cell>
              <table:table-cell office:value-type="float" office:value="0.20649817943573">
                <text:p>0.206498179435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">
                <text:p>65</text:p>
              </table:table-cell>
              <table:table-cell office:value-type="float" office:value="0.203739657402039">
                <text:p>0.203739657402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  <table:table-cell office:value-type="float" office:value="0.205507102012634">
                <text:p>0.2055071020126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">
                <text:p>65</text:p>
              </table:table-cell>
              <table:table-cell office:value-type="float" office:value="0.200808782577515">
                <text:p>0.2008087825775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">
                <text:p>64</text:p>
              </table:table-cell>
              <table:table-cell office:value-type="float" office:value="0.201464333534241">
                <text:p>0.2014643335342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">
                <text:p>64</text:p>
              </table:table-cell>
              <table:table-cell office:value-type="float" office:value="0.200955495834351">
                <text:p>0.2009554958343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">
                <text:p>64</text:p>
              </table:table-cell>
              <table:table-cell office:value-type="float" office:value="0.205312583446503">
                <text:p>0.2053125834465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">
                <text:p>64</text:p>
              </table:table-cell>
              <table:table-cell office:value-type="float" office:value="0.201872856616974">
                <text:p>0.2018728566169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4">
                <text:p>64</text:p>
              </table:table-cell>
              <table:table-cell office:value-type="float" office:value="0.203850843906403">
                <text:p>0.2038508439064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">
                <text:p>64</text:p>
              </table:table-cell>
              <table:table-cell office:value-type="float" office:value="0.204081833362579">
                <text:p>0.2040818333625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">
                <text:p>64</text:p>
              </table:table-cell>
              <table:table-cell office:value-type="float" office:value="0.201573836803436">
                <text:p>0.201573836803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">
                <text:p>64</text:p>
              </table:table-cell>
              <table:table-cell office:value-type="float" office:value="0.201393971443176">
                <text:p>0.201393971443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.199716033935547">
                <text:p>0.1997160339355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">
                <text:p>64</text:p>
              </table:table-cell>
              <table:table-cell office:value-type="float" office:value="0.204050240516663">
                <text:p>0.2040502405166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">
                <text:p>63</text:p>
              </table:table-cell>
              <table:table-cell office:value-type="float" office:value="0.202955400943756">
                <text:p>0.2029554009437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">
                <text:p>63</text:p>
              </table:table-cell>
              <table:table-cell office:value-type="float" office:value="0.200519819259644">
                <text:p>0.2005198192596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">
                <text:p>63</text:p>
              </table:table-cell>
              <table:table-cell office:value-type="float" office:value="0.200252301692963">
                <text:p>0.200252301692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">
                <text:p>63</text:p>
              </table:table-cell>
              <table:table-cell office:value-type="float" office:value="0.203514633178711">
                <text:p>0.2035146331787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">
                <text:p>63</text:p>
              </table:table-cell>
              <table:table-cell office:value-type="float" office:value="0.200717890262604">
                <text:p>0.2007178902626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">
                <text:p>63</text:p>
              </table:table-cell>
              <table:table-cell office:value-type="float" office:value="0.203415343761444">
                <text:p>0.203415343761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">
                <text:p>63</text:p>
              </table:table-cell>
              <table:table-cell office:value-type="float" office:value="0.202303621768951">
                <text:p>0.2023036217689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">
                <text:p>63</text:p>
              </table:table-cell>
              <table:table-cell office:value-type="float" office:value="0.200403966903687">
                <text:p>0.2004039669036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">
                <text:p>63</text:p>
              </table:table-cell>
              <table:table-cell office:value-type="float" office:value="0.203051648139954">
                <text:p>0.2030516481399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">
                <text:p>63</text:p>
              </table:table-cell>
              <table:table-cell office:value-type="float" office:value="0.20149115562439">
                <text:p>0.201491155624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  <table:table-cell office:value-type="float" office:value="0.196747176647186">
                <text:p>0.1967471766471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">
                <text:p>62</text:p>
              </table:table-cell>
              <table:table-cell office:value-type="float" office:value="0.204678266048431">
                <text:p>0.2046782660484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">
                <text:p>62</text:p>
              </table:table-cell>
              <table:table-cell office:value-type="float" office:value="0.200298418998718">
                <text:p>0.2002984189987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">
                <text:p>62</text:p>
              </table:table-cell>
              <table:table-cell office:value-type="float" office:value="0.203045437335968">
                <text:p>0.2030454373359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">
                <text:p>62</text:p>
              </table:table-cell>
              <table:table-cell office:value-type="float" office:value="0.201502113342285">
                <text:p>0.2015021133422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">
                <text:p>62</text:p>
              </table:table-cell>
              <table:table-cell office:value-type="float" office:value="0.221299641132355">
                <text:p>0.2212996411323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200836131572723">
                <text:p>0.2008361315727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">
                <text:p>62</text:p>
              </table:table-cell>
              <table:table-cell office:value-type="float" office:value="0.200145981311798">
                <text:p>0.2001459813117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  <table:table-cell office:value-type="float" office:value="0.200724449157715">
                <text:p>0.2007244491577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">
                <text:p>62</text:p>
              </table:table-cell>
              <table:table-cell office:value-type="float" office:value="0.202172510623932">
                <text:p>0.2021725106239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1">
                <text:p>61</text:p>
              </table:table-cell>
              <table:table-cell office:value-type="float" office:value="0.200751452445984">
                <text:p>0.2007514524459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1">
                <text:p>61</text:p>
              </table:table-cell>
              <table:table-cell office:value-type="float" office:value="0.201521928310394">
                <text:p>0.2015219283103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">
                <text:p>61</text:p>
              </table:table-cell>
              <table:table-cell office:value-type="float" office:value="0.202013554573059">
                <text:p>0.2020135545730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">
                <text:p>61</text:p>
              </table:table-cell>
              <table:table-cell office:value-type="float" office:value="0.200623288154602">
                <text:p>0.2006232881546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">
                <text:p>61</text:p>
              </table:table-cell>
              <table:table-cell office:value-type="float" office:value="0.204442493915558">
                <text:p>0.204442493915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">
                <text:p>61</text:p>
              </table:table-cell>
              <table:table-cell office:value-type="float" office:value="0.200589356422424">
                <text:p>0.2005893564224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1">
                <text:p>61</text:p>
              </table:table-cell>
              <table:table-cell office:value-type="float" office:value="0.201549751758575">
                <text:p>0.2015497517585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">
                <text:p>61</text:p>
              </table:table-cell>
              <table:table-cell office:value-type="float" office:value="0.20029767036438">
                <text:p>0.200297670364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">
                <text:p>61</text:p>
              </table:table-cell>
              <table:table-cell office:value-type="float" office:value="0.200966935157776">
                <text:p>0.2009669351577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1">
                <text:p>61</text:p>
              </table:table-cell>
              <table:table-cell office:value-type="float" office:value="0.199536852836609">
                <text:p>0.1995368528366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">
                <text:p>60</text:p>
              </table:table-cell>
              <table:table-cell office:value-type="float" office:value="0.202430245876312">
                <text:p>0.2024302458763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0">
                <text:p>60</text:p>
              </table:table-cell>
              <table:table-cell office:value-type="float" office:value="0.201290926933289">
                <text:p>0.2012909269332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0">
                <text:p>60</text:p>
              </table:table-cell>
              <table:table-cell office:value-type="float" office:value="0.200817441940308">
                <text:p>0.200817441940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">
                <text:p>60</text:p>
              </table:table-cell>
              <table:table-cell office:value-type="float" office:value="0.202480120658874">
                <text:p>0.2024801206588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">
                <text:p>60</text:p>
              </table:table-cell>
              <table:table-cell office:value-type="float" office:value="0.201220805644989">
                <text:p>0.2012208056449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">
                <text:p>60</text:p>
              </table:table-cell>
              <table:table-cell office:value-type="float" office:value="0.202686543464661">
                <text:p>0.2026865434646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">
                <text:p>60</text:p>
              </table:table-cell>
              <table:table-cell office:value-type="float" office:value="0.204416000843048">
                <text:p>0.2044160008430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">
                <text:p>60</text:p>
              </table:table-cell>
              <table:table-cell office:value-type="float" office:value="0.201111221313477">
                <text:p>0.2011112213134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">
                <text:p>60</text:p>
              </table:table-cell>
              <table:table-cell office:value-type="float" office:value="0.201585924625397">
                <text:p>0.2015859246253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0">
                <text:p>60</text:p>
              </table:table-cell>
              <table:table-cell office:value-type="float" office:value="0.204405064582825">
                <text:p>0.2044050645828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8">
                <text:p>58</text:p>
              </table:table-cell>
              <table:table-cell office:value-type="float" office:value="0.203098950386047">
                <text:p>0.2030989503860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">
                <text:p>58</text:p>
              </table:table-cell>
              <table:table-cell office:value-type="float" office:value="0.20087384223938">
                <text:p>0.200873842239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">
                <text:p>58</text:p>
              </table:table-cell>
              <table:table-cell office:value-type="float" office:value="0.201035001277924">
                <text:p>0.2010350012779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">
                <text:p>58</text:p>
              </table:table-cell>
              <table:table-cell office:value-type="float" office:value="0.201824786663055">
                <text:p>0.201824786663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">
                <text:p>58</text:p>
              </table:table-cell>
              <table:table-cell office:value-type="float" office:value="0.200753655433655">
                <text:p>0.2007536554336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">
                <text:p>58</text:p>
              </table:table-cell>
              <table:table-cell office:value-type="float" office:value="0.206202292442322">
                <text:p>0.206202292442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">
                <text:p>58</text:p>
              </table:table-cell>
              <table:table-cell office:value-type="float" office:value="0.201024122238159">
                <text:p>0.2010241222381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">
                <text:p>58</text:p>
              </table:table-cell>
              <table:table-cell office:value-type="float" office:value="0.202034823894501">
                <text:p>0.2020348238945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8">
                <text:p>58</text:p>
              </table:table-cell>
              <table:table-cell office:value-type="float" office:value="0.204893012046814">
                <text:p>0.2048930120468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">
                <text:p>58</text:p>
              </table:table-cell>
              <table:table-cell office:value-type="float" office:value="0.202144243717194">
                <text:p>0.2021442437171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">
                <text:p>57</text:p>
              </table:table-cell>
              <table:table-cell office:value-type="float" office:value="0.2042600274086">
                <text:p>0.20426002740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">
                <text:p>57</text:p>
              </table:table-cell>
              <table:table-cell office:value-type="float" office:value="0.200722396373749">
                <text:p>0.2007223963737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">
                <text:p>57</text:p>
              </table:table-cell>
              <table:table-cell office:value-type="float" office:value="0.218134050369263">
                <text:p>0.2181340503692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">
                <text:p>57</text:p>
              </table:table-cell>
              <table:table-cell office:value-type="float" office:value="0.202484829425812">
                <text:p>0.2024848294258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">
                <text:p>57</text:p>
              </table:table-cell>
              <table:table-cell office:value-type="float" office:value="0.200033147335052">
                <text:p>0.200033147335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">
                <text:p>57</text:p>
              </table:table-cell>
              <table:table-cell office:value-type="float" office:value="0.200209949016571">
                <text:p>0.2002099490165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">
                <text:p>57</text:p>
              </table:table-cell>
              <table:table-cell office:value-type="float" office:value="0.200967180728912">
                <text:p>0.2009671807289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">
                <text:p>57</text:p>
              </table:table-cell>
              <table:table-cell office:value-type="float" office:value="0.199874129295349">
                <text:p>0.1998741292953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">
                <text:p>57</text:p>
              </table:table-cell>
              <table:table-cell office:value-type="float" office:value="0.216802461147308">
                <text:p>0.2168024611473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">
                <text:p>57</text:p>
              </table:table-cell>
              <table:table-cell office:value-type="float" office:value="0.202925109863281">
                <text:p>0.2029251098632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">
                <text:p>56</text:p>
              </table:table-cell>
              <table:table-cell office:value-type="float" office:value="0.20069509267807">
                <text:p>0.200695092678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  <table:table-cell office:value-type="float" office:value="0.199841368198395">
                <text:p>0.1998413681983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">
                <text:p>56</text:p>
              </table:table-cell>
              <table:table-cell office:value-type="float" office:value="0.203843944072723">
                <text:p>0.2038439440727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">
                <text:p>56</text:p>
              </table:table-cell>
              <table:table-cell office:value-type="float" office:value="0.202400500774384">
                <text:p>0.2024005007743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6">
                <text:p>56</text:p>
              </table:table-cell>
              <table:table-cell office:value-type="float" office:value="0.201513605117798">
                <text:p>0.2015136051177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6">
                <text:p>56</text:p>
              </table:table-cell>
              <table:table-cell office:value-type="float" office:value="0.201318171024322">
                <text:p>0.2013181710243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6">
                <text:p>56</text:p>
              </table:table-cell>
              <table:table-cell office:value-type="float" office:value="0.20388676404953">
                <text:p>0.203886764049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6">
                <text:p>56</text:p>
              </table:table-cell>
              <table:table-cell office:value-type="float" office:value="0.202159631252289">
                <text:p>0.2021596312522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">
                <text:p>56</text:p>
              </table:table-cell>
              <table:table-cell office:value-type="float" office:value="0.201556077003479">
                <text:p>0.2015560770034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">
                <text:p>56</text:p>
              </table:table-cell>
              <table:table-cell office:value-type="float" office:value="0.199975669384003">
                <text:p>0.199975669384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  <table:table-cell office:value-type="float" office:value="0.199510016441345">
                <text:p>0.1995100164413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">
                <text:p>55</text:p>
              </table:table-cell>
              <table:table-cell office:value-type="float" office:value="0.200709099769592">
                <text:p>0.200709099769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">
                <text:p>55</text:p>
              </table:table-cell>
              <table:table-cell office:value-type="float" office:value="0.200715243816376">
                <text:p>0.200715243816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">
                <text:p>55</text:p>
              </table:table-cell>
              <table:table-cell office:value-type="float" office:value="0.201345524787903">
                <text:p>0.2013455247879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">
                <text:p>55</text:p>
              </table:table-cell>
              <table:table-cell office:value-type="float" office:value="0.199600071907043">
                <text:p>0.1996000719070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">
                <text:p>55</text:p>
              </table:table-cell>
              <table:table-cell office:value-type="float" office:value="0.200800724029541">
                <text:p>0.2008007240295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">
                <text:p>55</text:p>
              </table:table-cell>
              <table:table-cell office:value-type="float" office:value="0.216338269710541">
                <text:p>0.2163382697105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">
                <text:p>55</text:p>
              </table:table-cell>
              <table:table-cell office:value-type="float" office:value="0.202149782180786">
                <text:p>0.2021497821807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">
                <text:p>55</text:p>
              </table:table-cell>
              <table:table-cell office:value-type="float" office:value="0.204099688529968">
                <text:p>0.2040996885299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">
                <text:p>55</text:p>
              </table:table-cell>
              <table:table-cell office:value-type="float" office:value="0.200235741138458">
                <text:p>0.200235741138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">
                <text:p>54</text:p>
              </table:table-cell>
              <table:table-cell office:value-type="float" office:value="0.200613725185394">
                <text:p>0.2006137251853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">
                <text:p>54</text:p>
              </table:table-cell>
              <table:table-cell office:value-type="float" office:value="0.200446500778198">
                <text:p>0.2004465007781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">
                <text:p>54</text:p>
              </table:table-cell>
              <table:table-cell office:value-type="float" office:value="0.200244443416595">
                <text:p>0.2002444434165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">
                <text:p>54</text:p>
              </table:table-cell>
              <table:table-cell office:value-type="float" office:value="0.200538926124573">
                <text:p>0.2005389261245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">
                <text:p>54</text:p>
              </table:table-cell>
              <table:table-cell office:value-type="float" office:value="0.209094066619873">
                <text:p>0.2090940666198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">
                <text:p>54</text:p>
              </table:table-cell>
              <table:table-cell office:value-type="float" office:value="0.200768792629242">
                <text:p>0.2007687926292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">
                <text:p>54</text:p>
              </table:table-cell>
              <table:table-cell office:value-type="float" office:value="0.200121636390686">
                <text:p>0.2001216363906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">
                <text:p>54</text:p>
              </table:table-cell>
              <table:table-cell office:value-type="float" office:value="0.201058332920074">
                <text:p>0.2010583329200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0.220257053375244">
                <text:p>0.2202570533752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">
                <text:p>54</text:p>
              </table:table-cell>
              <table:table-cell office:value-type="float" office:value="0.202415635585785">
                <text:p>0.2024156355857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">
                <text:p>53</text:p>
              </table:table-cell>
              <table:table-cell office:value-type="float" office:value="0.200666937828064">
                <text:p>0.2006669378280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">
                <text:p>53</text:p>
              </table:table-cell>
              <table:table-cell office:value-type="float" office:value="0.204900183677673">
                <text:p>0.2049001836776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">
                <text:p>53</text:p>
              </table:table-cell>
              <table:table-cell office:value-type="float" office:value="0.200966782569885">
                <text:p>0.2009667825698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">
                <text:p>53</text:p>
              </table:table-cell>
              <table:table-cell office:value-type="float" office:value="0.202943172454834">
                <text:p>0.2029431724548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">
                <text:p>53</text:p>
              </table:table-cell>
              <table:table-cell office:value-type="float" office:value="0.202503108978271">
                <text:p>0.2025031089782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">
                <text:p>53</text:p>
              </table:table-cell>
              <table:table-cell office:value-type="float" office:value="0.203801140785217">
                <text:p>0.2038011407852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">
                <text:p>53</text:p>
              </table:table-cell>
              <table:table-cell office:value-type="float" office:value="0.201152198314667">
                <text:p>0.201152198314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">
                <text:p>53</text:p>
              </table:table-cell>
              <table:table-cell office:value-type="float" office:value="0.200751068592072">
                <text:p>0.200751068592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">
                <text:p>53</text:p>
              </table:table-cell>
              <table:table-cell office:value-type="float" office:value="0.204747989177704">
                <text:p>0.2047479891777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">
                <text:p>53</text:p>
              </table:table-cell>
              <table:table-cell office:value-type="float" office:value="0.201999425888062">
                <text:p>0.2019994258880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">
                <text:p>52</text:p>
              </table:table-cell>
              <table:table-cell office:value-type="float" office:value="0.200930869579315">
                <text:p>0.2009308695793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">
                <text:p>52</text:p>
              </table:table-cell>
              <table:table-cell office:value-type="float" office:value="0.215493669509888">
                <text:p>0.215493669509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">
                <text:p>52</text:p>
              </table:table-cell>
              <table:table-cell office:value-type="float" office:value="0.201492688655853">
                <text:p>0.2014926886558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">
                <text:p>52</text:p>
              </table:table-cell>
              <table:table-cell office:value-type="float" office:value="0.200846633911133">
                <text:p>0.2008466339111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">
                <text:p>52</text:p>
              </table:table-cell>
              <table:table-cell office:value-type="float" office:value="0.200801854133606">
                <text:p>0.2008018541336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  <table:table-cell office:value-type="float" office:value="0.201757771968842">
                <text:p>0.2017577719688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  <table:table-cell office:value-type="float" office:value="0.200474960803986">
                <text:p>0.2004749608039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  <table:table-cell office:value-type="float" office:value="0.201798779964447">
                <text:p>0.2017987799644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">
                <text:p>52</text:p>
              </table:table-cell>
              <table:table-cell office:value-type="float" office:value="0.201589682102203">
                <text:p>0.2015896821022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">
                <text:p>52</text:p>
              </table:table-cell>
              <table:table-cell office:value-type="float" office:value="0.200067911148071">
                <text:p>0.2000679111480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">
                <text:p>51</text:p>
              </table:table-cell>
              <table:table-cell office:value-type="float" office:value="0.201221656799316">
                <text:p>0.2012216567993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">
                <text:p>51</text:p>
              </table:table-cell>
              <table:table-cell office:value-type="float" office:value="0.219321029186249">
                <text:p>0.2193210291862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">
                <text:p>51</text:p>
              </table:table-cell>
              <table:table-cell office:value-type="float" office:value="0.200963799953461">
                <text:p>0.2009637999534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">
                <text:p>51</text:p>
              </table:table-cell>
              <table:table-cell office:value-type="float" office:value="0.200676670074463">
                <text:p>0.2006766700744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">
                <text:p>51</text:p>
              </table:table-cell>
              <table:table-cell office:value-type="float" office:value="0.20060643196106">
                <text:p>0.200606431961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">
                <text:p>51</text:p>
              </table:table-cell>
              <table:table-cell office:value-type="float" office:value="0.200119576454163">
                <text:p>0.2001195764541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">
                <text:p>51</text:p>
              </table:table-cell>
              <table:table-cell office:value-type="float" office:value="0.202501423358917">
                <text:p>0.2025014233589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">
                <text:p>51</text:p>
              </table:table-cell>
              <table:table-cell office:value-type="float" office:value="0.200576722621918">
                <text:p>0.2005767226219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">
                <text:p>51</text:p>
              </table:table-cell>
              <table:table-cell office:value-type="float" office:value="0.216675930023193">
                <text:p>0.2166759300231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">
                <text:p>51</text:p>
              </table:table-cell>
              <table:table-cell office:value-type="float" office:value="0.216302220821381">
                <text:p>0.2163022208213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">
                <text:p>50</text:p>
              </table:table-cell>
              <table:table-cell office:value-type="float" office:value="0.206391248703003">
                <text:p>0.206391248703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">
                <text:p>50</text:p>
              </table:table-cell>
              <table:table-cell office:value-type="float" office:value="0.200331757068634">
                <text:p>0.2003317570686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  <table:table-cell office:value-type="float" office:value="0.202579715251923">
                <text:p>0.2025797152519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  <table:table-cell office:value-type="float" office:value="0.201369383335114">
                <text:p>0.2013693833351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  <table:table-cell office:value-type="float" office:value="0.202986540794373">
                <text:p>0.2029865407943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  <table:table-cell office:value-type="float" office:value="0.216127381324768">
                <text:p>0.2161273813247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">
                <text:p>50</text:p>
              </table:table-cell>
              <table:table-cell office:value-type="float" office:value="0.216229791641235">
                <text:p>0.2162297916412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">
                <text:p>50</text:p>
              </table:table-cell>
              <table:table-cell office:value-type="float" office:value="0.206553177833557">
                <text:p>0.2065531778335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">
                <text:p>50</text:p>
              </table:table-cell>
              <table:table-cell office:value-type="float" office:value="0.201188216209412">
                <text:p>0.2011882162094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0.203450124263763">
                <text:p>0.2034501242637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">
                <text:p>48</text:p>
              </table:table-cell>
              <table:table-cell office:value-type="float" office:value="0.200056238174438">
                <text:p>0.2000562381744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">
                <text:p>48</text:p>
              </table:table-cell>
              <table:table-cell office:value-type="float" office:value="0.20267763376236">
                <text:p>0.202677633762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">
                <text:p>48</text:p>
              </table:table-cell>
              <table:table-cell office:value-type="float" office:value="0.201846189498901">
                <text:p>0.2018461894989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">
                <text:p>48</text:p>
              </table:table-cell>
              <table:table-cell office:value-type="float" office:value="0.201207933425903">
                <text:p>0.2012079334259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">
                <text:p>48</text:p>
              </table:table-cell>
              <table:table-cell office:value-type="float" office:value="0.200848097801208">
                <text:p>0.2008480978012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">
                <text:p>48</text:p>
              </table:table-cell>
              <table:table-cell office:value-type="float" office:value="0.200167553424835">
                <text:p>0.2001675534248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">
                <text:p>48</text:p>
              </table:table-cell>
              <table:table-cell office:value-type="float" office:value="0.200474560260773">
                <text:p>0.2004745602607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">
                <text:p>48</text:p>
              </table:table-cell>
              <table:table-cell office:value-type="float" office:value="0.20129474401474">
                <text:p>0.201294744014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0.201537919044495">
                <text:p>0.2015379190444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">
                <text:p>48</text:p>
              </table:table-cell>
              <table:table-cell office:value-type="float" office:value="0.215428149700165">
                <text:p>0.2154281497001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">
                <text:p>47</text:p>
              </table:table-cell>
              <table:table-cell office:value-type="float" office:value="0.200872490406036">
                <text:p>0.2008724904060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">
                <text:p>47</text:p>
              </table:table-cell>
              <table:table-cell office:value-type="float" office:value="0.201177501678467">
                <text:p>0.2011775016784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">
                <text:p>47</text:p>
              </table:table-cell>
              <table:table-cell office:value-type="float" office:value="0.202019259929657">
                <text:p>0.2020192599296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">
                <text:p>47</text:p>
              </table:table-cell>
              <table:table-cell office:value-type="float" office:value="0.207779221534729">
                <text:p>0.2077792215347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">
                <text:p>47</text:p>
              </table:table-cell>
              <table:table-cell office:value-type="float" office:value="0.200032997131348">
                <text:p>0.2000329971313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">
                <text:p>47</text:p>
              </table:table-cell>
              <table:table-cell office:value-type="float" office:value="0.200487115383148">
                <text:p>0.2004871153831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">
                <text:p>47</text:p>
              </table:table-cell>
              <table:table-cell office:value-type="float" office:value="0.201387047767639">
                <text:p>0.2013870477676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">
                <text:p>47</text:p>
              </table:table-cell>
              <table:table-cell office:value-type="float" office:value="0.199913232326508">
                <text:p>0.1999132323265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">
                <text:p>47</text:p>
              </table:table-cell>
              <table:table-cell office:value-type="float" office:value="0.216248717308044">
                <text:p>0.2162487173080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0.200267117023468">
                <text:p>0.2002671170234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">
                <text:p>46</text:p>
              </table:table-cell>
              <table:table-cell office:value-type="float" office:value="0.200572102069855">
                <text:p>0.2005721020698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">
                <text:p>46</text:p>
              </table:table-cell>
              <table:table-cell office:value-type="float" office:value="0.199951169490814">
                <text:p>0.1999511694908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.202532975673676">
                <text:p>0.2025329756736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">
                <text:p>46</text:p>
              </table:table-cell>
              <table:table-cell office:value-type="float" office:value="0.199840476512909">
                <text:p>0.1998404765129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">
                <text:p>46</text:p>
              </table:table-cell>
              <table:table-cell office:value-type="float" office:value="0.20095516204834">
                <text:p>0.200955162048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">
                <text:p>46</text:p>
              </table:table-cell>
              <table:table-cell office:value-type="float" office:value="0.200965769290924">
                <text:p>0.2009657692909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">
                <text:p>46</text:p>
              </table:table-cell>
              <table:table-cell office:value-type="float" office:value="0.200388720035553">
                <text:p>0.2003887200355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">
                <text:p>46</text:p>
              </table:table-cell>
              <table:table-cell office:value-type="float" office:value="0.202824304103851">
                <text:p>0.2028243041038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">
                <text:p>46</text:p>
              </table:table-cell>
              <table:table-cell office:value-type="float" office:value="0.205411949157715">
                <text:p>0.2054119491577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6">
                <text:p>46</text:p>
              </table:table-cell>
              <table:table-cell office:value-type="float" office:value="0.203049004077911">
                <text:p>0.2030490040779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  <table:table-cell office:value-type="float" office:value="0.219028427600861">
                <text:p>0.2190284276008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">
                <text:p>45</text:p>
              </table:table-cell>
              <table:table-cell office:value-type="float" office:value="0.20070741891861">
                <text:p>0.20070741891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">
                <text:p>45</text:p>
              </table:table-cell>
              <table:table-cell office:value-type="float" office:value="0.19923202753067">
                <text:p>0.199232027530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">
                <text:p>45</text:p>
              </table:table-cell>
              <table:table-cell office:value-type="float" office:value="0.201709516048431">
                <text:p>0.2017095160484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202196016311645">
                <text:p>0.2021960163116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0.203007826805115">
                <text:p>0.2030078268051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">
                <text:p>45</text:p>
              </table:table-cell>
              <table:table-cell office:value-type="float" office:value="0.206696863174438">
                <text:p>0.2066968631744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">
                <text:p>45</text:p>
              </table:table-cell>
              <table:table-cell office:value-type="float" office:value="0.202248125076294">
                <text:p>0.2022481250762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">
                <text:p>45</text:p>
              </table:table-cell>
              <table:table-cell office:value-type="float" office:value="0.201459012031555">
                <text:p>0.2014590120315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">
                <text:p>45</text:p>
              </table:table-cell>
              <table:table-cell office:value-type="float" office:value="0.199582898616791">
                <text:p>0.1995828986167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">
                <text:p>44</text:p>
              </table:table-cell>
              <table:table-cell office:value-type="float" office:value="0.200837171077728">
                <text:p>0.2008371710777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">
                <text:p>44</text:p>
              </table:table-cell>
              <table:table-cell office:value-type="float" office:value="0.216950852870941">
                <text:p>0.2169508528709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">
                <text:p>44</text:p>
              </table:table-cell>
              <table:table-cell office:value-type="float" office:value="0.198446288108826">
                <text:p>0.1984462881088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">
                <text:p>44</text:p>
              </table:table-cell>
              <table:table-cell office:value-type="float" office:value="0.206514449119568">
                <text:p>0.2065144491195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">
                <text:p>44</text:p>
              </table:table-cell>
              <table:table-cell office:value-type="float" office:value="0.20193407535553">
                <text:p>0.201934075355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">
                <text:p>44</text:p>
              </table:table-cell>
              <table:table-cell office:value-type="float" office:value="0.200604481697083">
                <text:p>0.2006044816970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">
                <text:p>44</text:p>
              </table:table-cell>
              <table:table-cell office:value-type="float" office:value="0.199330894947052">
                <text:p>0.1993308949470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">
                <text:p>44</text:p>
              </table:table-cell>
              <table:table-cell office:value-type="float" office:value="0.203178753852844">
                <text:p>0.2031787538528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0.202303259372711">
                <text:p>0.2023032593727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">
                <text:p>44</text:p>
              </table:table-cell>
              <table:table-cell office:value-type="float" office:value="0.204699773788452">
                <text:p>0.2046997737884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">
                <text:p>43</text:p>
              </table:table-cell>
              <table:table-cell office:value-type="float" office:value="0.200797348022461">
                <text:p>0.2007973480224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  <table:table-cell office:value-type="float" office:value="0.198928616046905">
                <text:p>0.1989286160469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">
                <text:p>43</text:p>
              </table:table-cell>
              <table:table-cell office:value-type="float" office:value="0.202878017425537">
                <text:p>0.2028780174255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">
                <text:p>43</text:p>
              </table:table-cell>
              <table:table-cell office:value-type="float" office:value="0.202791666984558">
                <text:p>0.2027916669845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">
                <text:p>43</text:p>
              </table:table-cell>
              <table:table-cell office:value-type="float" office:value="0.200633275508881">
                <text:p>0.2006332755088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">
                <text:p>43</text:p>
              </table:table-cell>
              <table:table-cell office:value-type="float" office:value="0.203848853111267">
                <text:p>0.2038488531112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">
                <text:p>43</text:p>
              </table:table-cell>
              <table:table-cell office:value-type="float" office:value="0.200122532844543">
                <text:p>0.2001225328445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  <table:table-cell office:value-type="float" office:value="0.204059937000275">
                <text:p>0.2040599370002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">
                <text:p>43</text:p>
              </table:table-cell>
              <table:table-cell office:value-type="float" office:value="0.20317800283432">
                <text:p>0.203178002834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">
                <text:p>43</text:p>
              </table:table-cell>
              <table:table-cell office:value-type="float" office:value="0.202461919784546">
                <text:p>0.2024619197845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0.200760414600372">
                <text:p>0.2007604146003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">
                <text:p>42</text:p>
              </table:table-cell>
              <table:table-cell office:value-type="float" office:value="0.202039711475372">
                <text:p>0.2020397114753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">
                <text:p>42</text:p>
              </table:table-cell>
              <table:table-cell office:value-type="float" office:value="0.201703474521637">
                <text:p>0.2017034745216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">
                <text:p>42</text:p>
              </table:table-cell>
              <table:table-cell office:value-type="float" office:value="0.199836061000824">
                <text:p>0.1998360610008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">
                <text:p>42</text:p>
              </table:table-cell>
              <table:table-cell office:value-type="float" office:value="0.203277771472931">
                <text:p>0.2032777714729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">
                <text:p>42</text:p>
              </table:table-cell>
              <table:table-cell office:value-type="float" office:value="0.202094061374664">
                <text:p>0.2020940613746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  <table:table-cell office:value-type="float" office:value="0.201057479381561">
                <text:p>0.2010574793815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">
                <text:p>42</text:p>
              </table:table-cell>
              <table:table-cell office:value-type="float" office:value="0.202105541229248">
                <text:p>0.2021055412292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">
                <text:p>42</text:p>
              </table:table-cell>
              <table:table-cell office:value-type="float" office:value="0.200550014972687">
                <text:p>0.2005500149726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">
                <text:p>42</text:p>
              </table:table-cell>
              <table:table-cell office:value-type="float" office:value="0.205902185440063">
                <text:p>0.2059021854400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">
                <text:p>41</text:p>
              </table:table-cell>
              <table:table-cell office:value-type="float" office:value="0.20088577747345">
                <text:p>0.20088577747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">
                <text:p>41</text:p>
              </table:table-cell>
              <table:table-cell office:value-type="float" office:value="0.200154457092285">
                <text:p>0.2001544570922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">
                <text:p>41</text:p>
              </table:table-cell>
              <table:table-cell office:value-type="float" office:value="0.201008863449097">
                <text:p>0.201008863449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">
                <text:p>41</text:p>
              </table:table-cell>
              <table:table-cell office:value-type="float" office:value="0.20149121761322">
                <text:p>0.201491217613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">
                <text:p>41</text:p>
              </table:table-cell>
              <table:table-cell office:value-type="float" office:value="0.203715307712555">
                <text:p>0.2037153077125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">
                <text:p>41</text:p>
              </table:table-cell>
              <table:table-cell office:value-type="float" office:value="0.199917349815369">
                <text:p>0.199917349815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">
                <text:p>41</text:p>
              </table:table-cell>
              <table:table-cell office:value-type="float" office:value="0.203681535720825">
                <text:p>0.2036815357208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">
                <text:p>41</text:p>
              </table:table-cell>
              <table:table-cell office:value-type="float" office:value="0.200993854999542">
                <text:p>0.2009938549995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">
                <text:p>41</text:p>
              </table:table-cell>
              <table:table-cell office:value-type="float" office:value="0.201170744895935">
                <text:p>0.2011707448959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">
                <text:p>41</text:p>
              </table:table-cell>
              <table:table-cell office:value-type="float" office:value="0.201820142269134">
                <text:p>0.2018201422691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0">
                <text:p>40</text:p>
              </table:table-cell>
              <table:table-cell office:value-type="float" office:value="0.201340293884277">
                <text:p>0.2013402938842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0">
                <text:p>40</text:p>
              </table:table-cell>
              <table:table-cell office:value-type="float" office:value="0.200522544384003">
                <text:p>0.2005225443840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">
                <text:p>40</text:p>
              </table:table-cell>
              <table:table-cell office:value-type="float" office:value="0.202326357364655">
                <text:p>0.2023263573646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0">
                <text:p>40</text:p>
              </table:table-cell>
              <table:table-cell office:value-type="float" office:value="0.199917469024658">
                <text:p>0.199917469024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">
                <text:p>40</text:p>
              </table:table-cell>
              <table:table-cell office:value-type="float" office:value="0.204041657447815">
                <text:p>0.2040416574478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0">
                <text:p>40</text:p>
              </table:table-cell>
              <table:table-cell office:value-type="float" office:value="0.202057440280914">
                <text:p>0.2020574402809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0">
                <text:p>40</text:p>
              </table:table-cell>
              <table:table-cell office:value-type="float" office:value="0.201879811286926">
                <text:p>0.201879811286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">
                <text:p>40</text:p>
              </table:table-cell>
              <table:table-cell office:value-type="float" office:value="0.204832413196564">
                <text:p>0.2048324131965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">
                <text:p>40</text:p>
              </table:table-cell>
              <table:table-cell office:value-type="float" office:value="0.200634531974792">
                <text:p>0.2006345319747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">
                <text:p>40</text:p>
              </table:table-cell>
              <table:table-cell office:value-type="float" office:value="0.201232159137726">
                <text:p>0.2012321591377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">
                <text:p>38</text:p>
              </table:table-cell>
              <table:table-cell office:value-type="float" office:value="0.19698456287384">
                <text:p>0.196984562873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">
                <text:p>38</text:p>
              </table:table-cell>
              <table:table-cell office:value-type="float" office:value="0.201459238529205">
                <text:p>0.2014592385292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">
                <text:p>38</text:p>
              </table:table-cell>
              <table:table-cell office:value-type="float" office:value="0.204954221248627">
                <text:p>0.2049542212486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">
                <text:p>38</text:p>
              </table:table-cell>
              <table:table-cell office:value-type="float" office:value="0.201386349201202">
                <text:p>0.20138634920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">
                <text:p>38</text:p>
              </table:table-cell>
              <table:table-cell office:value-type="float" office:value="0.200294754505157">
                <text:p>0.2002947545051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">
                <text:p>38</text:p>
              </table:table-cell>
              <table:table-cell office:value-type="float" office:value="0.201605393886566">
                <text:p>0.2016053938865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">
                <text:p>38</text:p>
              </table:table-cell>
              <table:table-cell office:value-type="float" office:value="0.20031378030777">
                <text:p>0.200313780307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">
                <text:p>38</text:p>
              </table:table-cell>
              <table:table-cell office:value-type="float" office:value="0.204383330345154">
                <text:p>0.2043833303451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">
                <text:p>38</text:p>
              </table:table-cell>
              <table:table-cell office:value-type="float" office:value="0.203545563220978">
                <text:p>0.2035455632209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">
                <text:p>38</text:p>
              </table:table-cell>
              <table:table-cell office:value-type="float" office:value="0.204479134082794">
                <text:p>0.204479134082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7">
                <text:p>37</text:p>
              </table:table-cell>
              <table:table-cell office:value-type="float" office:value="0.202378494739532">
                <text:p>0.2023784947395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">
                <text:p>37</text:p>
              </table:table-cell>
              <table:table-cell office:value-type="float" office:value="0.201709134578705">
                <text:p>0.2017091345787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">
                <text:p>37</text:p>
              </table:table-cell>
              <table:table-cell office:value-type="float" office:value="0.200739362239838">
                <text:p>0.2007393622398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">
                <text:p>37</text:p>
              </table:table-cell>
              <table:table-cell office:value-type="float" office:value="0.200529370307922">
                <text:p>0.2005293703079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">
                <text:p>37</text:p>
              </table:table-cell>
              <table:table-cell office:value-type="float" office:value="0.199989507198334">
                <text:p>0.1999895071983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">
                <text:p>37</text:p>
              </table:table-cell>
              <table:table-cell office:value-type="float" office:value="0.2039595079422">
                <text:p>0.20395950794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">
                <text:p>37</text:p>
              </table:table-cell>
              <table:table-cell office:value-type="float" office:value="0.200927670001984">
                <text:p>0.2009276700019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">
                <text:p>37</text:p>
              </table:table-cell>
              <table:table-cell office:value-type="float" office:value="0.203041563034058">
                <text:p>0.2030415630340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">
                <text:p>37</text:p>
              </table:table-cell>
              <table:table-cell office:value-type="float" office:value="0.200731358528137">
                <text:p>0.2007313585281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">
                <text:p>37</text:p>
              </table:table-cell>
              <table:table-cell office:value-type="float" office:value="0.201317594051361">
                <text:p>0.2013175940513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">
                <text:p>36</text:p>
              </table:table-cell>
              <table:table-cell office:value-type="float" office:value="0.199848182201385">
                <text:p>0.1998481822013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">
                <text:p>36</text:p>
              </table:table-cell>
              <table:table-cell office:value-type="float" office:value="0.1994695353508">
                <text:p>0.19946953535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">
                <text:p>36</text:p>
              </table:table-cell>
              <table:table-cell office:value-type="float" office:value="0.201150088310242">
                <text:p>0.2011500883102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">
                <text:p>36</text:p>
              </table:table-cell>
              <table:table-cell office:value-type="float" office:value="0.202278451919556">
                <text:p>0.2022784519195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">
                <text:p>36</text:p>
              </table:table-cell>
              <table:table-cell office:value-type="float" office:value="0.200919477939606">
                <text:p>0.2009194779396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">
                <text:p>36</text:p>
              </table:table-cell>
              <table:table-cell office:value-type="float" office:value="0.200121138095856">
                <text:p>0.2001211380958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">
                <text:p>36</text:p>
              </table:table-cell>
              <table:table-cell office:value-type="float" office:value="0.200202763080597">
                <text:p>0.2002027630805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">
                <text:p>36</text:p>
              </table:table-cell>
              <table:table-cell office:value-type="float" office:value="0.200881724357605">
                <text:p>0.2008817243576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">
                <text:p>36</text:p>
              </table:table-cell>
              <table:table-cell office:value-type="float" office:value="0.200445637702942">
                <text:p>0.2004456377029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">
                <text:p>36</text:p>
              </table:table-cell>
              <table:table-cell office:value-type="float" office:value="0.201158273220062">
                <text:p>0.2011582732200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">
                <text:p>35</text:p>
              </table:table-cell>
              <table:table-cell office:value-type="float" office:value="0.205735805034637">
                <text:p>0.2057358050346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  <table:table-cell office:value-type="float" office:value="0.202043762207031">
                <text:p>0.2020437622070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">
                <text:p>35</text:p>
              </table:table-cell>
              <table:table-cell office:value-type="float" office:value="0.201220772266388">
                <text:p>0.2012207722663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">
                <text:p>35</text:p>
              </table:table-cell>
              <table:table-cell office:value-type="float" office:value="0.201189768314362">
                <text:p>0.2011897683143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0.218221263885498">
                <text:p>0.2182212638854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">
                <text:p>35</text:p>
              </table:table-cell>
              <table:table-cell office:value-type="float" office:value="0.200878593921661">
                <text:p>0.2008785939216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">
                <text:p>35</text:p>
              </table:table-cell>
              <table:table-cell office:value-type="float" office:value="0.202404444217682">
                <text:p>0.202404444217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">
                <text:p>35</text:p>
              </table:table-cell>
              <table:table-cell office:value-type="float" office:value="0.202096583843231">
                <text:p>0.2020965838432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5">
                <text:p>35</text:p>
              </table:table-cell>
              <table:table-cell office:value-type="float" office:value="0.20358558177948">
                <text:p>0.203585581779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">
                <text:p>35</text:p>
              </table:table-cell>
              <table:table-cell office:value-type="float" office:value="0.200194787979126">
                <text:p>0.2001947879791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">
                <text:p>34</text:p>
              </table:table-cell>
              <table:table-cell office:value-type="float" office:value="0.202963302135468">
                <text:p>0.2029633021354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">
                <text:p>34</text:p>
              </table:table-cell>
              <table:table-cell office:value-type="float" office:value="0.216594636440277">
                <text:p>0.2165946364402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4">
                <text:p>34</text:p>
              </table:table-cell>
              <table:table-cell office:value-type="float" office:value="0.203784439563751">
                <text:p>0.2037844395637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">
                <text:p>34</text:p>
              </table:table-cell>
              <table:table-cell office:value-type="float" office:value="0.19973007440567">
                <text:p>0.199730074405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4">
                <text:p>34</text:p>
              </table:table-cell>
              <table:table-cell office:value-type="float" office:value="0.216561398506165">
                <text:p>0.2165613985061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4">
                <text:p>34</text:p>
              </table:table-cell>
              <table:table-cell office:value-type="float" office:value="0.199754219055176">
                <text:p>0.199754219055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">
                <text:p>34</text:p>
              </table:table-cell>
              <table:table-cell office:value-type="float" office:value="0.200790731906891">
                <text:p>0.2007907319068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">
                <text:p>34</text:p>
              </table:table-cell>
              <table:table-cell office:value-type="float" office:value="0.202944152355194">
                <text:p>0.202944152355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">
                <text:p>34</text:p>
              </table:table-cell>
              <table:table-cell office:value-type="float" office:value="0.196688170433044">
                <text:p>0.1966881704330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">
                <text:p>34</text:p>
              </table:table-cell>
              <table:table-cell office:value-type="float" office:value="0.200605850219727">
                <text:p>0.2006058502197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">
                <text:p>33</text:p>
              </table:table-cell>
              <table:table-cell office:value-type="float" office:value="0.197369232177734">
                <text:p>0.1973692321777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">
                <text:p>33</text:p>
              </table:table-cell>
              <table:table-cell office:value-type="float" office:value="0.199862267971039">
                <text:p>0.1998622679710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">
                <text:p>33</text:p>
              </table:table-cell>
              <table:table-cell office:value-type="float" office:value="0.204407596588135">
                <text:p>0.2044075965881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">
                <text:p>33</text:p>
              </table:table-cell>
              <table:table-cell office:value-type="float" office:value="0.202204995155334">
                <text:p>0.2022049951553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3">
                <text:p>33</text:p>
              </table:table-cell>
              <table:table-cell office:value-type="float" office:value="0.218612854480743">
                <text:p>0.2186128544807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">
                <text:p>33</text:p>
              </table:table-cell>
              <table:table-cell office:value-type="float" office:value="0.201253573894501">
                <text:p>0.201253573894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">
                <text:p>33</text:p>
              </table:table-cell>
              <table:table-cell office:value-type="float" office:value="0.202169547080994">
                <text:p>0.2021695470809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">
                <text:p>33</text:p>
              </table:table-cell>
              <table:table-cell office:value-type="float" office:value="0.200155165195465">
                <text:p>0.2001551651954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">
                <text:p>33</text:p>
              </table:table-cell>
              <table:table-cell office:value-type="float" office:value="0.20110279083252">
                <text:p>0.201102790832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">
                <text:p>33</text:p>
              </table:table-cell>
              <table:table-cell office:value-type="float" office:value="0.199695403575897">
                <text:p>0.1996954035758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">
                <text:p>32</text:p>
              </table:table-cell>
              <table:table-cell office:value-type="float" office:value="0.202418451309204">
                <text:p>0.2024184513092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2">
                <text:p>32</text:p>
              </table:table-cell>
              <table:table-cell office:value-type="float" office:value="0.200749428272247">
                <text:p>0.2007494282722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2">
                <text:p>32</text:p>
              </table:table-cell>
              <table:table-cell office:value-type="float" office:value="0.200257422924042">
                <text:p>0.2002574229240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">
                <text:p>32</text:p>
              </table:table-cell>
              <table:table-cell office:value-type="float" office:value="0.20678142786026">
                <text:p>0.206781427860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">
                <text:p>32</text:p>
              </table:table-cell>
              <table:table-cell office:value-type="float" office:value="0.205354113578796">
                <text:p>0.2053541135787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2">
                <text:p>32</text:p>
              </table:table-cell>
              <table:table-cell office:value-type="float" office:value="0.201396496295929">
                <text:p>0.2013964962959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">
                <text:p>32</text:p>
              </table:table-cell>
              <table:table-cell office:value-type="float" office:value="0.204487216472626">
                <text:p>0.2044872164726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">
                <text:p>32</text:p>
              </table:table-cell>
              <table:table-cell office:value-type="float" office:value="0.200358130931854">
                <text:p>0.200358130931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2">
                <text:p>32</text:p>
              </table:table-cell>
              <table:table-cell office:value-type="float" office:value="0.201645872592926">
                <text:p>0.2016458725929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2">
                <text:p>32</text:p>
              </table:table-cell>
              <table:table-cell office:value-type="float" office:value="0.203928065299988">
                <text:p>0.2039280652999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">
                <text:p>31</text:p>
              </table:table-cell>
              <table:table-cell office:value-type="float" office:value="0.201215243339539">
                <text:p>0.2012152433395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">
                <text:p>31</text:p>
              </table:table-cell>
              <table:table-cell office:value-type="float" office:value="0.202409737110138">
                <text:p>0.2024097371101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">
                <text:p>31</text:p>
              </table:table-cell>
              <table:table-cell office:value-type="float" office:value="0.199831755161285">
                <text:p>0.1998317551612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">
                <text:p>31</text:p>
              </table:table-cell>
              <table:table-cell office:value-type="float" office:value="0.200002710819244">
                <text:p>0.2000027108192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">
                <text:p>31</text:p>
              </table:table-cell>
              <table:table-cell office:value-type="float" office:value="0.201133120059967">
                <text:p>0.2011331200599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">
                <text:p>31</text:p>
              </table:table-cell>
              <table:table-cell office:value-type="float" office:value="0.200832440853119">
                <text:p>0.2008324408531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">
                <text:p>31</text:p>
              </table:table-cell>
              <table:table-cell office:value-type="float" office:value="0.199677224159241">
                <text:p>0.1996772241592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">
                <text:p>31</text:p>
              </table:table-cell>
              <table:table-cell office:value-type="float" office:value="0.218637762069702">
                <text:p>0.2186377620697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">
                <text:p>31</text:p>
              </table:table-cell>
              <table:table-cell office:value-type="float" office:value="0.204397830963135">
                <text:p>0.2043978309631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">
                <text:p>31</text:p>
              </table:table-cell>
              <table:table-cell office:value-type="float" office:value="0.2010498046875">
                <text:p>0.2010498046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">
                <text:p>30</text:p>
              </table:table-cell>
              <table:table-cell office:value-type="float" office:value="0.203540229797363">
                <text:p>0.2035402297973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">
                <text:p>30</text:p>
              </table:table-cell>
              <table:table-cell office:value-type="float" office:value="0.203556861877441">
                <text:p>0.2035568618774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  <table:table-cell office:value-type="float" office:value="0.200888586044312">
                <text:p>0.2008885860443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">
                <text:p>30</text:p>
              </table:table-cell>
              <table:table-cell office:value-type="float" office:value="0.204273788928986">
                <text:p>0.2042737889289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">
                <text:p>30</text:p>
              </table:table-cell>
              <table:table-cell office:value-type="float" office:value="0.203509151935577">
                <text:p>0.2035091519355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0">
                <text:p>30</text:p>
              </table:table-cell>
              <table:table-cell office:value-type="float" office:value="0.202650532722473">
                <text:p>0.2026505327224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">
                <text:p>30</text:p>
              </table:table-cell>
              <table:table-cell office:value-type="float" office:value="0.201708629131317">
                <text:p>0.2017086291313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">
                <text:p>30</text:p>
              </table:table-cell>
              <table:table-cell office:value-type="float" office:value="0.201594495773315">
                <text:p>0.2015944957733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">
                <text:p>30</text:p>
              </table:table-cell>
              <table:table-cell office:value-type="float" office:value="0.203662238121033">
                <text:p>0.2036622381210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">
                <text:p>30</text:p>
              </table:table-cell>
              <table:table-cell office:value-type="float" office:value="0.202305755615234">
                <text:p>0.2023057556152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">
                <text:p>28</text:p>
              </table:table-cell>
              <table:table-cell office:value-type="float" office:value="0.20245365858078">
                <text:p>0.202453658580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">
                <text:p>28</text:p>
              </table:table-cell>
              <table:table-cell office:value-type="float" office:value="0.201067554950714">
                <text:p>0.2010675549507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">
                <text:p>28</text:p>
              </table:table-cell>
              <table:table-cell office:value-type="float" office:value="0.201240737438202">
                <text:p>0.2012407374382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">
                <text:p>28</text:p>
              </table:table-cell>
              <table:table-cell office:value-type="float" office:value="0.202452600002289">
                <text:p>0.2024526000022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  <table:table-cell office:value-type="float" office:value="0.201871922016144">
                <text:p>0.2018719220161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">
                <text:p>28</text:p>
              </table:table-cell>
              <table:table-cell office:value-type="float" office:value="0.203884356021881">
                <text:p>0.2038843560218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">
                <text:p>28</text:p>
              </table:table-cell>
              <table:table-cell office:value-type="float" office:value="0.200437817573547">
                <text:p>0.2004378175735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">
                <text:p>28</text:p>
              </table:table-cell>
              <table:table-cell office:value-type="float" office:value="0.204305853843689">
                <text:p>0.2043058538436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">
                <text:p>28</text:p>
              </table:table-cell>
              <table:table-cell office:value-type="float" office:value="0.200225822925568">
                <text:p>0.2002258229255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">
                <text:p>28</text:p>
              </table:table-cell>
              <table:table-cell office:value-type="float" office:value="0.202741720676422">
                <text:p>0.2027417206764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">
                <text:p>27</text:p>
              </table:table-cell>
              <table:table-cell office:value-type="float" office:value="0.200961055755615">
                <text:p>0.2009610557556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">
                <text:p>27</text:p>
              </table:table-cell>
              <table:table-cell office:value-type="float" office:value="0.200857179164886">
                <text:p>0.2008571791648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">
                <text:p>27</text:p>
              </table:table-cell>
              <table:table-cell office:value-type="float" office:value="0.201229572296143">
                <text:p>0.2012295722961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">
                <text:p>27</text:p>
              </table:table-cell>
              <table:table-cell office:value-type="float" office:value="0.202344253063202">
                <text:p>0.2023442530632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">
                <text:p>27</text:p>
              </table:table-cell>
              <table:table-cell office:value-type="float" office:value="0.200634651184082">
                <text:p>0.2006346511840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">
                <text:p>27</text:p>
              </table:table-cell>
              <table:table-cell office:value-type="float" office:value="0.201327769756317">
                <text:p>0.2013277697563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">
                <text:p>27</text:p>
              </table:table-cell>
              <table:table-cell office:value-type="float" office:value="0.201201593875885">
                <text:p>0.2012015938758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">
                <text:p>27</text:p>
              </table:table-cell>
              <table:table-cell office:value-type="float" office:value="0.204282958507538">
                <text:p>0.2042829585075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">
                <text:p>27</text:p>
              </table:table-cell>
              <table:table-cell office:value-type="float" office:value="0.200278744697571">
                <text:p>0.2002787446975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">
                <text:p>27</text:p>
              </table:table-cell>
              <table:table-cell office:value-type="float" office:value="0.200651986598968">
                <text:p>0.2006519865989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  <table:table-cell office:value-type="float" office:value="0.202130463123322">
                <text:p>0.2021304631233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  <table:table-cell office:value-type="float" office:value="0.200231032371521">
                <text:p>0.2002310323715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">
                <text:p>26</text:p>
              </table:table-cell>
              <table:table-cell office:value-type="float" office:value="0.205694210529327">
                <text:p>0.2056942105293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">
                <text:p>26</text:p>
              </table:table-cell>
              <table:table-cell office:value-type="float" office:value="0.200089337825775">
                <text:p>0.2000893378257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">
                <text:p>26</text:p>
              </table:table-cell>
              <table:table-cell office:value-type="float" office:value="0.202423369884491">
                <text:p>0.2024233698844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">
                <text:p>26</text:p>
              </table:table-cell>
              <table:table-cell office:value-type="float" office:value="0.200512619018555">
                <text:p>0.2005126190185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">
                <text:p>26</text:p>
              </table:table-cell>
              <table:table-cell office:value-type="float" office:value="0.20085923910141">
                <text:p>0.200859239101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">
                <text:p>26</text:p>
              </table:table-cell>
              <table:table-cell office:value-type="float" office:value="0.206857862472534">
                <text:p>0.2068578624725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">
                <text:p>26</text:p>
              </table:table-cell>
              <table:table-cell office:value-type="float" office:value="0.200290153026581">
                <text:p>0.2002901530265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">
                <text:p>26</text:p>
              </table:table-cell>
              <table:table-cell office:value-type="float" office:value="0.200454125404358">
                <text:p>0.2004541254043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">
                <text:p>25</text:p>
              </table:table-cell>
              <table:table-cell office:value-type="float" office:value="0.201424078941345">
                <text:p>0.2014240789413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">
                <text:p>25</text:p>
              </table:table-cell>
              <table:table-cell office:value-type="float" office:value="0.201129248142242">
                <text:p>0.2011292481422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">
                <text:p>25</text:p>
              </table:table-cell>
              <table:table-cell office:value-type="float" office:value="0.201447553634644">
                <text:p>0.2014475536346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">
                <text:p>25</text:p>
              </table:table-cell>
              <table:table-cell office:value-type="float" office:value="0.203838610649109">
                <text:p>0.2038386106491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">
                <text:p>25</text:p>
              </table:table-cell>
              <table:table-cell office:value-type="float" office:value="0.201368610858917">
                <text:p>0.2013686108589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">
                <text:p>25</text:p>
              </table:table-cell>
              <table:table-cell office:value-type="float" office:value="0.201214759349823">
                <text:p>0.2012147593498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">
                <text:p>25</text:p>
              </table:table-cell>
              <table:table-cell office:value-type="float" office:value="0.203061549663544">
                <text:p>0.2030615496635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">
                <text:p>25</text:p>
              </table:table-cell>
              <table:table-cell office:value-type="float" office:value="0.202772393226624">
                <text:p>0.2027723932266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">
                <text:p>25</text:p>
              </table:table-cell>
              <table:table-cell office:value-type="float" office:value="0.200202624797821">
                <text:p>0.2002026247978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">
                <text:p>25</text:p>
              </table:table-cell>
              <table:table-cell office:value-type="float" office:value="0.202264375686646">
                <text:p>0.2022643756866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">
                <text:p>24</text:p>
              </table:table-cell>
              <table:table-cell office:value-type="float" office:value="0.201451466083527">
                <text:p>0.2014514660835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">
                <text:p>24</text:p>
              </table:table-cell>
              <table:table-cell office:value-type="float" office:value="0.199779844284058">
                <text:p>0.1997798442840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">
                <text:p>24</text:p>
              </table:table-cell>
              <table:table-cell office:value-type="float" office:value="0.19915717124939">
                <text:p>0.199157171249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4">
                <text:p>24</text:p>
              </table:table-cell>
              <table:table-cell office:value-type="float" office:value="0.20187073469162">
                <text:p>0.201870734691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">
                <text:p>24</text:p>
              </table:table-cell>
              <table:table-cell office:value-type="float" office:value="0.206402053833008">
                <text:p>0.2064020538330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">
                <text:p>24</text:p>
              </table:table-cell>
              <table:table-cell office:value-type="float" office:value="0.21899683713913">
                <text:p>0.218996837139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">
                <text:p>24</text:p>
              </table:table-cell>
              <table:table-cell office:value-type="float" office:value="0.201534812450409">
                <text:p>0.2015348124504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">
                <text:p>24</text:p>
              </table:table-cell>
              <table:table-cell office:value-type="float" office:value="0.19988965511322">
                <text:p>0.199889655113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">
                <text:p>24</text:p>
              </table:table-cell>
              <table:table-cell office:value-type="float" office:value="0.200973494052887">
                <text:p>0.2009734940528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">
                <text:p>24</text:p>
              </table:table-cell>
              <table:table-cell office:value-type="float" office:value="0.200475196838379">
                <text:p>0.2004751968383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">
                <text:p>23</text:p>
              </table:table-cell>
              <table:table-cell office:value-type="float" office:value="0.199485666751862">
                <text:p>0.1994856667518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">
                <text:p>23</text:p>
              </table:table-cell>
              <table:table-cell office:value-type="float" office:value="0.202990779876709">
                <text:p>0.2029907798767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">
                <text:p>23</text:p>
              </table:table-cell>
              <table:table-cell office:value-type="float" office:value="0.201526646614075">
                <text:p>0.2015266466140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  <table:table-cell office:value-type="float" office:value="0.219695544242859">
                <text:p>0.2196955442428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3">
                <text:p>23</text:p>
              </table:table-cell>
              <table:table-cell office:value-type="float" office:value="0.218991899490356">
                <text:p>0.2189918994903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">
                <text:p>23</text:p>
              </table:table-cell>
              <table:table-cell office:value-type="float" office:value="0.201194624900818">
                <text:p>0.201194624900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">
                <text:p>23</text:p>
              </table:table-cell>
              <table:table-cell office:value-type="float" office:value="0.203294098377228">
                <text:p>0.2032940983772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">
                <text:p>23</text:p>
              </table:table-cell>
              <table:table-cell office:value-type="float" office:value="0.204096546173096">
                <text:p>0.2040965461730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">
                <text:p>23</text:p>
              </table:table-cell>
              <table:table-cell office:value-type="float" office:value="0.201459989547729">
                <text:p>0.2014599895477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">
                <text:p>23</text:p>
              </table:table-cell>
              <table:table-cell office:value-type="float" office:value="0.202857246398926">
                <text:p>0.2028572463989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">
                <text:p>22</text:p>
              </table:table-cell>
              <table:table-cell office:value-type="float" office:value="0.220245184898376">
                <text:p>0.2202451848983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">
                <text:p>22</text:p>
              </table:table-cell>
              <table:table-cell office:value-type="float" office:value="0.200111045837402">
                <text:p>0.2001110458374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">
                <text:p>22</text:p>
              </table:table-cell>
              <table:table-cell office:value-type="float" office:value="0.2001522564888">
                <text:p>0.20015225648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">
                <text:p>22</text:p>
              </table:table-cell>
              <table:table-cell office:value-type="float" office:value="0.203253586292267">
                <text:p>0.2032535862922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">
                <text:p>22</text:p>
              </table:table-cell>
              <table:table-cell office:value-type="float" office:value="0.201365220546722">
                <text:p>0.2013652205467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">
                <text:p>22</text:p>
              </table:table-cell>
              <table:table-cell office:value-type="float" office:value="0.200440399646759">
                <text:p>0.2004403996467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">
                <text:p>22</text:p>
              </table:table-cell>
              <table:table-cell office:value-type="float" office:value="0.200554330348968">
                <text:p>0.2005543303489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">
                <text:p>22</text:p>
              </table:table-cell>
              <table:table-cell office:value-type="float" office:value="0.201090197563171">
                <text:p>0.2010901975631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">
                <text:p>22</text:p>
              </table:table-cell>
              <table:table-cell office:value-type="float" office:value="0.202767870426178">
                <text:p>0.2027678704261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">
                <text:p>22</text:p>
              </table:table-cell>
              <table:table-cell office:value-type="float" office:value="0.2034410572052">
                <text:p>0.20344105720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">
                <text:p>21</text:p>
              </table:table-cell>
              <table:table-cell office:value-type="float" office:value="0.217606947422028">
                <text:p>0.2176069474220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">
                <text:p>21</text:p>
              </table:table-cell>
              <table:table-cell office:value-type="float" office:value="0.201121785640717">
                <text:p>0.2011217856407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">
                <text:p>21</text:p>
              </table:table-cell>
              <table:table-cell office:value-type="float" office:value="0.200983939170837">
                <text:p>0.200983939170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">
                <text:p>21</text:p>
              </table:table-cell>
              <table:table-cell office:value-type="float" office:value="0.218256578445435">
                <text:p>0.2182565784454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">
                <text:p>21</text:p>
              </table:table-cell>
              <table:table-cell office:value-type="float" office:value="0.203167150020599">
                <text:p>0.2031671500205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">
                <text:p>21</text:p>
              </table:table-cell>
              <table:table-cell office:value-type="float" office:value="0.201022024154663">
                <text:p>0.2010220241546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">
                <text:p>21</text:p>
              </table:table-cell>
              <table:table-cell office:value-type="float" office:value="0.200079486370087">
                <text:p>0.2000794863700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">
                <text:p>21</text:p>
              </table:table-cell>
              <table:table-cell office:value-type="float" office:value="0.201736619472504">
                <text:p>0.2017366194725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">
                <text:p>21</text:p>
              </table:table-cell>
              <table:table-cell office:value-type="float" office:value="0.20100334405899">
                <text:p>0.201003344058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">
                <text:p>21</text:p>
              </table:table-cell>
              <table:table-cell office:value-type="float" office:value="0.202723019123077">
                <text:p>0.2027230191230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">
                <text:p>20</text:p>
              </table:table-cell>
              <table:table-cell office:value-type="float" office:value="0.201655089855194">
                <text:p>0.2016550898551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">
                <text:p>20</text:p>
              </table:table-cell>
              <table:table-cell office:value-type="float" office:value="0.200692644119263">
                <text:p>0.2006926441192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">
                <text:p>20</text:p>
              </table:table-cell>
              <table:table-cell office:value-type="float" office:value="0.201651465892792">
                <text:p>0.2016514658927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">
                <text:p>20</text:p>
              </table:table-cell>
              <table:table-cell office:value-type="float" office:value="0.203381960391998">
                <text:p>0.2033819603919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">
                <text:p>20</text:p>
              </table:table-cell>
              <table:table-cell office:value-type="float" office:value="0.216302061080933">
                <text:p>0.2163020610809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">
                <text:p>20</text:p>
              </table:table-cell>
              <table:table-cell office:value-type="float" office:value="0.203414890766144">
                <text:p>0.2034148907661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">
                <text:p>20</text:p>
              </table:table-cell>
              <table:table-cell office:value-type="float" office:value="0.201266663074493">
                <text:p>0.2012666630744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">
                <text:p>20</text:p>
              </table:table-cell>
              <table:table-cell office:value-type="float" office:value="0.200093529224396">
                <text:p>0.2000935292243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0.20103405714035">
                <text:p>0.201034057140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">
                <text:p>20</text:p>
              </table:table-cell>
              <table:table-cell office:value-type="float" office:value="0.200233693122864">
                <text:p>0.2002336931228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">
                <text:p>18</text:p>
              </table:table-cell>
              <table:table-cell office:value-type="float" office:value="0.200771114826202">
                <text:p>0.2007711148262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">
                <text:p>18</text:p>
              </table:table-cell>
              <table:table-cell office:value-type="float" office:value="0.202686445713043">
                <text:p>0.2026864457130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">
                <text:p>18</text:p>
              </table:table-cell>
              <table:table-cell office:value-type="float" office:value="0.199866003990173">
                <text:p>0.19986600399017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">
                <text:p>18</text:p>
              </table:table-cell>
              <table:table-cell office:value-type="float" office:value="0.202954442501068">
                <text:p>0.2029544425010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">
                <text:p>18</text:p>
              </table:table-cell>
              <table:table-cell office:value-type="float" office:value="0.200795886516571">
                <text:p>0.2007958865165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">
                <text:p>18</text:p>
              </table:table-cell>
              <table:table-cell office:value-type="float" office:value="0.200465438365936">
                <text:p>0.2004654383659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  <table:table-cell office:value-type="float" office:value="0.198791515827179">
                <text:p>0.1987915158271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">
                <text:p>18</text:p>
              </table:table-cell>
              <table:table-cell office:value-type="float" office:value="0.201699185371399">
                <text:p>0.2016991853713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">
                <text:p>18</text:p>
              </table:table-cell>
              <table:table-cell office:value-type="float" office:value="0.201550159454346">
                <text:p>0.2015501594543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">
                <text:p>18</text:p>
              </table:table-cell>
              <table:table-cell office:value-type="float" office:value="0.205305624008179">
                <text:p>0.2053056240081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">
                <text:p>17</text:p>
              </table:table-cell>
              <table:table-cell office:value-type="float" office:value="0.20140736579895">
                <text:p>0.201407365798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">
                <text:p>17</text:p>
              </table:table-cell>
              <table:table-cell office:value-type="float" office:value="0.200646767616272">
                <text:p>0.2006467676162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">
                <text:p>17</text:p>
              </table:table-cell>
              <table:table-cell office:value-type="float" office:value="0.200938584804535">
                <text:p>0.2009385848045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">
                <text:p>17</text:p>
              </table:table-cell>
              <table:table-cell office:value-type="float" office:value="0.199920818805695">
                <text:p>0.1999208188056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">
                <text:p>17</text:p>
              </table:table-cell>
              <table:table-cell office:value-type="float" office:value="0.215977172851562">
                <text:p>0.2159771728515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">
                <text:p>17</text:p>
              </table:table-cell>
              <table:table-cell office:value-type="float" office:value="0.200874655246735">
                <text:p>0.2008746552467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">
                <text:p>17</text:p>
              </table:table-cell>
              <table:table-cell office:value-type="float" office:value="0.20231803894043">
                <text:p>0.202318038940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">
                <text:p>17</text:p>
              </table:table-cell>
              <table:table-cell office:value-type="float" office:value="0.202253427505493">
                <text:p>0.2022534275054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">
                <text:p>17</text:p>
              </table:table-cell>
              <table:table-cell office:value-type="float" office:value="0.200829846858978">
                <text:p>0.2008298468589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">
                <text:p>17</text:p>
              </table:table-cell>
              <table:table-cell office:value-type="float" office:value="0.201200370788574">
                <text:p>0.2012003707885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">
                <text:p>16</text:p>
              </table:table-cell>
              <table:table-cell office:value-type="float" office:value="0.20106840133667">
                <text:p>0.20106840133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">
                <text:p>16</text:p>
              </table:table-cell>
              <table:table-cell office:value-type="float" office:value="0.202557375431061">
                <text:p>0.2025573754310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">
                <text:p>16</text:p>
              </table:table-cell>
              <table:table-cell office:value-type="float" office:value="0.200644719600677">
                <text:p>0.2006447196006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">
                <text:p>16</text:p>
              </table:table-cell>
              <table:table-cell office:value-type="float" office:value="0.200612082481384">
                <text:p>0.2006120824813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">
                <text:p>16</text:p>
              </table:table-cell>
              <table:table-cell office:value-type="float" office:value="0.205498352050781">
                <text:p>0.2054983520507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">
                <text:p>16</text:p>
              </table:table-cell>
              <table:table-cell office:value-type="float" office:value="0.200709555149078">
                <text:p>0.2007095551490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">
                <text:p>16</text:p>
              </table:table-cell>
              <table:table-cell office:value-type="float" office:value="0.201603667736053">
                <text:p>0.2016036677360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">
                <text:p>16</text:p>
              </table:table-cell>
              <table:table-cell office:value-type="float" office:value="0.200570571422577">
                <text:p>0.2005705714225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">
                <text:p>16</text:p>
              </table:table-cell>
              <table:table-cell office:value-type="float" office:value="0.201300754547119">
                <text:p>0.2013007545471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">
                <text:p>16</text:p>
              </table:table-cell>
              <table:table-cell office:value-type="float" office:value="0.200524504184723">
                <text:p>0.2005245041847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">
                <text:p>15</text:p>
              </table:table-cell>
              <table:table-cell office:value-type="float" office:value="0.202331643104553">
                <text:p>0.2023316431045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">
                <text:p>15</text:p>
              </table:table-cell>
              <table:table-cell office:value-type="float" office:value="0.202064957618713">
                <text:p>0.2020649576187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">
                <text:p>15</text:p>
              </table:table-cell>
              <table:table-cell office:value-type="float" office:value="0.202605528831482">
                <text:p>0.2026055288314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">
                <text:p>15</text:p>
              </table:table-cell>
              <table:table-cell office:value-type="float" office:value="0.20337504863739">
                <text:p>0.2033750486373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">
                <text:p>15</text:p>
              </table:table-cell>
              <table:table-cell office:value-type="float" office:value="0.217282445430756">
                <text:p>0.2172824454307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">
                <text:p>15</text:p>
              </table:table-cell>
              <table:table-cell office:value-type="float" office:value="0.202442021369934">
                <text:p>0.20244202136993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  <table:table-cell office:value-type="float" office:value="0.203698842525482">
                <text:p>0.20369884252548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">
                <text:p>15</text:p>
              </table:table-cell>
              <table:table-cell office:value-type="float" office:value="0.202255771160126">
                <text:p>0.2022557711601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">
                <text:p>15</text:p>
              </table:table-cell>
              <table:table-cell office:value-type="float" office:value="0.199319305419922">
                <text:p>0.1993193054199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">
                <text:p>15</text:p>
              </table:table-cell>
              <table:table-cell office:value-type="float" office:value="0.205592179298401">
                <text:p>0.2055921792984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">
                <text:p>14</text:p>
              </table:table-cell>
              <table:table-cell office:value-type="float" office:value="0.201405169963837">
                <text:p>0.2014051699638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  <table:table-cell office:value-type="float" office:value="0.203485479354858">
                <text:p>0.2034854793548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">
                <text:p>14</text:p>
              </table:table-cell>
              <table:table-cell office:value-type="float" office:value="0.201257276535034">
                <text:p>0.2012572765350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  <table:table-cell office:value-type="float" office:value="0.203644804954529">
                <text:p>0.2036448049545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">
                <text:p>14</text:p>
              </table:table-cell>
              <table:table-cell office:value-type="float" office:value="0.20325751543045">
                <text:p>0.203257515430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0.202725167274475">
                <text:p>0.2027251672744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">
                <text:p>14</text:p>
              </table:table-cell>
              <table:table-cell office:value-type="float" office:value="0.199662399291992">
                <text:p>0.1996623992919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">
                <text:p>14</text:p>
              </table:table-cell>
              <table:table-cell office:value-type="float" office:value="0.202881455421448">
                <text:p>0.2028814554214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">
                <text:p>14</text:p>
              </table:table-cell>
              <table:table-cell office:value-type="float" office:value="0.200950996875763">
                <text:p>0.2009509968757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">
                <text:p>14</text:p>
              </table:table-cell>
              <table:table-cell office:value-type="float" office:value="0.201479651927948">
                <text:p>0.2014796519279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">
                <text:p>13</text:p>
              </table:table-cell>
              <table:table-cell office:value-type="float" office:value="0.202230122089386">
                <text:p>0.2022301220893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">
                <text:p>13</text:p>
              </table:table-cell>
              <table:table-cell office:value-type="float" office:value="0.200473864078522">
                <text:p>0.2004738640785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">
                <text:p>13</text:p>
              </table:table-cell>
              <table:table-cell office:value-type="float" office:value="0.201192967891693">
                <text:p>0.2011929678916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">
                <text:p>13</text:p>
              </table:table-cell>
              <table:table-cell office:value-type="float" office:value="0.201111521720886">
                <text:p>0.2011115217208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">
                <text:p>13</text:p>
              </table:table-cell>
              <table:table-cell office:value-type="float" office:value="0.202320065498352">
                <text:p>0.2023200654983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">
                <text:p>13</text:p>
              </table:table-cell>
              <table:table-cell office:value-type="float" office:value="0.202186639308929">
                <text:p>0.2021866393089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">
                <text:p>13</text:p>
              </table:table-cell>
              <table:table-cell office:value-type="float" office:value="0.20188613653183">
                <text:p>0.201886136531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">
                <text:p>13</text:p>
              </table:table-cell>
              <table:table-cell office:value-type="float" office:value="0.201559062004089">
                <text:p>0.2015590620040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">
                <text:p>13</text:p>
              </table:table-cell>
              <table:table-cell office:value-type="float" office:value="0.202695944309235">
                <text:p>0.2026959443092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">
                <text:p>13</text:p>
              </table:table-cell>
              <table:table-cell office:value-type="float" office:value="0.203445839881897">
                <text:p>0.2034458398818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">
                <text:p>12</text:p>
              </table:table-cell>
              <table:table-cell office:value-type="float" office:value="0.201284456253052">
                <text:p>0.2012844562530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">
                <text:p>12</text:p>
              </table:table-cell>
              <table:table-cell office:value-type="float" office:value="0.202710783481598">
                <text:p>0.2027107834815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">
                <text:p>12</text:p>
              </table:table-cell>
              <table:table-cell office:value-type="float" office:value="0.200758001804352">
                <text:p>0.2007580018043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">
                <text:p>12</text:p>
              </table:table-cell>
              <table:table-cell office:value-type="float" office:value="0.200554029941559">
                <text:p>0.2005540299415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">
                <text:p>12</text:p>
              </table:table-cell>
              <table:table-cell office:value-type="float" office:value="0.197979745864868">
                <text:p>0.1979797458648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">
                <text:p>12</text:p>
              </table:table-cell>
              <table:table-cell office:value-type="float" office:value="0.201435487270355">
                <text:p>0.2014354872703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">
                <text:p>12</text:p>
              </table:table-cell>
              <table:table-cell office:value-type="float" office:value="0.19994571685791">
                <text:p>0.199945716857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">
                <text:p>12</text:p>
              </table:table-cell>
              <table:table-cell office:value-type="float" office:value="0.201780662536621">
                <text:p>0.2017806625366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">
                <text:p>12</text:p>
              </table:table-cell>
              <table:table-cell office:value-type="float" office:value="0.202295446395874">
                <text:p>0.2022954463958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">
                <text:p>12</text:p>
              </table:table-cell>
              <table:table-cell office:value-type="float" office:value="0.202477593421936">
                <text:p>0.2024775934219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  <table:table-cell office:value-type="float" office:value="0.200824439525604">
                <text:p>0.2008244395256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">
                <text:p>11</text:p>
              </table:table-cell>
              <table:table-cell office:value-type="float" office:value="0.203193836212158">
                <text:p>0.2031938362121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">
                <text:p>11</text:p>
              </table:table-cell>
              <table:table-cell office:value-type="float" office:value="0.200704185962677">
                <text:p>0.2007041859626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">
                <text:p>11</text:p>
              </table:table-cell>
              <table:table-cell office:value-type="float" office:value="0.201760153770447">
                <text:p>0.2017601537704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">
                <text:p>11</text:p>
              </table:table-cell>
              <table:table-cell office:value-type="float" office:value="0.202140574455261">
                <text:p>0.20214057445526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">
                <text:p>11</text:p>
              </table:table-cell>
              <table:table-cell office:value-type="float" office:value="0.200150136947632">
                <text:p>0.2001501369476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">
                <text:p>11</text:p>
              </table:table-cell>
              <table:table-cell office:value-type="float" office:value="0.200501184463501">
                <text:p>0.2005011844635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">
                <text:p>11</text:p>
              </table:table-cell>
              <table:table-cell office:value-type="float" office:value="0.201225628852844">
                <text:p>0.2012256288528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">
                <text:p>11</text:p>
              </table:table-cell>
              <table:table-cell office:value-type="float" office:value="0.206978056430817">
                <text:p>0.2069780564308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">
                <text:p>11</text:p>
              </table:table-cell>
              <table:table-cell office:value-type="float" office:value="0.199700493812561">
                <text:p>0.1997004938125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0.200447778701782">
                <text:p>0.2004477787017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  <table:table-cell office:value-type="float" office:value="0.216303017139435">
                <text:p>0.2163030171394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">
                <text:p>10</text:p>
              </table:table-cell>
              <table:table-cell office:value-type="float" office:value="0.205010251998901">
                <text:p>0.2050102519989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">
                <text:p>10</text:p>
              </table:table-cell>
              <table:table-cell office:value-type="float" office:value="0.200381011962891">
                <text:p>0.2003810119628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">
                <text:p>10</text:p>
              </table:table-cell>
              <table:table-cell office:value-type="float" office:value="0.200669302940369">
                <text:p>0.2006693029403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">
                <text:p>10</text:p>
              </table:table-cell>
              <table:table-cell office:value-type="float" office:value="0.201001741886139">
                <text:p>0.2010017418861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">
                <text:p>10</text:p>
              </table:table-cell>
              <table:table-cell office:value-type="float" office:value="0.201488916873932">
                <text:p>0.2014889168739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">
                <text:p>10</text:p>
              </table:table-cell>
              <table:table-cell office:value-type="float" office:value="0.202752151489258">
                <text:p>0.2027521514892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">
                <text:p>10</text:p>
              </table:table-cell>
              <table:table-cell office:value-type="float" office:value="0.203142600059509">
                <text:p>0.2031426000595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">
                <text:p>10</text:p>
              </table:table-cell>
              <table:table-cell office:value-type="float" office:value="0.200015158653259">
                <text:p>0.2000151586532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">
                <text:p>8</text:p>
              </table:table-cell>
              <table:table-cell office:value-type="float" office:value="0.217999815940857">
                <text:p>0.2179998159408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">
                <text:p>8</text:p>
              </table:table-cell>
              <table:table-cell office:value-type="float" office:value="0.200327713489532">
                <text:p>0.2003277134895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  <table:table-cell office:value-type="float" office:value="0.203689694404602">
                <text:p>0.2036896944046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  <table:table-cell office:value-type="float" office:value="0.203553123474121">
                <text:p>0.2035531234741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">
                <text:p>8</text:p>
              </table:table-cell>
              <table:table-cell office:value-type="float" office:value="0.20133282661438">
                <text:p>0.201332826614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">
                <text:p>8</text:p>
              </table:table-cell>
              <table:table-cell office:value-type="float" office:value="0.203435244560242">
                <text:p>0.2034352445602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">
                <text:p>8</text:p>
              </table:table-cell>
              <table:table-cell office:value-type="float" office:value="0.205244779586792">
                <text:p>0.2052447795867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">
                <text:p>8</text:p>
              </table:table-cell>
              <table:table-cell office:value-type="float" office:value="0.205873367786407">
                <text:p>0.2058733677864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  <table:table-cell office:value-type="float" office:value="0.217027163505554">
                <text:p>0.2170271635055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">
                <text:p>8</text:p>
              </table:table-cell>
              <table:table-cell office:value-type="float" office:value="0.201602265834808">
                <text:p>0.2016022658348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">
                <text:p>7</text:p>
              </table:table-cell>
              <table:table-cell office:value-type="float" office:value="0.205592472553253">
                <text:p>0.2055924725532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">
                <text:p>7</text:p>
              </table:table-cell>
              <table:table-cell office:value-type="float" office:value="0.200635039806366">
                <text:p>0.20063503980636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">
                <text:p>7</text:p>
              </table:table-cell>
              <table:table-cell office:value-type="float" office:value="0.204120714664459">
                <text:p>0.2041207146644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">
                <text:p>7</text:p>
              </table:table-cell>
              <table:table-cell office:value-type="float" office:value="0.200995388031006">
                <text:p>0.2009953880310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">
                <text:p>7</text:p>
              </table:table-cell>
              <table:table-cell office:value-type="float" office:value="0.201755366325378">
                <text:p>0.2017553663253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">
                <text:p>7</text:p>
              </table:table-cell>
              <table:table-cell office:value-type="float" office:value="0.202855072021484">
                <text:p>0.2028550720214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">
                <text:p>7</text:p>
              </table:table-cell>
              <table:table-cell office:value-type="float" office:value="0.203295745849609">
                <text:p>0.2032957458496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">
                <text:p>7</text:p>
              </table:table-cell>
              <table:table-cell office:value-type="float" office:value="0.200864419937134">
                <text:p>0.2008644199371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">
                <text:p>7</text:p>
              </table:table-cell>
              <table:table-cell office:value-type="float" office:value="0.203505370616913">
                <text:p>0.2035053706169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">
                <text:p>7</text:p>
              </table:table-cell>
              <table:table-cell office:value-type="float" office:value="0.200192487239838">
                <text:p>0.2001924872398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">
                <text:p>6</text:p>
              </table:table-cell>
              <table:table-cell office:value-type="float" office:value="0.200337886810303">
                <text:p>0.2003378868103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  <table:table-cell office:value-type="float" office:value="0.198563580513001">
                <text:p>0.198563580513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">
                <text:p>6</text:p>
              </table:table-cell>
              <table:table-cell office:value-type="float" office:value="0.205272901058197">
                <text:p>0.2052729010581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">
                <text:p>6</text:p>
              </table:table-cell>
              <table:table-cell office:value-type="float" office:value="0.201896286010742">
                <text:p>0.2018962860107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">
                <text:p>6</text:p>
              </table:table-cell>
              <table:table-cell office:value-type="float" office:value="0.20286301612854">
                <text:p>0.2028630161285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">
                <text:p>6</text:p>
              </table:table-cell>
              <table:table-cell office:value-type="float" office:value="0.202324724197388">
                <text:p>0.2023247241973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">
                <text:p>6</text:p>
              </table:table-cell>
              <table:table-cell office:value-type="float" office:value="0.201230628490448">
                <text:p>0.2012306284904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">
                <text:p>6</text:p>
              </table:table-cell>
              <table:table-cell office:value-type="float" office:value="0.201434488296509">
                <text:p>0.2014344882965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">
                <text:p>6</text:p>
              </table:table-cell>
              <table:table-cell office:value-type="float" office:value="0.201098866462708">
                <text:p>0.2010988664627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">
                <text:p>6</text:p>
              </table:table-cell>
              <table:table-cell office:value-type="float" office:value="0.20084132194519">
                <text:p>0.200841321945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">
                <text:p>5</text:p>
              </table:table-cell>
              <table:table-cell office:value-type="float" office:value="0.200926463603973">
                <text:p>0.2009264636039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  <table:table-cell office:value-type="float" office:value="0.202876482009888">
                <text:p>0.2028764820098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">
                <text:p>5</text:p>
              </table:table-cell>
              <table:table-cell office:value-type="float" office:value="0.200653500556946">
                <text:p>0.2006535005569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">
                <text:p>5</text:p>
              </table:table-cell>
              <table:table-cell office:value-type="float" office:value="0.202193946838379">
                <text:p>0.2021939468383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">
                <text:p>5</text:p>
              </table:table-cell>
              <table:table-cell office:value-type="float" office:value="0.203279156684875">
                <text:p>0.203279156684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">
                <text:p>5</text:p>
              </table:table-cell>
              <table:table-cell office:value-type="float" office:value="0.201880342960358">
                <text:p>0.2018803429603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">
                <text:p>5</text:p>
              </table:table-cell>
              <table:table-cell office:value-type="float" office:value="0.201441767215729">
                <text:p>0.2014417672157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">
                <text:p>5</text:p>
              </table:table-cell>
              <table:table-cell office:value-type="float" office:value="0.200414335727692">
                <text:p>0.2004143357276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  <table:table-cell office:value-type="float" office:value="0.201605548858643">
                <text:p>0.2016055488586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">
                <text:p>5</text:p>
              </table:table-cell>
              <table:table-cell office:value-type="float" office:value="0.200494441986084">
                <text:p>0.2004944419860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0.203282544612885">
                <text:p>0.2032825446128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0.199573152065277">
                <text:p>0.1995731520652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0.200873551368713">
                <text:p>0.2008735513687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0.201383879184723">
                <text:p>0.2013838791847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0.201501777172089">
                <text:p>0.2015017771720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0.202491965293884">
                <text:p>0.2024919652938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0.203262190818787">
                <text:p>0.2032621908187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0.201207835674286">
                <text:p>0.2012078356742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0.203895332813263">
                <text:p>0.2038953328132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0.20106386423111">
                <text:p>0.201063864231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">
                <text:p>3</text:p>
              </table:table-cell>
              <table:table-cell office:value-type="float" office:value="0.202664823532104">
                <text:p>0.2026648235321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  <table:table-cell office:value-type="float" office:value="0.203715143203735">
                <text:p>0.2037151432037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">
                <text:p>3</text:p>
              </table:table-cell>
              <table:table-cell office:value-type="float" office:value="0.199989397525787">
                <text:p>0.1999893975257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">
                <text:p>3</text:p>
              </table:table-cell>
              <table:table-cell office:value-type="float" office:value="0.20184736251831">
                <text:p>0.201847362518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">
                <text:p>3</text:p>
              </table:table-cell>
              <table:table-cell office:value-type="float" office:value="0.202395265102386">
                <text:p>0.2023952651023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">
                <text:p>3</text:p>
              </table:table-cell>
              <table:table-cell office:value-type="float" office:value="0.200500490665436">
                <text:p>0.2005004906654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">
                <text:p>3</text:p>
              </table:table-cell>
              <table:table-cell office:value-type="float" office:value="0.200157222747803">
                <text:p>0.2001572227478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">
                <text:p>3</text:p>
              </table:table-cell>
              <table:table-cell office:value-type="float" office:value="0.200589783191681">
                <text:p>0.20058978319168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">
                <text:p>3</text:p>
              </table:table-cell>
              <table:table-cell office:value-type="float" office:value="0.200526442527771">
                <text:p>0.2005264425277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  <table:table-cell office:value-type="float" office:value="0.20053416967392">
                <text:p>0.200534169673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  <table:table-cell office:value-type="float" office:value="0.201541812419891">
                <text:p>0.2015418124198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">
                <text:p>2</text:p>
              </table:table-cell>
              <table:table-cell office:value-type="float" office:value="0.200599236488342">
                <text:p>0.2005992364883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  <table:table-cell office:value-type="float" office:value="0.203815762996674">
                <text:p>0.2038157629966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">
                <text:p>2</text:p>
              </table:table-cell>
              <table:table-cell office:value-type="float" office:value="0.199782588481903">
                <text:p>0.1997825884819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  <table:table-cell office:value-type="float" office:value="0.201094524860382">
                <text:p>0.20109452486038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  <table:table-cell office:value-type="float" office:value="0.216486582756042">
                <text:p>0.2164865827560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">
                <text:p>2</text:p>
              </table:table-cell>
              <table:table-cell office:value-type="float" office:value="0.199872720241547">
                <text:p>0.1998727202415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  <table:table-cell office:value-type="float" office:value="0.200665643215179">
                <text:p>0.2006656432151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  <table:table-cell office:value-type="float" office:value="0.199767682552338">
                <text:p>0.1997676825523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  <table:table-cell office:value-type="float" office:value="0.201926443576813">
                <text:p>0.2019264435768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0.216714115142822">
                <text:p>0.2167141151428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  <table:table-cell office:value-type="float" office:value="0.202751100063324">
                <text:p>0.2027511000633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  <table:table-cell office:value-type="float" office:value="0.206623101234436">
                <text:p>0.2066231012344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  <table:table-cell office:value-type="float" office:value="0.202208044528961">
                <text:p>0.2022080445289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  <table:table-cell office:value-type="float" office:value="0.201485517024994">
                <text:p>0.2014855170249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0.198740177154541">
                <text:p>0.1987401771545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  <table:table-cell office:value-type="float" office:value="0.216192853450775">
                <text:p>0.2161928534507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  <table:table-cell office:value-type="float" office:value="0.200017800331116">
                <text:p>0.2000178003311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0.200465703010559">
                <text:p>0.2004657030105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  <table:table-cell office:value-type="float" office:value="0.201822047233582">
                <text:p>0.2018220472335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.200077431201935">
                <text:p>0.200077431201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5cm" svg:height="11.21cm" xlink:href="." xlink:type="simple" chart:class="chart:scatter" chart:style-name="ch1">
        <chart:title svg:x="6.612cm" svg:y="0.36cm" chart:style-name="ch2">
          <text:p>Optimized pystone execution times</text:p>
        </chart:title>
        <chart:plot-area chart:style-name="ch3" chart:data-source-has-labels="both" svg:x="1.418cm" svg:y="1.389cm" svg:width="18.525cm" svg:height="8.616cm">
          <chartooo:coordinate-region svg:x="2.145cm" svg:y="1.589cm" svg:width="17.518cm" svg:height="7.769cm"/>
          <chart:axis chart:dimension="x" chart:name="primary-x" chart:style-name="ch4" chartooo:axis-type="auto">
            <chart:title svg:x="7.315cm" svg:y="10.229cm" chart:style-name="ch5">
              <text:p>Percent of program annotated with static types</text:p>
            </chart:title>
            <chart:categories table:cell-range-address="local-table.$A$2:.$A$533"/>
          </chart:axis>
          <chart:axis chart:dimension="y" chart:name="primary-y" chart:style-name="ch6">
            <chart:title svg:x="0.451cm" svg:y="7.567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533" chart:label-cell-address="local-table.$C$1" chart:class="chart:scatter">
            <chart:domain table:cell-range-address="local-table.$B$2:.$B$533"/>
            <chart:data-point chart:repeated="5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ystone_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315257">
                <text:p>0.315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0.313857">
                <text:p>0.313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0.311709">
                <text:p>0.311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0.317272">
                <text:p>0.317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.322065">
                <text:p>0.322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0.322172">
                <text:p>0.32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.312985">
                <text:p>0.31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0.313143">
                <text:p>0.313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0.325761">
                <text:p>0.32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0.310877">
                <text:p>0.310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0.320269">
                <text:p>0.320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.31191">
                <text:p>0.31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313913">
                <text:p>0.313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0.316704">
                <text:p>0.316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0.312861">
                <text:p>0.312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0.309898">
                <text:p>0.309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0.321859">
                <text:p>0.321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0.312434">
                <text:p>0.312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0.331925">
                <text:p>0.331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314782">
                <text:p>0.31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0.31488">
                <text:p>0.31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0.317503">
                <text:p>0.31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0.316469">
                <text:p>0.316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314307">
                <text:p>0.314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0.314952">
                <text:p>0.314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">
                <text:p>94</text:p>
              </table:table-cell>
              <table:table-cell office:value-type="float" office:value="0.318993">
                <text:p>0.318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0.321261">
                <text:p>0.321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0.314491">
                <text:p>0.314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311124">
                <text:p>0.311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0.315481">
                <text:p>0.315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0.322044">
                <text:p>0.322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0.315607">
                <text:p>0.315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0.307918">
                <text:p>0.307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0.3143">
                <text:p>0.3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">
                <text:p>92</text:p>
              </table:table-cell>
              <table:table-cell office:value-type="float" office:value="0.31427">
                <text:p>0.31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0.315643">
                <text:p>0.315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">
                <text:p>92</text:p>
              </table:table-cell>
              <table:table-cell office:value-type="float" office:value="0.318948">
                <text:p>0.318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0.312151">
                <text:p>0.31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0.31597">
                <text:p>0.31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0.308826">
                <text:p>0.308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0.314185">
                <text:p>0.314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0.330258">
                <text:p>0.330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0.322096">
                <text:p>0.322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0.327396">
                <text:p>0.327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332195">
                <text:p>0.332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327896">
                <text:p>0.327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0.327204">
                <text:p>0.327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0.321252">
                <text:p>0.32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0.313864">
                <text:p>0.313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0.309462">
                <text:p>0.309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0.314411">
                <text:p>0.314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0.320694">
                <text:p>0.320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  <table:table-cell office:value-type="float" office:value="0.321279">
                <text:p>0.321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">
                <text:p>88</text:p>
              </table:table-cell>
              <table:table-cell office:value-type="float" office:value="0.311421">
                <text:p>0.311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">
                <text:p>88</text:p>
              </table:table-cell>
              <table:table-cell office:value-type="float" office:value="0.322052">
                <text:p>0.322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0.319863">
                <text:p>0.319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0.319939">
                <text:p>0.319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">
                <text:p>88</text:p>
              </table:table-cell>
              <table:table-cell office:value-type="float" office:value="0.327163">
                <text:p>0.327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0.323494">
                <text:p>0.323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0.315182">
                <text:p>0.315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0.331241">
                <text:p>0.3312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">
                <text:p>87</text:p>
              </table:table-cell>
              <table:table-cell office:value-type="float" office:value="0.322445">
                <text:p>0.322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316026">
                <text:p>0.316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.313247">
                <text:p>0.313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.317879">
                <text:p>0.317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0.317589">
                <text:p>0.317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0.321646">
                <text:p>0.321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0.311573">
                <text:p>0.311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0.315887">
                <text:p>0.315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0.311168">
                <text:p>0.311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">
                <text:p>87</text:p>
              </table:table-cell>
              <table:table-cell office:value-type="float" office:value="0.315682">
                <text:p>0.315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0.319288">
                <text:p>0.319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0.313425">
                <text:p>0.313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0.314362">
                <text:p>0.314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0.321653">
                <text:p>0.321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0.312872">
                <text:p>0.312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0.316547">
                <text:p>0.316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0.312715">
                <text:p>0.31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0.314147">
                <text:p>0.314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36491">
                <text:p>0.36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317211">
                <text:p>0.317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311608">
                <text:p>0.3116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14424">
                <text:p>0.3144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14335">
                <text:p>0.314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0.313678">
                <text:p>0.313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0.314119">
                <text:p>0.314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0.315458">
                <text:p>0.315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0.317173">
                <text:p>0.317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0.319006">
                <text:p>0.319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0.317206">
                <text:p>0.317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0.323515">
                <text:p>0.323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">
                <text:p>81</text:p>
              </table:table-cell>
              <table:table-cell office:value-type="float" office:value="0.320324">
                <text:p>0.320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0.307525">
                <text:p>0.307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0.314554">
                <text:p>0.314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0.313629">
                <text:p>0.3136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0.313379">
                <text:p>0.313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0.313258">
                <text:p>0.313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0.324711">
                <text:p>0.3247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0.314936">
                <text:p>0.314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0.316944">
                <text:p>0.316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0.319743">
                <text:p>0.31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0.31567">
                <text:p>0.315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">
                <text:p>79</text:p>
              </table:table-cell>
              <table:table-cell office:value-type="float" office:value="0.318595">
                <text:p>0.318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">
                <text:p>79</text:p>
              </table:table-cell>
              <table:table-cell office:value-type="float" office:value="0.318004">
                <text:p>0.318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0.310116">
                <text:p>0.310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  <table:table-cell office:value-type="float" office:value="0.316697">
                <text:p>0.316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">
                <text:p>79</text:p>
              </table:table-cell>
              <table:table-cell office:value-type="float" office:value="0.316966">
                <text:p>0.316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0.310128">
                <text:p>0.310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">
                <text:p>79</text:p>
              </table:table-cell>
              <table:table-cell office:value-type="float" office:value="0.313269">
                <text:p>0.313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0.315329">
                <text:p>0.3153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0.317807">
                <text:p>0.3178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">
                <text:p>77</text:p>
              </table:table-cell>
              <table:table-cell office:value-type="float" office:value="0.319545">
                <text:p>0.3195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0.313889">
                <text:p>0.313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0.326925">
                <text:p>0.326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  <table:table-cell office:value-type="float" office:value="0.314555">
                <text:p>0.3145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">
                <text:p>77</text:p>
              </table:table-cell>
              <table:table-cell office:value-type="float" office:value="0.31797">
                <text:p>0.31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0.33412">
                <text:p>0.334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0.316531">
                <text:p>0.316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0.321848">
                <text:p>0.321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0.308394">
                <text:p>0.308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  <table:table-cell office:value-type="float" office:value="0.312985">
                <text:p>0.3129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0.320336">
                <text:p>0.3203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0.311092">
                <text:p>0.311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0.32495">
                <text:p>0.32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0.328046">
                <text:p>0.328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">
                <text:p>75</text:p>
              </table:table-cell>
              <table:table-cell office:value-type="float" office:value="0.344041">
                <text:p>0.344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0.321845">
                <text:p>0.321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0.312825">
                <text:p>0.312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">
                <text:p>75</text:p>
              </table:table-cell>
              <table:table-cell office:value-type="float" office:value="0.320447">
                <text:p>0.320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0.313428">
                <text:p>0.3134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">
                <text:p>75</text:p>
              </table:table-cell>
              <table:table-cell office:value-type="float" office:value="0.332289">
                <text:p>0.3322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0.314491">
                <text:p>0.3144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">
                <text:p>74</text:p>
              </table:table-cell>
              <table:table-cell office:value-type="float" office:value="0.323451">
                <text:p>0.3234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0.338985">
                <text:p>0.3389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0.322639">
                <text:p>0.3226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343288">
                <text:p>0.3432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0.325546">
                <text:p>0.325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  <table:table-cell office:value-type="float" office:value="0.315638">
                <text:p>0.315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0.33078">
                <text:p>0.33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  <table:table-cell office:value-type="float" office:value="0.331392">
                <text:p>0.331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0.324379">
                <text:p>0.3243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">
                <text:p>72</text:p>
              </table:table-cell>
              <table:table-cell office:value-type="float" office:value="0.322367">
                <text:p>0.322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0.319192">
                <text:p>0.319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0.315465">
                <text:p>0.3154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0.320777">
                <text:p>0.320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0.32348">
                <text:p>0.32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  <table:table-cell office:value-type="float" office:value="0.31655">
                <text:p>0.316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">
                <text:p>72</text:p>
              </table:table-cell>
              <table:table-cell office:value-type="float" office:value="0.319713">
                <text:p>0.319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">
                <text:p>72</text:p>
              </table:table-cell>
              <table:table-cell office:value-type="float" office:value="0.322913">
                <text:p>0.3229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0.314198">
                <text:p>0.3141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0.323955">
                <text:p>0.323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316812">
                <text:p>0.316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324283">
                <text:p>0.324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315728">
                <text:p>0.3157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313862">
                <text:p>0.3138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318438">
                <text:p>0.3184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315866">
                <text:p>0.315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320692">
                <text:p>0.320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315057">
                <text:p>0.315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315023">
                <text:p>0.315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">
                <text:p>70</text:p>
              </table:table-cell>
              <table:table-cell office:value-type="float" office:value="0.316732">
                <text:p>0.3167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0.312999">
                <text:p>0.312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0.317018">
                <text:p>0.317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0.311188">
                <text:p>0.311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">
                <text:p>68</text:p>
              </table:table-cell>
              <table:table-cell office:value-type="float" office:value="0.318604">
                <text:p>0.318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0.315355">
                <text:p>0.315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0.317508">
                <text:p>0.317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0.310315">
                <text:p>0.310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08803">
                <text:p>0.3088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">
                <text:p>68</text:p>
              </table:table-cell>
              <table:table-cell office:value-type="float" office:value="0.309606">
                <text:p>0.309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">
                <text:p>68</text:p>
              </table:table-cell>
              <table:table-cell office:value-type="float" office:value="0.326719">
                <text:p>0.3267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">
                <text:p>66</text:p>
              </table:table-cell>
              <table:table-cell office:value-type="float" office:value="0.308643">
                <text:p>0.3086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  <table:table-cell office:value-type="float" office:value="0.319174">
                <text:p>0.319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">
                <text:p>66</text:p>
              </table:table-cell>
              <table:table-cell office:value-type="float" office:value="0.32048">
                <text:p>0.32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">
                <text:p>66</text:p>
              </table:table-cell>
              <table:table-cell office:value-type="float" office:value="0.318801">
                <text:p>0.3188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">
                <text:p>66</text:p>
              </table:table-cell>
              <table:table-cell office:value-type="float" office:value="0.318109">
                <text:p>0.3181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0.312051">
                <text:p>0.3120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">
                <text:p>66</text:p>
              </table:table-cell>
              <table:table-cell office:value-type="float" office:value="0.317967">
                <text:p>0.3179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">
                <text:p>66</text:p>
              </table:table-cell>
              <table:table-cell office:value-type="float" office:value="0.309968">
                <text:p>0.309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">
                <text:p>66</text:p>
              </table:table-cell>
              <table:table-cell office:value-type="float" office:value="0.315894">
                <text:p>0.3158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">
                <text:p>66</text:p>
              </table:table-cell>
              <table:table-cell office:value-type="float" office:value="0.317471">
                <text:p>0.317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">
                <text:p>64</text:p>
              </table:table-cell>
              <table:table-cell office:value-type="float" office:value="0.31635">
                <text:p>0.316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">
                <text:p>64</text:p>
              </table:table-cell>
              <table:table-cell office:value-type="float" office:value="0.317739">
                <text:p>0.3177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4">
                <text:p>64</text:p>
              </table:table-cell>
              <table:table-cell office:value-type="float" office:value="0.322332">
                <text:p>0.322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0.313232">
                <text:p>0.313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">
                <text:p>64</text:p>
              </table:table-cell>
              <table:table-cell office:value-type="float" office:value="0.320757">
                <text:p>0.3207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">
                <text:p>64</text:p>
              </table:table-cell>
              <table:table-cell office:value-type="float" office:value="0.321216">
                <text:p>0.321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">
                <text:p>64</text:p>
              </table:table-cell>
              <table:table-cell office:value-type="float" office:value="0.319903">
                <text:p>0.3199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">
                <text:p>64</text:p>
              </table:table-cell>
              <table:table-cell office:value-type="float" office:value="0.314554">
                <text:p>0.3145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0.313816">
                <text:p>0.313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.31343">
                <text:p>0.31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0.321152">
                <text:p>0.321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0.320494">
                <text:p>0.3204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">
                <text:p>62</text:p>
              </table:table-cell>
              <table:table-cell office:value-type="float" office:value="0.313985">
                <text:p>0.3139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314892">
                <text:p>0.314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">
                <text:p>62</text:p>
              </table:table-cell>
              <table:table-cell office:value-type="float" office:value="0.317602">
                <text:p>0.3176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0.314911">
                <text:p>0.3149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0.327812">
                <text:p>0.327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0.316413">
                <text:p>0.316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0.318966">
                <text:p>0.3189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0.315039">
                <text:p>0.315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">
                <text:p>61</text:p>
              </table:table-cell>
              <table:table-cell office:value-type="float" office:value="0.314528">
                <text:p>0.314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">
                <text:p>61</text:p>
              </table:table-cell>
              <table:table-cell office:value-type="float" office:value="0.311038">
                <text:p>0.3110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">
                <text:p>61</text:p>
              </table:table-cell>
              <table:table-cell office:value-type="float" office:value="0.319737">
                <text:p>0.319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">
                <text:p>61</text:p>
              </table:table-cell>
              <table:table-cell office:value-type="float" office:value="0.317192">
                <text:p>0.317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">
                <text:p>61</text:p>
              </table:table-cell>
              <table:table-cell office:value-type="float" office:value="0.316314">
                <text:p>0.3163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">
                <text:p>61</text:p>
              </table:table-cell>
              <table:table-cell office:value-type="float" office:value="0.314389">
                <text:p>0.3143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  <table:table-cell office:value-type="float" office:value="0.317817">
                <text:p>0.3178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">
                <text:p>61</text:p>
              </table:table-cell>
              <table:table-cell office:value-type="float" office:value="0.314055">
                <text:p>0.3140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">
                <text:p>61</text:p>
              </table:table-cell>
              <table:table-cell office:value-type="float" office:value="0.31665">
                <text:p>0.316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">
                <text:p>61</text:p>
              </table:table-cell>
              <table:table-cell office:value-type="float" office:value="0.31426">
                <text:p>0.31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">
                <text:p>59</text:p>
              </table:table-cell>
              <table:table-cell office:value-type="float" office:value="0.321732">
                <text:p>0.3217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">
                <text:p>59</text:p>
              </table:table-cell>
              <table:table-cell office:value-type="float" office:value="0.31476">
                <text:p>0.31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">
                <text:p>59</text:p>
              </table:table-cell>
              <table:table-cell office:value-type="float" office:value="0.322213">
                <text:p>0.3222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0.319669">
                <text:p>0.319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">
                <text:p>59</text:p>
              </table:table-cell>
              <table:table-cell office:value-type="float" office:value="0.327283">
                <text:p>0.327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">
                <text:p>59</text:p>
              </table:table-cell>
              <table:table-cell office:value-type="float" office:value="0.316543">
                <text:p>0.3165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">
                <text:p>59</text:p>
              </table:table-cell>
              <table:table-cell office:value-type="float" office:value="0.314073">
                <text:p>0.3140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">
                <text:p>59</text:p>
              </table:table-cell>
              <table:table-cell office:value-type="float" office:value="0.311971">
                <text:p>0.3119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">
                <text:p>59</text:p>
              </table:table-cell>
              <table:table-cell office:value-type="float" office:value="0.316426">
                <text:p>0.316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0.313718">
                <text:p>0.3137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  <table:table-cell office:value-type="float" office:value="0.314042">
                <text:p>0.3140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">
                <text:p>57</text:p>
              </table:table-cell>
              <table:table-cell office:value-type="float" office:value="0.308467">
                <text:p>0.3084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0.313564">
                <text:p>0.3135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0.315936">
                <text:p>0.315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">
                <text:p>57</text:p>
              </table:table-cell>
              <table:table-cell office:value-type="float" office:value="0.308602">
                <text:p>0.3086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0.31877">
                <text:p>0.318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0.311878">
                <text:p>0.3118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0.31345">
                <text:p>0.313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0.32115">
                <text:p>0.32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  <table:table-cell office:value-type="float" office:value="0.312697">
                <text:p>0.3126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">
                <text:p>55</text:p>
              </table:table-cell>
              <table:table-cell office:value-type="float" office:value="0.311489">
                <text:p>0.3114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">
                <text:p>55</text:p>
              </table:table-cell>
              <table:table-cell office:value-type="float" office:value="0.325044">
                <text:p>0.3250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">
                <text:p>55</text:p>
              </table:table-cell>
              <table:table-cell office:value-type="float" office:value="0.310234">
                <text:p>0.310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">
                <text:p>55</text:p>
              </table:table-cell>
              <table:table-cell office:value-type="float" office:value="0.311788">
                <text:p>0.3117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0.31924">
                <text:p>0.319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">
                <text:p>55</text:p>
              </table:table-cell>
              <table:table-cell office:value-type="float" office:value="0.316089">
                <text:p>0.3160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0.315316">
                <text:p>0.315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0.316533">
                <text:p>0.3165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0.334061">
                <text:p>0.3340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0.31901">
                <text:p>0.319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">
                <text:p>53</text:p>
              </table:table-cell>
              <table:table-cell office:value-type="float" office:value="0.318297">
                <text:p>0.3182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">
                <text:p>53</text:p>
              </table:table-cell>
              <table:table-cell office:value-type="float" office:value="0.317118">
                <text:p>0.317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">
                <text:p>53</text:p>
              </table:table-cell>
              <table:table-cell office:value-type="float" office:value="0.312689">
                <text:p>0.3126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">
                <text:p>53</text:p>
              </table:table-cell>
              <table:table-cell office:value-type="float" office:value="0.337593">
                <text:p>0.3375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0.311832">
                <text:p>0.3118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0.309301">
                <text:p>0.3093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">
                <text:p>53</text:p>
              </table:table-cell>
              <table:table-cell office:value-type="float" office:value="0.311167">
                <text:p>0.311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">
                <text:p>53</text:p>
              </table:table-cell>
              <table:table-cell office:value-type="float" office:value="0.319586">
                <text:p>0.3195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0.309509">
                <text:p>0.309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">
                <text:p>53</text:p>
              </table:table-cell>
              <table:table-cell office:value-type="float" office:value="0.310165">
                <text:p>0.3101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">
                <text:p>51</text:p>
              </table:table-cell>
              <table:table-cell office:value-type="float" office:value="0.309851">
                <text:p>0.3098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">
                <text:p>51</text:p>
              </table:table-cell>
              <table:table-cell office:value-type="float" office:value="0.320613">
                <text:p>0.3206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">
                <text:p>51</text:p>
              </table:table-cell>
              <table:table-cell office:value-type="float" office:value="0.317352">
                <text:p>0.317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0.311696">
                <text:p>0.3116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">
                <text:p>51</text:p>
              </table:table-cell>
              <table:table-cell office:value-type="float" office:value="0.314866">
                <text:p>0.3148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">
                <text:p>51</text:p>
              </table:table-cell>
              <table:table-cell office:value-type="float" office:value="0.310138">
                <text:p>0.3101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  <table:table-cell office:value-type="float" office:value="0.318259">
                <text:p>0.318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">
                <text:p>51</text:p>
              </table:table-cell>
              <table:table-cell office:value-type="float" office:value="0.312846">
                <text:p>0.3128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">
                <text:p>51</text:p>
              </table:table-cell>
              <table:table-cell office:value-type="float" office:value="0.31703">
                <text:p>0.317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">
                <text:p>51</text:p>
              </table:table-cell>
              <table:table-cell office:value-type="float" office:value="0.318551">
                <text:p>0.3185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">
                <text:p>50</text:p>
              </table:table-cell>
              <table:table-cell office:value-type="float" office:value="0.311244">
                <text:p>0.311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">
                <text:p>50</text:p>
              </table:table-cell>
              <table:table-cell office:value-type="float" office:value="0.312741">
                <text:p>0.3127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">
                <text:p>50</text:p>
              </table:table-cell>
              <table:table-cell office:value-type="float" office:value="0.313416">
                <text:p>0.3134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0.319776">
                <text:p>0.3197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">
                <text:p>50</text:p>
              </table:table-cell>
              <table:table-cell office:value-type="float" office:value="0.309749">
                <text:p>0.309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">
                <text:p>50</text:p>
              </table:table-cell>
              <table:table-cell office:value-type="float" office:value="0.315135">
                <text:p>0.31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">
                <text:p>50</text:p>
              </table:table-cell>
              <table:table-cell office:value-type="float" office:value="0.316114">
                <text:p>0.3161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">
                <text:p>50</text:p>
              </table:table-cell>
              <table:table-cell office:value-type="float" office:value="0.313094">
                <text:p>0.3130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  <table:table-cell office:value-type="float" office:value="0.318061">
                <text:p>0.3180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">
                <text:p>50</text:p>
              </table:table-cell>
              <table:table-cell office:value-type="float" office:value="0.32002">
                <text:p>0.32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0.314321">
                <text:p>0.3143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">
                <text:p>48</text:p>
              </table:table-cell>
              <table:table-cell office:value-type="float" office:value="0.32022">
                <text:p>0.320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0.31617">
                <text:p>0.316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">
                <text:p>48</text:p>
              </table:table-cell>
              <table:table-cell office:value-type="float" office:value="0.312335">
                <text:p>0.3123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">
                <text:p>48</text:p>
              </table:table-cell>
              <table:table-cell office:value-type="float" office:value="0.317178">
                <text:p>0.3171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">
                <text:p>48</text:p>
              </table:table-cell>
              <table:table-cell office:value-type="float" office:value="0.31324">
                <text:p>0.31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">
                <text:p>48</text:p>
              </table:table-cell>
              <table:table-cell office:value-type="float" office:value="0.312665">
                <text:p>0.3126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">
                <text:p>48</text:p>
              </table:table-cell>
              <table:table-cell office:value-type="float" office:value="0.320527">
                <text:p>0.3205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0.314859">
                <text:p>0.3148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">
                <text:p>48</text:p>
              </table:table-cell>
              <table:table-cell office:value-type="float" office:value="0.323438">
                <text:p>0.3234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">
                <text:p>46</text:p>
              </table:table-cell>
              <table:table-cell office:value-type="float" office:value="0.31918">
                <text:p>0.319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">
                <text:p>46</text:p>
              </table:table-cell>
              <table:table-cell office:value-type="float" office:value="0.313472">
                <text:p>0.313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">
                <text:p>46</text:p>
              </table:table-cell>
              <table:table-cell office:value-type="float" office:value="0.315919">
                <text:p>0.3159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">
                <text:p>46</text:p>
              </table:table-cell>
              <table:table-cell office:value-type="float" office:value="0.315881">
                <text:p>0.3158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">
                <text:p>46</text:p>
              </table:table-cell>
              <table:table-cell office:value-type="float" office:value="0.316434">
                <text:p>0.3164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">
                <text:p>46</text:p>
              </table:table-cell>
              <table:table-cell office:value-type="float" office:value="0.316711">
                <text:p>0.316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">
                <text:p>46</text:p>
              </table:table-cell>
              <table:table-cell office:value-type="float" office:value="0.310948">
                <text:p>0.3109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">
                <text:p>46</text:p>
              </table:table-cell>
              <table:table-cell office:value-type="float" office:value="0.314996">
                <text:p>0.3149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">
                <text:p>46</text:p>
              </table:table-cell>
              <table:table-cell office:value-type="float" office:value="0.320938">
                <text:p>0.3209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">
                <text:p>46</text:p>
              </table:table-cell>
              <table:table-cell office:value-type="float" office:value="0.310623">
                <text:p>0.3106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0.307958">
                <text:p>0.3079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0.312058">
                <text:p>0.3120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0.312698">
                <text:p>0.3126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0.314752">
                <text:p>0.3147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">
                <text:p>44</text:p>
              </table:table-cell>
              <table:table-cell office:value-type="float" office:value="0.321989">
                <text:p>0.3219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">
                <text:p>44</text:p>
              </table:table-cell>
              <table:table-cell office:value-type="float" office:value="0.319273">
                <text:p>0.3192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">
                <text:p>44</text:p>
              </table:table-cell>
              <table:table-cell office:value-type="float" office:value="0.31727">
                <text:p>0.317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">
                <text:p>44</text:p>
              </table:table-cell>
              <table:table-cell office:value-type="float" office:value="0.321374">
                <text:p>0.3213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0.318256">
                <text:p>0.3182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">
                <text:p>44</text:p>
              </table:table-cell>
              <table:table-cell office:value-type="float" office:value="0.318942">
                <text:p>0.3189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">
                <text:p>4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">
                <text:p>42</text:p>
              </table:table-cell>
              <table:table-cell office:value-type="float" office:value="0.31273">
                <text:p>0.31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">
                <text:p>42</text:p>
              </table:table-cell>
              <table:table-cell office:value-type="float" office:value="0.319161">
                <text:p>0.3191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">
                <text:p>42</text:p>
              </table:table-cell>
              <table:table-cell office:value-type="float" office:value="0.322879">
                <text:p>0.3228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">
                <text:p>42</text:p>
              </table:table-cell>
              <table:table-cell office:value-type="float" office:value="0.317818">
                <text:p>0.3178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">
                <text:p>42</text:p>
              </table:table-cell>
              <table:table-cell office:value-type="float" office:value="0.311838">
                <text:p>0.311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">
                <text:p>42</text:p>
              </table:table-cell>
              <table:table-cell office:value-type="float" office:value="0.319682">
                <text:p>0.3196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">
                <text:p>42</text:p>
              </table:table-cell>
              <table:table-cell office:value-type="float" office:value="0.32041">
                <text:p>0.320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">
                <text:p>42</text:p>
              </table:table-cell>
              <table:table-cell office:value-type="float" office:value="0.313093">
                <text:p>0.3130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0.323498">
                <text:p>0.3234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">
                <text:p>40</text:p>
              </table:table-cell>
              <table:table-cell office:value-type="float" office:value="0.317924">
                <text:p>0.3179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">
                <text:p>40</text:p>
              </table:table-cell>
              <table:table-cell office:value-type="float" office:value="0.311979">
                <text:p>0.3119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">
                <text:p>40</text:p>
              </table:table-cell>
              <table:table-cell office:value-type="float" office:value="0.321578">
                <text:p>0.3215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">
                <text:p>40</text:p>
              </table:table-cell>
              <table:table-cell office:value-type="float" office:value="0.313196">
                <text:p>0.3131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  <table:table-cell office:value-type="float" office:value="0.312113">
                <text:p>0.3121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">
                <text:p>40</text:p>
              </table:table-cell>
              <table:table-cell office:value-type="float" office:value="0.313294">
                <text:p>0.3132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0.318905">
                <text:p>0.3189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">
                <text:p>40</text:p>
              </table:table-cell>
              <table:table-cell office:value-type="float" office:value="0.317519">
                <text:p>0.317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0.31511">
                <text:p>0.315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0.33006">
                <text:p>0.330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">
                <text:p>38</text:p>
              </table:table-cell>
              <table:table-cell office:value-type="float" office:value="0.323212">
                <text:p>0.3232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">
                <text:p>38</text:p>
              </table:table-cell>
              <table:table-cell office:value-type="float" office:value="0.317258">
                <text:p>0.317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">
                <text:p>38</text:p>
              </table:table-cell>
              <table:table-cell office:value-type="float" office:value="0.328068">
                <text:p>0.3280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">
                <text:p>38</text:p>
              </table:table-cell>
              <table:table-cell office:value-type="float" office:value="0.312762">
                <text:p>0.3127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">
                <text:p>38</text:p>
              </table:table-cell>
              <table:table-cell office:value-type="float" office:value="0.331971">
                <text:p>0.3319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">
                <text:p>38</text:p>
              </table:table-cell>
              <table:table-cell office:value-type="float" office:value="0.313935">
                <text:p>0.3139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">
                <text:p>38</text:p>
              </table:table-cell>
              <table:table-cell office:value-type="float" office:value="0.311823">
                <text:p>0.3118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">
                <text:p>38</text:p>
              </table:table-cell>
              <table:table-cell office:value-type="float" office:value="0.321994">
                <text:p>0.3219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">
                <text:p>38</text:p>
              </table:table-cell>
              <table:table-cell office:value-type="float" office:value="0.357994">
                <text:p>0.3579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">
                <text:p>38</text:p>
              </table:table-cell>
              <table:table-cell office:value-type="float" office:value="0.312876">
                <text:p>0.3128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  <table:table-cell office:value-type="float" office:value="0.342421">
                <text:p>0.3424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  <table:table-cell office:value-type="float" office:value="0.319352">
                <text:p>0.3193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">
                <text:p>37</text:p>
              </table:table-cell>
              <table:table-cell office:value-type="float" office:value="0.327659">
                <text:p>0.3276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">
                <text:p>37</text:p>
              </table:table-cell>
              <table:table-cell office:value-type="float" office:value="0.318659">
                <text:p>0.318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">
                <text:p>37</text:p>
              </table:table-cell>
              <table:table-cell office:value-type="float" office:value="0.311641">
                <text:p>0.3116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">
                <text:p>37</text:p>
              </table:table-cell>
              <table:table-cell office:value-type="float" office:value="0.31597">
                <text:p>0.315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">
                <text:p>37</text:p>
              </table:table-cell>
              <table:table-cell office:value-type="float" office:value="0.320612">
                <text:p>0.3206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">
                <text:p>37</text:p>
              </table:table-cell>
              <table:table-cell office:value-type="float" office:value="0.316783">
                <text:p>0.3167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">
                <text:p>37</text:p>
              </table:table-cell>
              <table:table-cell office:value-type="float" office:value="0.31203">
                <text:p>0.312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">
                <text:p>37</text:p>
              </table:table-cell>
              <table:table-cell office:value-type="float" office:value="0.31674">
                <text:p>0.316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316679">
                <text:p>0.3166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316964">
                <text:p>0.3169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314065">
                <text:p>0.3140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31492">
                <text:p>0.314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310213">
                <text:p>0.3102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316999">
                <text:p>0.316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317703">
                <text:p>0.3177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315879">
                <text:p>0.315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310822">
                <text:p>0.310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0.314815">
                <text:p>0.3148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">
                <text:p>33</text:p>
              </table:table-cell>
              <table:table-cell office:value-type="float" office:value="0.31425">
                <text:p>0.314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">
                <text:p>33</text:p>
              </table:table-cell>
              <table:table-cell office:value-type="float" office:value="0.312036">
                <text:p>0.312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">
                <text:p>33</text:p>
              </table:table-cell>
              <table:table-cell office:value-type="float" office:value="0.311666">
                <text:p>0.3116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">
                <text:p>33</text:p>
              </table:table-cell>
              <table:table-cell office:value-type="float" office:value="0.312439">
                <text:p>0.3124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  <table:table-cell office:value-type="float" office:value="0.321956">
                <text:p>0.3219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">
                <text:p>33</text:p>
              </table:table-cell>
              <table:table-cell office:value-type="float" office:value="0.321992">
                <text:p>0.3219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">
                <text:p>33</text:p>
              </table:table-cell>
              <table:table-cell office:value-type="float" office:value="0.317676">
                <text:p>0.3176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">
                <text:p>33</text:p>
              </table:table-cell>
              <table:table-cell office:value-type="float" office:value="0.320146">
                <text:p>0.3201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">
                <text:p>33</text:p>
              </table:table-cell>
              <table:table-cell office:value-type="float" office:value="0.31944">
                <text:p>0.319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">
                <text:p>33</text:p>
              </table:table-cell>
              <table:table-cell office:value-type="float" office:value="0.323126">
                <text:p>0.3231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">
                <text:p>31</text:p>
              </table:table-cell>
              <table:table-cell office:value-type="float" office:value="0.314881">
                <text:p>0.3148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  <table:table-cell office:value-type="float" office:value="0.313862">
                <text:p>0.3138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">
                <text:p>31</text:p>
              </table:table-cell>
              <table:table-cell office:value-type="float" office:value="0.314536">
                <text:p>0.3145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">
                <text:p>31</text:p>
              </table:table-cell>
              <table:table-cell office:value-type="float" office:value="0.315494">
                <text:p>0.315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">
                <text:p>31</text:p>
              </table:table-cell>
              <table:table-cell office:value-type="float" office:value="0.317866">
                <text:p>0.3178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">
                <text:p>31</text:p>
              </table:table-cell>
              <table:table-cell office:value-type="float" office:value="0.313914">
                <text:p>0.3139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">
                <text:p>31</text:p>
              </table:table-cell>
              <table:table-cell office:value-type="float" office:value="0.323339">
                <text:p>0.3233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">
                <text:p>31</text:p>
              </table:table-cell>
              <table:table-cell office:value-type="float" office:value="0.320577">
                <text:p>0.3205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">
                <text:p>31</text:p>
              </table:table-cell>
              <table:table-cell office:value-type="float" office:value="0.31676">
                <text:p>0.316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">
                <text:p>31</text:p>
              </table:table-cell>
              <table:table-cell office:value-type="float" office:value="0.312695">
                <text:p>0.3126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">
                <text:p>29</text:p>
              </table:table-cell>
              <table:table-cell office:value-type="float" office:value="0.31865">
                <text:p>0.31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">
                <text:p>29</text:p>
              </table:table-cell>
              <table:table-cell office:value-type="float" office:value="0.312369">
                <text:p>0.3123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  <table:table-cell office:value-type="float" office:value="0.313674">
                <text:p>0.3136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">
                <text:p>29</text:p>
              </table:table-cell>
              <table:table-cell office:value-type="float" office:value="0.318506">
                <text:p>0.3185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">
                <text:p>29</text:p>
              </table:table-cell>
              <table:table-cell office:value-type="float" office:value="0.311107">
                <text:p>0.3111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  <table:table-cell office:value-type="float" office:value="0.321688">
                <text:p>0.3216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  <table:table-cell office:value-type="float" office:value="0.319231">
                <text:p>0.3192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">
                <text:p>29</text:p>
              </table:table-cell>
              <table:table-cell office:value-type="float" office:value="0.320695">
                <text:p>0.3206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">
                <text:p>29</text:p>
              </table:table-cell>
              <table:table-cell office:value-type="float" office:value="0.322898">
                <text:p>0.322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">
                <text:p>29</text:p>
              </table:table-cell>
              <table:table-cell office:value-type="float" office:value="0.310573">
                <text:p>0.3105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">
                <text:p>27</text:p>
              </table:table-cell>
              <table:table-cell office:value-type="float" office:value="0.308714">
                <text:p>0.3087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">
                <text:p>27</text:p>
              </table:table-cell>
              <table:table-cell office:value-type="float" office:value="0.319769">
                <text:p>0.3197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">
                <text:p>27</text:p>
              </table:table-cell>
              <table:table-cell office:value-type="float" office:value="0.31259">
                <text:p>0.31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">
                <text:p>27</text:p>
              </table:table-cell>
              <table:table-cell office:value-type="float" office:value="0.31902">
                <text:p>0.319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">
                <text:p>27</text:p>
              </table:table-cell>
              <table:table-cell office:value-type="float" office:value="0.317903">
                <text:p>0.317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">
                <text:p>27</text:p>
              </table:table-cell>
              <table:table-cell office:value-type="float" office:value="0.31984">
                <text:p>0.319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">
                <text:p>27</text:p>
              </table:table-cell>
              <table:table-cell office:value-type="float" office:value="0.312099">
                <text:p>0.3120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">
                <text:p>27</text:p>
              </table:table-cell>
              <table:table-cell office:value-type="float" office:value="0.320276">
                <text:p>0.3202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">
                <text:p>27</text:p>
              </table:table-cell>
              <table:table-cell office:value-type="float" office:value="0.31669">
                <text:p>0.316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0.31942">
                <text:p>0.31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">
                <text:p>25</text:p>
              </table:table-cell>
              <table:table-cell office:value-type="float" office:value="0.310167">
                <text:p>0.3101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">
                <text:p>25</text:p>
              </table:table-cell>
              <table:table-cell office:value-type="float" office:value="0.314599">
                <text:p>0.3145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  <table:table-cell office:value-type="float" office:value="0.313904">
                <text:p>0.3139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  <table:table-cell office:value-type="float" office:value="0.344309">
                <text:p>0.344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  <table:table-cell office:value-type="float" office:value="0.30954">
                <text:p>0.309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">
                <text:p>25</text:p>
              </table:table-cell>
              <table:table-cell office:value-type="float" office:value="0.314948">
                <text:p>0.3149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  <table:table-cell office:value-type="float" office:value="0.321069">
                <text:p>0.3210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">
                <text:p>25</text:p>
              </table:table-cell>
              <table:table-cell office:value-type="float" office:value="0.310913">
                <text:p>0.3109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">
                <text:p>25</text:p>
              </table:table-cell>
              <table:table-cell office:value-type="float" office:value="0.317644">
                <text:p>0.3176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  <table:table-cell office:value-type="float" office:value="0.320482">
                <text:p>0.3204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">
                <text:p>24</text:p>
              </table:table-cell>
              <table:table-cell office:value-type="float" office:value="0.320517">
                <text:p>0.3205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">
                <text:p>24</text:p>
              </table:table-cell>
              <table:table-cell office:value-type="float" office:value="0.318142">
                <text:p>0.3181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">
                <text:p>24</text:p>
              </table:table-cell>
              <table:table-cell office:value-type="float" office:value="0.318404">
                <text:p>0.3184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0.311825">
                <text:p>0.311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  <table:table-cell office:value-type="float" office:value="0.312939">
                <text:p>0.3129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">
                <text:p>24</text:p>
              </table:table-cell>
              <table:table-cell office:value-type="float" office:value="0.311902">
                <text:p>0.3119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">
                <text:p>24</text:p>
              </table:table-cell>
              <table:table-cell office:value-type="float" office:value="0.31372">
                <text:p>0.313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">
                <text:p>24</text:p>
              </table:table-cell>
              <table:table-cell office:value-type="float" office:value="0.311946">
                <text:p>0.311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">
                <text:p>24</text:p>
              </table:table-cell>
              <table:table-cell office:value-type="float" office:value="0.324046">
                <text:p>0.3240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">
                <text:p>24</text:p>
              </table:table-cell>
              <table:table-cell office:value-type="float" office:value="0.319079">
                <text:p>0.3190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">
                <text:p>22</text:p>
              </table:table-cell>
              <table:table-cell office:value-type="float" office:value="0.31625">
                <text:p>0.31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">
                <text:p>22</text:p>
              </table:table-cell>
              <table:table-cell office:value-type="float" office:value="0.310771">
                <text:p>0.3107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  <table:table-cell office:value-type="float" office:value="0.319139">
                <text:p>0.3191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  <table:table-cell office:value-type="float" office:value="0.317443">
                <text:p>0.3174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0.314758">
                <text:p>0.3147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">
                <text:p>22</text:p>
              </table:table-cell>
              <table:table-cell office:value-type="float" office:value="0.31001">
                <text:p>0.310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">
                <text:p>22</text:p>
              </table:table-cell>
              <table:table-cell office:value-type="float" office:value="0.323255">
                <text:p>0.3232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">
                <text:p>22</text:p>
              </table:table-cell>
              <table:table-cell office:value-type="float" office:value="0.311331">
                <text:p>0.3113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">
                <text:p>22</text:p>
              </table:table-cell>
              <table:table-cell office:value-type="float" office:value="0.31713">
                <text:p>0.317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">
                <text:p>22</text:p>
              </table:table-cell>
              <table:table-cell office:value-type="float" office:value="0.314787">
                <text:p>0.3147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">
                <text:p>20</text:p>
              </table:table-cell>
              <table:table-cell office:value-type="float" office:value="0.315299">
                <text:p>0.3152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">
                <text:p>20</text:p>
              </table:table-cell>
              <table:table-cell office:value-type="float" office:value="0.322572">
                <text:p>0.3225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  <table:table-cell office:value-type="float" office:value="0.315606">
                <text:p>0.3156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">
                <text:p>20</text:p>
              </table:table-cell>
              <table:table-cell office:value-type="float" office:value="0.314647">
                <text:p>0.3146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">
                <text:p>20</text:p>
              </table:table-cell>
              <table:table-cell office:value-type="float" office:value="0.317327">
                <text:p>0.3173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">
                <text:p>20</text:p>
              </table:table-cell>
              <table:table-cell office:value-type="float" office:value="0.311122">
                <text:p>0.3111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">
                <text:p>20</text:p>
              </table:table-cell>
              <table:table-cell office:value-type="float" office:value="0.318333">
                <text:p>0.318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">
                <text:p>20</text:p>
              </table:table-cell>
              <table:table-cell office:value-type="float" office:value="0.316633">
                <text:p>0.3166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">
                <text:p>20</text:p>
              </table:table-cell>
              <table:table-cell office:value-type="float" office:value="0.313484">
                <text:p>0.3134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">
                <text:p>20</text:p>
              </table:table-cell>
              <table:table-cell office:value-type="float" office:value="0.310816">
                <text:p>0.3108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">
                <text:p>18</text:p>
              </table:table-cell>
              <table:table-cell office:value-type="float" office:value="0.314645">
                <text:p>0.3146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">
                <text:p>18</text:p>
              </table:table-cell>
              <table:table-cell office:value-type="float" office:value="0.314754">
                <text:p>0.3147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">
                <text:p>18</text:p>
              </table:table-cell>
              <table:table-cell office:value-type="float" office:value="0.318855">
                <text:p>0.3188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">
                <text:p>18</text:p>
              </table:table-cell>
              <table:table-cell office:value-type="float" office:value="0.310999">
                <text:p>0.310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">
                <text:p>18</text:p>
              </table:table-cell>
              <table:table-cell office:value-type="float" office:value="0.314346">
                <text:p>0.3143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">
                <text:p>18</text:p>
              </table:table-cell>
              <table:table-cell office:value-type="float" office:value="0.316132">
                <text:p>0.3161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">
                <text:p>18</text:p>
              </table:table-cell>
              <table:table-cell office:value-type="float" office:value="0.314651">
                <text:p>0.3146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">
                <text:p>18</text:p>
              </table:table-cell>
              <table:table-cell office:value-type="float" office:value="0.310328">
                <text:p>0.3103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">
                <text:p>18</text:p>
              </table:table-cell>
              <table:table-cell office:value-type="float" office:value="0.323565">
                <text:p>0.3235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">
                <text:p>18</text:p>
              </table:table-cell>
              <table:table-cell office:value-type="float" office:value="0.310552">
                <text:p>0.3105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">
                <text:p>16</text:p>
              </table:table-cell>
              <table:table-cell office:value-type="float" office:value="0.313526">
                <text:p>0.3135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  <table:table-cell office:value-type="float" office:value="0.319625">
                <text:p>0.319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0.323973">
                <text:p>0.3239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0.317317">
                <text:p>0.3173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0.31362">
                <text:p>0.313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0.316122">
                <text:p>0.3161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0.314417">
                <text:p>0.3144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0.318607">
                <text:p>0.3186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0.31475">
                <text:p>0.314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">
                <text:p>16</text:p>
              </table:table-cell>
              <table:table-cell office:value-type="float" office:value="0.319972">
                <text:p>0.3199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0.315809">
                <text:p>0.3158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">
                <text:p>14</text:p>
              </table:table-cell>
              <table:table-cell office:value-type="float" office:value="0.32106">
                <text:p>0.321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">
                <text:p>14</text:p>
              </table:table-cell>
              <table:table-cell office:value-type="float" office:value="0.32432">
                <text:p>0.324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0.324637">
                <text:p>0.3246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">
                <text:p>14</text:p>
              </table:table-cell>
              <table:table-cell office:value-type="float" office:value="0.317442">
                <text:p>0.3174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">
                <text:p>14</text:p>
              </table:table-cell>
              <table:table-cell office:value-type="float" office:value="0.312669">
                <text:p>0.3126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">
                <text:p>14</text:p>
              </table:table-cell>
              <table:table-cell office:value-type="float" office:value="0.313049">
                <text:p>0.3130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">
                <text:p>14</text:p>
              </table:table-cell>
              <table:table-cell office:value-type="float" office:value="0.32366">
                <text:p>0.323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">
                <text:p>14</text:p>
              </table:table-cell>
              <table:table-cell office:value-type="float" office:value="0.319255">
                <text:p>0.3192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0.317026">
                <text:p>0.3170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">
                <text:p>12</text:p>
              </table:table-cell>
              <table:table-cell office:value-type="float" office:value="0.316706">
                <text:p>0.3167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">
                <text:p>12</text:p>
              </table:table-cell>
              <table:table-cell office:value-type="float" office:value="0.314453">
                <text:p>0.3144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">
                <text:p>12</text:p>
              </table:table-cell>
              <table:table-cell office:value-type="float" office:value="0.312916">
                <text:p>0.3129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">
                <text:p>12</text:p>
              </table:table-cell>
              <table:table-cell office:value-type="float" office:value="0.32277">
                <text:p>0.322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">
                <text:p>12</text:p>
              </table:table-cell>
              <table:table-cell office:value-type="float" office:value="0.316135">
                <text:p>0.3161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0.312654">
                <text:p>0.3126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">
                <text:p>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">
                <text:p>12</text:p>
              </table:table-cell>
              <table:table-cell office:value-type="float" office:value="0.315016">
                <text:p>0.315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">
                <text:p>12</text:p>
              </table:table-cell>
              <table:table-cell office:value-type="float" office:value="0.311501">
                <text:p>0.3115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  <table:table-cell office:value-type="float" office:value="0.314794">
                <text:p>0.3147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">
                <text:p>11</text:p>
              </table:table-cell>
              <table:table-cell office:value-type="float" office:value="0.313558">
                <text:p>0.3135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  <table:table-cell office:value-type="float" office:value="0.316765">
                <text:p>0.3167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  <table:table-cell office:value-type="float" office:value="0.315606">
                <text:p>0.3156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">
                <text:p>11</text:p>
              </table:table-cell>
              <table:table-cell office:value-type="float" office:value="0.321272">
                <text:p>0.3212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">
                <text:p>11</text:p>
              </table:table-cell>
              <table:table-cell office:value-type="float" office:value="0.311799">
                <text:p>0.3117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">
                <text:p>11</text:p>
              </table:table-cell>
              <table:table-cell office:value-type="float" office:value="0.315936">
                <text:p>0.3159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">
                <text:p>11</text:p>
              </table:table-cell>
              <table:table-cell office:value-type="float" office:value="0.316697">
                <text:p>0.316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">
                <text:p>11</text:p>
              </table:table-cell>
              <table:table-cell office:value-type="float" office:value="0.316241">
                <text:p>0.3162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">
                <text:p>11</text:p>
              </table:table-cell>
              <table:table-cell office:value-type="float" office:value="0.314222">
                <text:p>0.3142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0.322708">
                <text:p>0.3227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">
                <text:p>9</text:p>
              </table:table-cell>
              <table:table-cell office:value-type="float" office:value="0.312341">
                <text:p>0.3123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">
                <text:p>9</text:p>
              </table:table-cell>
              <table:table-cell office:value-type="float" office:value="0.315319">
                <text:p>0.3153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">
                <text:p>9</text:p>
              </table:table-cell>
              <table:table-cell office:value-type="float" office:value="0.318629">
                <text:p>0.3186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">
                <text:p>9</text:p>
              </table:table-cell>
              <table:table-cell office:value-type="float" office:value="0.311334">
                <text:p>0.311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">
                <text:p>9</text:p>
              </table:table-cell>
              <table:table-cell office:value-type="float" office:value="0.312862">
                <text:p>0.31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0.31701">
                <text:p>0.317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">
                <text:p>9</text:p>
              </table:table-cell>
              <table:table-cell office:value-type="float" office:value="0.313916">
                <text:p>0.3139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">
                <text:p>9</text:p>
              </table:table-cell>
              <table:table-cell office:value-type="float" office:value="0.316717">
                <text:p>0.3167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">
                <text:p>9</text:p>
              </table:table-cell>
              <table:table-cell office:value-type="float" office:value="0.309557">
                <text:p>0.3095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">
                <text:p>9</text:p>
              </table:table-cell>
              <table:table-cell office:value-type="float" office:value="0.321573">
                <text:p>0.3215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  <table:table-cell office:value-type="float" office:value="0.315894">
                <text:p>0.315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">
                <text:p>7</text:p>
              </table:table-cell>
              <table:table-cell office:value-type="float" office:value="0.317716">
                <text:p>0.3177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">
                <text:p>7</text:p>
              </table:table-cell>
              <table:table-cell office:value-type="float" office:value="0.317051">
                <text:p>0.3170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  <table:table-cell office:value-type="float" office:value="0.323384">
                <text:p>0.3233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">
                <text:p>7</text:p>
              </table:table-cell>
              <table:table-cell office:value-type="float" office:value="0.318498">
                <text:p>0.3184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">
                <text:p>7</text:p>
              </table:table-cell>
              <table:table-cell office:value-type="float" office:value="0.313019">
                <text:p>0.313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0.323252">
                <text:p>0.3232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">
                <text:p>7</text:p>
              </table:table-cell>
              <table:table-cell office:value-type="float" office:value="0.312925">
                <text:p>0.3129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0.321924">
                <text:p>0.321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  <table:table-cell office:value-type="float" office:value="0.311072">
                <text:p>0.3110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0.321828">
                <text:p>0.3218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0.312874">
                <text:p>0.3128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  <table:table-cell office:value-type="float" office:value="0.310158">
                <text:p>0.3101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0.3208">
                <text:p>0.32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0.313047">
                <text:p>0.3130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0.314799">
                <text:p>0.3147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0.315395">
                <text:p>0.3153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0.318725">
                <text:p>0.3187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0.315439">
                <text:p>0.3154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0.314801">
                <text:p>0.3148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0.318399">
                <text:p>0.3183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0.314205">
                <text:p>0.3142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0.311218">
                <text:p>0.3112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0.313847">
                <text:p>0.3138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0.315024">
                <text:p>0.3150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0.318679">
                <text:p>0.3186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0.320505">
                <text:p>0.3205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.315904">
                <text:p>0.3159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0.322745">
                <text:p>0.3227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0.320622">
                <text:p>0.3206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.319708">
                <text:p>0.3197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  <table:table-cell office:value-type="float" office:value="0.309231">
                <text:p>0.3092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  <table:table-cell office:value-type="float" office:value="0.314138">
                <text:p>0.3141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  <table:table-cell office:value-type="float" office:value="0.314346">
                <text:p>0.3143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0.317688">
                <text:p>0.3176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0.319897">
                <text:p>0.3198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0.315842">
                <text:p>0.3158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  <table:table-cell office:value-type="float" office:value="0.332968">
                <text:p>0.3329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.320836">
                <text:p>0.3208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  <table:table-cell office:value-type="float" office:value="0.320857">
                <text:p>0.3208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.322643">
                <text:p>0.3226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5cm" svg:height="11.29cm" xlink:href="." xlink:type="simple" chart:class="chart:scatter" chart:style-name="ch1">
        <chart:title svg:x="6.345cm" svg:y="0.361cm" chart:style-name="ch2">
          <text:p>Unoptimized pystone execution times</text:p>
        </chart:title>
        <chart:plot-area chart:style-name="ch3" chart:data-source-has-labels="both" svg:x="1.416cm" svg:y="1.391cm" svg:width="18.444cm" svg:height="8.693cm">
          <chartooo:coordinate-region svg:x="2.143cm" svg:y="1.591cm" svg:width="17.437cm" svg:height="7.846cm"/>
          <chart:axis chart:dimension="x" chart:name="primary-x" chart:style-name="ch4" chartooo:axis-type="auto">
            <chart:title svg:x="7.273cm" svg:y="10.309cm" chart:style-name="ch5">
              <text:p>Percent of program annotated with static types</text:p>
            </chart:title>
            <chart:categories table:cell-range-address="local-table.$A$2:.$A$533"/>
          </chart:axis>
          <chart:axis chart:dimension="y" chart:name="primary-y" chart:style-name="ch6">
            <chart:title svg:x="0.451cm" svg:y="7.607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533" chart:label-cell-address="local-table.$C$1" chart:class="chart:scatter">
            <chart:domain table:cell-range-address="local-table.$B$2:.$B$533"/>
            <chart:data-point chart:repeated="5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ystone_un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914076">
                <text:p>0.9140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0.878918">
                <text:p>0.878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0.889024">
                <text:p>0.889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.936044">
                <text:p>0.936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0.944532">
                <text:p>0.944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.916023">
                <text:p>0.916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0.836347">
                <text:p>0.836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0.896615">
                <text:p>0.896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0.912448">
                <text:p>0.91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0.884578">
                <text:p>0.884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.952829">
                <text:p>0.952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913789">
                <text:p>0.913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0.854065">
                <text:p>0.854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0.846004">
                <text:p>0.846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0.868019">
                <text:p>0.868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0.877661">
                <text:p>0.877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0.919356">
                <text:p>0.919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0.845179">
                <text:p>0.845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886725">
                <text:p>0.886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0.845437">
                <text:p>0.845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0.915938">
                <text:p>0.915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0.808624">
                <text:p>0.808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839403">
                <text:p>0.839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  <table:table-cell office:value-type="float" office:value="0.863112">
                <text:p>0.863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">
                <text:p>94</text:p>
              </table:table-cell>
              <table:table-cell office:value-type="float" office:value="0.861483">
                <text:p>0.861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0.839558">
                <text:p>0.839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0.826435">
                <text:p>0.826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844929">
                <text:p>0.84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0.875474">
                <text:p>0.875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0.816777">
                <text:p>0.816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0.856735">
                <text:p>0.856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0.914956">
                <text:p>0.914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0.942589">
                <text:p>0.942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">
                <text:p>92</text:p>
              </table:table-cell>
              <table:table-cell office:value-type="float" office:value="0.844181">
                <text:p>0.844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0.884862">
                <text:p>0.8848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">
                <text:p>92</text:p>
              </table:table-cell>
              <table:table-cell office:value-type="float" office:value="0.811018">
                <text:p>0.811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0.854131">
                <text:p>0.854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0.790341">
                <text:p>0.790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0.854831">
                <text:p>0.854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0.780886">
                <text:p>0.780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0.833263">
                <text:p>0.833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0.788805">
                <text:p>0.7888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0.818267">
                <text:p>0.818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84403">
                <text:p>0.84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804069">
                <text:p>0.804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0.847898">
                <text:p>0.847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0.821042">
                <text:p>0.82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0.798183">
                <text:p>0.798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0.826755">
                <text:p>0.826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0.802872">
                <text:p>0.802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0.802355">
                <text:p>0.802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  <table:table-cell office:value-type="float" office:value="0.834417">
                <text:p>0.834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">
                <text:p>88</text:p>
              </table:table-cell>
              <table:table-cell office:value-type="float" office:value="0.917225">
                <text:p>0.917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">
                <text:p>88</text:p>
              </table:table-cell>
              <table:table-cell office:value-type="float" office:value="0.787027">
                <text:p>0.787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0.847567">
                <text:p>0.847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0.806968">
                <text:p>0.80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">
                <text:p>88</text:p>
              </table:table-cell>
              <table:table-cell office:value-type="float" office:value="0.806678">
                <text:p>0.806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0.770383">
                <text:p>0.770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0.799817">
                <text:p>0.799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0.785223">
                <text:p>0.785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">
                <text:p>87</text:p>
              </table:table-cell>
              <table:table-cell office:value-type="float" office:value="0.804704">
                <text:p>0.804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80791">
                <text:p>0.80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.755899">
                <text:p>0.755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.847948">
                <text:p>0.8479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0.814221">
                <text:p>0.81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0.778686">
                <text:p>0.778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0.791328">
                <text:p>0.791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0.830933">
                <text:p>0.830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">
                <text:p>87</text:p>
              </table:table-cell>
              <table:table-cell office:value-type="float" office:value="0.757257">
                <text:p>0.757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">
                <text:p>87</text:p>
              </table:table-cell>
              <table:table-cell office:value-type="float" office:value="0.81933">
                <text:p>0.81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0.769102">
                <text:p>0.769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0.788339">
                <text:p>0.788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0.838879">
                <text:p>0.838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0.820396">
                <text:p>0.82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0.813411">
                <text:p>0.813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0.788933">
                <text:p>0.788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0.773538">
                <text:p>0.773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0.783776">
                <text:p>0.783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782348">
                <text:p>0.782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825243">
                <text:p>0.825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861784">
                <text:p>0.861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28087">
                <text:p>0.828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10435">
                <text:p>0.810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0.715633">
                <text:p>0.715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0.762529">
                <text:p>0.762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0.757612">
                <text:p>0.757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0.783404">
                <text:p>0.783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0.693252">
                <text:p>0.693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0.773596">
                <text:p>0.773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0.761822">
                <text:p>0.761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">
                <text:p>81</text:p>
              </table:table-cell>
              <table:table-cell office:value-type="float" office:value="0.656564">
                <text:p>0.656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0.796414">
                <text:p>0.796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0.744179">
                <text:p>0.74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0.772256">
                <text:p>0.772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0.809084">
                <text:p>0.809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">
                <text:p>81</text:p>
              </table:table-cell>
              <table:table-cell office:value-type="float" office:value="0.801146">
                <text:p>0.801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0.813069">
                <text:p>0.813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0.770664">
                <text:p>0.770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0.730979">
                <text:p>0.730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0.769173">
                <text:p>0.769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0.767746">
                <text:p>0.767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">
                <text:p>79</text:p>
              </table:table-cell>
              <table:table-cell office:value-type="float" office:value="0.757732">
                <text:p>0.757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">
                <text:p>79</text:p>
              </table:table-cell>
              <table:table-cell office:value-type="float" office:value="0.72006">
                <text:p>0.72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0.768874">
                <text:p>0.768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  <table:table-cell office:value-type="float" office:value="0.683211">
                <text:p>0.683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">
                <text:p>79</text:p>
              </table:table-cell>
              <table:table-cell office:value-type="float" office:value="0.81681">
                <text:p>0.81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0.758538">
                <text:p>0.758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">
                <text:p>79</text:p>
              </table:table-cell>
              <table:table-cell office:value-type="float" office:value="0.72321">
                <text:p>0.72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0.781469">
                <text:p>0.781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0.806049">
                <text:p>0.806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">
                <text:p>77</text:p>
              </table:table-cell>
              <table:table-cell office:value-type="float" office:value="0.803972">
                <text:p>0.8039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0.768711">
                <text:p>0.7687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0.729005">
                <text:p>0.729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  <table:table-cell office:value-type="float" office:value="0.775832">
                <text:p>0.775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">
                <text:p>77</text:p>
              </table:table-cell>
              <table:table-cell office:value-type="float" office:value="0.767478">
                <text:p>0.767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0.743548">
                <text:p>0.7435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0.761582">
                <text:p>0.7615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0.778968">
                <text:p>0.7789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0.743973">
                <text:p>0.743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  <table:table-cell office:value-type="float" office:value="0.792649">
                <text:p>0.792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0.675974">
                <text:p>0.67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0.74559">
                <text:p>0.74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0.729277">
                <text:p>0.7292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0.757799">
                <text:p>0.7577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">
                <text:p>75</text:p>
              </table:table-cell>
              <table:table-cell office:value-type="float" office:value="0.71891">
                <text:p>0.718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">
                <text:p>75</text:p>
              </table:table-cell>
              <table:table-cell office:value-type="float" office:value="0.764891">
                <text:p>0.7648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0.795822">
                <text:p>0.7958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">
                <text:p>75</text:p>
              </table:table-cell>
              <table:table-cell office:value-type="float" office:value="0.785285">
                <text:p>0.7852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0.746526">
                <text:p>0.7465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">
                <text:p>75</text:p>
              </table:table-cell>
              <table:table-cell office:value-type="float" office:value="0.692181">
                <text:p>0.692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0.744433">
                <text:p>0.7444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">
                <text:p>74</text:p>
              </table:table-cell>
              <table:table-cell office:value-type="float" office:value="0.716055">
                <text:p>0.7160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0.759326">
                <text:p>0.759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0.70671">
                <text:p>0.706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746049">
                <text:p>0.746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0.698734">
                <text:p>0.6987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  <table:table-cell office:value-type="float" office:value="0.718064">
                <text:p>0.718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">
                <text:p>74</text:p>
              </table:table-cell>
              <table:table-cell office:value-type="float" office:value="0.785833">
                <text:p>0.785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">
                <text:p>74</text:p>
              </table:table-cell>
              <table:table-cell office:value-type="float" office:value="0.771486">
                <text:p>0.771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0.695184">
                <text:p>0.695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">
                <text:p>72</text:p>
              </table:table-cell>
              <table:table-cell office:value-type="float" office:value="0.666063">
                <text:p>0.666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0.624742">
                <text:p>0.624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0.844822">
                <text:p>0.844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0.663815">
                <text:p>0.663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0.739532">
                <text:p>0.739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  <table:table-cell office:value-type="float" office:value="0.732109">
                <text:p>0.732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">
                <text:p>72</text:p>
              </table:table-cell>
              <table:table-cell office:value-type="float" office:value="0.75876">
                <text:p>0.75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">
                <text:p>72</text:p>
              </table:table-cell>
              <table:table-cell office:value-type="float" office:value="0.737713">
                <text:p>0.7377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0.705796">
                <text:p>0.705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0.716763">
                <text:p>0.716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750809">
                <text:p>0.750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770869">
                <text:p>0.770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790519">
                <text:p>0.7905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671701">
                <text:p>0.671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748204">
                <text:p>0.7482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6474">
                <text:p>0.64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726758">
                <text:p>0.7267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743008">
                <text:p>0.743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653177">
                <text:p>0.653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">
                <text:p>70</text:p>
              </table:table-cell>
              <table:table-cell office:value-type="float" office:value="0.673166">
                <text:p>0.673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0.707178">
                <text:p>0.707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0.652063">
                <text:p>0.6520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0.604193">
                <text:p>0.604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">
                <text:p>68</text:p>
              </table:table-cell>
              <table:table-cell office:value-type="float" office:value="0.658494">
                <text:p>0.658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0.748975">
                <text:p>0.748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0.638306">
                <text:p>0.6383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0.657333">
                <text:p>0.657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711241">
                <text:p>0.7112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">
                <text:p>68</text:p>
              </table:table-cell>
              <table:table-cell office:value-type="float" office:value="0.691362">
                <text:p>0.6913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">
                <text:p>68</text:p>
              </table:table-cell>
              <table:table-cell office:value-type="float" office:value="0.695405">
                <text:p>0.695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">
                <text:p>66</text:p>
              </table:table-cell>
              <table:table-cell office:value-type="float" office:value="0.665653">
                <text:p>0.6656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  <table:table-cell office:value-type="float" office:value="0.650031">
                <text:p>0.6500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">
                <text:p>66</text:p>
              </table:table-cell>
              <table:table-cell office:value-type="float" office:value="0.678209">
                <text:p>0.678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">
                <text:p>66</text:p>
              </table:table-cell>
              <table:table-cell office:value-type="float" office:value="0.778553">
                <text:p>0.7785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">
                <text:p>66</text:p>
              </table:table-cell>
              <table:table-cell office:value-type="float" office:value="0.720376">
                <text:p>0.720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0.701653">
                <text:p>0.7016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">
                <text:p>66</text:p>
              </table:table-cell>
              <table:table-cell office:value-type="float" office:value="0.727367">
                <text:p>0.7273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">
                <text:p>66</text:p>
              </table:table-cell>
              <table:table-cell office:value-type="float" office:value="0.709524">
                <text:p>0.7095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">
                <text:p>66</text:p>
              </table:table-cell>
              <table:table-cell office:value-type="float" office:value="0.726397">
                <text:p>0.726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">
                <text:p>66</text:p>
              </table:table-cell>
              <table:table-cell office:value-type="float" office:value="0.677893">
                <text:p>0.6778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">
                <text:p>64</text:p>
              </table:table-cell>
              <table:table-cell office:value-type="float" office:value="0.673183">
                <text:p>0.673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">
                <text:p>64</text:p>
              </table:table-cell>
              <table:table-cell office:value-type="float" office:value="0.625225">
                <text:p>0.6252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4">
                <text:p>64</text:p>
              </table:table-cell>
              <table:table-cell office:value-type="float" office:value="0.758041">
                <text:p>0.7580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0.635452">
                <text:p>0.6354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">
                <text:p>64</text:p>
              </table:table-cell>
              <table:table-cell office:value-type="float" office:value="0.677737">
                <text:p>0.6777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">
                <text:p>64</text:p>
              </table:table-cell>
              <table:table-cell office:value-type="float" office:value="0.628863">
                <text:p>0.6288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">
                <text:p>64</text:p>
              </table:table-cell>
              <table:table-cell office:value-type="float" office:value="0.643342">
                <text:p>0.643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">
                <text:p>64</text:p>
              </table:table-cell>
              <table:table-cell office:value-type="float" office:value="0.603737">
                <text:p>0.6037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0.608572">
                <text:p>0.6085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.727953">
                <text:p>0.727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0.603696">
                <text:p>0.603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">
                <text:p>62</text:p>
              </table:table-cell>
              <table:table-cell office:value-type="float" office:value="0.676142">
                <text:p>0.676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">
                <text:p>62</text:p>
              </table:table-cell>
              <table:table-cell office:value-type="float" office:value="0.643183">
                <text:p>0.6431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664964">
                <text:p>0.664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">
                <text:p>62</text:p>
              </table:table-cell>
              <table:table-cell office:value-type="float" office:value="0.661772">
                <text:p>0.6617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  <table:table-cell office:value-type="float" office:value="0.65836">
                <text:p>0.658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0.684615">
                <text:p>0.684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0.628736">
                <text:p>0.6287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">
                <text:p>62</text:p>
              </table:table-cell>
              <table:table-cell office:value-type="float" office:value="0.642636">
                <text:p>0.642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">
                <text:p>62</text:p>
              </table:table-cell>
              <table:table-cell office:value-type="float" office:value="0.693135">
                <text:p>0.693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">
                <text:p>61</text:p>
              </table:table-cell>
              <table:table-cell office:value-type="float" office:value="0.644419">
                <text:p>0.6444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">
                <text:p>61</text:p>
              </table:table-cell>
              <table:table-cell office:value-type="float" office:value="0.683826">
                <text:p>0.6838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">
                <text:p>61</text:p>
              </table:table-cell>
              <table:table-cell office:value-type="float" office:value="0.684289">
                <text:p>0.684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">
                <text:p>61</text:p>
              </table:table-cell>
              <table:table-cell office:value-type="float" office:value="0.731126">
                <text:p>0.7311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">
                <text:p>61</text:p>
              </table:table-cell>
              <table:table-cell office:value-type="float" office:value="0.642185">
                <text:p>0.6421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">
                <text:p>61</text:p>
              </table:table-cell>
              <table:table-cell office:value-type="float" office:value="0.633857">
                <text:p>0.633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  <table:table-cell office:value-type="float" office:value="0.694174">
                <text:p>0.6941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">
                <text:p>61</text:p>
              </table:table-cell>
              <table:table-cell office:value-type="float" office:value="0.699362">
                <text:p>0.699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">
                <text:p>61</text:p>
              </table:table-cell>
              <table:table-cell office:value-type="float" office:value="0.644959">
                <text:p>0.6449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">
                <text:p>61</text:p>
              </table:table-cell>
              <table:table-cell office:value-type="float" office:value="0.627534">
                <text:p>0.6275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">
                <text:p>59</text:p>
              </table:table-cell>
              <table:table-cell office:value-type="float" office:value="0.6179">
                <text:p>0.6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">
                <text:p>59</text:p>
              </table:table-cell>
              <table:table-cell office:value-type="float" office:value="0.653099">
                <text:p>0.6530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">
                <text:p>59</text:p>
              </table:table-cell>
              <table:table-cell office:value-type="float" office:value="0.651949">
                <text:p>0.6519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0.72951">
                <text:p>0.729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">
                <text:p>59</text:p>
              </table:table-cell>
              <table:table-cell office:value-type="float" office:value="0.668773">
                <text:p>0.6687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">
                <text:p>59</text:p>
              </table:table-cell>
              <table:table-cell office:value-type="float" office:value="0.631519">
                <text:p>0.6315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">
                <text:p>59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">
                <text:p>59</text:p>
              </table:table-cell>
              <table:table-cell office:value-type="float" office:value="0.682784">
                <text:p>0.682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">
                <text:p>59</text:p>
              </table:table-cell>
              <table:table-cell office:value-type="float" office:value="0.683497">
                <text:p>0.683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0.670093">
                <text:p>0.6700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  <table:table-cell office:value-type="float" office:value="0.619466">
                <text:p>0.619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">
                <text:p>57</text:p>
              </table:table-cell>
              <table:table-cell office:value-type="float" office:value="0.563817">
                <text:p>0.5638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0.689744">
                <text:p>0.6897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0.680707">
                <text:p>0.6807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">
                <text:p>57</text:p>
              </table:table-cell>
              <table:table-cell office:value-type="float" office:value="0.550709">
                <text:p>0.5507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0.701644">
                <text:p>0.701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0.670843">
                <text:p>0.670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0.607661">
                <text:p>0.6076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  <table:table-cell office:value-type="float" office:value="0.673908">
                <text:p>0.6739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  <table:table-cell office:value-type="float" office:value="0.656312">
                <text:p>0.6563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">
                <text:p>55</text:p>
              </table:table-cell>
              <table:table-cell office:value-type="float" office:value="0.559154">
                <text:p>0.559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">
                <text:p>55</text:p>
              </table:table-cell>
              <table:table-cell office:value-type="float" office:value="0.639563">
                <text:p>0.6395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">
                <text:p>55</text:p>
              </table:table-cell>
              <table:table-cell office:value-type="float" office:value="0.580072">
                <text:p>0.5800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">
                <text:p>55</text:p>
              </table:table-cell>
              <table:table-cell office:value-type="float" office:value="0.593628">
                <text:p>0.5936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0.591891">
                <text:p>0.5918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">
                <text:p>55</text:p>
              </table:table-cell>
              <table:table-cell office:value-type="float" office:value="0.575007">
                <text:p>0.575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0.633363">
                <text:p>0.6333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0.605955">
                <text:p>0.6059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0.633067">
                <text:p>0.633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">
                <text:p>55</text:p>
              </table:table-cell>
              <table:table-cell office:value-type="float" office:value="0.612606">
                <text:p>0.6126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">
                <text:p>53</text:p>
              </table:table-cell>
              <table:table-cell office:value-type="float" office:value="0.640706">
                <text:p>0.6407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">
                <text:p>53</text:p>
              </table:table-cell>
              <table:table-cell office:value-type="float" office:value="0.668564">
                <text:p>0.668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">
                <text:p>53</text:p>
              </table:table-cell>
              <table:table-cell office:value-type="float" office:value="0.584381">
                <text:p>0.584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">
                <text:p>53</text:p>
              </table:table-cell>
              <table:table-cell office:value-type="float" office:value="0.606232">
                <text:p>0.6062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0.637463">
                <text:p>0.637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">
                <text:p>53</text:p>
              </table:table-cell>
              <table:table-cell office:value-type="float" office:value="0.593523">
                <text:p>0.5935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">
                <text:p>53</text:p>
              </table:table-cell>
              <table:table-cell office:value-type="float" office:value="0.656659">
                <text:p>0.6566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">
                <text:p>53</text:p>
              </table:table-cell>
              <table:table-cell office:value-type="float" office:value="0.693208">
                <text:p>0.6932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  <table:table-cell office:value-type="float" office:value="0.593632">
                <text:p>0.5936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">
                <text:p>53</text:p>
              </table:table-cell>
              <table:table-cell office:value-type="float" office:value="0.640632">
                <text:p>0.6406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">
                <text:p>51</text:p>
              </table:table-cell>
              <table:table-cell office:value-type="float" office:value="0.586793">
                <text:p>0.5867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">
                <text:p>51</text:p>
              </table:table-cell>
              <table:table-cell office:value-type="float" office:value="0.518737">
                <text:p>0.5187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">
                <text:p>51</text:p>
              </table:table-cell>
              <table:table-cell office:value-type="float" office:value="0.57286">
                <text:p>0.572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0.6107">
                <text:p>0.61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">
                <text:p>51</text:p>
              </table:table-cell>
              <table:table-cell office:value-type="float" office:value="0.621999">
                <text:p>0.621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">
                <text:p>51</text:p>
              </table:table-cell>
              <table:table-cell office:value-type="float" office:value="0.652052">
                <text:p>0.652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  <table:table-cell office:value-type="float" office:value="0.638124">
                <text:p>0.6381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">
                <text:p>51</text:p>
              </table:table-cell>
              <table:table-cell office:value-type="float" office:value="0.531764">
                <text:p>0.5317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">
                <text:p>51</text:p>
              </table:table-cell>
              <table:table-cell office:value-type="float" office:value="0.620356">
                <text:p>0.6203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">
                <text:p>51</text:p>
              </table:table-cell>
              <table:table-cell office:value-type="float" office:value="0.55616">
                <text:p>0.556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">
                <text:p>50</text:p>
              </table:table-cell>
              <table:table-cell office:value-type="float" office:value="0.56657">
                <text:p>0.566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">
                <text:p>50</text:p>
              </table:table-cell>
              <table:table-cell office:value-type="float" office:value="0.606507">
                <text:p>0.606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">
                <text:p>50</text:p>
              </table:table-cell>
              <table:table-cell office:value-type="float" office:value="0.569761">
                <text:p>0.5697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0.621889">
                <text:p>0.621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">
                <text:p>50</text:p>
              </table:table-cell>
              <table:table-cell office:value-type="float" office:value="0.628939">
                <text:p>0.6289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">
                <text:p>50</text:p>
              </table:table-cell>
              <table:table-cell office:value-type="float" office:value="0.552733">
                <text:p>0.5527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">
                <text:p>50</text:p>
              </table:table-cell>
              <table:table-cell office:value-type="float" office:value="0.612715">
                <text:p>0.6127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">
                <text:p>50</text:p>
              </table:table-cell>
              <table:table-cell office:value-type="float" office:value="0.605937">
                <text:p>0.6059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  <table:table-cell office:value-type="float" office:value="0.545755">
                <text:p>0.5457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">
                <text:p>50</text:p>
              </table:table-cell>
              <table:table-cell office:value-type="float" office:value="0.622473">
                <text:p>0.6224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0.581686">
                <text:p>0.5816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">
                <text:p>48</text:p>
              </table:table-cell>
              <table:table-cell office:value-type="float" office:value="0.53872">
                <text:p>0.53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0.610699">
                <text:p>0.6106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">
                <text:p>48</text:p>
              </table:table-cell>
              <table:table-cell office:value-type="float" office:value="0.523997">
                <text:p>0.523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">
                <text:p>48</text:p>
              </table:table-cell>
              <table:table-cell office:value-type="float" office:value="0.56869">
                <text:p>0.568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">
                <text:p>48</text:p>
              </table:table-cell>
              <table:table-cell office:value-type="float" office:value="0.658371">
                <text:p>0.6583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">
                <text:p>48</text:p>
              </table:table-cell>
              <table:table-cell office:value-type="float" office:value="0.544381">
                <text:p>0.5443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">
                <text:p>48</text:p>
              </table:table-cell>
              <table:table-cell office:value-type="float" office:value="0.645121">
                <text:p>0.6451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0.580693">
                <text:p>0.5806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">
                <text:p>48</text:p>
              </table:table-cell>
              <table:table-cell office:value-type="float" office:value="0.573881">
                <text:p>0.5738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">
                <text:p>46</text:p>
              </table:table-cell>
              <table:table-cell office:value-type="float" office:value="0.590217">
                <text:p>0.5902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">
                <text:p>46</text:p>
              </table:table-cell>
              <table:table-cell office:value-type="float" office:value="0.594473">
                <text:p>0.594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">
                <text:p>46</text:p>
              </table:table-cell>
              <table:table-cell office:value-type="float" office:value="0.615015">
                <text:p>0.615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">
                <text:p>46</text:p>
              </table:table-cell>
              <table:table-cell office:value-type="float" office:value="0.510438">
                <text:p>0.5104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">
                <text:p>46</text:p>
              </table:table-cell>
              <table:table-cell office:value-type="float" office:value="0.49046">
                <text:p>0.49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">
                <text:p>46</text:p>
              </table:table-cell>
              <table:table-cell office:value-type="float" office:value="0.575719">
                <text:p>0.5757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">
                <text:p>46</text:p>
              </table:table-cell>
              <table:table-cell office:value-type="float" office:value="0.57615">
                <text:p>0.576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">
                <text:p>46</text:p>
              </table:table-cell>
              <table:table-cell office:value-type="float" office:value="0.650662">
                <text:p>0.6506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">
                <text:p>46</text:p>
              </table:table-cell>
              <table:table-cell office:value-type="float" office:value="0.515569">
                <text:p>0.515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">
                <text:p>46</text:p>
              </table:table-cell>
              <table:table-cell office:value-type="float" office:value="0.559994">
                <text:p>0.5599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0.545499">
                <text:p>0.5454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0.567535">
                <text:p>0.5675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0.546481">
                <text:p>0.5464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0.586417">
                <text:p>0.5864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">
                <text:p>44</text:p>
              </table:table-cell>
              <table:table-cell office:value-type="float" office:value="0.550669">
                <text:p>0.550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">
                <text:p>44</text:p>
              </table:table-cell>
              <table:table-cell office:value-type="float" office:value="0.607864">
                <text:p>0.6078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">
                <text:p>44</text:p>
              </table:table-cell>
              <table:table-cell office:value-type="float" office:value="0.59526">
                <text:p>0.59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">
                <text:p>44</text:p>
              </table:table-cell>
              <table:table-cell office:value-type="float" office:value="0.577284">
                <text:p>0.577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0.539715">
                <text:p>0.5397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">
                <text:p>44</text:p>
              </table:table-cell>
              <table:table-cell office:value-type="float" office:value="0.57135">
                <text:p>0.571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">
                <text:p>42</text:p>
              </table:table-cell>
              <table:table-cell office:value-type="float" office:value="0.558305">
                <text:p>0.5583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">
                <text:p>42</text:p>
              </table:table-cell>
              <table:table-cell office:value-type="float" office:value="0.493485">
                <text:p>0.4934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">
                <text:p>42</text:p>
              </table:table-cell>
              <table:table-cell office:value-type="float" office:value="0.5291">
                <text:p>0.5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">
                <text:p>42</text:p>
              </table:table-cell>
              <table:table-cell office:value-type="float" office:value="0.572949">
                <text:p>0.5729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">
                <text:p>42</text:p>
              </table:table-cell>
              <table:table-cell office:value-type="float" office:value="0.528322">
                <text:p>0.5283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">
                <text:p>42</text:p>
              </table:table-cell>
              <table:table-cell office:value-type="float" office:value="0.533575">
                <text:p>0.5335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">
                <text:p>42</text:p>
              </table:table-cell>
              <table:table-cell office:value-type="float" office:value="0.455023">
                <text:p>0.4550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">
                <text:p>42</text:p>
              </table:table-cell>
              <table:table-cell office:value-type="float" office:value="0.563531">
                <text:p>0.5635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">
                <text:p>42</text:p>
              </table:table-cell>
              <table:table-cell office:value-type="float" office:value="0.528691">
                <text:p>0.5286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0.611739">
                <text:p>0.6117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">
                <text:p>40</text:p>
              </table:table-cell>
              <table:table-cell office:value-type="float" office:value="0.553427">
                <text:p>0.5534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">
                <text:p>40</text:p>
              </table:table-cell>
              <table:table-cell office:value-type="float" office:value="0.548847">
                <text:p>0.548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">
                <text:p>40</text:p>
              </table:table-cell>
              <table:table-cell office:value-type="float" office:value="0.49301">
                <text:p>0.493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">
                <text:p>40</text:p>
              </table:table-cell>
              <table:table-cell office:value-type="float" office:value="0.529211">
                <text:p>0.529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  <table:table-cell office:value-type="float" office:value="0.5447">
                <text:p>0.54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">
                <text:p>40</text:p>
              </table:table-cell>
              <table:table-cell office:value-type="float" office:value="0.543271">
                <text:p>0.5432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0.551545">
                <text:p>0.5515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">
                <text:p>40</text:p>
              </table:table-cell>
              <table:table-cell office:value-type="float" office:value="0.639113">
                <text:p>0.639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0.543109">
                <text:p>0.5431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0.629886">
                <text:p>0.6298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">
                <text:p>38</text:p>
              </table:table-cell>
              <table:table-cell office:value-type="float" office:value="0.594469">
                <text:p>0.5944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">
                <text:p>38</text:p>
              </table:table-cell>
              <table:table-cell office:value-type="float" office:value="0.568933">
                <text:p>0.5689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">
                <text:p>38</text:p>
              </table:table-cell>
              <table:table-cell office:value-type="float" office:value="0.53027">
                <text:p>0.53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">
                <text:p>38</text:p>
              </table:table-cell>
              <table:table-cell office:value-type="float" office:value="0.517954">
                <text:p>0.5179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">
                <text:p>38</text:p>
              </table:table-cell>
              <table:table-cell office:value-type="float" office:value="0.610818">
                <text:p>0.6108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">
                <text:p>38</text:p>
              </table:table-cell>
              <table:table-cell office:value-type="float" office:value="0.581458">
                <text:p>0.5814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">
                <text:p>38</text:p>
              </table:table-cell>
              <table:table-cell office:value-type="float" office:value="0.539928">
                <text:p>0.5399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">
                <text:p>38</text:p>
              </table:table-cell>
              <table:table-cell office:value-type="float" office:value="0.57338">
                <text:p>0.57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">
                <text:p>38</text:p>
              </table:table-cell>
              <table:table-cell office:value-type="float" office:value="0.523739">
                <text:p>0.5237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">
                <text:p>38</text:p>
              </table:table-cell>
              <table:table-cell office:value-type="float" office:value="0.535297">
                <text:p>0.5352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  <table:table-cell office:value-type="float" office:value="0.490434">
                <text:p>0.4904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  <table:table-cell office:value-type="float" office:value="0.494161">
                <text:p>0.4941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">
                <text:p>37</text:p>
              </table:table-cell>
              <table:table-cell office:value-type="float" office:value="0.600255">
                <text:p>0.6002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">
                <text:p>37</text:p>
              </table:table-cell>
              <table:table-cell office:value-type="float" office:value="0.59262">
                <text:p>0.592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">
                <text:p>37</text:p>
              </table:table-cell>
              <table:table-cell office:value-type="float" office:value="0.513463">
                <text:p>0.5134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">
                <text:p>37</text:p>
              </table:table-cell>
              <table:table-cell office:value-type="float" office:value="0.532845">
                <text:p>0.5328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">
                <text:p>37</text:p>
              </table:table-cell>
              <table:table-cell office:value-type="float" office:value="0.666831">
                <text:p>0.666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">
                <text:p>37</text:p>
              </table:table-cell>
              <table:table-cell office:value-type="float" office:value="0.566982">
                <text:p>0.566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">
                <text:p>37</text:p>
              </table:table-cell>
              <table:table-cell office:value-type="float" office:value="0.524461">
                <text:p>0.524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">
                <text:p>37</text:p>
              </table:table-cell>
              <table:table-cell office:value-type="float" office:value="0.526268">
                <text:p>0.5262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584699">
                <text:p>0.5846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478191">
                <text:p>0.4781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58149">
                <text:p>0.58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525011">
                <text:p>0.525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584267">
                <text:p>0.5842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540428">
                <text:p>0.5404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537153">
                <text:p>0.5371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525361">
                <text:p>0.5253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567092">
                <text:p>0.5670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0.522133">
                <text:p>0.5221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">
                <text:p>33</text:p>
              </table:table-cell>
              <table:table-cell office:value-type="float" office:value="0.504864">
                <text:p>0.5048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">
                <text:p>33</text:p>
              </table:table-cell>
              <table:table-cell office:value-type="float" office:value="0.505569">
                <text:p>0.505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">
                <text:p>33</text:p>
              </table:table-cell>
              <table:table-cell office:value-type="float" office:value="0.52619">
                <text:p>0.52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">
                <text:p>33</text:p>
              </table:table-cell>
              <table:table-cell office:value-type="float" office:value="0.535219">
                <text:p>0.535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  <table:table-cell office:value-type="float" office:value="0.536257">
                <text:p>0.5362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">
                <text:p>33</text:p>
              </table:table-cell>
              <table:table-cell office:value-type="float" office:value="0.549949">
                <text:p>0.5499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">
                <text:p>33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">
                <text:p>33</text:p>
              </table:table-cell>
              <table:table-cell office:value-type="float" office:value="0.517997">
                <text:p>0.5179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">
                <text:p>33</text:p>
              </table:table-cell>
              <table:table-cell office:value-type="float" office:value="0.471495">
                <text:p>0.4714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">
                <text:p>33</text:p>
              </table:table-cell>
              <table:table-cell office:value-type="float" office:value="0.508118">
                <text:p>0.5081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">
                <text:p>31</text:p>
              </table:table-cell>
              <table:table-cell office:value-type="float" office:value="0.493082">
                <text:p>0.4930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  <table:table-cell office:value-type="float" office:value="0.523627">
                <text:p>0.5236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">
                <text:p>31</text:p>
              </table:table-cell>
              <table:table-cell office:value-type="float" office:value="0.556947">
                <text:p>0.5569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">
                <text:p>31</text:p>
              </table:table-cell>
              <table:table-cell office:value-type="float" office:value="0.468587">
                <text:p>0.4685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">
                <text:p>31</text:p>
              </table:table-cell>
              <table:table-cell office:value-type="float" office:value="0.501626">
                <text:p>0.5016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">
                <text:p>31</text:p>
              </table:table-cell>
              <table:table-cell office:value-type="float" office:value="0.469102">
                <text:p>0.469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">
                <text:p>31</text:p>
              </table:table-cell>
              <table:table-cell office:value-type="float" office:value="0.576002">
                <text:p>0.5760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">
                <text:p>31</text:p>
              </table:table-cell>
              <table:table-cell office:value-type="float" office:value="0.513056">
                <text:p>0.5130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">
                <text:p>31</text:p>
              </table:table-cell>
              <table:table-cell office:value-type="float" office:value="0.494643">
                <text:p>0.4946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">
                <text:p>31</text:p>
              </table:table-cell>
              <table:table-cell office:value-type="float" office:value="0.498254">
                <text:p>0.4982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">
                <text:p>29</text:p>
              </table:table-cell>
              <table:table-cell office:value-type="float" office:value="0.502074">
                <text:p>0.5020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">
                <text:p>29</text:p>
              </table:table-cell>
              <table:table-cell office:value-type="float" office:value="0.490918">
                <text:p>0.490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  <table:table-cell office:value-type="float" office:value="0.556781">
                <text:p>0.5567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">
                <text:p>29</text:p>
              </table:table-cell>
              <table:table-cell office:value-type="float" office:value="0.491081">
                <text:p>0.491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">
                <text:p>29</text:p>
              </table:table-cell>
              <table:table-cell office:value-type="float" office:value="0.459423">
                <text:p>0.4594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  <table:table-cell office:value-type="float" office:value="0.539116">
                <text:p>0.539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  <table:table-cell office:value-type="float" office:value="0.473033">
                <text:p>0.4730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">
                <text:p>29</text:p>
              </table:table-cell>
              <table:table-cell office:value-type="float" office:value="0.454745">
                <text:p>0.4547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">
                <text:p>29</text:p>
              </table:table-cell>
              <table:table-cell office:value-type="float" office:value="0.490947">
                <text:p>0.4909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">
                <text:p>29</text:p>
              </table:table-cell>
              <table:table-cell office:value-type="float" office:value="0.475658">
                <text:p>0.4756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">
                <text:p>27</text:p>
              </table:table-cell>
              <table:table-cell office:value-type="float" office:value="0.483385">
                <text:p>0.4833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">
                <text:p>27</text:p>
              </table:table-cell>
              <table:table-cell office:value-type="float" office:value="0.468768">
                <text:p>0.468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">
                <text:p>27</text:p>
              </table:table-cell>
              <table:table-cell office:value-type="float" office:value="0.444174">
                <text:p>0.4441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">
                <text:p>27</text:p>
              </table:table-cell>
              <table:table-cell office:value-type="float" office:value="0.480645">
                <text:p>0.4806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">
                <text:p>27</text:p>
              </table:table-cell>
              <table:table-cell office:value-type="float" office:value="0.5091">
                <text:p>0.50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">
                <text:p>27</text:p>
              </table:table-cell>
              <table:table-cell office:value-type="float" office:value="0.520274">
                <text:p>0.5202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">
                <text:p>27</text:p>
              </table:table-cell>
              <table:table-cell office:value-type="float" office:value="0.505822">
                <text:p>0.5058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">
                <text:p>27</text:p>
              </table:table-cell>
              <table:table-cell office:value-type="float" office:value="0.450031">
                <text:p>0.450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">
                <text:p>27</text:p>
              </table:table-cell>
              <table:table-cell office:value-type="float" office:value="0.547925">
                <text:p>0.5479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0.467713">
                <text:p>0.4677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">
                <text:p>25</text:p>
              </table:table-cell>
              <table:table-cell office:value-type="float" office:value="0.448033">
                <text:p>0.4480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">
                <text:p>25</text:p>
              </table:table-cell>
              <table:table-cell office:value-type="float" office:value="0.492356">
                <text:p>0.4923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  <table:table-cell office:value-type="float" office:value="0.461163">
                <text:p>0.4611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  <table:table-cell office:value-type="float" office:value="0.472501">
                <text:p>0.4725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  <table:table-cell office:value-type="float" office:value="0.448666">
                <text:p>0.4486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">
                <text:p>25</text:p>
              </table:table-cell>
              <table:table-cell office:value-type="float" office:value="0.43303">
                <text:p>0.433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  <table:table-cell office:value-type="float" office:value="0.445755">
                <text:p>0.4457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">
                <text:p>25</text:p>
              </table:table-cell>
              <table:table-cell office:value-type="float" office:value="0.526871">
                <text:p>0.5268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">
                <text:p>25</text:p>
              </table:table-cell>
              <table:table-cell office:value-type="float" office:value="0.460338">
                <text:p>0.4603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  <table:table-cell office:value-type="float" office:value="0.462044">
                <text:p>0.4620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">
                <text:p>24</text:p>
              </table:table-cell>
              <table:table-cell office:value-type="float" office:value="0.473897">
                <text:p>0.4738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">
                <text:p>24</text:p>
              </table:table-cell>
              <table:table-cell office:value-type="float" office:value="0.453837">
                <text:p>0.4538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">
                <text:p>24</text:p>
              </table:table-cell>
              <table:table-cell office:value-type="float" office:value="0.439591">
                <text:p>0.4395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0.466241">
                <text:p>0.4662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  <table:table-cell office:value-type="float" office:value="0.483653">
                <text:p>0.4836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">
                <text:p>24</text:p>
              </table:table-cell>
              <table:table-cell office:value-type="float" office:value="0.527287">
                <text:p>0.527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">
                <text:p>24</text:p>
              </table:table-cell>
              <table:table-cell office:value-type="float" office:value="0.457039">
                <text:p>0.4570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">
                <text:p>24</text:p>
              </table:table-cell>
              <table:table-cell office:value-type="float" office:value="0.517434">
                <text:p>0.5174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">
                <text:p>24</text:p>
              </table:table-cell>
              <table:table-cell office:value-type="float" office:value="0.452277">
                <text:p>0.4522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">
                <text:p>24</text:p>
              </table:table-cell>
              <table:table-cell office:value-type="float" office:value="0.443903">
                <text:p>0.4439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">
                <text:p>22</text:p>
              </table:table-cell>
              <table:table-cell office:value-type="float" office:value="0.428982">
                <text:p>0.42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">
                <text:p>22</text:p>
              </table:table-cell>
              <table:table-cell office:value-type="float" office:value="0.432832">
                <text:p>0.4328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  <table:table-cell office:value-type="float" office:value="0.461455">
                <text:p>0.461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  <table:table-cell office:value-type="float" office:value="0.445471">
                <text:p>0.4454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0.453796">
                <text:p>0.4537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">
                <text:p>22</text:p>
              </table:table-cell>
              <table:table-cell office:value-type="float" office:value="0.396604">
                <text:p>0.3966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">
                <text:p>22</text:p>
              </table:table-cell>
              <table:table-cell office:value-type="float" office:value="0.456858">
                <text:p>0.4568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">
                <text:p>22</text:p>
              </table:table-cell>
              <table:table-cell office:value-type="float" office:value="0.466145">
                <text:p>0.466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">
                <text:p>22</text:p>
              </table:table-cell>
              <table:table-cell office:value-type="float" office:value="0.460512">
                <text:p>0.460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">
                <text:p>22</text:p>
              </table:table-cell>
              <table:table-cell office:value-type="float" office:value="0.452855">
                <text:p>0.4528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">
                <text:p>20</text:p>
              </table:table-cell>
              <table:table-cell office:value-type="float" office:value="0.484559">
                <text:p>0.4845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">
                <text:p>20</text:p>
              </table:table-cell>
              <table:table-cell office:value-type="float" office:value="0.468773">
                <text:p>0.4687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  <table:table-cell office:value-type="float" office:value="0.392332">
                <text:p>0.3923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">
                <text:p>20</text:p>
              </table:table-cell>
              <table:table-cell office:value-type="float" office:value="0.469649">
                <text:p>0.4696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">
                <text:p>20</text:p>
              </table:table-cell>
              <table:table-cell office:value-type="float" office:value="0.441842">
                <text:p>0.4418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">
                <text:p>20</text:p>
              </table:table-cell>
              <table:table-cell office:value-type="float" office:value="0.491811">
                <text:p>0.4918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">
                <text:p>20</text:p>
              </table:table-cell>
              <table:table-cell office:value-type="float" office:value="0.470743">
                <text:p>0.470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">
                <text:p>20</text:p>
              </table:table-cell>
              <table:table-cell office:value-type="float" office:value="0.437577">
                <text:p>0.4375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">
                <text:p>20</text:p>
              </table:table-cell>
              <table:table-cell office:value-type="float" office:value="0.414496">
                <text:p>0.4144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">
                <text:p>20</text:p>
              </table:table-cell>
              <table:table-cell office:value-type="float" office:value="0.43996">
                <text:p>0.439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">
                <text:p>18</text:p>
              </table:table-cell>
              <table:table-cell office:value-type="float" office:value="0.469407">
                <text:p>0.4694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">
                <text:p>18</text:p>
              </table:table-cell>
              <table:table-cell office:value-type="float" office:value="0.486187">
                <text:p>0.4861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">
                <text:p>18</text:p>
              </table:table-cell>
              <table:table-cell office:value-type="float" office:value="0.455621">
                <text:p>0.455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">
                <text:p>18</text:p>
              </table:table-cell>
              <table:table-cell office:value-type="float" office:value="0.424564">
                <text:p>0.4245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">
                <text:p>18</text:p>
              </table:table-cell>
              <table:table-cell office:value-type="float" office:value="0.443899">
                <text:p>0.4438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">
                <text:p>18</text:p>
              </table:table-cell>
              <table:table-cell office:value-type="float" office:value="0.440364">
                <text:p>0.440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">
                <text:p>18</text:p>
              </table:table-cell>
              <table:table-cell office:value-type="float" office:value="0.423697">
                <text:p>0.423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">
                <text:p>18</text:p>
              </table:table-cell>
              <table:table-cell office:value-type="float" office:value="0.407849">
                <text:p>0.4078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">
                <text:p>18</text:p>
              </table:table-cell>
              <table:table-cell office:value-type="float" office:value="0.469026">
                <text:p>0.4690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">
                <text:p>18</text:p>
              </table:table-cell>
              <table:table-cell office:value-type="float" office:value="0.421445">
                <text:p>0.421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">
                <text:p>16</text:p>
              </table:table-cell>
              <table:table-cell office:value-type="float" office:value="0.394949">
                <text:p>0.3949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  <table:table-cell office:value-type="float" office:value="0.406515">
                <text:p>0.4065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0.438885">
                <text:p>0.4388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0.422819">
                <text:p>0.4228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0.423837">
                <text:p>0.4238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0.409561">
                <text:p>0.4095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0.433578">
                <text:p>0.4335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0.386995">
                <text:p>0.3869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0.462188">
                <text:p>0.462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">
                <text:p>16</text:p>
              </table:table-cell>
              <table:table-cell office:value-type="float" office:value="0.442971">
                <text:p>0.4429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0.410277">
                <text:p>0.4102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">
                <text:p>14</text:p>
              </table:table-cell>
              <table:table-cell office:value-type="float" office:value="0.409557">
                <text:p>0.4095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">
                <text:p>14</text:p>
              </table:table-cell>
              <table:table-cell office:value-type="float" office:value="0.386698">
                <text:p>0.3866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0.402705">
                <text:p>0.4027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">
                <text:p>14</text:p>
              </table:table-cell>
              <table:table-cell office:value-type="float" office:value="0.462542">
                <text:p>0.4625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">
                <text:p>14</text:p>
              </table:table-cell>
              <table:table-cell office:value-type="float" office:value="0.449636">
                <text:p>0.4496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">
                <text:p>14</text:p>
              </table:table-cell>
              <table:table-cell office:value-type="float" office:value="0.419316">
                <text:p>0.4193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">
                <text:p>14</text:p>
              </table:table-cell>
              <table:table-cell office:value-type="float" office:value="0.38991">
                <text:p>0.389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">
                <text:p>14</text:p>
              </table:table-cell>
              <table:table-cell office:value-type="float" office:value="0.430827">
                <text:p>0.4308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0.425063">
                <text:p>0.4250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">
                <text:p>12</text:p>
              </table:table-cell>
              <table:table-cell office:value-type="float" office:value="0.423626">
                <text:p>0.4236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">
                <text:p>12</text:p>
              </table:table-cell>
              <table:table-cell office:value-type="float" office:value="0.430714">
                <text:p>0.430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">
                <text:p>12</text:p>
              </table:table-cell>
              <table:table-cell office:value-type="float" office:value="0.396489">
                <text:p>0.3964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">
                <text:p>12</text:p>
              </table:table-cell>
              <table:table-cell office:value-type="float" office:value="0.372528">
                <text:p>0.3725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">
                <text:p>12</text:p>
              </table:table-cell>
              <table:table-cell office:value-type="float" office:value="0.416136">
                <text:p>0.4161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0.426295">
                <text:p>0.4262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">
                <text:p>12</text:p>
              </table:table-cell>
              <table:table-cell office:value-type="float" office:value="0.439968">
                <text:p>0.4399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">
                <text:p>12</text:p>
              </table:table-cell>
              <table:table-cell office:value-type="float" office:value="0.430013">
                <text:p>0.430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">
                <text:p>12</text:p>
              </table:table-cell>
              <table:table-cell office:value-type="float" office:value="0.391591">
                <text:p>0.3915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  <table:table-cell office:value-type="float" office:value="0.383771">
                <text:p>0.3837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">
                <text:p>11</text:p>
              </table:table-cell>
              <table:table-cell office:value-type="float" office:value="0.433734">
                <text:p>0.4337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  <table:table-cell office:value-type="float" office:value="0.409777">
                <text:p>0.4097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  <table:table-cell office:value-type="float" office:value="0.372955">
                <text:p>0.3729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">
                <text:p>11</text:p>
              </table:table-cell>
              <table:table-cell office:value-type="float" office:value="0.379167">
                <text:p>0.3791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">
                <text:p>11</text:p>
              </table:table-cell>
              <table:table-cell office:value-type="float" office:value="0.408914">
                <text:p>0.4089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">
                <text:p>11</text:p>
              </table:table-cell>
              <table:table-cell office:value-type="float" office:value="0.453042">
                <text:p>0.4530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">
                <text:p>11</text:p>
              </table:table-cell>
              <table:table-cell office:value-type="float" office:value="0.365333">
                <text:p>0.365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">
                <text:p>11</text:p>
              </table:table-cell>
              <table:table-cell office:value-type="float" office:value="0.383834">
                <text:p>0.3838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">
                <text:p>11</text:p>
              </table:table-cell>
              <table:table-cell office:value-type="float" office:value="0.449653">
                <text:p>0.4496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0.38629">
                <text:p>0.386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">
                <text:p>9</text:p>
              </table:table-cell>
              <table:table-cell office:value-type="float" office:value="0.376697">
                <text:p>0.3766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">
                <text:p>9</text:p>
              </table:table-cell>
              <table:table-cell office:value-type="float" office:value="0.373508">
                <text:p>0.3735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">
                <text:p>9</text:p>
              </table:table-cell>
              <table:table-cell office:value-type="float" office:value="0.40813">
                <text:p>0.408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">
                <text:p>9</text:p>
              </table:table-cell>
              <table:table-cell office:value-type="float" office:value="0.399059">
                <text:p>0.3990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">
                <text:p>9</text:p>
              </table:table-cell>
              <table:table-cell office:value-type="float" office:value="0.385419">
                <text:p>0.3854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0.382635">
                <text:p>0.3826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">
                <text:p>9</text:p>
              </table:table-cell>
              <table:table-cell office:value-type="float" office:value="0.391782">
                <text:p>0.3917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">
                <text:p>9</text:p>
              </table:table-cell>
              <table:table-cell office:value-type="float" office:value="0.411333">
                <text:p>0.411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">
                <text:p>9</text:p>
              </table:table-cell>
              <table:table-cell office:value-type="float" office:value="0.399311">
                <text:p>0.3993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">
                <text:p>9</text:p>
              </table:table-cell>
              <table:table-cell office:value-type="float" office:value="0.419914">
                <text:p>0.4199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  <table:table-cell office:value-type="float" office:value="0.390978">
                <text:p>0.3909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">
                <text:p>7</text:p>
              </table:table-cell>
              <table:table-cell office:value-type="float" office:value="0.397781">
                <text:p>0.3977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">
                <text:p>7</text:p>
              </table:table-cell>
              <table:table-cell office:value-type="float" office:value="0.400149">
                <text:p>0.4001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  <table:table-cell office:value-type="float" office:value="0.368154">
                <text:p>0.3681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">
                <text:p>7</text:p>
              </table:table-cell>
              <table:table-cell office:value-type="float" office:value="0.385067">
                <text:p>0.3850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">
                <text:p>7</text:p>
              </table:table-cell>
              <table:table-cell office:value-type="float" office:value="0.375229">
                <text:p>0.3752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0.418522">
                <text:p>0.4185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">
                <text:p>7</text:p>
              </table:table-cell>
              <table:table-cell office:value-type="float" office:value="0.381988">
                <text:p>0.3819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0.384777">
                <text:p>0.3847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  <table:table-cell office:value-type="float" office:value="0.378806">
                <text:p>0.3788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0.37071">
                <text:p>0.370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0.383189">
                <text:p>0.3831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  <table:table-cell office:value-type="float" office:value="0.368562">
                <text:p>0.3685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0.377222">
                <text:p>0.3772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0.381168">
                <text:p>0.3811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0.380565">
                <text:p>0.3805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0.374931">
                <text:p>0.3749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0.352832">
                <text:p>0.3528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0.357241">
                <text:p>0.3572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0.376025">
                <text:p>0.3760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0.367852">
                <text:p>0.367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0.366487">
                <text:p>0.3664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0.413278">
                <text:p>0.4132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0.377953">
                <text:p>0.3779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0.361421">
                <text:p>0.3614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0.376558">
                <text:p>0.3765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0.390173">
                <text:p>0.3901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.376733">
                <text:p>0.3767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0.367357">
                <text:p>0.3673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0.359199">
                <text:p>0.3591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.357923">
                <text:p>0.3579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  <table:table-cell office:value-type="float" office:value="0.362628">
                <text:p>0.3626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  <table:table-cell office:value-type="float" office:value="0.346597">
                <text:p>0.3465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  <table:table-cell office:value-type="float" office:value="0.362344">
                <text:p>0.362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0.361621">
                <text:p>0.3616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0.359185">
                <text:p>0.3591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0.363454">
                <text:p>0.3634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  <table:table-cell office:value-type="float" office:value="0.361958">
                <text:p>0.3619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.358069">
                <text:p>0.3580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  <table:table-cell office:value-type="float" office:value="0.369348">
                <text:p>0.3693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.346489">
                <text:p>0.346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6cm" svg:height="11.185cm" xlink:href="." xlink:type="simple" chart:class="chart:scatter" chart:style-name="ch1">
        <chart:title svg:x="5.302cm" svg:y="0.359cm" chart:style-name="ch2">
          <text:p>Unoptimized bm_spectral_norm execution times</text:p>
        </chart:title>
        <chart:plot-area chart:style-name="ch3" chart:data-source-has-labels="both" svg:x="1.416cm" svg:y="1.387cm" svg:width="18.475cm" svg:height="8.594cm">
          <chartooo:coordinate-region svg:x="2.143cm" svg:y="1.586cm" svg:width="17.469cm" svg:height="7.748cm"/>
          <chart:axis chart:dimension="x" chart:name="primary-x" chart:style-name="ch4" chartooo:axis-type="auto">
            <chart:title svg:x="7.288cm" svg:y="10.204cm" chart:style-name="ch5">
              <text:p>Percent of program annotated with static types</text:p>
            </chart:title>
            <chart:categories table:cell-range-address="local-table.$A$2:.$A$313"/>
          </chart:axis>
          <chart:axis chart:dimension="y" chart:name="primary-y" chart:style-name="ch6">
            <chart:title svg:x="0.451cm" svg:y="7.55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313" chart:label-cell-address="local-table.$C$1" chart:class="chart:scatter">
            <chart:domain table:cell-range-address="local-table.$B$2:.$B$313"/>
            <chart:data-point chart:repeated="3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ctral_norm_un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683448791503906">
                <text:p>0.6834487915039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.690017611980438">
                <text:p>0.690017611980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0.726061458587646">
                <text:p>0.726061458587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0.715093653202057">
                <text:p>0.715093653202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0.724104580879212">
                <text:p>0.72410458087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0.704572029113769">
                <text:p>0.704572029113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0.728883714675903">
                <text:p>0.72888371467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0.687667007446289">
                <text:p>0.687667007446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.519301979541779">
                <text:p>0.519301979541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.61506863117218">
                <text:p>0.61506863117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.722176809310913">
                <text:p>0.722176809310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0.700798251628876">
                <text:p>0.700798251628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0.705574109554291">
                <text:p>0.705574109554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0.605355398654938">
                <text:p>0.605355398654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.708009254932404">
                <text:p>0.708009254932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.680154404640198">
                <text:p>0.680154404640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0.701251108646393">
                <text:p>0.701251108646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0.527311880588532">
                <text:p>0.527311880588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0.680655517578125">
                <text:p>0.6806555175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0.602954666614532">
                <text:p>0.602954666614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">
                <text:p>93</text:p>
              </table:table-cell>
              <table:table-cell office:value-type="float" office:value="0.693656346797943">
                <text:p>0.693656346797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.706844208240509">
                <text:p>0.706844208240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706890814304352">
                <text:p>0.706890814304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.711050493717194">
                <text:p>0.711050493717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426206104755402">
                <text:p>0.426206104755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.428854811191559">
                <text:p>0.428854811191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.694079506397247">
                <text:p>0.694079506397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.60552502155304">
                <text:p>0.60552502155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.692539641857147">
                <text:p>0.692539641857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615997698307037">
                <text:p>0.61599769830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.714557383060455">
                <text:p>0.714557383060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0.70054860830307">
                <text:p>0.70054860830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0.511623382568359">
                <text:p>0.511623382568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0.605084042549133">
                <text:p>0.605084042549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">
                <text:p>87</text:p>
              </table:table-cell>
              <table:table-cell office:value-type="float" office:value="0.420787370204925">
                <text:p>0.420787370204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0.329517216682434">
                <text:p>0.329517216682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0.601378512382507">
                <text:p>0.60137851238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0.729852135181427">
                <text:p>0.729852135181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0.709832434654236">
                <text:p>0.709832434654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0.696205296516419">
                <text:p>0.696205296516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">
                <text:p>87</text:p>
              </table:table-cell>
              <table:table-cell office:value-type="float" office:value="0.688615169525146">
                <text:p>0.688615169525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518076846599579">
                <text:p>0.518076846599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687052931785583">
                <text:p>0.687052931785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0.693112049102783">
                <text:p>0.693112049102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0.51739678144455">
                <text:p>0.5173967814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">
                <text:p>84</text:p>
              </table:table-cell>
              <table:table-cell office:value-type="float" office:value="0.523419032096863">
                <text:p>0.523419032096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">
                <text:p>84</text:p>
              </table:table-cell>
              <table:table-cell office:value-type="float" office:value="0.700533556938171">
                <text:p>0.700533556938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0.711885151863098">
                <text:p>0.711885151863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0.723153820037842">
                <text:p>0.723153820037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0.602033944129944">
                <text:p>0.602033944129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0.685146973133087">
                <text:p>0.685146973133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0.604579856395721">
                <text:p>0.604579856395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0.688571543693542">
                <text:p>0.688571543693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.700582473278046">
                <text:p>0.700582473278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0.712994949817657">
                <text:p>0.712994949817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0.431648395061493">
                <text:p>0.431648395061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0.54040194272995">
                <text:p>0.54040194272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">
                <text:p>81</text:p>
              </table:table-cell>
              <table:table-cell office:value-type="float" office:value="0.682749826908112">
                <text:p>0.682749826908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0.688698918819427">
                <text:p>0.688698918819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0.527055203914642">
                <text:p>0.527055203914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.703075551986694">
                <text:p>0.703075551986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0.692597205638885">
                <text:p>0.692597205638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0.521528868675232">
                <text:p>0.521528868675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0.692074799537659">
                <text:p>0.692074799537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0.690227606296539">
                <text:p>0.690227606296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0.526359078884125">
                <text:p>0.526359078884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0.682780020236969">
                <text:p>0.682780020236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0.713773381710052">
                <text:p>0.71377338171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696332230567932">
                <text:p>0.696332230567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0.707769804000854">
                <text:p>0.707769804000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0.703028426170349">
                <text:p>0.7030284261703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0.520637488365173">
                <text:p>0.520637488365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0.694058067798614">
                <text:p>0.694058067798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518743703365326">
                <text:p>0.518743703365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9638066291809">
                <text:p>0.689638066291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708657450675964">
                <text:p>0.70865745067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0.326853275299072">
                <text:p>0.326853275299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0.520221598148346">
                <text:p>0.5202215981483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696473214626312">
                <text:p>0.696473214626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603801746368408">
                <text:p>0.603801746368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0.709050412178039">
                <text:p>0.709050412178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0.686434273719788">
                <text:p>0.686434273719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0.51488388299942">
                <text:p>0.51488388299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">
                <text:p>71</text:p>
              </table:table-cell>
              <table:table-cell office:value-type="float" office:value="0.42490106344223">
                <text:p>0.42490106344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0.700855095386505">
                <text:p>0.700855095386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0.417579741477966">
                <text:p>0.417579741477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0.693117175102234">
                <text:p>0.693117175102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0.513911871910095">
                <text:p>0.513911871910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0.326665906906128">
                <text:p>0.326665906906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0.682285118103027">
                <text:p>0.682285118103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0.60554502248764">
                <text:p>0.60554502248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0.704487431049347">
                <text:p>0.7044874310493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0.423071980476379">
                <text:p>0.4230719804763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">
                <text:p>68</text:p>
              </table:table-cell>
              <table:table-cell office:value-type="float" office:value="0.68220388174057">
                <text:p>0.68220388174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0.60016565322876">
                <text:p>0.60016565322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0.702268187999725">
                <text:p>0.702268187999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0.533946931362152">
                <text:p>0.533946931362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0.71403338432312">
                <text:p>0.71403338432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0.715367193222046">
                <text:p>0.715367193222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0.520583755970001">
                <text:p>0.52058375597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0.424861524105072">
                <text:p>0.424861524105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0.512637495994568">
                <text:p>0.512637495994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0.429612636566162">
                <text:p>0.429612636566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">
                <text:p>65</text:p>
              </table:table-cell>
              <table:table-cell office:value-type="float" office:value="0.694716045856476">
                <text:p>0.694716045856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0.698583235740662">
                <text:p>0.698583235740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0.520812330245972">
                <text:p>0.520812330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0.333313314914703">
                <text:p>0.333313314914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0.506017537117004">
                <text:p>0.506017537117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">
                <text:p>65</text:p>
              </table:table-cell>
              <table:table-cell office:value-type="float" office:value="0.674122960567474">
                <text:p>0.674122960567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0.698390386104584">
                <text:p>0.698390386104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">
                <text:p>65</text:p>
              </table:table-cell>
              <table:table-cell office:value-type="float" office:value="0.685598247051239">
                <text:p>0.685598247051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">
                <text:p>62</text:p>
              </table:table-cell>
              <table:table-cell office:value-type="float" office:value="0.694281935691834">
                <text:p>0.6942819356918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">
                <text:p>62</text:p>
              </table:table-cell>
              <table:table-cell office:value-type="float" office:value="0.70992803812027">
                <text:p>0.70992803812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716058881282806">
                <text:p>0.7160588812828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">
                <text:p>62</text:p>
              </table:table-cell>
              <table:table-cell office:value-type="float" office:value="0.514940388202667">
                <text:p>0.514940388202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">
                <text:p>62</text:p>
              </table:table-cell>
              <table:table-cell office:value-type="float" office:value="0.526061058044434">
                <text:p>0.526061058044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">
                <text:p>62</text:p>
              </table:table-cell>
              <table:table-cell office:value-type="float" office:value="0.51287914276123">
                <text:p>0.512879142761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">
                <text:p>62</text:p>
              </table:table-cell>
              <table:table-cell office:value-type="float" office:value="0.519057259559631">
                <text:p>0.5190572595596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  <table:table-cell office:value-type="float" office:value="0.516888518333435">
                <text:p>0.516888518333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681891260147095">
                <text:p>0.681891260147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">
                <text:p>62</text:p>
              </table:table-cell>
              <table:table-cell office:value-type="float" office:value="0.516611740589142">
                <text:p>0.516611740589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">
                <text:p>59</text:p>
              </table:table-cell>
              <table:table-cell office:value-type="float" office:value="0.519036536216736">
                <text:p>0.5190365362167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">
                <text:p>59</text:p>
              </table:table-cell>
              <table:table-cell office:value-type="float" office:value="0.688609662055969">
                <text:p>0.688609662055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">
                <text:p>59</text:p>
              </table:table-cell>
              <table:table-cell office:value-type="float" office:value="0.330145502090454">
                <text:p>0.330145502090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0.514719340801239">
                <text:p>0.514719340801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">
                <text:p>59</text:p>
              </table:table-cell>
              <table:table-cell office:value-type="float" office:value="0.690132162570953">
                <text:p>0.690132162570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">
                <text:p>59</text:p>
              </table:table-cell>
              <table:table-cell office:value-type="float" office:value="0.327215547561645">
                <text:p>0.327215547561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">
                <text:p>59</text:p>
              </table:table-cell>
              <table:table-cell office:value-type="float" office:value="0.686242382526398">
                <text:p>0.686242382526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">
                <text:p>59</text:p>
              </table:table-cell>
              <table:table-cell office:value-type="float" office:value="0.684432063102722">
                <text:p>0.6844320631027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0.519706299304962">
                <text:p>0.519706299304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">
                <text:p>59</text:p>
              </table:table-cell>
              <table:table-cell office:value-type="float" office:value="0.612108654975891">
                <text:p>0.612108654975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0.685330097675324">
                <text:p>0.685330097675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0.226489984989166">
                <text:p>0.226489984989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0.523819041252136">
                <text:p>0.523819041252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0.511604480743408">
                <text:p>0.511604480743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0.416956458091736">
                <text:p>0.416956458091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  <table:table-cell office:value-type="float" office:value="0.684113576412201">
                <text:p>0.684113576412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">
                <text:p>56</text:p>
              </table:table-cell>
              <table:table-cell office:value-type="float" office:value="0.603402624130249">
                <text:p>0.603402624130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">
                <text:p>56</text:p>
              </table:table-cell>
              <table:table-cell office:value-type="float" office:value="0.526254231929779">
                <text:p>0.526254231929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0.514807751178741">
                <text:p>0.5148077511787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0.685572743415833">
                <text:p>0.6855727434158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0.513746824264526">
                <text:p>0.5137468242645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0.422200601100922">
                <text:p>0.422200601100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0.58954715013504">
                <text:p>0.58954715013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">
                <text:p>53</text:p>
              </table:table-cell>
              <table:table-cell office:value-type="float" office:value="0.41702225446701">
                <text:p>0.41702225446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">
                <text:p>53</text:p>
              </table:table-cell>
              <table:table-cell office:value-type="float" office:value="0.691007313728333">
                <text:p>0.691007313728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0.227594895362854">
                <text:p>0.22759489536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">
                <text:p>53</text:p>
              </table:table-cell>
              <table:table-cell office:value-type="float" office:value="0.320137319564819">
                <text:p>0.320137319564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">
                <text:p>53</text:p>
              </table:table-cell>
              <table:table-cell office:value-type="float" office:value="0.520302815437317">
                <text:p>0.5203028154373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">
                <text:p>53</text:p>
              </table:table-cell>
              <table:table-cell office:value-type="float" office:value="0.673819231987">
                <text:p>0.6738192319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  <table:table-cell office:value-type="float" office:value="0.506696860790253">
                <text:p>0.506696860790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">
                <text:p>50</text:p>
              </table:table-cell>
              <table:table-cell office:value-type="float" office:value="0.515634682178497">
                <text:p>0.5156346821784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0.597122142314911">
                <text:p>0.5971221423149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  <table:table-cell office:value-type="float" office:value="0.519737153053284">
                <text:p>0.519737153053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0.322493374347687">
                <text:p>0.322493374347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0.69195680141449">
                <text:p>0.691956801414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0.228684096336365">
                <text:p>0.2286840963363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0.515990424156189">
                <text:p>0.515990424156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0.42541595697403">
                <text:p>0.42541595697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0.51253235578537">
                <text:p>0.51253235578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0.520292980670929">
                <text:p>0.520292980670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  <table:table-cell office:value-type="float" office:value="0.417475852966309">
                <text:p>0.417475852966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">
                <text:p>46</text:p>
              </table:table-cell>
              <table:table-cell office:value-type="float" office:value="0.710046122074127">
                <text:p>0.710046122074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">
                <text:p>46</text:p>
              </table:table-cell>
              <table:table-cell office:value-type="float" office:value="0.434828734397888">
                <text:p>0.434828734397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">
                <text:p>46</text:p>
              </table:table-cell>
              <table:table-cell office:value-type="float" office:value="0.521712365150452">
                <text:p>0.521712365150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  <table:table-cell office:value-type="float" office:value="0.433174121379852">
                <text:p>0.4331741213798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">
                <text:p>46</text:p>
              </table:table-cell>
              <table:table-cell office:value-type="float" office:value="0.670957927703857">
                <text:p>0.6709579277038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0.45954430103302">
                <text:p>0.459544301033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">
                <text:p>46</text:p>
              </table:table-cell>
              <table:table-cell office:value-type="float" office:value="0.349208512306213">
                <text:p>0.349208512306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">
                <text:p>46</text:p>
              </table:table-cell>
              <table:table-cell office:value-type="float" office:value="0.540388367176056">
                <text:p>0.540388367176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  <table:table-cell office:value-type="float" office:value="0.421406173706055">
                <text:p>0.421406173706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">
                <text:p>43</text:p>
              </table:table-cell>
              <table:table-cell office:value-type="float" office:value="0.420435466766357">
                <text:p>0.4204354667663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0.552704229354858">
                <text:p>0.552704229354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0.730338730812073">
                <text:p>0.730338730812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0.761899480819702">
                <text:p>0.7618994808197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0.337820870876312">
                <text:p>0.337820870876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0.714713366031647">
                <text:p>0.7147133660316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0.364397437572479">
                <text:p>0.364397437572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">
                <text:p>43</text:p>
              </table:table-cell>
              <table:table-cell office:value-type="float" office:value="0.68567066192627">
                <text:p>0.68567066192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">
                <text:p>43</text:p>
              </table:table-cell>
              <table:table-cell office:value-type="float" office:value="0.517250390052795">
                <text:p>0.5172503900527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">
                <text:p>43</text:p>
              </table:table-cell>
              <table:table-cell office:value-type="float" office:value="0.23916707277298">
                <text:p>0.239167072772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239127662181854">
                <text:p>0.2391276621818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321752908229828">
                <text:p>0.321752908229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426089363098145">
                <text:p>0.4260893630981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225732111930847">
                <text:p>0.225732111930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701265456676483">
                <text:p>0.701265456676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421758687496185">
                <text:p>0.4217586874961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335143077373505">
                <text:p>0.335143077373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225136232376099">
                <text:p>0.2251362323760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546868305206299">
                <text:p>0.546868305206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529168422222137">
                <text:p>0.529168422222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">
                <text:p>37</text:p>
              </table:table-cell>
              <table:table-cell office:value-type="float" office:value="0.521525635719299">
                <text:p>0.5215256357192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">
                <text:p>37</text:p>
              </table:table-cell>
              <table:table-cell office:value-type="float" office:value="0.608556690216064">
                <text:p>0.608556690216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">
                <text:p>37</text:p>
              </table:table-cell>
              <table:table-cell office:value-type="float" office:value="0.593893387317658">
                <text:p>0.5938933873176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">
                <text:p>37</text:p>
              </table:table-cell>
              <table:table-cell office:value-type="float" office:value="0.412099130153656">
                <text:p>0.412099130153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">
                <text:p>37</text:p>
              </table:table-cell>
              <table:table-cell office:value-type="float" office:value="0.2285311627388">
                <text:p>0.2285311627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">
                <text:p>37</text:p>
              </table:table-cell>
              <table:table-cell office:value-type="float" office:value="0.419642617702484">
                <text:p>0.419642617702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">
                <text:p>37</text:p>
              </table:table-cell>
              <table:table-cell office:value-type="float" office:value="0.323275773525238">
                <text:p>0.3232757735252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">
                <text:p>37</text:p>
              </table:table-cell>
              <table:table-cell office:value-type="float" office:value="0.322134351730347">
                <text:p>0.322134351730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0.675664000511169">
                <text:p>0.6756640005111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">
                <text:p>37</text:p>
              </table:table-cell>
              <table:table-cell office:value-type="float" office:value="0.510831243991852">
                <text:p>0.510831243991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">
                <text:p>34</text:p>
              </table:table-cell>
              <table:table-cell office:value-type="float" office:value="0.421263816356659">
                <text:p>0.4212638163566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">
                <text:p>34</text:p>
              </table:table-cell>
              <table:table-cell office:value-type="float" office:value="0.228802664279938">
                <text:p>0.228802664279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">
                <text:p>34</text:p>
              </table:table-cell>
              <table:table-cell office:value-type="float" office:value="0.430484704971313">
                <text:p>0.430484704971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">
                <text:p>34</text:p>
              </table:table-cell>
              <table:table-cell office:value-type="float" office:value="0.22566481590271">
                <text:p>0.225664815902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">
                <text:p>34</text:p>
              </table:table-cell>
              <table:table-cell office:value-type="float" office:value="0.525109312534332">
                <text:p>0.525109312534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0.417261934280395">
                <text:p>0.4172619342803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0.520559542179108">
                <text:p>0.520559542179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  <table:table-cell office:value-type="float" office:value="0.424513940811157">
                <text:p>0.4245139408111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0.413574621677399">
                <text:p>0.413574621677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">
                <text:p>34</text:p>
              </table:table-cell>
              <table:table-cell office:value-type="float" office:value="0.510258467197418">
                <text:p>0.510258467197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0.541079957485199">
                <text:p>0.5410799574851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">
                <text:p>31</text:p>
              </table:table-cell>
              <table:table-cell office:value-type="float" office:value="0.228319041728973">
                <text:p>0.228319041728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0.518568289279938">
                <text:p>0.518568289279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0.231629776954651">
                <text:p>0.2316297769546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">
                <text:p>31</text:p>
              </table:table-cell>
              <table:table-cell office:value-type="float" office:value="0.417733027935028">
                <text:p>0.4177330279350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">
                <text:p>31</text:p>
              </table:table-cell>
              <table:table-cell office:value-type="float" office:value="0.230750954151154">
                <text:p>0.2307509541511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">
                <text:p>31</text:p>
              </table:table-cell>
              <table:table-cell office:value-type="float" office:value="0.234963772296906">
                <text:p>0.234963772296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  <table:table-cell office:value-type="float" office:value="0.702803642749786">
                <text:p>0.7028036427497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">
                <text:p>31</text:p>
              </table:table-cell>
              <table:table-cell office:value-type="float" office:value="0.253577227592468">
                <text:p>0.2535772275924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">
                <text:p>31</text:p>
              </table:table-cell>
              <table:table-cell office:value-type="float" office:value="0.51635171175003">
                <text:p>0.51635171175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">
                <text:p>28</text:p>
              </table:table-cell>
              <table:table-cell office:value-type="float" office:value="0.619095170497894">
                <text:p>0.6190951704978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0.598382389545441">
                <text:p>0.5983823895454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">
                <text:p>28</text:p>
              </table:table-cell>
              <table:table-cell office:value-type="float" office:value="0.414669241905212">
                <text:p>0.414669241905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0.607205157279968">
                <text:p>0.6072051572799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  <table:table-cell office:value-type="float" office:value="0.521749012470245">
                <text:p>0.5217490124702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  <table:table-cell office:value-type="float" office:value="0.278249888420105">
                <text:p>0.278249888420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  <table:table-cell office:value-type="float" office:value="0.605833652019501">
                <text:p>0.605833652019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">
                <text:p>28</text:p>
              </table:table-cell>
              <table:table-cell office:value-type="float" office:value="0.327267656326294">
                <text:p>0.3272676563262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0.325239005088806">
                <text:p>0.3252390050888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">
                <text:p>28</text:p>
              </table:table-cell>
              <table:table-cell office:value-type="float" office:value="0.422229216098785">
                <text:p>0.4222292160987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226835629940033">
                <text:p>0.2268356299400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235291616916656">
                <text:p>0.235291616916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235369153022766">
                <text:p>0.2353691530227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520645072460175">
                <text:p>0.5206450724601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3208984375">
                <text:p>0.320898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235693502426147">
                <text:p>0.2356935024261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419339125156403">
                <text:p>0.4193391251564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228460788726807">
                <text:p>0.2284607887268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420567026138306">
                <text:p>0.4205670261383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43841315984726">
                <text:p>0.438413159847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0.323763902187347">
                <text:p>0.3237639021873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0.422674825191498">
                <text:p>0.4226748251914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0.412757227420807">
                <text:p>0.4127572274208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0.329455714225769">
                <text:p>0.3294557142257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0.420632808208466">
                <text:p>0.4206328082084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0.612884936332703">
                <text:p>0.6128849363327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0.416995780467987">
                <text:p>0.4169957804679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0.43117805480957">
                <text:p>0.431178054809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0.520389523506165">
                <text:p>0.520389523506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">
                <text:p>21</text:p>
              </table:table-cell>
              <table:table-cell office:value-type="float" office:value="0.322955002784729">
                <text:p>0.3229550027847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">
                <text:p>18</text:p>
              </table:table-cell>
              <table:table-cell office:value-type="float" office:value="0.22729603767395">
                <text:p>0.227296037673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">
                <text:p>18</text:p>
              </table:table-cell>
              <table:table-cell office:value-type="float" office:value="0.417813193798065">
                <text:p>0.4178131937980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0.326955151557922">
                <text:p>0.3269551515579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">
                <text:p>18</text:p>
              </table:table-cell>
              <table:table-cell office:value-type="float" office:value="0.226975634098053">
                <text:p>0.2269756340980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">
                <text:p>18</text:p>
              </table:table-cell>
              <table:table-cell office:value-type="float" office:value="0.425181834697723">
                <text:p>0.4251818346977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">
                <text:p>18</text:p>
              </table:table-cell>
              <table:table-cell office:value-type="float" office:value="0.226663680076599">
                <text:p>0.2266636800765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">
                <text:p>18</text:p>
              </table:table-cell>
              <table:table-cell office:value-type="float" office:value="0.525692429542541">
                <text:p>0.5256924295425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">
                <text:p>18</text:p>
              </table:table-cell>
              <table:table-cell office:value-type="float" office:value="0.328747992515564">
                <text:p>0.3287479925155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">
                <text:p>18</text:p>
              </table:table-cell>
              <table:table-cell office:value-type="float" office:value="0.420937407016754">
                <text:p>0.4209374070167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">
                <text:p>18</text:p>
              </table:table-cell>
              <table:table-cell office:value-type="float" office:value="0.235093486309052">
                <text:p>0.2350934863090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">
                <text:p>15</text:p>
              </table:table-cell>
              <table:table-cell office:value-type="float" office:value="0.226808972358704">
                <text:p>0.2268089723587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">
                <text:p>15</text:p>
              </table:table-cell>
              <table:table-cell office:value-type="float" office:value="0.226315875053406">
                <text:p>0.2263158750534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">
                <text:p>15</text:p>
              </table:table-cell>
              <table:table-cell office:value-type="float" office:value="0.604027514457703">
                <text:p>0.604027514457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">
                <text:p>15</text:p>
              </table:table-cell>
              <table:table-cell office:value-type="float" office:value="0.227334971427917">
                <text:p>0.2273349714279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">
                <text:p>15</text:p>
              </table:table-cell>
              <table:table-cell office:value-type="float" office:value="0.224771287441254">
                <text:p>0.2247712874412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  <table:table-cell office:value-type="float" office:value="0.228996157646179">
                <text:p>0.2289961576461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0.226342074871063">
                <text:p>0.226342074871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">
                <text:p>15</text:p>
              </table:table-cell>
              <table:table-cell office:value-type="float" office:value="0.322808122634888">
                <text:p>0.3228081226348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  <table:table-cell office:value-type="float" office:value="0.226616365909576">
                <text:p>0.2266163659095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">
                <text:p>15</text:p>
              </table:table-cell>
              <table:table-cell office:value-type="float" office:value="0.504819524288177">
                <text:p>0.5048195242881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0.325033152103424">
                <text:p>0.3250331521034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0.226592030525207">
                <text:p>0.2265920305252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  <table:table-cell office:value-type="float" office:value="0.319221897125244">
                <text:p>0.3192218971252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0.227046942710876">
                <text:p>0.2270469427108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0.595633320808411">
                <text:p>0.5956333208084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0.227312607765198">
                <text:p>0.2273126077651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">
                <text:p>12</text:p>
              </table:table-cell>
              <table:table-cell office:value-type="float" office:value="0.225677554607391">
                <text:p>0.2256775546073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0.434697926044464">
                <text:p>0.434697926044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0.51299622297287">
                <text:p>0.512996222972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0.424804649353027">
                <text:p>0.4248046493530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  <table:table-cell office:value-type="float" office:value="0.232533829212189">
                <text:p>0.2325338292121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0.41918160200119">
                <text:p>0.419181602001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.22807507276535">
                <text:p>0.228075072765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0.325978538990021">
                <text:p>0.3259785389900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0.415376508235931">
                <text:p>0.4153765082359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0.227616858482361">
                <text:p>0.2276168584823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0.22759117603302">
                <text:p>0.227591176033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0.229358685016632">
                <text:p>0.2293586850166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0.228262598514557">
                <text:p>0.2282625985145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0.326460621356964">
                <text:p>0.3264606213569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0.238084447383881">
                <text:p>0.238084447383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">
                <text:p>6</text:p>
              </table:table-cell>
              <table:table-cell office:value-type="float" office:value="0.323483891487122">
                <text:p>0.323483891487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0.419136986732483">
                <text:p>0.4191369867324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0.43744909286499">
                <text:p>0.437449092864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0.223487412929535">
                <text:p>0.2234874129295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">
                <text:p>6</text:p>
              </table:table-cell>
              <table:table-cell office:value-type="float" office:value="0.225532155036926">
                <text:p>0.225532155036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">
                <text:p>6</text:p>
              </table:table-cell>
              <table:table-cell office:value-type="float" office:value="0.325379204750061">
                <text:p>0.3253792047500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0.421216325759888">
                <text:p>0.421216325759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0.423010334968567">
                <text:p>0.423010334968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227599496841431">
                <text:p>0.2275994968414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0.227232668399811">
                <text:p>0.2272326683998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0.229003565311432">
                <text:p>0.2290035653114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0.228400859832764">
                <text:p>0.2284008598327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0.225383982658386">
                <text:p>0.2253839826583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0.230473923683166">
                <text:p>0.230473923683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0.226451704502106">
                <text:p>0.226451704502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0.22541846036911">
                <text:p>0.225418460369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0.229341359138489">
                <text:p>0.2293413591384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0.2294127202034">
                <text:p>0.22941272020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0.230046589374542">
                <text:p>0.2300465893745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228666880130768">
                <text:p>0.2286668801307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1.324cm" xlink:href="." xlink:type="simple" chart:class="chart:scatter" chart:style-name="ch1">
        <chart:title svg:x="6.306cm" svg:y="0.362cm" chart:style-name="ch2">
          <text:p>Unoptimized bm_float execution times</text:p>
        </chart:title>
        <chart:plot-area chart:style-name="ch3" chart:data-source-has-labels="both" svg:x="1.417cm" svg:y="1.393cm" svg:width="18.498cm" svg:height="8.724cm">
          <chartooo:coordinate-region svg:x="2.144cm" svg:y="1.592cm" svg:width="17.491cm" svg:height="7.878cm"/>
          <chart:axis chart:dimension="x" chart:name="primary-x" chart:style-name="ch4" chartooo:axis-type="auto">
            <chart:title svg:x="7.301cm" svg:y="10.343cm" chart:style-name="ch5">
              <text:p>Percent of program annotated with static types</text:p>
            </chart:title>
            <chart:categories table:cell-range-address="local-table.$A$2:.$A$163"/>
          </chart:axis>
          <chart:axis chart:dimension="y" chart:name="primary-y" chart:style-name="ch6">
            <chart:title svg:x="0.451cm" svg:y="7.62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local-table.$C$2:.$C$163" chart:label-cell-address="local-table.$C$1" chart:class="chart:scatter">
            <chart:domain table:cell-range-address="local-table.$B$2:.$B$163"/>
            <chart:data-point chart:repeated="1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loat_unoptim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692736509868077">
                <text:p>0.6927365098680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.52768349647522">
                <text:p>0.52768349647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0.629955203192575">
                <text:p>0.629955203192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0.684820331845965">
                <text:p>0.684820331845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0.631211362566267">
                <text:p>0.631211362566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0.516226870673043">
                <text:p>0.516226870673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0.673477670124599">
                <text:p>0.673477670124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0.57695882661002">
                <text:p>0.5769588266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.6288841179439">
                <text:p>0.6288841179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634021261760167">
                <text:p>0.634021261760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0.640174075535366">
                <text:p>0.640174075535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.627677774429321">
                <text:p>0.627677774429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0.521929243632725">
                <text:p>0.521929243632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0.493052802767072">
                <text:p>0.493052802767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.655316032682146">
                <text:p>0.655316032682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0.625688225882394">
                <text:p>0.625688225882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0.638807024274554">
                <text:p>0.638807024274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.555823980058942">
                <text:p>0.555823980058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0.520922558648246">
                <text:p>0.52092255864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0.651365641185216">
                <text:p>0.651365641185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569172348294939">
                <text:p>0.569172348294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0.517895024163382">
                <text:p>0.517895024163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0.490493665422712">
                <text:p>0.490493665422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0.417448936189924">
                <text:p>0.417448936189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0.401604788643973">
                <text:p>0.401604788643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">
                <text:p>82</text:p>
              </table:table-cell>
              <table:table-cell office:value-type="float" office:value="0.628535379682268">
                <text:p>0.628535379682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0.486852945600237">
                <text:p>0.486852945600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0.579383502687727">
                <text:p>0.579383502687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0.575811971936907">
                <text:p>0.575811971936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">
                <text:p>82</text:p>
              </table:table-cell>
              <table:table-cell office:value-type="float" office:value="0.453821917942592">
                <text:p>0.453821917942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0.492335115160261">
                <text:p>0.492335115160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0.583486768177577">
                <text:p>0.583486768177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">
                <text:p>76</text:p>
              </table:table-cell>
              <table:table-cell office:value-type="float" office:value="0.492729187011719">
                <text:p>0.492729187011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0.518027741568429">
                <text:p>0.518027741568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0.453811958857945">
                <text:p>0.453811958857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0.519519281387329">
                <text:p>0.519519281387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0.63837274142674">
                <text:p>0.63837274142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491801466260638">
                <text:p>0.491801466260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515759236471994">
                <text:p>0.515759236471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0.415780210494995">
                <text:p>0.415780210494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0.489629261834281">
                <text:p>0.489629261834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0.409873996462141">
                <text:p>0.40987399646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0.523842334747314">
                <text:p>0.523842334747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0.499981396538871">
                <text:p>0.499981396538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0.387044974735805">
                <text:p>0.387044974735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0.53010458946228">
                <text:p>0.53010458946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0.387290396009173">
                <text:p>0.387290396009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0.472789321626936">
                <text:p>0.472789321626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0.355353280476161">
                <text:p>0.355353280476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0.527940545763288">
                <text:p>0.527940545763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0.468019328798567">
                <text:p>0.468019328798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0.594390889576503">
                <text:p>0.594390889576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0.370904881613595">
                <text:p>0.370904881613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0.429049737112863">
                <text:p>0.429049737112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332428503036499">
                <text:p>0.332428503036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0.438849524089268">
                <text:p>0.438849524089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0.40518833569118">
                <text:p>0.40518833569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0.397250509262085">
                <text:p>0.3972505092620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311042942319597">
                <text:p>0.311042942319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92894111360822">
                <text:p>0.392894111360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248430361066546">
                <text:p>0.248430361066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0.427582550048828">
                <text:p>0.427582550048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0.353965296064104">
                <text:p>0.353965296064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0.279876620428903">
                <text:p>0.279876620428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0.4899224621909">
                <text:p>0.4899224621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0.577092361450195">
                <text:p>0.577092361450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0.441778768811907">
                <text:p>0.441778768811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0.482884529658726">
                <text:p>0.482884529658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0.307300683430263">
                <text:p>0.3073006834302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0.326812124252319">
                <text:p>0.3268121242523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0.274996137619018">
                <text:p>0.274996137619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  <table:table-cell office:value-type="float" office:value="0.350613798413958">
                <text:p>0.350613798413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0.411184440340315">
                <text:p>0.411184440340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0.327547189167568">
                <text:p>0.327547189167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0.285511650357928">
                <text:p>0.285511650357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">
                <text:p>52</text:p>
              </table:table-cell>
              <table:table-cell office:value-type="float" office:value="0.312052093233381">
                <text:p>0.312052093233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  <table:table-cell office:value-type="float" office:value="0.385907479694911">
                <text:p>0.385907479694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0.449963004248483">
                <text:p>0.449963004248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0.361972842897688">
                <text:p>0.361972842897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0.358758565357753">
                <text:p>0.358758565357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0.408993319102696">
                <text:p>0.408993319102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0.344712652478899">
                <text:p>0.344712652478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0.245313542229789">
                <text:p>0.245313542229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">
                <text:p>47</text:p>
              </table:table-cell>
              <table:table-cell office:value-type="float" office:value="0.386445542744228">
                <text:p>0.386445542744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0.37481541633606">
                <text:p>0.37481541633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0.275597524642944">
                <text:p>0.275597524642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">
                <text:p>47</text:p>
              </table:table-cell>
              <table:table-cell office:value-type="float" office:value="0.334425987516131">
                <text:p>0.334425987516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0.273360599790301">
                <text:p>0.273360599790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">
                <text:p>47</text:p>
              </table:table-cell>
              <table:table-cell office:value-type="float" office:value="0.248596232278006">
                <text:p>0.248596232278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">
                <text:p>47</text:p>
              </table:table-cell>
              <table:table-cell office:value-type="float" office:value="0.342871086938041">
                <text:p>0.342871086938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0.332916075842721">
                <text:p>0.332916075842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0.284882041386196">
                <text:p>0.284882041386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0.402001278741019">
                <text:p>0.402001278741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0.300098412377494">
                <text:p>0.300098412377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0.307685497828892">
                <text:p>0.307685497828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0.396214246749878">
                <text:p>0.3962142467498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0.324404396329607">
                <text:p>0.324404396329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0.244469165802002">
                <text:p>0.244469165802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0.260519926888602">
                <text:p>0.260519926888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0.262562847137451">
                <text:p>0.262562847137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0.355305664879935">
                <text:p>0.355305664879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0.249975940159389">
                <text:p>0.249975940159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0.249384505408151">
                <text:p>0.249384505408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0.258489349910191">
                <text:p>0.258489349910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.300260373524257">
                <text:p>0.3002603735242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0.385407073157174">
                <text:p>0.385407073157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0.457394089017596">
                <text:p>0.457394089017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0.304436499731881">
                <text:p>0.304436499731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0.308057342256818">
                <text:p>0.308057342256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0.245446382250105">
                <text:p>0.245446382250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0.329923861367362">
                <text:p>0.329923861367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">
                <text:p>29</text:p>
              </table:table-cell>
              <table:table-cell office:value-type="float" office:value="0.263205943788801">
                <text:p>0.2632059437888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">
                <text:p>29</text:p>
              </table:table-cell>
              <table:table-cell office:value-type="float" office:value="0.249918528965541">
                <text:p>0.2499185289655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  <table:table-cell office:value-type="float" office:value="0.309717403139387">
                <text:p>0.309717403139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0.302113342285156">
                <text:p>0.3021133422851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0.276152678898403">
                <text:p>0.2761526788984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0.24850811958313">
                <text:p>0.24850811958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0.257050602776664">
                <text:p>0.257050602776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0.273457949502127">
                <text:p>0.273457949502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0.216776262010847">
                <text:p>0.216776262010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">
                <text:p>29</text:p>
              </table:table-cell>
              <table:table-cell office:value-type="float" office:value="0.259189421789987">
                <text:p>0.2591894217899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">
                <text:p>23</text:p>
              </table:table-cell>
              <table:table-cell office:value-type="float" office:value="0.278487130573818">
                <text:p>0.278487130573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0.246553700310843">
                <text:p>0.246553700310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7547065189907">
                <text:p>0.2575470651899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0.244409765516009">
                <text:p>0.244409765516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">
                <text:p>23</text:p>
              </table:table-cell>
              <table:table-cell office:value-type="float" office:value="0.298569508961269">
                <text:p>0.298569508961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0.310598026003156">
                <text:p>0.310598026003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0.271017687661307">
                <text:p>0.271017687661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0.261628450666155">
                <text:p>0.2616284506661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0.248285695484706">
                <text:p>0.2482856954847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0.272661393029349">
                <text:p>0.2726613930293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0.227015699659075">
                <text:p>0.227015699659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">
                <text:p>17</text:p>
              </table:table-cell>
              <table:table-cell office:value-type="float" office:value="0.276490981238229">
                <text:p>0.2764909812382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  <table:table-cell office:value-type="float" office:value="0.246955905641828">
                <text:p>0.246955905641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  <table:table-cell office:value-type="float" office:value="0.239498840059553">
                <text:p>0.239498840059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0.273068693705967">
                <text:p>0.2730686937059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.232289355141776">
                <text:p>0.232289355141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">
                <text:p>17</text:p>
              </table:table-cell>
              <table:table-cell office:value-type="float" office:value="0.256576585769653">
                <text:p>0.256576585769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  <table:table-cell office:value-type="float" office:value="0.242285708018712">
                <text:p>0.2422857080187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  <table:table-cell office:value-type="float" office:value="0.249674347468785">
                <text:p>0.249674347468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  <table:table-cell office:value-type="float" office:value="0.243331800188337">
                <text:p>0.2433318001883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0.221071577072144">
                <text:p>0.221071577072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0.256757191249303">
                <text:p>0.256757191249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0.221999638421195">
                <text:p>0.221999638421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0.22273519379752">
                <text:p>0.222735193797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0.271114976065499">
                <text:p>0.271114976065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0.219576815196446">
                <text:p>0.2195768151964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">
                <text:p>11</text:p>
              </table:table-cell>
              <table:table-cell office:value-type="float" office:value="0.274059241158622">
                <text:p>0.274059241158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0.220792504719325">
                <text:p>0.220792504719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0.244690425055368">
                <text:p>0.2446904250553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0.277915498188564">
                <text:p>0.2779154981885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227959626061576">
                <text:p>0.227959626061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0.229332644598825">
                <text:p>0.2293326445988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221564681189401">
                <text:p>0.2215646811894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0.21934768812997">
                <text:p>0.219347688129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0.215613010951451">
                <text:p>0.2156130109514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23283257484436">
                <text:p>0.23283257484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0.219557857513428">
                <text:p>0.219557857513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214940438951765">
                <text:p>0.2149404389517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0.220645706994193">
                <text:p>0.220645706994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0.216281877245222">
                <text:p>0.2162818772452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223210430145264">
                <text:p>0.2232104301452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